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vin10to400" table:style-name="ta1">
        <table:shapes>
          <draw:frame draw:z-index="0" draw:style-name="gr1" draw:text-style-name="P1" svg:width="159.99mm" svg:height="89.99mm" svg:x="140.71mm" svg:y="1mm">
            <loext:p draw:notify-on-update-of-ranges="calvin10to400.B2:calvin10to400.B418 calvin10to400.G1:calvin10to400.G1 calvin10to400.G2:calvin10to400.G4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0.44mm" svg:y="98.75mm">
            <loext:p draw:notify-on-update-of-ranges="calvin10to400.G2:calvin10to400.G418 calvin10to400.C1:calvin10to400.C1 calvin10to400.C2:calvin10to400.C418 calvin10to400.G2:calvin10to400.G418 calvin10to400.D1:calvin10to400.D1 calvin10to400.D2:calvin10to400.D4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20.59mm" svg:y="0.01mm">
            <loext:p draw:notify-on-update-of-ranges="calvin10to400.B2:calvin10to400.B418 calvin10to400.C1:calvin10to400.C1 calvin10to400.C2:calvin10to400.C4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0.59mm" svg:y="94.84mm">
            <loext:p draw:notify-on-update-of-ranges="calvin10to400.B2:calvin10to400.B418 calvin10to400.D1:calvin10to400.D1 calvin10to400.D2:calvin10to400.D4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20.58mm" svg:y="187.81mm">
            <loext:p draw:notify-on-update-of-ranges="calvin10to400.B2:calvin10to400.B418 calvin10to400.F1:calvin10to400.F1 calvin10to400.F2:calvin10to400.F4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37.91mm" svg:y="994.49mm">
            <loext:p draw:notify-on-update-of-ranges="calvin10to400.G2:calvin10to400.G202 calvin10to400.C1:calvin10to400.C1 calvin10to400.C2:calvin10to400.C202 calvin10to400.G2:calvin10to400.G202 calvin10to400.D1:calvin10to400.D1 calvin10to400.D2:calvin10to400.D20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49.5mm" svg:y="194.18mm">
            <loext:p draw:notify-on-update-of-ranges="calvin10to400.G2:calvin10to400.G130 calvin10to400.H1:calvin10to400.H1 calvin10to400.H2:calvin10to400.H13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office:value-type="string" calcext:value-type="string">
            <text:p>RT</text:p>
          </table:table-cell>
        </table:table-row>
        <table:table-row table:style-name="ro1" table:visibility="collapse">
          <table:table-cell table:style-name="Default" office:value-type="float" office:value="86013" calcext:value-type="float">
            <text:p>86013</text:p>
          </table:table-cell>
          <table:table-cell table:style-name="Default" office:value-type="string" calcext:value-type="string">
            <text:p>recor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15</text:p>
          </table:table-cell>
          <table:table-cell office:value-type="float" office:value="0.004726" calcext:value-type="float">
            <text:p>0.004726</text:p>
          </table:table-cell>
          <table:table-cell office:value-type="float" office:value="0.018895" calcext:value-type="float">
            <text:p>0.018895</text:p>
          </table:table-cell>
          <table:table-cell office:value-type="float" office:value="0" calcext:value-type="float">
            <text:p>0</text:p>
          </table:table-cell>
          <table:table-cell office:value-type="float" office:value="1176955" calcext:value-type="float">
            <text:p>1176955</text:p>
          </table:table-cell>
          <table:table-cell office:value-type="float" office:value="6" calcext:value-type="float">
            <text:p>6</text:p>
          </table:table-cell>
          <table:table-cell table:formula="of:=[.C3]+[.D3]" office:value-type="float" office:value="0.023621" calcext:value-type="float">
            <text:p>0.02362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16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.01705" calcext:value-type="float">
            <text:p>0.01705</text:p>
          </table:table-cell>
          <table:table-cell office:value-type="float" office:value="0" calcext:value-type="float">
            <text:p>0</text:p>
          </table:table-cell>
          <table:table-cell office:value-type="float" office:value="1976766" calcext:value-type="float">
            <text:p>1976766</text:p>
          </table:table-cell>
          <table:table-cell office:value-type="float" office:value="9" calcext:value-type="float">
            <text:p>9</text:p>
          </table:table-cell>
          <table:table-cell table:formula="of:=[.C4]+[.D4]" office:value-type="float" office:value="0.024193" calcext:value-type="float">
            <text:p>0.02419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17</text:p>
          </table:table-cell>
          <table:table-cell office:value-type="float" office:value="0.005686" calcext:value-type="float">
            <text:p>0.005686</text:p>
          </table:table-cell>
          <table:table-cell office:value-type="float" office:value="0.004471" calcext:value-type="float">
            <text:p>0.004471</text:p>
          </table:table-cell>
          <table:table-cell office:value-type="float" office:value="0" calcext:value-type="float">
            <text:p>0</text:p>
          </table:table-cell>
          <table:table-cell office:value-type="float" office:value="471158" calcext:value-type="float">
            <text:p>471158</text:p>
          </table:table-cell>
          <table:table-cell office:value-type="float" office:value="9" calcext:value-type="float">
            <text:p>9</text:p>
          </table:table-cell>
          <table:table-cell table:formula="of:=[.C5]+[.D5]" office:value-type="float" office:value="0.010157" calcext:value-type="float">
            <text:p>0.01015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18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006686" calcext:value-type="float">
            <text:p>0.006686</text:p>
          </table:table-cell>
          <table:table-cell office:value-type="float" office:value="0" calcext:value-type="float">
            <text:p>0</text:p>
          </table:table-cell>
          <table:table-cell office:value-type="float" office:value="672129" calcext:value-type="float">
            <text:p>672129</text:p>
          </table:table-cell>
          <table:table-cell office:value-type="float" office:value="9" calcext:value-type="float">
            <text:p>9</text:p>
          </table:table-cell>
          <table:table-cell table:formula="of:=[.C6]+[.D6]" office:value-type="float" office:value="0.013736" calcext:value-type="float">
            <text:p>0.01373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19</text:p>
          </table:table-cell>
          <table:table-cell office:value-type="float" office:value="0.009134" calcext:value-type="float">
            <text:p>0.009134</text:p>
          </table:table-cell>
          <table:table-cell office:value-type="float" office:value="0.012883" calcext:value-type="float">
            <text:p>0.012883</text:p>
          </table:table-cell>
          <table:table-cell office:value-type="float" office:value="0" calcext:value-type="float">
            <text:p>0</text:p>
          </table:table-cell>
          <table:table-cell office:value-type="float" office:value="1099113" calcext:value-type="float">
            <text:p>1099113</text:p>
          </table:table-cell>
          <table:table-cell office:value-type="float" office:value="9" calcext:value-type="float">
            <text:p>9</text:p>
          </table:table-cell>
          <table:table-cell table:formula="of:=[.C7]+[.D7]" office:value-type="float" office:value="0.022017" calcext:value-type="float">
            <text:p>0.02201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0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0.037081" calcext:value-type="float">
            <text:p>0.037081</text:p>
          </table:table-cell>
          <table:table-cell office:value-type="float" office:value="0" calcext:value-type="float">
            <text:p>0</text:p>
          </table:table-cell>
          <table:table-cell office:value-type="float" office:value="3974350" calcext:value-type="float">
            <text:p>3974350</text:p>
          </table:table-cell>
          <table:table-cell office:value-type="float" office:value="9" calcext:value-type="float">
            <text:p>9</text:p>
          </table:table-cell>
          <table:table-cell table:formula="of:=[.C8]+[.D8]" office:value-type="float" office:value="0.044457" calcext:value-type="float">
            <text:p>0.04445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1</text:p>
          </table:table-cell>
          <table:table-cell office:value-type="float" office:value="0.006251" calcext:value-type="float">
            <text:p>0.006251</text:p>
          </table:table-cell>
          <table:table-cell office:value-type="float" office:value="0.047961" calcext:value-type="float">
            <text:p>0.047961</text:p>
          </table:table-cell>
          <table:table-cell office:value-type="float" office:value="0" calcext:value-type="float">
            <text:p>0</text:p>
          </table:table-cell>
          <table:table-cell office:value-type="float" office:value="5204196" calcext:value-type="float">
            <text:p>5204196</text:p>
          </table:table-cell>
          <table:table-cell office:value-type="float" office:value="9" calcext:value-type="float">
            <text:p>9</text:p>
          </table:table-cell>
          <table:table-cell table:formula="of:=[.C9]+[.D9]" office:value-type="float" office:value="0.054212" calcext:value-type="float">
            <text:p>0.054212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2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" calcext:value-type="float">
            <text:p>0</text:p>
          </table:table-cell>
          <table:table-cell office:value-type="float" office:value="793885" calcext:value-type="float">
            <text:p>793885</text:p>
          </table:table-cell>
          <table:table-cell office:value-type="float" office:value="9" calcext:value-type="float">
            <text:p>9</text:p>
          </table:table-cell>
          <table:table-cell table:formula="of:=[.C10]+[.D10]" office:value-type="float" office:value="0.012383" calcext:value-type="float">
            <text:p>0.01238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3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" calcext:value-type="float">
            <text:p>0</text:p>
          </table:table-cell>
          <table:table-cell office:value-type="float" office:value="810555" calcext:value-type="float">
            <text:p>810555</text:p>
          </table:table-cell>
          <table:table-cell office:value-type="float" office:value="9" calcext:value-type="float">
            <text:p>9</text:p>
          </table:table-cell>
          <table:table-cell table:formula="of:=[.C11]+[.D11]" office:value-type="float" office:value="0.014066" calcext:value-type="float">
            <text:p>0.01406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4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0" calcext:value-type="float">
            <text:p>0</text:p>
          </table:table-cell>
          <table:table-cell office:value-type="float" office:value="1041252" calcext:value-type="float">
            <text:p>1041252</text:p>
          </table:table-cell>
          <table:table-cell office:value-type="float" office:value="9" calcext:value-type="float">
            <text:p>9</text:p>
          </table:table-cell>
          <table:table-cell table:formula="of:=[.C12]+[.D12]" office:value-type="float" office:value="0.016663" calcext:value-type="float">
            <text:p>0.01666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5</text:p>
          </table:table-cell>
          <table:table-cell office:value-type="float" office:value="0.010516" calcext:value-type="float">
            <text:p>0.010516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" calcext:value-type="float">
            <text:p>0</text:p>
          </table:table-cell>
          <table:table-cell office:value-type="float" office:value="783936" calcext:value-type="float">
            <text:p>783936</text:p>
          </table:table-cell>
          <table:table-cell office:value-type="float" office:value="13" calcext:value-type="float">
            <text:p>13</text:p>
          </table:table-cell>
          <table:table-cell table:formula="of:=[.C13]+[.D13]" office:value-type="float" office:value="0.016113" calcext:value-type="float">
            <text:p>0.01611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6</text:p>
          </table:table-cell>
          <table:table-cell office:value-type="float" office:value="0.009564" calcext:value-type="float">
            <text:p>0.009564</text:p>
          </table:table-cell>
          <table:table-cell office:value-type="float" office:value="0.012994" calcext:value-type="float">
            <text:p>0.012994</text:p>
          </table:table-cell>
          <table:table-cell office:value-type="float" office:value="0" calcext:value-type="float">
            <text:p>0</text:p>
          </table:table-cell>
          <table:table-cell office:value-type="float" office:value="1398995" calcext:value-type="float">
            <text:p>1398995</text:p>
          </table:table-cell>
          <table:table-cell office:value-type="float" office:value="19" calcext:value-type="float">
            <text:p>19</text:p>
          </table:table-cell>
          <table:table-cell table:formula="of:=[.C14]+[.D14]" office:value-type="float" office:value="0.022558" calcext:value-type="float">
            <text:p>0.02255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7</text:p>
          </table:table-cell>
          <table:table-cell office:value-type="float" office:value="0.015237" calcext:value-type="float">
            <text:p>0.015237</text:p>
          </table:table-cell>
          <table:table-cell office:value-type="float" office:value="0.046849" calcext:value-type="float">
            <text:p>0.046849</text:p>
          </table:table-cell>
          <table:table-cell office:value-type="float" office:value="0" calcext:value-type="float">
            <text:p>0</text:p>
          </table:table-cell>
          <table:table-cell office:value-type="float" office:value="5568777" calcext:value-type="float">
            <text:p>5568777</text:p>
          </table:table-cell>
          <table:table-cell office:value-type="float" office:value="19" calcext:value-type="float">
            <text:p>19</text:p>
          </table:table-cell>
          <table:table-cell table:formula="of:=[.C15]+[.D15]" office:value-type="float" office:value="0.062086" calcext:value-type="float">
            <text:p>0.06208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8</text:p>
          </table:table-cell>
          <table:table-cell office:value-type="float" office:value="0.311124" calcext:value-type="float">
            <text:p>0.311124</text:p>
          </table:table-cell>
          <table:table-cell office:value-type="float" office:value="0.065511" calcext:value-type="float">
            <text:p>0.065511</text:p>
          </table:table-cell>
          <table:table-cell office:value-type="float" office:value="0" calcext:value-type="float">
            <text:p>0</text:p>
          </table:table-cell>
          <table:table-cell office:value-type="float" office:value="4755549" calcext:value-type="float">
            <text:p>4755549</text:p>
          </table:table-cell>
          <table:table-cell office:value-type="float" office:value="19" calcext:value-type="float">
            <text:p>19</text:p>
          </table:table-cell>
          <table:table-cell table:formula="of:=[.C16]+[.D16]" office:value-type="float" office:value="0.376635" calcext:value-type="float">
            <text:p>0.37663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29</text:p>
          </table:table-cell>
          <table:table-cell office:value-type="float" office:value="0.46784" calcext:value-type="float">
            <text:p>0.46784</text:p>
          </table:table-cell>
          <table:table-cell office:value-type="float" office:value="0.084178" calcext:value-type="float">
            <text:p>0.084178</text:p>
          </table:table-cell>
          <table:table-cell office:value-type="float" office:value="0" calcext:value-type="float">
            <text:p>0</text:p>
          </table:table-cell>
          <table:table-cell office:value-type="float" office:value="5509795" calcext:value-type="float">
            <text:p>5509795</text:p>
          </table:table-cell>
          <table:table-cell office:value-type="float" office:value="19" calcext:value-type="float">
            <text:p>19</text:p>
          </table:table-cell>
          <table:table-cell table:formula="of:=[.C17]+[.D17]" office:value-type="float" office:value="0.552018" calcext:value-type="float">
            <text:p>0.55201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0</text:p>
          </table:table-cell>
          <table:table-cell office:value-type="float" office:value="0.247204" calcext:value-type="float">
            <text:p>0.247204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" calcext:value-type="float">
            <text:p>0</text:p>
          </table:table-cell>
          <table:table-cell office:value-type="float" office:value="1308075" calcext:value-type="float">
            <text:p>1308075</text:p>
          </table:table-cell>
          <table:table-cell office:value-type="float" office:value="19" calcext:value-type="float">
            <text:p>19</text:p>
          </table:table-cell>
          <table:table-cell table:formula="of:=[.C18]+[.D18]" office:value-type="float" office:value="0.260984" calcext:value-type="float">
            <text:p>0.26098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1</text:p>
          </table:table-cell>
          <table:table-cell office:value-type="float" office:value="0.115119" calcext:value-type="float">
            <text:p>0.115119</text:p>
          </table:table-cell>
          <table:table-cell office:value-type="float" office:value="0.005275" calcext:value-type="float">
            <text:p>0.005275</text:p>
          </table:table-cell>
          <table:table-cell office:value-type="float" office:value="0" calcext:value-type="float">
            <text:p>0</text:p>
          </table:table-cell>
          <table:table-cell office:value-type="float" office:value="509236" calcext:value-type="float">
            <text:p>509236</text:p>
          </table:table-cell>
          <table:table-cell office:value-type="float" office:value="19" calcext:value-type="float">
            <text:p>19</text:p>
          </table:table-cell>
          <table:table-cell table:formula="of:=[.C19]+[.D19]" office:value-type="float" office:value="0.120394" calcext:value-type="float">
            <text:p>0.12039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2</text:p>
          </table:table-cell>
          <table:table-cell office:value-type="float" office:value="0.125194" calcext:value-type="float">
            <text:p>0.125194</text:p>
          </table:table-cell>
          <table:table-cell office:value-type="float" office:value="0.031356" calcext:value-type="float">
            <text:p>0.031356</text:p>
          </table:table-cell>
          <table:table-cell office:value-type="float" office:value="0" calcext:value-type="float">
            <text:p>0</text:p>
          </table:table-cell>
          <table:table-cell office:value-type="float" office:value="3188439" calcext:value-type="float">
            <text:p>3188439</text:p>
          </table:table-cell>
          <table:table-cell office:value-type="float" office:value="19" calcext:value-type="float">
            <text:p>19</text:p>
          </table:table-cell>
          <table:table-cell table:formula="of:=[.C20]+[.D20]" office:value-type="float" office:value="0.15655" calcext:value-type="float">
            <text:p>0.1565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3</text:p>
          </table:table-cell>
          <table:table-cell office:value-type="float" office:value="0.106411" calcext:value-type="float">
            <text:p>0.106411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" calcext:value-type="float">
            <text:p>0</text:p>
          </table:table-cell>
          <table:table-cell office:value-type="float" office:value="340038" calcext:value-type="float">
            <text:p>340038</text:p>
          </table:table-cell>
          <table:table-cell office:value-type="float" office:value="19" calcext:value-type="float">
            <text:p>19</text:p>
          </table:table-cell>
          <table:table-cell table:formula="of:=[.C21]+[.D21]" office:value-type="float" office:value="0.10941" calcext:value-type="float">
            <text:p>0.1094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4</text:p>
          </table:table-cell>
          <table:table-cell office:value-type="float" office:value="0.085884" calcext:value-type="float">
            <text:p>0.085884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" calcext:value-type="float">
            <text:p>0</text:p>
          </table:table-cell>
          <table:table-cell office:value-type="float" office:value="536562" calcext:value-type="float">
            <text:p>536562</text:p>
          </table:table-cell>
          <table:table-cell office:value-type="float" office:value="19" calcext:value-type="float">
            <text:p>19</text:p>
          </table:table-cell>
          <table:table-cell table:formula="of:=[.C22]+[.D22]" office:value-type="float" office:value="0.090243" calcext:value-type="float">
            <text:p>0.09024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5</text:p>
          </table:table-cell>
          <table:table-cell office:value-type="float" office:value="0.247658" calcext:value-type="float">
            <text:p>0.247658</text:p>
          </table:table-cell>
          <table:table-cell office:value-type="float" office:value="0.06941" calcext:value-type="float">
            <text:p>0.06941</text:p>
          </table:table-cell>
          <table:table-cell office:value-type="float" office:value="0" calcext:value-type="float">
            <text:p>0</text:p>
          </table:table-cell>
          <table:table-cell office:value-type="float" office:value="5833973" calcext:value-type="float">
            <text:p>5833973</text:p>
          </table:table-cell>
          <table:table-cell office:value-type="float" office:value="26" calcext:value-type="float">
            <text:p>26</text:p>
          </table:table-cell>
          <table:table-cell table:formula="of:=[.C23]+[.D23]" office:value-type="float" office:value="0.317068" calcext:value-type="float">
            <text:p>0.31706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6</text:p>
          </table:table-cell>
          <table:table-cell office:value-type="float" office:value="0.39784" calcext:value-type="float">
            <text:p>0.39784</text:p>
          </table:table-cell>
          <table:table-cell office:value-type="float" office:value="0.018834" calcext:value-type="float">
            <text:p>0.018834</text:p>
          </table:table-cell>
          <table:table-cell office:value-type="float" office:value="0" calcext:value-type="float">
            <text:p>0</text:p>
          </table:table-cell>
          <table:table-cell office:value-type="float" office:value="1719917" calcext:value-type="float">
            <text:p>1719917</text:p>
          </table:table-cell>
          <table:table-cell office:value-type="float" office:value="29" calcext:value-type="float">
            <text:p>29</text:p>
          </table:table-cell>
          <table:table-cell table:formula="of:=[.C24]+[.D24]" office:value-type="float" office:value="0.416674" calcext:value-type="float">
            <text:p>0.41667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7</text:p>
          </table:table-cell>
          <table:table-cell office:value-type="float" office:value="0.728809" calcext:value-type="float">
            <text:p>0.728809</text:p>
          </table:table-cell>
          <table:table-cell office:value-type="float" office:value="0.201749" calcext:value-type="float">
            <text:p>0.201749</text:p>
          </table:table-cell>
          <table:table-cell office:value-type="float" office:value="0" calcext:value-type="float">
            <text:p>0</text:p>
          </table:table-cell>
          <table:table-cell office:value-type="float" office:value="10987773" calcext:value-type="float">
            <text:p>10987773</text:p>
          </table:table-cell>
          <table:table-cell office:value-type="float" office:value="29" calcext:value-type="float">
            <text:p>29</text:p>
          </table:table-cell>
          <table:table-cell table:formula="of:=[.C25]+[.D25]" office:value-type="float" office:value="0.930558" calcext:value-type="float">
            <text:p>0.93055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8</text:p>
          </table:table-cell>
          <table:table-cell office:value-type="float" office:value="0.226747" calcext:value-type="float">
            <text:p>0.226747</text:p>
          </table:table-cell>
          <table:table-cell office:value-type="float" office:value="0.050122" calcext:value-type="float">
            <text:p>0.050122</text:p>
          </table:table-cell>
          <table:table-cell office:value-type="float" office:value="0" calcext:value-type="float">
            <text:p>0</text:p>
          </table:table-cell>
          <table:table-cell office:value-type="float" office:value="2848792" calcext:value-type="float">
            <text:p>2848792</text:p>
          </table:table-cell>
          <table:table-cell office:value-type="float" office:value="29" calcext:value-type="float">
            <text:p>29</text:p>
          </table:table-cell>
          <table:table-cell table:formula="of:=[.C26]+[.D26]" office:value-type="float" office:value="0.276869" calcext:value-type="float">
            <text:p>0.27686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39</text:p>
          </table:table-cell>
          <table:table-cell office:value-type="float" office:value="0.239982" calcext:value-type="float">
            <text:p>0.239982</text:p>
          </table:table-cell>
          <table:table-cell office:value-type="float" office:value="0.044717" calcext:value-type="float">
            <text:p>0.044717</text:p>
          </table:table-cell>
          <table:table-cell office:value-type="float" office:value="0" calcext:value-type="float">
            <text:p>0</text:p>
          </table:table-cell>
          <table:table-cell office:value-type="float" office:value="2583071" calcext:value-type="float">
            <text:p>2583071</text:p>
          </table:table-cell>
          <table:table-cell office:value-type="float" office:value="29" calcext:value-type="float">
            <text:p>29</text:p>
          </table:table-cell>
          <table:table-cell table:formula="of:=[.C27]+[.D27]" office:value-type="float" office:value="0.284699" calcext:value-type="float">
            <text:p>0.28469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0</text:p>
          </table:table-cell>
          <table:table-cell office:value-type="float" office:value="0.474377" calcext:value-type="float">
            <text:p>0.474377</text:p>
          </table:table-cell>
          <table:table-cell office:value-type="float" office:value="0.062642" calcext:value-type="float">
            <text:p>0.062642</text:p>
          </table:table-cell>
          <table:table-cell office:value-type="float" office:value="0" calcext:value-type="float">
            <text:p>0</text:p>
          </table:table-cell>
          <table:table-cell office:value-type="float" office:value="4456500" calcext:value-type="float">
            <text:p>4456500</text:p>
          </table:table-cell>
          <table:table-cell office:value-type="float" office:value="29" calcext:value-type="float">
            <text:p>29</text:p>
          </table:table-cell>
          <table:table-cell table:formula="of:=[.C28]+[.D28]" office:value-type="float" office:value="0.537019" calcext:value-type="float">
            <text:p>0.53701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1</text:p>
          </table:table-cell>
          <table:table-cell office:value-type="float" office:value="0.208843" calcext:value-type="float">
            <text:p>0.208843</text:p>
          </table:table-cell>
          <table:table-cell office:value-type="float" office:value="0.017307" calcext:value-type="float">
            <text:p>0.017307</text:p>
          </table:table-cell>
          <table:table-cell office:value-type="float" office:value="0" calcext:value-type="float">
            <text:p>0</text:p>
          </table:table-cell>
          <table:table-cell office:value-type="float" office:value="2076638" calcext:value-type="float">
            <text:p>2076638</text:p>
          </table:table-cell>
          <table:table-cell office:value-type="float" office:value="29" calcext:value-type="float">
            <text:p>29</text:p>
          </table:table-cell>
          <table:table-cell table:formula="of:=[.C29]+[.D29]" office:value-type="float" office:value="0.22615" calcext:value-type="float">
            <text:p>0.2261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2</text:p>
          </table:table-cell>
          <table:table-cell office:value-type="float" office:value="0.151289" calcext:value-type="float">
            <text:p>0.151289</text:p>
          </table:table-cell>
          <table:table-cell office:value-type="float" office:value="0.024096" calcext:value-type="float">
            <text:p>0.024096</text:p>
          </table:table-cell>
          <table:table-cell office:value-type="float" office:value="0" calcext:value-type="float">
            <text:p>0</text:p>
          </table:table-cell>
          <table:table-cell office:value-type="float" office:value="2758419" calcext:value-type="float">
            <text:p>2758419</text:p>
          </table:table-cell>
          <table:table-cell office:value-type="float" office:value="29" calcext:value-type="float">
            <text:p>29</text:p>
          </table:table-cell>
          <table:table-cell table:formula="of:=[.C30]+[.D30]" office:value-type="float" office:value="0.175385" calcext:value-type="float">
            <text:p>0.17538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3</text:p>
          </table:table-cell>
          <table:table-cell office:value-type="float" office:value="0.055873" calcext:value-type="float">
            <text:p>0.055873</text:p>
          </table:table-cell>
          <table:table-cell office:value-type="float" office:value="0.015754" calcext:value-type="float">
            <text:p>0.015754</text:p>
          </table:table-cell>
          <table:table-cell office:value-type="float" office:value="0" calcext:value-type="float">
            <text:p>0</text:p>
          </table:table-cell>
          <table:table-cell office:value-type="float" office:value="1395218" calcext:value-type="float">
            <text:p>1395218</text:p>
          </table:table-cell>
          <table:table-cell office:value-type="float" office:value="29" calcext:value-type="float">
            <text:p>29</text:p>
          </table:table-cell>
          <table:table-cell table:formula="of:=[.C31]+[.D31]" office:value-type="float" office:value="0.071627" calcext:value-type="float">
            <text:p>0.07162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4</text:p>
          </table:table-cell>
          <table:table-cell office:value-type="float" office:value="0.199138" calcext:value-type="float">
            <text:p>0.199138</text:p>
          </table:table-cell>
          <table:table-cell office:value-type="float" office:value="0.058214" calcext:value-type="float">
            <text:p>0.058214</text:p>
          </table:table-cell>
          <table:table-cell office:value-type="float" office:value="0" calcext:value-type="float">
            <text:p>0</text:p>
          </table:table-cell>
          <table:table-cell office:value-type="float" office:value="3706675" calcext:value-type="float">
            <text:p>3706675</text:p>
          </table:table-cell>
          <table:table-cell office:value-type="float" office:value="29" calcext:value-type="float">
            <text:p>29</text:p>
          </table:table-cell>
          <table:table-cell table:formula="of:=[.C32]+[.D32]" office:value-type="float" office:value="0.257352" calcext:value-type="float">
            <text:p>0.257352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5</text:p>
          </table:table-cell>
          <table:table-cell office:value-type="float" office:value="0.34869" calcext:value-type="float">
            <text:p>0.34869</text:p>
          </table:table-cell>
          <table:table-cell office:value-type="float" office:value="0.027991" calcext:value-type="float">
            <text:p>0.027991</text:p>
          </table:table-cell>
          <table:table-cell office:value-type="float" office:value="0" calcext:value-type="float">
            <text:p>0</text:p>
          </table:table-cell>
          <table:table-cell office:value-type="float" office:value="3456031" calcext:value-type="float">
            <text:p>3456031</text:p>
          </table:table-cell>
          <table:table-cell office:value-type="float" office:value="33" calcext:value-type="float">
            <text:p>33</text:p>
          </table:table-cell>
          <table:table-cell table:formula="of:=[.C33]+[.D33]" office:value-type="float" office:value="0.376681" calcext:value-type="float">
            <text:p>0.37668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6</text:p>
          </table:table-cell>
          <table:table-cell office:value-type="float" office:value="0.185672" calcext:value-type="float">
            <text:p>0.185672</text:p>
          </table:table-cell>
          <table:table-cell office:value-type="float" office:value="0.049563" calcext:value-type="float">
            <text:p>0.049563</text:p>
          </table:table-cell>
          <table:table-cell office:value-type="float" office:value="0" calcext:value-type="float">
            <text:p>0</text:p>
          </table:table-cell>
          <table:table-cell office:value-type="float" office:value="3092800" calcext:value-type="float">
            <text:p>3092800</text:p>
          </table:table-cell>
          <table:table-cell office:value-type="float" office:value="39" calcext:value-type="float">
            <text:p>39</text:p>
          </table:table-cell>
          <table:table-cell table:formula="of:=[.C34]+[.D34]" office:value-type="float" office:value="0.235235" calcext:value-type="float">
            <text:p>0.23523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7</text:p>
          </table:table-cell>
          <table:table-cell office:value-type="float" office:value="0.217114" calcext:value-type="float">
            <text:p>0.217114</text:p>
          </table:table-cell>
          <table:table-cell office:value-type="float" office:value="0.068889" calcext:value-type="float">
            <text:p>0.068889</text:p>
          </table:table-cell>
          <table:table-cell office:value-type="float" office:value="0" calcext:value-type="float">
            <text:p>0</text:p>
          </table:table-cell>
          <table:table-cell office:value-type="float" office:value="3553046" calcext:value-type="float">
            <text:p>3553046</text:p>
          </table:table-cell>
          <table:table-cell office:value-type="float" office:value="39" calcext:value-type="float">
            <text:p>39</text:p>
          </table:table-cell>
          <table:table-cell table:formula="of:=[.C35]+[.D35]" office:value-type="float" office:value="0.286003" calcext:value-type="float">
            <text:p>0.28600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8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0.075884" calcext:value-type="float">
            <text:p>0.075884</text:p>
          </table:table-cell>
          <table:table-cell office:value-type="float" office:value="0" calcext:value-type="float">
            <text:p>0</text:p>
          </table:table-cell>
          <table:table-cell office:value-type="float" office:value="5679017" calcext:value-type="float">
            <text:p>5679017</text:p>
          </table:table-cell>
          <table:table-cell office:value-type="float" office:value="39" calcext:value-type="float">
            <text:p>39</text:p>
          </table:table-cell>
          <table:table-cell table:formula="of:=[.C36]+[.D36]" office:value-type="float" office:value="0.197835" calcext:value-type="float">
            <text:p>0.19783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49</text:p>
          </table:table-cell>
          <table:table-cell office:value-type="float" office:value="0.210936" calcext:value-type="float">
            <text:p>0.210936</text:p>
          </table:table-cell>
          <table:table-cell office:value-type="float" office:value="0.171887" calcext:value-type="float">
            <text:p>0.171887</text:p>
          </table:table-cell>
          <table:table-cell office:value-type="float" office:value="0" calcext:value-type="float">
            <text:p>0</text:p>
          </table:table-cell>
          <table:table-cell office:value-type="float" office:value="13618415" calcext:value-type="float">
            <text:p>13618415</text:p>
          </table:table-cell>
          <table:table-cell office:value-type="float" office:value="39" calcext:value-type="float">
            <text:p>39</text:p>
          </table:table-cell>
          <table:table-cell table:formula="of:=[.C37]+[.D37]" office:value-type="float" office:value="0.382823" calcext:value-type="float">
            <text:p>0.38282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0</text:p>
          </table:table-cell>
          <table:table-cell office:value-type="float" office:value="0.187884" calcext:value-type="float">
            <text:p>0.187884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" calcext:value-type="float">
            <text:p>0</text:p>
          </table:table-cell>
          <table:table-cell office:value-type="float" office:value="2748488" calcext:value-type="float">
            <text:p>2748488</text:p>
          </table:table-cell>
          <table:table-cell office:value-type="float" office:value="39" calcext:value-type="float">
            <text:p>39</text:p>
          </table:table-cell>
          <table:table-cell table:formula="of:=[.C38]+[.D38]" office:value-type="float" office:value="0.225901" calcext:value-type="float">
            <text:p>0.22590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1</text:p>
          </table:table-cell>
          <table:table-cell office:value-type="float" office:value="0.343695" calcext:value-type="float">
            <text:p>0.343695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" calcext:value-type="float">
            <text:p>0</text:p>
          </table:table-cell>
          <table:table-cell office:value-type="float" office:value="728102" calcext:value-type="float">
            <text:p>728102</text:p>
          </table:table-cell>
          <table:table-cell office:value-type="float" office:value="39" calcext:value-type="float">
            <text:p>39</text:p>
          </table:table-cell>
          <table:table-cell table:formula="of:=[.C39]+[.D39]" office:value-type="float" office:value="0.35136" calcext:value-type="float">
            <text:p>0.3513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2</text:p>
          </table:table-cell>
          <table:table-cell office:value-type="float" office:value="0.199947" calcext:value-type="float">
            <text:p>0.199947</text:p>
          </table:table-cell>
          <table:table-cell office:value-type="float" office:value="0.112773" calcext:value-type="float">
            <text:p>0.112773</text:p>
          </table:table-cell>
          <table:table-cell office:value-type="float" office:value="0" calcext:value-type="float">
            <text:p>0</text:p>
          </table:table-cell>
          <table:table-cell office:value-type="float" office:value="6774353" calcext:value-type="float">
            <text:p>6774353</text:p>
          </table:table-cell>
          <table:table-cell office:value-type="float" office:value="39" calcext:value-type="float">
            <text:p>39</text:p>
          </table:table-cell>
          <table:table-cell table:formula="of:=[.C40]+[.D40]" office:value-type="float" office:value="0.31272" calcext:value-type="float">
            <text:p>0.31272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3</text:p>
          </table:table-cell>
          <table:table-cell office:value-type="float" office:value="0.257726" calcext:value-type="float">
            <text:p>0.257726</text:p>
          </table:table-cell>
          <table:table-cell office:value-type="float" office:value="0.106513" calcext:value-type="float">
            <text:p>0.106513</text:p>
          </table:table-cell>
          <table:table-cell office:value-type="float" office:value="0" calcext:value-type="float">
            <text:p>0</text:p>
          </table:table-cell>
          <table:table-cell office:value-type="float" office:value="9674718" calcext:value-type="float">
            <text:p>9674718</text:p>
          </table:table-cell>
          <table:table-cell office:value-type="float" office:value="39" calcext:value-type="float">
            <text:p>39</text:p>
          </table:table-cell>
          <table:table-cell table:formula="of:=[.C41]+[.D41]" office:value-type="float" office:value="0.364239" calcext:value-type="float">
            <text:p>0.36423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4</text:p>
          </table:table-cell>
          <table:table-cell office:value-type="float" office:value="0.158761" calcext:value-type="float">
            <text:p>0.158761</text:p>
          </table:table-cell>
          <table:table-cell office:value-type="float" office:value="0.022534" calcext:value-type="float">
            <text:p>0.022534</text:p>
          </table:table-cell>
          <table:table-cell office:value-type="float" office:value="0" calcext:value-type="float">
            <text:p>0</text:p>
          </table:table-cell>
          <table:table-cell office:value-type="float" office:value="2300732" calcext:value-type="float">
            <text:p>2300732</text:p>
          </table:table-cell>
          <table:table-cell office:value-type="float" office:value="39" calcext:value-type="float">
            <text:p>39</text:p>
          </table:table-cell>
          <table:table-cell table:formula="of:=[.C42]+[.D42]" office:value-type="float" office:value="0.181295" calcext:value-type="float">
            <text:p>0.18129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5</text:p>
          </table:table-cell>
          <table:table-cell office:value-type="float" office:value="0.191956" calcext:value-type="float">
            <text:p>0.191956</text:p>
          </table:table-cell>
          <table:table-cell office:value-type="float" office:value="0.045876" calcext:value-type="float">
            <text:p>0.045876</text:p>
          </table:table-cell>
          <table:table-cell office:value-type="float" office:value="0" calcext:value-type="float">
            <text:p>0</text:p>
          </table:table-cell>
          <table:table-cell office:value-type="float" office:value="2983891" calcext:value-type="float">
            <text:p>2983891</text:p>
          </table:table-cell>
          <table:table-cell office:value-type="float" office:value="43" calcext:value-type="float">
            <text:p>43</text:p>
          </table:table-cell>
          <table:table-cell table:formula="of:=[.C43]+[.D43]" office:value-type="float" office:value="0.237832" calcext:value-type="float">
            <text:p>0.237832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6</text:p>
          </table:table-cell>
          <table:table-cell office:value-type="float" office:value="0.317001" calcext:value-type="float">
            <text:p>0.317001</text:p>
          </table:table-cell>
          <table:table-cell office:value-type="float" office:value="0.241323" calcext:value-type="float">
            <text:p>0.241323</text:p>
          </table:table-cell>
          <table:table-cell office:value-type="float" office:value="0" calcext:value-type="float">
            <text:p>0</text:p>
          </table:table-cell>
          <table:table-cell office:value-type="float" office:value="17882196" calcext:value-type="float">
            <text:p>17882196</text:p>
          </table:table-cell>
          <table:table-cell office:value-type="float" office:value="49" calcext:value-type="float">
            <text:p>49</text:p>
          </table:table-cell>
          <table:table-cell table:formula="of:=[.C44]+[.D44]" office:value-type="float" office:value="0.558324" calcext:value-type="float">
            <text:p>0.55832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7</text:p>
          </table:table-cell>
          <table:table-cell office:value-type="float" office:value="0.178937" calcext:value-type="float">
            <text:p>0.178937</text:p>
          </table:table-cell>
          <table:table-cell office:value-type="float" office:value="0.036024" calcext:value-type="float">
            <text:p>0.036024</text:p>
          </table:table-cell>
          <table:table-cell office:value-type="float" office:value="0" calcext:value-type="float">
            <text:p>0</text:p>
          </table:table-cell>
          <table:table-cell office:value-type="float" office:value="3229628" calcext:value-type="float">
            <text:p>3229628</text:p>
          </table:table-cell>
          <table:table-cell office:value-type="float" office:value="49" calcext:value-type="float">
            <text:p>49</text:p>
          </table:table-cell>
          <table:table-cell table:formula="of:=[.C45]+[.D45]" office:value-type="float" office:value="0.214961" calcext:value-type="float">
            <text:p>0.21496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8</text:p>
          </table:table-cell>
          <table:table-cell office:value-type="float" office:value="0.166477" calcext:value-type="float">
            <text:p>0.166477</text:p>
          </table:table-cell>
          <table:table-cell office:value-type="float" office:value="0.053691" calcext:value-type="float">
            <text:p>0.053691</text:p>
          </table:table-cell>
          <table:table-cell office:value-type="float" office:value="0" calcext:value-type="float">
            <text:p>0</text:p>
          </table:table-cell>
          <table:table-cell office:value-type="float" office:value="5222682" calcext:value-type="float">
            <text:p>5222682</text:p>
          </table:table-cell>
          <table:table-cell office:value-type="float" office:value="49" calcext:value-type="float">
            <text:p>49</text:p>
          </table:table-cell>
          <table:table-cell table:formula="of:=[.C46]+[.D46]" office:value-type="float" office:value="0.220168" calcext:value-type="float">
            <text:p>0.22016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4:59</text:p>
          </table:table-cell>
          <table:table-cell office:value-type="float" office:value="0.195941" calcext:value-type="float">
            <text:p>0.195941</text:p>
          </table:table-cell>
          <table:table-cell office:value-type="float" office:value="0.037336" calcext:value-type="float">
            <text:p>0.037336</text:p>
          </table:table-cell>
          <table:table-cell office:value-type="float" office:value="0" calcext:value-type="float">
            <text:p>0</text:p>
          </table:table-cell>
          <table:table-cell office:value-type="float" office:value="4070838" calcext:value-type="float">
            <text:p>4070838</text:p>
          </table:table-cell>
          <table:table-cell office:value-type="float" office:value="49" calcext:value-type="float">
            <text:p>49</text:p>
          </table:table-cell>
          <table:table-cell table:formula="of:=[.C47]+[.D47]" office:value-type="float" office:value="0.233277" calcext:value-type="float">
            <text:p>0.23327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0</text:p>
          </table:table-cell>
          <table:table-cell office:value-type="float" office:value="0.249946" calcext:value-type="float">
            <text:p>0.249946</text:p>
          </table:table-cell>
          <table:table-cell office:value-type="float" office:value="0.126742" calcext:value-type="float">
            <text:p>0.126742</text:p>
          </table:table-cell>
          <table:table-cell office:value-type="float" office:value="0" calcext:value-type="float">
            <text:p>0</text:p>
          </table:table-cell>
          <table:table-cell office:value-type="float" office:value="9837664" calcext:value-type="float">
            <text:p>9837664</text:p>
          </table:table-cell>
          <table:table-cell office:value-type="float" office:value="49" calcext:value-type="float">
            <text:p>49</text:p>
          </table:table-cell>
          <table:table-cell table:formula="of:=[.C48]+[.D48]" office:value-type="float" office:value="0.376688" calcext:value-type="float">
            <text:p>0.37668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1</text:p>
          </table:table-cell>
          <table:table-cell office:value-type="float" office:value="0.238886" calcext:value-type="float">
            <text:p>0.238886</text:p>
          </table:table-cell>
          <table:table-cell office:value-type="float" office:value="0.07876" calcext:value-type="float">
            <text:p>0.07876</text:p>
          </table:table-cell>
          <table:table-cell office:value-type="float" office:value="0" calcext:value-type="float">
            <text:p>0</text:p>
          </table:table-cell>
          <table:table-cell office:value-type="float" office:value="6253554" calcext:value-type="float">
            <text:p>6253554</text:p>
          </table:table-cell>
          <table:table-cell office:value-type="float" office:value="49" calcext:value-type="float">
            <text:p>49</text:p>
          </table:table-cell>
          <table:table-cell table:formula="of:=[.C49]+[.D49]" office:value-type="float" office:value="0.317646" calcext:value-type="float">
            <text:p>0.31764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2</text:p>
          </table:table-cell>
          <table:table-cell office:value-type="float" office:value="0.140646" calcext:value-type="float">
            <text:p>0.140646</text:p>
          </table:table-cell>
          <table:table-cell office:value-type="float" office:value="0.033277" calcext:value-type="float">
            <text:p>0.033277</text:p>
          </table:table-cell>
          <table:table-cell office:value-type="float" office:value="0" calcext:value-type="float">
            <text:p>0</text:p>
          </table:table-cell>
          <table:table-cell office:value-type="float" office:value="3687740" calcext:value-type="float">
            <text:p>3687740</text:p>
          </table:table-cell>
          <table:table-cell office:value-type="float" office:value="49" calcext:value-type="float">
            <text:p>49</text:p>
          </table:table-cell>
          <table:table-cell table:formula="of:=[.C50]+[.D50]" office:value-type="float" office:value="0.173923" calcext:value-type="float">
            <text:p>0.17392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3</text:p>
          </table:table-cell>
          <table:table-cell office:value-type="float" office:value="0.716534" calcext:value-type="float">
            <text:p>0.716534</text:p>
          </table:table-cell>
          <table:table-cell office:value-type="float" office:value="0.606634" calcext:value-type="float">
            <text:p>0.606634</text:p>
          </table:table-cell>
          <table:table-cell office:value-type="float" office:value="0" calcext:value-type="float">
            <text:p>0</text:p>
          </table:table-cell>
          <table:table-cell office:value-type="float" office:value="18236757" calcext:value-type="float">
            <text:p>18236757</text:p>
          </table:table-cell>
          <table:table-cell office:value-type="float" office:value="49" calcext:value-type="float">
            <text:p>49</text:p>
          </table:table-cell>
          <table:table-cell table:formula="of:=[.C51]+[.D51]" office:value-type="float" office:value="1.323168" calcext:value-type="float">
            <text:p>1.32316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4</text:p>
          </table:table-cell>
          <table:table-cell office:value-type="float" office:value="0.144475" calcext:value-type="float">
            <text:p>0.144475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2221777" calcext:value-type="float">
            <text:p>2221777</text:p>
          </table:table-cell>
          <table:table-cell office:value-type="float" office:value="49" calcext:value-type="float">
            <text:p>49</text:p>
          </table:table-cell>
          <table:table-cell table:formula="of:=[.C52]+[.D52]" office:value-type="float" office:value="0.173475" calcext:value-type="float">
            <text:p>0.17347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5</text:p>
          </table:table-cell>
          <table:table-cell office:value-type="float" office:value="0.472845" calcext:value-type="float">
            <text:p>0.472845</text:p>
          </table:table-cell>
          <table:table-cell office:value-type="float" office:value="0.182921" calcext:value-type="float">
            <text:p>0.182921</text:p>
          </table:table-cell>
          <table:table-cell office:value-type="float" office:value="0" calcext:value-type="float">
            <text:p>0</text:p>
          </table:table-cell>
          <table:table-cell office:value-type="float" office:value="11734836" calcext:value-type="float">
            <text:p>11734836</text:p>
          </table:table-cell>
          <table:table-cell office:value-type="float" office:value="55" calcext:value-type="float">
            <text:p>55</text:p>
          </table:table-cell>
          <table:table-cell table:formula="of:=[.C53]+[.D53]" office:value-type="float" office:value="0.655766" calcext:value-type="float">
            <text:p>0.65576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6</text:p>
          </table:table-cell>
          <table:table-cell office:value-type="float" office:value="0.525558" calcext:value-type="float">
            <text:p>0.525558</text:p>
          </table:table-cell>
          <table:table-cell office:value-type="float" office:value="0.173785" calcext:value-type="float">
            <text:p>0.173785</text:p>
          </table:table-cell>
          <table:table-cell office:value-type="float" office:value="0" calcext:value-type="float">
            <text:p>0</text:p>
          </table:table-cell>
          <table:table-cell office:value-type="float" office:value="12580082" calcext:value-type="float">
            <text:p>12580082</text:p>
          </table:table-cell>
          <table:table-cell office:value-type="float" office:value="59" calcext:value-type="float">
            <text:p>59</text:p>
          </table:table-cell>
          <table:table-cell table:formula="of:=[.C54]+[.D54]" office:value-type="float" office:value="0.699343" calcext:value-type="float">
            <text:p>0.69934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7</text:p>
          </table:table-cell>
          <table:table-cell office:value-type="float" office:value="0.467535" calcext:value-type="float">
            <text:p>0.467535</text:p>
          </table:table-cell>
          <table:table-cell office:value-type="float" office:value="0.169503" calcext:value-type="float">
            <text:p>0.169503</text:p>
          </table:table-cell>
          <table:table-cell office:value-type="float" office:value="0" calcext:value-type="float">
            <text:p>0</text:p>
          </table:table-cell>
          <table:table-cell office:value-type="float" office:value="12064878" calcext:value-type="float">
            <text:p>12064878</text:p>
          </table:table-cell>
          <table:table-cell office:value-type="float" office:value="59" calcext:value-type="float">
            <text:p>59</text:p>
          </table:table-cell>
          <table:table-cell table:formula="of:=[.C55]+[.D55]" office:value-type="float" office:value="0.637038" calcext:value-type="float">
            <text:p>0.63703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8</text:p>
          </table:table-cell>
          <table:table-cell office:value-type="float" office:value="0.177054" calcext:value-type="float">
            <text:p>0.177054</text:p>
          </table:table-cell>
          <table:table-cell office:value-type="float" office:value="0.035747" calcext:value-type="float">
            <text:p>0.035747</text:p>
          </table:table-cell>
          <table:table-cell office:value-type="float" office:value="0" calcext:value-type="float">
            <text:p>0</text:p>
          </table:table-cell>
          <table:table-cell office:value-type="float" office:value="2737988" calcext:value-type="float">
            <text:p>2737988</text:p>
          </table:table-cell>
          <table:table-cell office:value-type="float" office:value="59" calcext:value-type="float">
            <text:p>59</text:p>
          </table:table-cell>
          <table:table-cell table:formula="of:=[.C56]+[.D56]" office:value-type="float" office:value="0.212801" calcext:value-type="float">
            <text:p>0.21280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09</text:p>
          </table:table-cell>
          <table:table-cell office:value-type="float" office:value="0.371424" calcext:value-type="float">
            <text:p>0.371424</text:p>
          </table:table-cell>
          <table:table-cell office:value-type="float" office:value="0.105734" calcext:value-type="float">
            <text:p>0.105734</text:p>
          </table:table-cell>
          <table:table-cell office:value-type="float" office:value="0" calcext:value-type="float">
            <text:p>0</text:p>
          </table:table-cell>
          <table:table-cell office:value-type="float" office:value="9181004" calcext:value-type="float">
            <text:p>9181004</text:p>
          </table:table-cell>
          <table:table-cell office:value-type="float" office:value="59" calcext:value-type="float">
            <text:p>59</text:p>
          </table:table-cell>
          <table:table-cell table:formula="of:=[.C57]+[.D57]" office:value-type="float" office:value="0.477158" calcext:value-type="float">
            <text:p>0.47715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0</text:p>
          </table:table-cell>
          <table:table-cell office:value-type="float" office:value="0.196013" calcext:value-type="float">
            <text:p>0.196013</text:p>
          </table:table-cell>
          <table:table-cell office:value-type="float" office:value="0.054613" calcext:value-type="float">
            <text:p>0.054613</text:p>
          </table:table-cell>
          <table:table-cell office:value-type="float" office:value="0" calcext:value-type="float">
            <text:p>0</text:p>
          </table:table-cell>
          <table:table-cell office:value-type="float" office:value="4064176" calcext:value-type="float">
            <text:p>4064176</text:p>
          </table:table-cell>
          <table:table-cell office:value-type="float" office:value="59" calcext:value-type="float">
            <text:p>59</text:p>
          </table:table-cell>
          <table:table-cell table:formula="of:=[.C58]+[.D58]" office:value-type="float" office:value="0.250626" calcext:value-type="float">
            <text:p>0.25062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1</text:p>
          </table:table-cell>
          <table:table-cell office:value-type="float" office:value="1.299743" calcext:value-type="float">
            <text:p>1.299743</text:p>
          </table:table-cell>
          <table:table-cell office:value-type="float" office:value="0.564684" calcext:value-type="float">
            <text:p>0.564684</text:p>
          </table:table-cell>
          <table:table-cell office:value-type="float" office:value="0" calcext:value-type="float">
            <text:p>0</text:p>
          </table:table-cell>
          <table:table-cell office:value-type="float" office:value="20883136" calcext:value-type="float">
            <text:p>20883136</text:p>
          </table:table-cell>
          <table:table-cell office:value-type="float" office:value="59" calcext:value-type="float">
            <text:p>59</text:p>
          </table:table-cell>
          <table:table-cell table:formula="of:=[.C59]+[.D59]" office:value-type="float" office:value="1.864427" calcext:value-type="float">
            <text:p>1.86442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2</text:p>
          </table:table-cell>
          <table:table-cell office:value-type="float" office:value="0.24562" calcext:value-type="float">
            <text:p>0.24562</text:p>
          </table:table-cell>
          <table:table-cell office:value-type="float" office:value="0.052674" calcext:value-type="float">
            <text:p>0.052674</text:p>
          </table:table-cell>
          <table:table-cell office:value-type="float" office:value="0" calcext:value-type="float">
            <text:p>0</text:p>
          </table:table-cell>
          <table:table-cell office:value-type="float" office:value="4431592" calcext:value-type="float">
            <text:p>4431592</text:p>
          </table:table-cell>
          <table:table-cell office:value-type="float" office:value="59" calcext:value-type="float">
            <text:p>59</text:p>
          </table:table-cell>
          <table:table-cell table:formula="of:=[.C60]+[.D60]" office:value-type="float" office:value="0.298294" calcext:value-type="float">
            <text:p>0.29829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3</text:p>
          </table:table-cell>
          <table:table-cell office:value-type="float" office:value="0.617283" calcext:value-type="float">
            <text:p>0.617283</text:p>
          </table:table-cell>
          <table:table-cell office:value-type="float" office:value="0.301948" calcext:value-type="float">
            <text:p>0.301948</text:p>
          </table:table-cell>
          <table:table-cell office:value-type="float" office:value="0" calcext:value-type="float">
            <text:p>0</text:p>
          </table:table-cell>
          <table:table-cell office:value-type="float" office:value="15059721" calcext:value-type="float">
            <text:p>15059721</text:p>
          </table:table-cell>
          <table:table-cell office:value-type="float" office:value="59" calcext:value-type="float">
            <text:p>59</text:p>
          </table:table-cell>
          <table:table-cell table:formula="of:=[.C61]+[.D61]" office:value-type="float" office:value="0.919231" calcext:value-type="float">
            <text:p>0.91923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4</text:p>
          </table:table-cell>
          <table:table-cell office:value-type="float" office:value="0.19478" calcext:value-type="float">
            <text:p>0.19478</text:p>
          </table:table-cell>
          <table:table-cell office:value-type="float" office:value="0.059421" calcext:value-type="float">
            <text:p>0.059421</text:p>
          </table:table-cell>
          <table:table-cell office:value-type="float" office:value="0" calcext:value-type="float">
            <text:p>0</text:p>
          </table:table-cell>
          <table:table-cell office:value-type="float" office:value="4526287" calcext:value-type="float">
            <text:p>4526287</text:p>
          </table:table-cell>
          <table:table-cell office:value-type="float" office:value="59" calcext:value-type="float">
            <text:p>59</text:p>
          </table:table-cell>
          <table:table-cell table:formula="of:=[.C62]+[.D62]" office:value-type="float" office:value="0.254201" calcext:value-type="float">
            <text:p>0.25420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5</text:p>
          </table:table-cell>
          <table:table-cell office:value-type="float" office:value="0.829994" calcext:value-type="float">
            <text:p>0.829994</text:p>
          </table:table-cell>
          <table:table-cell office:value-type="float" office:value="0.349591" calcext:value-type="float">
            <text:p>0.349591</text:p>
          </table:table-cell>
          <table:table-cell office:value-type="float" office:value="0" calcext:value-type="float">
            <text:p>0</text:p>
          </table:table-cell>
          <table:table-cell office:value-type="float" office:value="16724921" calcext:value-type="float">
            <text:p>16724921</text:p>
          </table:table-cell>
          <table:table-cell office:value-type="float" office:value="65" calcext:value-type="float">
            <text:p>65</text:p>
          </table:table-cell>
          <table:table-cell table:formula="of:=[.C63]+[.D63]" office:value-type="float" office:value="1.179585" calcext:value-type="float">
            <text:p>1.17958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6</text:p>
          </table:table-cell>
          <table:table-cell office:value-type="float" office:value="1.094125" calcext:value-type="float">
            <text:p>1.094125</text:p>
          </table:table-cell>
          <table:table-cell office:value-type="float" office:value="0.568983" calcext:value-type="float">
            <text:p>0.568983</text:p>
          </table:table-cell>
          <table:table-cell office:value-type="float" office:value="0" calcext:value-type="float">
            <text:p>0</text:p>
          </table:table-cell>
          <table:table-cell office:value-type="float" office:value="18597634" calcext:value-type="float">
            <text:p>18597634</text:p>
          </table:table-cell>
          <table:table-cell office:value-type="float" office:value="69" calcext:value-type="float">
            <text:p>69</text:p>
          </table:table-cell>
          <table:table-cell table:formula="of:=[.C64]+[.D64]" office:value-type="float" office:value="1.663108" calcext:value-type="float">
            <text:p>1.66310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7</text:p>
          </table:table-cell>
          <table:table-cell office:value-type="float" office:value="1.575679" calcext:value-type="float">
            <text:p>1.575679</text:p>
          </table:table-cell>
          <table:table-cell office:value-type="float" office:value="0.158033" calcext:value-type="float">
            <text:p>0.158033</text:p>
          </table:table-cell>
          <table:table-cell office:value-type="float" office:value="0" calcext:value-type="float">
            <text:p>0</text:p>
          </table:table-cell>
          <table:table-cell office:value-type="float" office:value="10491810" calcext:value-type="float">
            <text:p>10491810</text:p>
          </table:table-cell>
          <table:table-cell office:value-type="float" office:value="69" calcext:value-type="float">
            <text:p>69</text:p>
          </table:table-cell>
          <table:table-cell table:formula="of:=[.C65]+[.D65]" office:value-type="float" office:value="1.733712" calcext:value-type="float">
            <text:p>1.733712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8</text:p>
          </table:table-cell>
          <table:table-cell office:value-type="float" office:value="0.520674" calcext:value-type="float">
            <text:p>0.520674</text:p>
          </table:table-cell>
          <table:table-cell office:value-type="float" office:value="0.051536" calcext:value-type="float">
            <text:p>0.051536</text:p>
          </table:table-cell>
          <table:table-cell office:value-type="float" office:value="0" calcext:value-type="float">
            <text:p>0</text:p>
          </table:table-cell>
          <table:table-cell office:value-type="float" office:value="4969288" calcext:value-type="float">
            <text:p>4969288</text:p>
          </table:table-cell>
          <table:table-cell office:value-type="float" office:value="69" calcext:value-type="float">
            <text:p>69</text:p>
          </table:table-cell>
          <table:table-cell table:formula="of:=[.C66]+[.D66]" office:value-type="float" office:value="0.57221" calcext:value-type="float">
            <text:p>0.5722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19</text:p>
          </table:table-cell>
          <table:table-cell office:value-type="float" office:value="0.491826" calcext:value-type="float">
            <text:p>0.491826</text:p>
          </table:table-cell>
          <table:table-cell office:value-type="float" office:value="0.077002" calcext:value-type="float">
            <text:p>0.077002</text:p>
          </table:table-cell>
          <table:table-cell office:value-type="float" office:value="0" calcext:value-type="float">
            <text:p>0</text:p>
          </table:table-cell>
          <table:table-cell office:value-type="float" office:value="5601861" calcext:value-type="float">
            <text:p>5601861</text:p>
          </table:table-cell>
          <table:table-cell office:value-type="float" office:value="69" calcext:value-type="float">
            <text:p>69</text:p>
          </table:table-cell>
          <table:table-cell table:formula="of:=[.C67]+[.D67]" office:value-type="float" office:value="0.568828" calcext:value-type="float">
            <text:p>0.56882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0</text:p>
          </table:table-cell>
          <table:table-cell office:value-type="float" office:value="0.295242" calcext:value-type="float">
            <text:p>0.295242</text:p>
          </table:table-cell>
          <table:table-cell office:value-type="float" office:value="0.077459" calcext:value-type="float">
            <text:p>0.077459</text:p>
          </table:table-cell>
          <table:table-cell office:value-type="float" office:value="0" calcext:value-type="float">
            <text:p>0</text:p>
          </table:table-cell>
          <table:table-cell office:value-type="float" office:value="6109639" calcext:value-type="float">
            <text:p>6109639</text:p>
          </table:table-cell>
          <table:table-cell office:value-type="float" office:value="69" calcext:value-type="float">
            <text:p>69</text:p>
          </table:table-cell>
          <table:table-cell table:formula="of:=[.C68]+[.D68]" office:value-type="float" office:value="0.372701" calcext:value-type="float">
            <text:p>0.37270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1</text:p>
          </table:table-cell>
          <table:table-cell office:value-type="float" office:value="0.663247" calcext:value-type="float">
            <text:p>0.663247</text:p>
          </table:table-cell>
          <table:table-cell office:value-type="float" office:value="0.188019" calcext:value-type="float">
            <text:p>0.188019</text:p>
          </table:table-cell>
          <table:table-cell office:value-type="float" office:value="0" calcext:value-type="float">
            <text:p>0</text:p>
          </table:table-cell>
          <table:table-cell office:value-type="float" office:value="8330686" calcext:value-type="float">
            <text:p>8330686</text:p>
          </table:table-cell>
          <table:table-cell office:value-type="float" office:value="69" calcext:value-type="float">
            <text:p>69</text:p>
          </table:table-cell>
          <table:table-cell table:formula="of:=[.C69]+[.D69]" office:value-type="float" office:value="0.851266" calcext:value-type="float">
            <text:p>0.85126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2</text:p>
          </table:table-cell>
          <table:table-cell office:value-type="float" office:value="0.82477" calcext:value-type="float">
            <text:p>0.82477</text:p>
          </table:table-cell>
          <table:table-cell office:value-type="float" office:value="0.19733" calcext:value-type="float">
            <text:p>0.19733</text:p>
          </table:table-cell>
          <table:table-cell office:value-type="float" office:value="0" calcext:value-type="float">
            <text:p>0</text:p>
          </table:table-cell>
          <table:table-cell office:value-type="float" office:value="13703926" calcext:value-type="float">
            <text:p>13703926</text:p>
          </table:table-cell>
          <table:table-cell office:value-type="float" office:value="69" calcext:value-type="float">
            <text:p>69</text:p>
          </table:table-cell>
          <table:table-cell table:formula="of:=[.C70]+[.D70]" office:value-type="float" office:value="1.0221" calcext:value-type="float">
            <text:p>1.022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3</text:p>
          </table:table-cell>
          <table:table-cell office:value-type="float" office:value="0.501675" calcext:value-type="float">
            <text:p>0.501675</text:p>
          </table:table-cell>
          <table:table-cell office:value-type="float" office:value="0.165796" calcext:value-type="float">
            <text:p>0.165796</text:p>
          </table:table-cell>
          <table:table-cell office:value-type="float" office:value="0" calcext:value-type="float">
            <text:p>0</text:p>
          </table:table-cell>
          <table:table-cell office:value-type="float" office:value="12927819" calcext:value-type="float">
            <text:p>12927819</text:p>
          </table:table-cell>
          <table:table-cell office:value-type="float" office:value="69" calcext:value-type="float">
            <text:p>69</text:p>
          </table:table-cell>
          <table:table-cell table:formula="of:=[.C71]+[.D71]" office:value-type="float" office:value="0.667471" calcext:value-type="float">
            <text:p>0.66747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4</text:p>
          </table:table-cell>
          <table:table-cell office:value-type="float" office:value="0.399834" calcext:value-type="float">
            <text:p>0.399834</text:p>
          </table:table-cell>
          <table:table-cell office:value-type="float" office:value="0.175944" calcext:value-type="float">
            <text:p>0.175944</text:p>
          </table:table-cell>
          <table:table-cell office:value-type="float" office:value="0" calcext:value-type="float">
            <text:p>0</text:p>
          </table:table-cell>
          <table:table-cell office:value-type="float" office:value="13214538" calcext:value-type="float">
            <text:p>13214538</text:p>
          </table:table-cell>
          <table:table-cell office:value-type="float" office:value="69" calcext:value-type="float">
            <text:p>69</text:p>
          </table:table-cell>
          <table:table-cell table:formula="of:=[.C72]+[.D72]" office:value-type="float" office:value="0.575778" calcext:value-type="float">
            <text:p>0.57577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5</text:p>
          </table:table-cell>
          <table:table-cell office:value-type="float" office:value="0.428139" calcext:value-type="float">
            <text:p>0.428139</text:p>
          </table:table-cell>
          <table:table-cell office:value-type="float" office:value="0.102754" calcext:value-type="float">
            <text:p>0.102754</text:p>
          </table:table-cell>
          <table:table-cell office:value-type="float" office:value="0" calcext:value-type="float">
            <text:p>0</text:p>
          </table:table-cell>
          <table:table-cell office:value-type="float" office:value="6851095" calcext:value-type="float">
            <text:p>6851095</text:p>
          </table:table-cell>
          <table:table-cell office:value-type="float" office:value="74" calcext:value-type="float">
            <text:p>74</text:p>
          </table:table-cell>
          <table:table-cell table:formula="of:=[.C73]+[.D73]" office:value-type="float" office:value="0.530893" calcext:value-type="float">
            <text:p>0.53089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6</text:p>
          </table:table-cell>
          <table:table-cell office:value-type="float" office:value="0.752246" calcext:value-type="float">
            <text:p>0.752246</text:p>
          </table:table-cell>
          <table:table-cell office:value-type="float" office:value="0.2494" calcext:value-type="float">
            <text:p>0.2494</text:p>
          </table:table-cell>
          <table:table-cell office:value-type="float" office:value="0" calcext:value-type="float">
            <text:p>0</text:p>
          </table:table-cell>
          <table:table-cell office:value-type="float" office:value="10946925" calcext:value-type="float">
            <text:p>10946925</text:p>
          </table:table-cell>
          <table:table-cell office:value-type="float" office:value="79" calcext:value-type="float">
            <text:p>79</text:p>
          </table:table-cell>
          <table:table-cell table:formula="of:=[.C74]+[.D74]" office:value-type="float" office:value="1.001646" calcext:value-type="float">
            <text:p>1.00164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7</text:p>
          </table:table-cell>
          <table:table-cell office:value-type="float" office:value="0.530153" calcext:value-type="float">
            <text:p>0.530153</text:p>
          </table:table-cell>
          <table:table-cell office:value-type="float" office:value="0.185531" calcext:value-type="float">
            <text:p>0.185531</text:p>
          </table:table-cell>
          <table:table-cell office:value-type="float" office:value="0" calcext:value-type="float">
            <text:p>0</text:p>
          </table:table-cell>
          <table:table-cell office:value-type="float" office:value="13047029" calcext:value-type="float">
            <text:p>13047029</text:p>
          </table:table-cell>
          <table:table-cell office:value-type="float" office:value="79" calcext:value-type="float">
            <text:p>79</text:p>
          </table:table-cell>
          <table:table-cell table:formula="of:=[.C75]+[.D75]" office:value-type="float" office:value="0.715684" calcext:value-type="float">
            <text:p>0.71568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8</text:p>
          </table:table-cell>
          <table:table-cell office:value-type="float" office:value="0.340434" calcext:value-type="float">
            <text:p>0.340434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" calcext:value-type="float">
            <text:p>0</text:p>
          </table:table-cell>
          <table:table-cell office:value-type="float" office:value="9926016" calcext:value-type="float">
            <text:p>9926016</text:p>
          </table:table-cell>
          <table:table-cell office:value-type="float" office:value="79" calcext:value-type="float">
            <text:p>79</text:p>
          </table:table-cell>
          <table:table-cell table:formula="of:=[.C76]+[.D76]" office:value-type="float" office:value="0.493884" calcext:value-type="float">
            <text:p>0.49388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29</text:p>
          </table:table-cell>
          <table:table-cell office:value-type="float" office:value="0.95829" calcext:value-type="float">
            <text:p>0.95829</text:p>
          </table:table-cell>
          <table:table-cell office:value-type="float" office:value="0.491889" calcext:value-type="float">
            <text:p>0.491889</text:p>
          </table:table-cell>
          <table:table-cell office:value-type="float" office:value="0" calcext:value-type="float">
            <text:p>0</text:p>
          </table:table-cell>
          <table:table-cell office:value-type="float" office:value="14752162" calcext:value-type="float">
            <text:p>14752162</text:p>
          </table:table-cell>
          <table:table-cell office:value-type="float" office:value="79" calcext:value-type="float">
            <text:p>79</text:p>
          </table:table-cell>
          <table:table-cell table:formula="of:=[.C77]+[.D77]" office:value-type="float" office:value="1.450179" calcext:value-type="float">
            <text:p>1.45017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0</text:p>
          </table:table-cell>
          <table:table-cell office:value-type="float" office:value="0.468002" calcext:value-type="float">
            <text:p>0.468002</text:p>
          </table:table-cell>
          <table:table-cell office:value-type="float" office:value="0.104621" calcext:value-type="float">
            <text:p>0.104621</text:p>
          </table:table-cell>
          <table:table-cell office:value-type="float" office:value="0" calcext:value-type="float">
            <text:p>0</text:p>
          </table:table-cell>
          <table:table-cell office:value-type="float" office:value="9298350" calcext:value-type="float">
            <text:p>9298350</text:p>
          </table:table-cell>
          <table:table-cell office:value-type="float" office:value="79" calcext:value-type="float">
            <text:p>79</text:p>
          </table:table-cell>
          <table:table-cell table:formula="of:=[.C78]+[.D78]" office:value-type="float" office:value="0.572623" calcext:value-type="float">
            <text:p>0.57262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1</text:p>
          </table:table-cell>
          <table:table-cell office:value-type="float" office:value="0.544431" calcext:value-type="float">
            <text:p>0.544431</text:p>
          </table:table-cell>
          <table:table-cell office:value-type="float" office:value="0.210698" calcext:value-type="float">
            <text:p>0.210698</text:p>
          </table:table-cell>
          <table:table-cell office:value-type="float" office:value="0" calcext:value-type="float">
            <text:p>0</text:p>
          </table:table-cell>
          <table:table-cell office:value-type="float" office:value="15375403" calcext:value-type="float">
            <text:p>15375403</text:p>
          </table:table-cell>
          <table:table-cell office:value-type="float" office:value="79" calcext:value-type="float">
            <text:p>79</text:p>
          </table:table-cell>
          <table:table-cell table:formula="of:=[.C79]+[.D79]" office:value-type="float" office:value="0.755129" calcext:value-type="float">
            <text:p>0.75512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2</text:p>
          </table:table-cell>
          <table:table-cell office:value-type="float" office:value="0.31509" calcext:value-type="float">
            <text:p>0.31509</text:p>
          </table:table-cell>
          <table:table-cell office:value-type="float" office:value="0.036505" calcext:value-type="float">
            <text:p>0.036505</text:p>
          </table:table-cell>
          <table:table-cell office:value-type="float" office:value="0" calcext:value-type="float">
            <text:p>0</text:p>
          </table:table-cell>
          <table:table-cell office:value-type="float" office:value="3862507" calcext:value-type="float">
            <text:p>3862507</text:p>
          </table:table-cell>
          <table:table-cell office:value-type="float" office:value="79" calcext:value-type="float">
            <text:p>79</text:p>
          </table:table-cell>
          <table:table-cell table:formula="of:=[.C80]+[.D80]" office:value-type="float" office:value="0.351595" calcext:value-type="float">
            <text:p>0.35159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3</text:p>
          </table:table-cell>
          <table:table-cell office:value-type="float" office:value="0.350891" calcext:value-type="float">
            <text:p>0.350891</text:p>
          </table:table-cell>
          <table:table-cell office:value-type="float" office:value="0.110139" calcext:value-type="float">
            <text:p>0.110139</text:p>
          </table:table-cell>
          <table:table-cell office:value-type="float" office:value="0" calcext:value-type="float">
            <text:p>0</text:p>
          </table:table-cell>
          <table:table-cell office:value-type="float" office:value="8145596" calcext:value-type="float">
            <text:p>8145596</text:p>
          </table:table-cell>
          <table:table-cell office:value-type="float" office:value="79" calcext:value-type="float">
            <text:p>79</text:p>
          </table:table-cell>
          <table:table-cell table:formula="of:=[.C81]+[.D81]" office:value-type="float" office:value="0.46103" calcext:value-type="float">
            <text:p>0.4610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4</text:p>
          </table:table-cell>
          <table:table-cell office:value-type="float" office:value="0.839661" calcext:value-type="float">
            <text:p>0.839661</text:p>
          </table:table-cell>
          <table:table-cell office:value-type="float" office:value="0.510289" calcext:value-type="float">
            <text:p>0.510289</text:p>
          </table:table-cell>
          <table:table-cell office:value-type="float" office:value="0" calcext:value-type="float">
            <text:p>0</text:p>
          </table:table-cell>
          <table:table-cell office:value-type="float" office:value="16354511" calcext:value-type="float">
            <text:p>16354511</text:p>
          </table:table-cell>
          <table:table-cell office:value-type="float" office:value="79" calcext:value-type="float">
            <text:p>79</text:p>
          </table:table-cell>
          <table:table-cell table:formula="of:=[.C82]+[.D82]" office:value-type="float" office:value="1.34995" calcext:value-type="float">
            <text:p>1.3499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5</text:p>
          </table:table-cell>
          <table:table-cell office:value-type="float" office:value="1.181075" calcext:value-type="float">
            <text:p>1.181075</text:p>
          </table:table-cell>
          <table:table-cell office:value-type="float" office:value="0.242426" calcext:value-type="float">
            <text:p>0.242426</text:p>
          </table:table-cell>
          <table:table-cell office:value-type="float" office:value="0" calcext:value-type="float">
            <text:p>0</text:p>
          </table:table-cell>
          <table:table-cell office:value-type="float" office:value="10323044" calcext:value-type="float">
            <text:p>10323044</text:p>
          </table:table-cell>
          <table:table-cell office:value-type="float" office:value="83" calcext:value-type="float">
            <text:p>83</text:p>
          </table:table-cell>
          <table:table-cell table:formula="of:=[.C83]+[.D83]" office:value-type="float" office:value="1.423501" calcext:value-type="float">
            <text:p>1.42350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6</text:p>
          </table:table-cell>
          <table:table-cell office:value-type="float" office:value="0.466955" calcext:value-type="float">
            <text:p>0.466955</text:p>
          </table:table-cell>
          <table:table-cell office:value-type="float" office:value="0.131053" calcext:value-type="float">
            <text:p>0.131053</text:p>
          </table:table-cell>
          <table:table-cell office:value-type="float" office:value="0" calcext:value-type="float">
            <text:p>0</text:p>
          </table:table-cell>
          <table:table-cell office:value-type="float" office:value="5687484" calcext:value-type="float">
            <text:p>5687484</text:p>
          </table:table-cell>
          <table:table-cell office:value-type="float" office:value="89" calcext:value-type="float">
            <text:p>89</text:p>
          </table:table-cell>
          <table:table-cell table:formula="of:=[.C84]+[.D84]" office:value-type="float" office:value="0.598008" calcext:value-type="float">
            <text:p>0.59800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7</text:p>
          </table:table-cell>
          <table:table-cell office:value-type="float" office:value="0.326104" calcext:value-type="float">
            <text:p>0.326104</text:p>
          </table:table-cell>
          <table:table-cell office:value-type="float" office:value="0.137584" calcext:value-type="float">
            <text:p>0.137584</text:p>
          </table:table-cell>
          <table:table-cell office:value-type="float" office:value="0" calcext:value-type="float">
            <text:p>0</text:p>
          </table:table-cell>
          <table:table-cell office:value-type="float" office:value="10012339" calcext:value-type="float">
            <text:p>10012339</text:p>
          </table:table-cell>
          <table:table-cell office:value-type="float" office:value="89" calcext:value-type="float">
            <text:p>89</text:p>
          </table:table-cell>
          <table:table-cell table:formula="of:=[.C85]+[.D85]" office:value-type="float" office:value="0.463688" calcext:value-type="float">
            <text:p>0.46368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8</text:p>
          </table:table-cell>
          <table:table-cell office:value-type="float" office:value="0.210691" calcext:value-type="float">
            <text:p>0.210691</text:p>
          </table:table-cell>
          <table:table-cell office:value-type="float" office:value="0.04489" calcext:value-type="float">
            <text:p>0.04489</text:p>
          </table:table-cell>
          <table:table-cell office:value-type="float" office:value="0" calcext:value-type="float">
            <text:p>0</text:p>
          </table:table-cell>
          <table:table-cell office:value-type="float" office:value="4702532" calcext:value-type="float">
            <text:p>4702532</text:p>
          </table:table-cell>
          <table:table-cell office:value-type="float" office:value="89" calcext:value-type="float">
            <text:p>89</text:p>
          </table:table-cell>
          <table:table-cell table:formula="of:=[.C86]+[.D86]" office:value-type="float" office:value="0.255581" calcext:value-type="float">
            <text:p>0.25558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39</text:p>
          </table:table-cell>
          <table:table-cell office:value-type="float" office:value="0.377301" calcext:value-type="float">
            <text:p>0.377301</text:p>
          </table:table-cell>
          <table:table-cell office:value-type="float" office:value="0.176145" calcext:value-type="float">
            <text:p>0.176145</text:p>
          </table:table-cell>
          <table:table-cell office:value-type="float" office:value="0" calcext:value-type="float">
            <text:p>0</text:p>
          </table:table-cell>
          <table:table-cell office:value-type="float" office:value="14531262" calcext:value-type="float">
            <text:p>14531262</text:p>
          </table:table-cell>
          <table:table-cell office:value-type="float" office:value="89" calcext:value-type="float">
            <text:p>89</text:p>
          </table:table-cell>
          <table:table-cell table:formula="of:=[.C87]+[.D87]" office:value-type="float" office:value="0.553446" calcext:value-type="float">
            <text:p>0.55344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0</text:p>
          </table:table-cell>
          <table:table-cell office:value-type="float" office:value="0.210135" calcext:value-type="float">
            <text:p>0.210135</text:p>
          </table:table-cell>
          <table:table-cell office:value-type="float" office:value="0.042082" calcext:value-type="float">
            <text:p>0.042082</text:p>
          </table:table-cell>
          <table:table-cell office:value-type="float" office:value="0" calcext:value-type="float">
            <text:p>0</text:p>
          </table:table-cell>
          <table:table-cell office:value-type="float" office:value="3723754" calcext:value-type="float">
            <text:p>3723754</text:p>
          </table:table-cell>
          <table:table-cell office:value-type="float" office:value="89" calcext:value-type="float">
            <text:p>89</text:p>
          </table:table-cell>
          <table:table-cell table:formula="of:=[.C88]+[.D88]" office:value-type="float" office:value="0.252217" calcext:value-type="float">
            <text:p>0.25221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1</text:p>
          </table:table-cell>
          <table:table-cell office:value-type="float" office:value="0.367323" calcext:value-type="float">
            <text:p>0.367323</text:p>
          </table:table-cell>
          <table:table-cell office:value-type="float" office:value="0.149513" calcext:value-type="float">
            <text:p>0.149513</text:p>
          </table:table-cell>
          <table:table-cell office:value-type="float" office:value="0" calcext:value-type="float">
            <text:p>0</text:p>
          </table:table-cell>
          <table:table-cell office:value-type="float" office:value="9646241" calcext:value-type="float">
            <text:p>9646241</text:p>
          </table:table-cell>
          <table:table-cell office:value-type="float" office:value="89" calcext:value-type="float">
            <text:p>89</text:p>
          </table:table-cell>
          <table:table-cell table:formula="of:=[.C89]+[.D89]" office:value-type="float" office:value="0.516836" calcext:value-type="float">
            <text:p>0.51683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2</text:p>
          </table:table-cell>
          <table:table-cell office:value-type="float" office:value="0.445172" calcext:value-type="float">
            <text:p>0.445172</text:p>
          </table:table-cell>
          <table:table-cell office:value-type="float" office:value="0.215241" calcext:value-type="float">
            <text:p>0.215241</text:p>
          </table:table-cell>
          <table:table-cell office:value-type="float" office:value="0" calcext:value-type="float">
            <text:p>0</text:p>
          </table:table-cell>
          <table:table-cell office:value-type="float" office:value="12365145" calcext:value-type="float">
            <text:p>12365145</text:p>
          </table:table-cell>
          <table:table-cell office:value-type="float" office:value="89" calcext:value-type="float">
            <text:p>89</text:p>
          </table:table-cell>
          <table:table-cell table:formula="of:=[.C90]+[.D90]" office:value-type="float" office:value="0.660413" calcext:value-type="float">
            <text:p>0.66041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3</text:p>
          </table:table-cell>
          <table:table-cell office:value-type="float" office:value="1.465636" calcext:value-type="float">
            <text:p>1.465636</text:p>
          </table:table-cell>
          <table:table-cell office:value-type="float" office:value="0.323991" calcext:value-type="float">
            <text:p>0.323991</text:p>
          </table:table-cell>
          <table:table-cell office:value-type="float" office:value="0" calcext:value-type="float">
            <text:p>0</text:p>
          </table:table-cell>
          <table:table-cell office:value-type="float" office:value="19586953" calcext:value-type="float">
            <text:p>19586953</text:p>
          </table:table-cell>
          <table:table-cell office:value-type="float" office:value="89" calcext:value-type="float">
            <text:p>89</text:p>
          </table:table-cell>
          <table:table-cell table:formula="of:=[.C91]+[.D91]" office:value-type="float" office:value="1.789627" calcext:value-type="float">
            <text:p>1.78962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4</text:p>
          </table:table-cell>
          <table:table-cell office:value-type="float" office:value="1.020344" calcext:value-type="float">
            <text:p>1.020344</text:p>
          </table:table-cell>
          <table:table-cell office:value-type="float" office:value="0.237506" calcext:value-type="float">
            <text:p>0.237506</text:p>
          </table:table-cell>
          <table:table-cell office:value-type="float" office:value="0" calcext:value-type="float">
            <text:p>0</text:p>
          </table:table-cell>
          <table:table-cell office:value-type="float" office:value="17232285" calcext:value-type="float">
            <text:p>17232285</text:p>
          </table:table-cell>
          <table:table-cell office:value-type="float" office:value="89" calcext:value-type="float">
            <text:p>89</text:p>
          </table:table-cell>
          <table:table-cell table:formula="of:=[.C92]+[.D92]" office:value-type="float" office:value="1.25785" calcext:value-type="float">
            <text:p>1.2578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5</text:p>
          </table:table-cell>
          <table:table-cell office:value-type="float" office:value="1.304503" calcext:value-type="float">
            <text:p>1.304503</text:p>
          </table:table-cell>
          <table:table-cell office:value-type="float" office:value="0.163422" calcext:value-type="float">
            <text:p>0.163422</text:p>
          </table:table-cell>
          <table:table-cell office:value-type="float" office:value="0" calcext:value-type="float">
            <text:p>0</text:p>
          </table:table-cell>
          <table:table-cell office:value-type="float" office:value="10796015" calcext:value-type="float">
            <text:p>10796015</text:p>
          </table:table-cell>
          <table:table-cell office:value-type="float" office:value="94" calcext:value-type="float">
            <text:p>94</text:p>
          </table:table-cell>
          <table:table-cell table:formula="of:=[.C93]+[.D93]" office:value-type="float" office:value="1.467925" calcext:value-type="float">
            <text:p>1.46792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6</text:p>
          </table:table-cell>
          <table:table-cell office:value-type="float" office:value="1.327635" calcext:value-type="float">
            <text:p>1.327635</text:p>
          </table:table-cell>
          <table:table-cell office:value-type="float" office:value="0.360268" calcext:value-type="float">
            <text:p>0.360268</text:p>
          </table:table-cell>
          <table:table-cell office:value-type="float" office:value="0" calcext:value-type="float">
            <text:p>0</text:p>
          </table:table-cell>
          <table:table-cell office:value-type="float" office:value="13366658" calcext:value-type="float">
            <text:p>13366658</text:p>
          </table:table-cell>
          <table:table-cell office:value-type="float" office:value="99" calcext:value-type="float">
            <text:p>99</text:p>
          </table:table-cell>
          <table:table-cell table:formula="of:=[.C94]+[.D94]" office:value-type="float" office:value="1.687903" calcext:value-type="float">
            <text:p>1.68790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7</text:p>
          </table:table-cell>
          <table:table-cell office:value-type="float" office:value="0.441826" calcext:value-type="float">
            <text:p>0.441826</text:p>
          </table:table-cell>
          <table:table-cell office:value-type="float" office:value="0.200465" calcext:value-type="float">
            <text:p>0.200465</text:p>
          </table:table-cell>
          <table:table-cell office:value-type="float" office:value="0" calcext:value-type="float">
            <text:p>0</text:p>
          </table:table-cell>
          <table:table-cell office:value-type="float" office:value="12061694" calcext:value-type="float">
            <text:p>12061694</text:p>
          </table:table-cell>
          <table:table-cell office:value-type="float" office:value="99" calcext:value-type="float">
            <text:p>99</text:p>
          </table:table-cell>
          <table:table-cell table:formula="of:=[.C95]+[.D95]" office:value-type="float" office:value="0.642291" calcext:value-type="float">
            <text:p>0.64229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8</text:p>
          </table:table-cell>
          <table:table-cell office:value-type="float" office:value="1.175364" calcext:value-type="float">
            <text:p>1.175364</text:p>
          </table:table-cell>
          <table:table-cell office:value-type="float" office:value="0.274075" calcext:value-type="float">
            <text:p>0.274075</text:p>
          </table:table-cell>
          <table:table-cell office:value-type="float" office:value="0" calcext:value-type="float">
            <text:p>0</text:p>
          </table:table-cell>
          <table:table-cell office:value-type="float" office:value="17229105" calcext:value-type="float">
            <text:p>17229105</text:p>
          </table:table-cell>
          <table:table-cell office:value-type="float" office:value="99" calcext:value-type="float">
            <text:p>99</text:p>
          </table:table-cell>
          <table:table-cell table:formula="of:=[.C96]+[.D96]" office:value-type="float" office:value="1.449439" calcext:value-type="float">
            <text:p>1.44943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49</text:p>
          </table:table-cell>
          <table:table-cell office:value-type="float" office:value="0.694424" calcext:value-type="float">
            <text:p>0.694424</text:p>
          </table:table-cell>
          <table:table-cell office:value-type="float" office:value="0.144286" calcext:value-type="float">
            <text:p>0.144286</text:p>
          </table:table-cell>
          <table:table-cell office:value-type="float" office:value="0" calcext:value-type="float">
            <text:p>0</text:p>
          </table:table-cell>
          <table:table-cell office:value-type="float" office:value="11363846" calcext:value-type="float">
            <text:p>11363846</text:p>
          </table:table-cell>
          <table:table-cell office:value-type="float" office:value="99" calcext:value-type="float">
            <text:p>99</text:p>
          </table:table-cell>
          <table:table-cell table:formula="of:=[.C97]+[.D97]" office:value-type="float" office:value="0.83871" calcext:value-type="float">
            <text:p>0.8387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0</text:p>
          </table:table-cell>
          <table:table-cell office:value-type="float" office:value="0.594491" calcext:value-type="float">
            <text:p>0.594491</text:p>
          </table:table-cell>
          <table:table-cell office:value-type="float" office:value="0.186445" calcext:value-type="float">
            <text:p>0.186445</text:p>
          </table:table-cell>
          <table:table-cell office:value-type="float" office:value="0" calcext:value-type="float">
            <text:p>0</text:p>
          </table:table-cell>
          <table:table-cell office:value-type="float" office:value="12424621" calcext:value-type="float">
            <text:p>12424621</text:p>
          </table:table-cell>
          <table:table-cell office:value-type="float" office:value="99" calcext:value-type="float">
            <text:p>99</text:p>
          </table:table-cell>
          <table:table-cell table:formula="of:=[.C98]+[.D98]" office:value-type="float" office:value="0.780936" calcext:value-type="float">
            <text:p>0.78093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1</text:p>
          </table:table-cell>
          <table:table-cell office:value-type="float" office:value="0.49019" calcext:value-type="float">
            <text:p>0.49019</text:p>
          </table:table-cell>
          <table:table-cell office:value-type="float" office:value="0.125983" calcext:value-type="float">
            <text:p>0.125983</text:p>
          </table:table-cell>
          <table:table-cell office:value-type="float" office:value="0" calcext:value-type="float">
            <text:p>0</text:p>
          </table:table-cell>
          <table:table-cell office:value-type="float" office:value="8625026" calcext:value-type="float">
            <text:p>8625026</text:p>
          </table:table-cell>
          <table:table-cell office:value-type="float" office:value="99" calcext:value-type="float">
            <text:p>99</text:p>
          </table:table-cell>
          <table:table-cell table:formula="of:=[.C99]+[.D99]" office:value-type="float" office:value="0.616173" calcext:value-type="float">
            <text:p>0.61617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2</text:p>
          </table:table-cell>
          <table:table-cell office:value-type="float" office:value="0.366539" calcext:value-type="float">
            <text:p>0.366539</text:p>
          </table:table-cell>
          <table:table-cell office:value-type="float" office:value="0.060172" calcext:value-type="float">
            <text:p>0.060172</text:p>
          </table:table-cell>
          <table:table-cell office:value-type="float" office:value="0" calcext:value-type="float">
            <text:p>0</text:p>
          </table:table-cell>
          <table:table-cell office:value-type="float" office:value="4120494" calcext:value-type="float">
            <text:p>4120494</text:p>
          </table:table-cell>
          <table:table-cell office:value-type="float" office:value="99" calcext:value-type="float">
            <text:p>99</text:p>
          </table:table-cell>
          <table:table-cell table:formula="of:=[.C100]+[.D100]" office:value-type="float" office:value="0.426711" calcext:value-type="float">
            <text:p>0.42671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3</text:p>
          </table:table-cell>
          <table:table-cell office:value-type="float" office:value="0.356106" calcext:value-type="float">
            <text:p>0.356106</text:p>
          </table:table-cell>
          <table:table-cell office:value-type="float" office:value="0.098292" calcext:value-type="float">
            <text:p>0.098292</text:p>
          </table:table-cell>
          <table:table-cell office:value-type="float" office:value="0" calcext:value-type="float">
            <text:p>0</text:p>
          </table:table-cell>
          <table:table-cell office:value-type="float" office:value="7103592" calcext:value-type="float">
            <text:p>7103592</text:p>
          </table:table-cell>
          <table:table-cell office:value-type="float" office:value="99" calcext:value-type="float">
            <text:p>99</text:p>
          </table:table-cell>
          <table:table-cell table:formula="of:=[.C101]+[.D101]" office:value-type="float" office:value="0.454398" calcext:value-type="float">
            <text:p>0.45439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4</text:p>
          </table:table-cell>
          <table:table-cell office:value-type="float" office:value="0.577216" calcext:value-type="float">
            <text:p>0.577216</text:p>
          </table:table-cell>
          <table:table-cell office:value-type="float" office:value="0.290168" calcext:value-type="float">
            <text:p>0.290168</text:p>
          </table:table-cell>
          <table:table-cell office:value-type="float" office:value="0" calcext:value-type="float">
            <text:p>0</text:p>
          </table:table-cell>
          <table:table-cell office:value-type="float" office:value="16051084" calcext:value-type="float">
            <text:p>16051084</text:p>
          </table:table-cell>
          <table:table-cell office:value-type="float" office:value="99" calcext:value-type="float">
            <text:p>99</text:p>
          </table:table-cell>
          <table:table-cell table:formula="of:=[.C102]+[.D102]" office:value-type="float" office:value="0.867384" calcext:value-type="float">
            <text:p>0.86738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5</text:p>
          </table:table-cell>
          <table:table-cell office:value-type="float" office:value="0.459478" calcext:value-type="float">
            <text:p>0.459478</text:p>
          </table:table-cell>
          <table:table-cell office:value-type="float" office:value="0.103316" calcext:value-type="float">
            <text:p>0.103316</text:p>
          </table:table-cell>
          <table:table-cell office:value-type="float" office:value="0" calcext:value-type="float">
            <text:p>0</text:p>
          </table:table-cell>
          <table:table-cell office:value-type="float" office:value="9887184" calcext:value-type="float">
            <text:p>9887184</text:p>
          </table:table-cell>
          <table:table-cell office:value-type="float" office:value="105" calcext:value-type="float">
            <text:p>105</text:p>
          </table:table-cell>
          <table:table-cell table:formula="of:=[.C103]+[.D103]" office:value-type="float" office:value="0.562794" calcext:value-type="float">
            <text:p>0.56279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6</text:p>
          </table:table-cell>
          <table:table-cell office:value-type="float" office:value="0.512773" calcext:value-type="float">
            <text:p>0.512773</text:p>
          </table:table-cell>
          <table:table-cell office:value-type="float" office:value="0.153576" calcext:value-type="float">
            <text:p>0.153576</text:p>
          </table:table-cell>
          <table:table-cell office:value-type="float" office:value="0" calcext:value-type="float">
            <text:p>0</text:p>
          </table:table-cell>
          <table:table-cell office:value-type="float" office:value="12904491" calcext:value-type="float">
            <text:p>12904491</text:p>
          </table:table-cell>
          <table:table-cell office:value-type="float" office:value="109" calcext:value-type="float">
            <text:p>109</text:p>
          </table:table-cell>
          <table:table-cell table:formula="of:=[.C104]+[.D104]" office:value-type="float" office:value="0.666349" calcext:value-type="float">
            <text:p>0.66634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7</text:p>
          </table:table-cell>
          <table:table-cell office:value-type="float" office:value="1.165659" calcext:value-type="float">
            <text:p>1.165659</text:p>
          </table:table-cell>
          <table:table-cell office:value-type="float" office:value="0.195118" calcext:value-type="float">
            <text:p>0.195118</text:p>
          </table:table-cell>
          <table:table-cell office:value-type="float" office:value="0" calcext:value-type="float">
            <text:p>0</text:p>
          </table:table-cell>
          <table:table-cell office:value-type="float" office:value="11925349" calcext:value-type="float">
            <text:p>11925349</text:p>
          </table:table-cell>
          <table:table-cell office:value-type="float" office:value="109" calcext:value-type="float">
            <text:p>109</text:p>
          </table:table-cell>
          <table:table-cell table:formula="of:=[.C105]+[.D105]" office:value-type="float" office:value="1.360777" calcext:value-type="float">
            <text:p>1.36077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8</text:p>
          </table:table-cell>
          <table:table-cell office:value-type="float" office:value="0.533565" calcext:value-type="float">
            <text:p>0.533565</text:p>
          </table:table-cell>
          <table:table-cell office:value-type="float" office:value="0.054262" calcext:value-type="float">
            <text:p>0.054262</text:p>
          </table:table-cell>
          <table:table-cell office:value-type="float" office:value="0" calcext:value-type="float">
            <text:p>0</text:p>
          </table:table-cell>
          <table:table-cell office:value-type="float" office:value="3627100" calcext:value-type="float">
            <text:p>3627100</text:p>
          </table:table-cell>
          <table:table-cell office:value-type="float" office:value="109" calcext:value-type="float">
            <text:p>109</text:p>
          </table:table-cell>
          <table:table-cell table:formula="of:=[.C106]+[.D106]" office:value-type="float" office:value="0.587827" calcext:value-type="float">
            <text:p>0.587827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5:59</text:p>
          </table:table-cell>
          <table:table-cell office:value-type="float" office:value="0.707893" calcext:value-type="float">
            <text:p>0.707893</text:p>
          </table:table-cell>
          <table:table-cell office:value-type="float" office:value="0.19633" calcext:value-type="float">
            <text:p>0.19633</text:p>
          </table:table-cell>
          <table:table-cell office:value-type="float" office:value="0" calcext:value-type="float">
            <text:p>0</text:p>
          </table:table-cell>
          <table:table-cell office:value-type="float" office:value="9336728" calcext:value-type="float">
            <text:p>9336728</text:p>
          </table:table-cell>
          <table:table-cell office:value-type="float" office:value="109" calcext:value-type="float">
            <text:p>109</text:p>
          </table:table-cell>
          <table:table-cell table:formula="of:=[.C107]+[.D107]" office:value-type="float" office:value="0.904223" calcext:value-type="float">
            <text:p>0.90422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0</text:p>
          </table:table-cell>
          <table:table-cell office:value-type="float" office:value="1.632911" calcext:value-type="float">
            <text:p>1.632911</text:p>
          </table:table-cell>
          <table:table-cell office:value-type="float" office:value="0.710388" calcext:value-type="float">
            <text:p>0.710388</text:p>
          </table:table-cell>
          <table:table-cell office:value-type="float" office:value="0" calcext:value-type="float">
            <text:p>0</text:p>
          </table:table-cell>
          <table:table-cell office:value-type="float" office:value="16326446" calcext:value-type="float">
            <text:p>16326446</text:p>
          </table:table-cell>
          <table:table-cell office:value-type="float" office:value="109" calcext:value-type="float">
            <text:p>109</text:p>
          </table:table-cell>
          <table:table-cell table:formula="of:=[.C108]+[.D108]" office:value-type="float" office:value="2.343299" calcext:value-type="float">
            <text:p>2.34329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1</text:p>
          </table:table-cell>
          <table:table-cell office:value-type="float" office:value="0.916346" calcext:value-type="float">
            <text:p>0.916346</text:p>
          </table:table-cell>
          <table:table-cell office:value-type="float" office:value="0.279737" calcext:value-type="float">
            <text:p>0.279737</text:p>
          </table:table-cell>
          <table:table-cell office:value-type="float" office:value="0" calcext:value-type="float">
            <text:p>0</text:p>
          </table:table-cell>
          <table:table-cell office:value-type="float" office:value="10129092" calcext:value-type="float">
            <text:p>10129092</text:p>
          </table:table-cell>
          <table:table-cell office:value-type="float" office:value="109" calcext:value-type="float">
            <text:p>109</text:p>
          </table:table-cell>
          <table:table-cell table:formula="of:=[.C109]+[.D109]" office:value-type="float" office:value="1.196083" calcext:value-type="float">
            <text:p>1.19608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2</text:p>
          </table:table-cell>
          <table:table-cell office:value-type="float" office:value="0.819919" calcext:value-type="float">
            <text:p>0.819919</text:p>
          </table:table-cell>
          <table:table-cell office:value-type="float" office:value="0.180209" calcext:value-type="float">
            <text:p>0.180209</text:p>
          </table:table-cell>
          <table:table-cell office:value-type="float" office:value="0" calcext:value-type="float">
            <text:p>0</text:p>
          </table:table-cell>
          <table:table-cell office:value-type="float" office:value="6334867" calcext:value-type="float">
            <text:p>6334867</text:p>
          </table:table-cell>
          <table:table-cell office:value-type="float" office:value="109" calcext:value-type="float">
            <text:p>109</text:p>
          </table:table-cell>
          <table:table-cell table:formula="of:=[.C110]+[.D110]" office:value-type="float" office:value="1.000128" calcext:value-type="float">
            <text:p>1.00012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3</text:p>
          </table:table-cell>
          <table:table-cell office:value-type="float" office:value="2.143959" calcext:value-type="float">
            <text:p>2.143959</text:p>
          </table:table-cell>
          <table:table-cell office:value-type="float" office:value="1.460945" calcext:value-type="float">
            <text:p>1.460945</text:p>
          </table:table-cell>
          <table:table-cell office:value-type="float" office:value="0" calcext:value-type="float">
            <text:p>0</text:p>
          </table:table-cell>
          <table:table-cell office:value-type="float" office:value="20228825" calcext:value-type="float">
            <text:p>20228825</text:p>
          </table:table-cell>
          <table:table-cell office:value-type="float" office:value="109" calcext:value-type="float">
            <text:p>109</text:p>
          </table:table-cell>
          <table:table-cell table:formula="of:=[.C111]+[.D111]" office:value-type="float" office:value="3.604904" calcext:value-type="float">
            <text:p>3.60490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4</text:p>
          </table:table-cell>
          <table:table-cell office:value-type="float" office:value="1.30945" calcext:value-type="float">
            <text:p>1.30945</text:p>
          </table:table-cell>
          <table:table-cell office:value-type="float" office:value="0.530518" calcext:value-type="float">
            <text:p>0.530518</text:p>
          </table:table-cell>
          <table:table-cell office:value-type="float" office:value="0" calcext:value-type="float">
            <text:p>0</text:p>
          </table:table-cell>
          <table:table-cell office:value-type="float" office:value="15417346" calcext:value-type="float">
            <text:p>15417346</text:p>
          </table:table-cell>
          <table:table-cell office:value-type="float" office:value="109" calcext:value-type="float">
            <text:p>109</text:p>
          </table:table-cell>
          <table:table-cell table:formula="of:=[.C112]+[.D112]" office:value-type="float" office:value="1.839968" calcext:value-type="float">
            <text:p>1.83996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5</text:p>
          </table:table-cell>
          <table:table-cell office:value-type="float" office:value="0.625295" calcext:value-type="float">
            <text:p>0.625295</text:p>
          </table:table-cell>
          <table:table-cell office:value-type="float" office:value="0.063056" calcext:value-type="float">
            <text:p>0.063056</text:p>
          </table:table-cell>
          <table:table-cell office:value-type="float" office:value="0" calcext:value-type="float">
            <text:p>0</text:p>
          </table:table-cell>
          <table:table-cell office:value-type="float" office:value="6466766" calcext:value-type="float">
            <text:p>6466766</text:p>
          </table:table-cell>
          <table:table-cell office:value-type="float" office:value="114" calcext:value-type="float">
            <text:p>114</text:p>
          </table:table-cell>
          <table:table-cell table:formula="of:=[.C113]+[.D113]" office:value-type="float" office:value="0.688351" calcext:value-type="float">
            <text:p>0.68835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6</text:p>
          </table:table-cell>
          <table:table-cell office:value-type="float" office:value="0.513856" calcext:value-type="float">
            <text:p>0.513856</text:p>
          </table:table-cell>
          <table:table-cell office:value-type="float" office:value="0.092259" calcext:value-type="float">
            <text:p>0.092259</text:p>
          </table:table-cell>
          <table:table-cell office:value-type="float" office:value="0" calcext:value-type="float">
            <text:p>0</text:p>
          </table:table-cell>
          <table:table-cell office:value-type="float" office:value="6211998" calcext:value-type="float">
            <text:p>6211998</text:p>
          </table:table-cell>
          <table:table-cell office:value-type="float" office:value="119" calcext:value-type="float">
            <text:p>119</text:p>
          </table:table-cell>
          <table:table-cell table:formula="of:=[.C114]+[.D114]" office:value-type="float" office:value="0.606115" calcext:value-type="float">
            <text:p>0.60611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7</text:p>
          </table:table-cell>
          <table:table-cell office:value-type="float" office:value="0.579098" calcext:value-type="float">
            <text:p>0.579098</text:p>
          </table:table-cell>
          <table:table-cell office:value-type="float" office:value="0.130073" calcext:value-type="float">
            <text:p>0.130073</text:p>
          </table:table-cell>
          <table:table-cell office:value-type="float" office:value="0" calcext:value-type="float">
            <text:p>0</text:p>
          </table:table-cell>
          <table:table-cell office:value-type="float" office:value="9654949" calcext:value-type="float">
            <text:p>9654949</text:p>
          </table:table-cell>
          <table:table-cell office:value-type="float" office:value="119" calcext:value-type="float">
            <text:p>119</text:p>
          </table:table-cell>
          <table:table-cell table:formula="of:=[.C115]+[.D115]" office:value-type="float" office:value="0.709171" calcext:value-type="float">
            <text:p>0.70917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8</text:p>
          </table:table-cell>
          <table:table-cell office:value-type="float" office:value="0.67152" calcext:value-type="float">
            <text:p>0.67152</text:p>
          </table:table-cell>
          <table:table-cell office:value-type="float" office:value="0.238678" calcext:value-type="float">
            <text:p>0.238678</text:p>
          </table:table-cell>
          <table:table-cell office:value-type="float" office:value="0" calcext:value-type="float">
            <text:p>0</text:p>
          </table:table-cell>
          <table:table-cell office:value-type="float" office:value="16905794" calcext:value-type="float">
            <text:p>16905794</text:p>
          </table:table-cell>
          <table:table-cell office:value-type="float" office:value="119" calcext:value-type="float">
            <text:p>119</text:p>
          </table:table-cell>
          <table:table-cell table:formula="of:=[.C116]+[.D116]" office:value-type="float" office:value="0.910198" calcext:value-type="float">
            <text:p>0.91019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09</text:p>
          </table:table-cell>
          <table:table-cell office:value-type="float" office:value="0.467337" calcext:value-type="float">
            <text:p>0.467337</text:p>
          </table:table-cell>
          <table:table-cell office:value-type="float" office:value="0.143934" calcext:value-type="float">
            <text:p>0.143934</text:p>
          </table:table-cell>
          <table:table-cell office:value-type="float" office:value="0" calcext:value-type="float">
            <text:p>0</text:p>
          </table:table-cell>
          <table:table-cell office:value-type="float" office:value="10027285" calcext:value-type="float">
            <text:p>10027285</text:p>
          </table:table-cell>
          <table:table-cell office:value-type="float" office:value="119" calcext:value-type="float">
            <text:p>119</text:p>
          </table:table-cell>
          <table:table-cell table:formula="of:=[.C117]+[.D117]" office:value-type="float" office:value="0.611271" calcext:value-type="float">
            <text:p>0.61127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0</text:p>
          </table:table-cell>
          <table:table-cell office:value-type="float" office:value="0.468821" calcext:value-type="float">
            <text:p>0.468821</text:p>
          </table:table-cell>
          <table:table-cell office:value-type="float" office:value="0.050812" calcext:value-type="float">
            <text:p>0.050812</text:p>
          </table:table-cell>
          <table:table-cell office:value-type="float" office:value="0" calcext:value-type="float">
            <text:p>0</text:p>
          </table:table-cell>
          <table:table-cell office:value-type="float" office:value="4719409" calcext:value-type="float">
            <text:p>4719409</text:p>
          </table:table-cell>
          <table:table-cell office:value-type="float" office:value="119" calcext:value-type="float">
            <text:p>119</text:p>
          </table:table-cell>
          <table:table-cell table:formula="of:=[.C118]+[.D118]" office:value-type="float" office:value="0.519633" calcext:value-type="float">
            <text:p>0.51963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1</text:p>
          </table:table-cell>
          <table:table-cell office:value-type="float" office:value="0.553758" calcext:value-type="float">
            <text:p>0.553758</text:p>
          </table:table-cell>
          <table:table-cell office:value-type="float" office:value="0.114848" calcext:value-type="float">
            <text:p>0.114848</text:p>
          </table:table-cell>
          <table:table-cell office:value-type="float" office:value="0" calcext:value-type="float">
            <text:p>0</text:p>
          </table:table-cell>
          <table:table-cell office:value-type="float" office:value="8969303" calcext:value-type="float">
            <text:p>8969303</text:p>
          </table:table-cell>
          <table:table-cell office:value-type="float" office:value="119" calcext:value-type="float">
            <text:p>119</text:p>
          </table:table-cell>
          <table:table-cell table:formula="of:=[.C119]+[.D119]" office:value-type="float" office:value="0.668606" calcext:value-type="float">
            <text:p>0.66860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2</text:p>
          </table:table-cell>
          <table:table-cell office:value-type="float" office:value="1.147569" calcext:value-type="float">
            <text:p>1.147569</text:p>
          </table:table-cell>
          <table:table-cell office:value-type="float" office:value="0.313552" calcext:value-type="float">
            <text:p>0.313552</text:p>
          </table:table-cell>
          <table:table-cell office:value-type="float" office:value="0" calcext:value-type="float">
            <text:p>0</text:p>
          </table:table-cell>
          <table:table-cell office:value-type="float" office:value="21344694" calcext:value-type="float">
            <text:p>21344694</text:p>
          </table:table-cell>
          <table:table-cell office:value-type="float" office:value="119" calcext:value-type="float">
            <text:p>119</text:p>
          </table:table-cell>
          <table:table-cell table:formula="of:=[.C120]+[.D120]" office:value-type="float" office:value="1.461121" calcext:value-type="float">
            <text:p>1.461121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3</text:p>
          </table:table-cell>
          <table:table-cell office:value-type="float" office:value="1.074243" calcext:value-type="float">
            <text:p>1.074243</text:p>
          </table:table-cell>
          <table:table-cell office:value-type="float" office:value="0.17542" calcext:value-type="float">
            <text:p>0.17542</text:p>
          </table:table-cell>
          <table:table-cell office:value-type="float" office:value="0" calcext:value-type="float">
            <text:p>0</text:p>
          </table:table-cell>
          <table:table-cell office:value-type="float" office:value="13238378" calcext:value-type="float">
            <text:p>13238378</text:p>
          </table:table-cell>
          <table:table-cell office:value-type="float" office:value="119" calcext:value-type="float">
            <text:p>119</text:p>
          </table:table-cell>
          <table:table-cell table:formula="of:=[.C121]+[.D121]" office:value-type="float" office:value="1.249663" calcext:value-type="float">
            <text:p>1.249663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4</text:p>
          </table:table-cell>
          <table:table-cell office:value-type="float" office:value="0.396401" calcext:value-type="float">
            <text:p>0.396401</text:p>
          </table:table-cell>
          <table:table-cell office:value-type="float" office:value="0.109297" calcext:value-type="float">
            <text:p>0.109297</text:p>
          </table:table-cell>
          <table:table-cell office:value-type="float" office:value="0" calcext:value-type="float">
            <text:p>0</text:p>
          </table:table-cell>
          <table:table-cell office:value-type="float" office:value="9518538" calcext:value-type="float">
            <text:p>9518538</text:p>
          </table:table-cell>
          <table:table-cell office:value-type="float" office:value="119" calcext:value-type="float">
            <text:p>119</text:p>
          </table:table-cell>
          <table:table-cell table:formula="of:=[.C122]+[.D122]" office:value-type="float" office:value="0.505698" calcext:value-type="float">
            <text:p>0.50569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5</text:p>
          </table:table-cell>
          <table:table-cell office:value-type="float" office:value="0.548985" calcext:value-type="float">
            <text:p>0.548985</text:p>
          </table:table-cell>
          <table:table-cell office:value-type="float" office:value="0.188573" calcext:value-type="float">
            <text:p>0.188573</text:p>
          </table:table-cell>
          <table:table-cell office:value-type="float" office:value="0" calcext:value-type="float">
            <text:p>0</text:p>
          </table:table-cell>
          <table:table-cell office:value-type="float" office:value="11714089" calcext:value-type="float">
            <text:p>11714089</text:p>
          </table:table-cell>
          <table:table-cell office:value-type="float" office:value="125" calcext:value-type="float">
            <text:p>125</text:p>
          </table:table-cell>
          <table:table-cell table:formula="of:=[.C123]+[.D123]" office:value-type="float" office:value="0.737558" calcext:value-type="float">
            <text:p>0.73755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6</text:p>
          </table:table-cell>
          <table:table-cell office:value-type="float" office:value="0.850097" calcext:value-type="float">
            <text:p>0.850097</text:p>
          </table:table-cell>
          <table:table-cell office:value-type="float" office:value="0.232575" calcext:value-type="float">
            <text:p>0.232575</text:p>
          </table:table-cell>
          <table:table-cell office:value-type="float" office:value="0" calcext:value-type="float">
            <text:p>0</text:p>
          </table:table-cell>
          <table:table-cell office:value-type="float" office:value="9718014" calcext:value-type="float">
            <text:p>9718014</text:p>
          </table:table-cell>
          <table:table-cell office:value-type="float" office:value="129" calcext:value-type="float">
            <text:p>129</text:p>
          </table:table-cell>
          <table:table-cell table:formula="of:=[.C124]+[.D124]" office:value-type="float" office:value="1.082672" calcext:value-type="float">
            <text:p>1.082672</text:p>
          </table:table-cell>
        </table:table-row>
        <table:table-row table:style-name="ro1" table:visibility="collapse">
          <table:table-cell office:value-type="string" calcext:value-type="string">
            <text:p>2017-09-04</text:p>
          </table:table-cell>
          <table:table-cell office:value-type="string" calcext:value-type="string">
            <text:p>15:46:17</text:p>
          </table:table-cell>
          <table:table-cell office:value-type="float" office:value="3.858739" calcext:value-type="float">
            <text:p>3.858739</text:p>
          </table:table-cell>
          <table:table-cell office:value-type="float" office:value="0.599925" calcext:value-type="float">
            <text:p>0.599925</text:p>
          </table:table-cell>
          <table:table-cell office:value-type="float" office:value="0" calcext:value-type="float">
            <text:p>0</text:p>
          </table:table-cell>
          <table:table-cell office:value-type="float" office:value="27956753" calcext:value-type="float">
            <text:p>27956753</text:p>
          </table:table-cell>
          <table:table-cell office:value-type="float" office:value="129" calcext:value-type="float">
            <text:p>129</text:p>
          </table:table-cell>
          <table:table-cell table:formula="of:=[.C125]+[.D125]" office:value-type="float" office:value="4.458664" calcext:value-type="float">
            <text:p>4.45866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8</text:p>
          </table:table-cell>
          <table:table-cell office:value-type="float" office:value="1.106883" calcext:value-type="float">
            <text:p>1.106883</text:p>
          </table:table-cell>
          <table:table-cell office:value-type="float" office:value="0.270786" calcext:value-type="float">
            <text:p>0.270786</text:p>
          </table:table-cell>
          <table:table-cell office:value-type="float" office:value="0" calcext:value-type="float">
            <text:p>0</text:p>
          </table:table-cell>
          <table:table-cell office:value-type="float" office:value="12256960" calcext:value-type="float">
            <text:p>12256960</text:p>
          </table:table-cell>
          <table:table-cell office:value-type="float" office:value="129" calcext:value-type="float">
            <text:p>129</text:p>
          </table:table-cell>
          <table:table-cell table:formula="of:=[.C126]+[.D126]" office:value-type="float" office:value="1.377669" calcext:value-type="float">
            <text:p>1.377669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19</text:p>
          </table:table-cell>
          <table:table-cell office:value-type="float" office:value="1.090028" calcext:value-type="float">
            <text:p>1.090028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" calcext:value-type="float">
            <text:p>0</text:p>
          </table:table-cell>
          <table:table-cell office:value-type="float" office:value="16632188" calcext:value-type="float">
            <text:p>16632188</text:p>
          </table:table-cell>
          <table:table-cell office:value-type="float" office:value="129" calcext:value-type="float">
            <text:p>129</text:p>
          </table:table-cell>
          <table:table-cell table:formula="of:=[.C127]+[.D127]" office:value-type="float" office:value="1.468406" calcext:value-type="float">
            <text:p>1.468406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0</text:p>
          </table:table-cell>
          <table:table-cell office:value-type="float" office:value="2.195226" calcext:value-type="float">
            <text:p>2.195226</text:p>
          </table:table-cell>
          <table:table-cell office:value-type="float" office:value="0.638179" calcext:value-type="float">
            <text:p>0.638179</text:p>
          </table:table-cell>
          <table:table-cell office:value-type="float" office:value="0" calcext:value-type="float">
            <text:p>0</text:p>
          </table:table-cell>
          <table:table-cell office:value-type="float" office:value="21778122" calcext:value-type="float">
            <text:p>21778122</text:p>
          </table:table-cell>
          <table:table-cell office:value-type="float" office:value="129" calcext:value-type="float">
            <text:p>129</text:p>
          </table:table-cell>
          <table:table-cell table:formula="of:=[.C128]+[.D128]" office:value-type="float" office:value="2.833405" calcext:value-type="float">
            <text:p>2.833405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1</text:p>
          </table:table-cell>
          <table:table-cell office:value-type="float" office:value="0.513783" calcext:value-type="float">
            <text:p>0.513783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0" calcext:value-type="float">
            <text:p>0</text:p>
          </table:table-cell>
          <table:table-cell office:value-type="float" office:value="7361965" calcext:value-type="float">
            <text:p>7361965</text:p>
          </table:table-cell>
          <table:table-cell office:value-type="float" office:value="129" calcext:value-type="float">
            <text:p>129</text:p>
          </table:table-cell>
          <table:table-cell table:formula="of:=[.C129]+[.D129]" office:value-type="float" office:value="0.663618" calcext:value-type="float">
            <text:p>0.663618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2</text:p>
          </table:table-cell>
          <table:table-cell office:value-type="float" office:value="1.847147" calcext:value-type="float">
            <text:p>1.847147</text:p>
          </table:table-cell>
          <table:table-cell office:value-type="float" office:value="0.499107" calcext:value-type="float">
            <text:p>0.499107</text:p>
          </table:table-cell>
          <table:table-cell office:value-type="float" office:value="0" calcext:value-type="float">
            <text:p>0</text:p>
          </table:table-cell>
          <table:table-cell office:value-type="float" office:value="15018236" calcext:value-type="float">
            <text:p>15018236</text:p>
          </table:table-cell>
          <table:table-cell office:value-type="float" office:value="129" calcext:value-type="float">
            <text:p>129</text:p>
          </table:table-cell>
          <table:table-cell table:formula="of:=[.C130]+[.D130]" office:value-type="float" office:value="2.346254" calcext:value-type="float">
            <text:p>2.346254</text:p>
          </table:table-cell>
        </table:table-row>
        <table:table-row table:style-name="ro1" table:visibility="collapse">
          <table:table-cell office:value-type="string" calcext:value-type="string">
            <text:p>2017-09-04</text:p>
          </table:table-cell>
          <table:table-cell office:value-type="string" calcext:value-type="string">
            <text:p>15:46:23</text:p>
          </table:table-cell>
          <table:table-cell office:value-type="float" office:value="4.654021" calcext:value-type="float">
            <text:p>4.654021</text:p>
          </table:table-cell>
          <table:table-cell office:value-type="float" office:value="0.949389" calcext:value-type="float">
            <text:p>0.949389</text:p>
          </table:table-cell>
          <table:table-cell office:value-type="float" office:value="0" calcext:value-type="float">
            <text:p>0</text:p>
          </table:table-cell>
          <table:table-cell office:value-type="float" office:value="23832146" calcext:value-type="float">
            <text:p>23832146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 table:visibility="collapse">
          <table:table-cell office:value-type="string" calcext:value-type="string">
            <text:p>2017-09-04</text:p>
          </table:table-cell>
          <table:table-cell office:value-type="string" calcext:value-type="string">
            <text:p>15:46:24</text:p>
          </table:table-cell>
          <table:table-cell office:value-type="float" office:value="6.663374" calcext:value-type="float">
            <text:p>6.663374</text:p>
          </table:table-cell>
          <table:table-cell office:value-type="float" office:value="1.205323" calcext:value-type="float">
            <text:p>1.205323</text:p>
          </table:table-cell>
          <table:table-cell office:value-type="float" office:value="0" calcext:value-type="float">
            <text:p>0</text:p>
          </table:table-cell>
          <table:table-cell office:value-type="float" office:value="19074191" calcext:value-type="float">
            <text:p>1907419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5</text:p>
          </table:table-cell>
          <table:table-cell office:value-type="float" office:value="10.844106" calcext:value-type="float">
            <text:p>10.844106</text:p>
          </table:table-cell>
          <table:table-cell office:value-type="float" office:value="0.254874" calcext:value-type="float">
            <text:p>0.254874</text:p>
          </table:table-cell>
          <table:table-cell office:value-type="float" office:value="0" calcext:value-type="float">
            <text:p>0</text:p>
          </table:table-cell>
          <table:table-cell office:value-type="float" office:value="9268903" calcext:value-type="float">
            <text:p>926890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6</text:p>
          </table:table-cell>
          <table:table-cell office:value-type="float" office:value="1.464678" calcext:value-type="float">
            <text:p>1.464678</text:p>
          </table:table-cell>
          <table:table-cell office:value-type="float" office:value="0.332798" calcext:value-type="float">
            <text:p>0.332798</text:p>
          </table:table-cell>
          <table:table-cell office:value-type="float" office:value="0" calcext:value-type="float">
            <text:p>0</text:p>
          </table:table-cell>
          <table:table-cell office:value-type="float" office:value="11746596" calcext:value-type="float">
            <text:p>11746596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7</text:p>
          </table:table-cell>
          <table:table-cell office:value-type="float" office:value="0.565507" calcext:value-type="float">
            <text:p>0.565507</text:p>
          </table:table-cell>
          <table:table-cell office:value-type="float" office:value="0.143346" calcext:value-type="float">
            <text:p>0.143346</text:p>
          </table:table-cell>
          <table:table-cell office:value-type="float" office:value="0" calcext:value-type="float">
            <text:p>0</text:p>
          </table:table-cell>
          <table:table-cell office:value-type="float" office:value="10055486" calcext:value-type="float">
            <text:p>10055486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8</text:p>
          </table:table-cell>
          <table:table-cell office:value-type="float" office:value="3.064005" calcext:value-type="float">
            <text:p>3.064005</text:p>
          </table:table-cell>
          <table:table-cell office:value-type="float" office:value="0.736469" calcext:value-type="float">
            <text:p>0.736469</text:p>
          </table:table-cell>
          <table:table-cell office:value-type="float" office:value="0" calcext:value-type="float">
            <text:p>0</text:p>
          </table:table-cell>
          <table:table-cell office:value-type="float" office:value="19858822" calcext:value-type="float">
            <text:p>1985882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29</text:p>
          </table:table-cell>
          <table:table-cell office:value-type="float" office:value="3.190094" calcext:value-type="float">
            <text:p>3.190094</text:p>
          </table:table-cell>
          <table:table-cell office:value-type="float" office:value="1.281026" calcext:value-type="float">
            <text:p>1.281026</text:p>
          </table:table-cell>
          <table:table-cell office:value-type="float" office:value="0" calcext:value-type="float">
            <text:p>0</text:p>
          </table:table-cell>
          <table:table-cell office:value-type="float" office:value="25722421" calcext:value-type="float">
            <text:p>25722421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0</text:p>
          </table:table-cell>
          <table:table-cell office:value-type="float" office:value="0.519897" calcext:value-type="float">
            <text:p>0.519897</text:p>
          </table:table-cell>
          <table:table-cell office:value-type="float" office:value="0.230053" calcext:value-type="float">
            <text:p>0.230053</text:p>
          </table:table-cell>
          <table:table-cell office:value-type="float" office:value="0" calcext:value-type="float">
            <text:p>0</text:p>
          </table:table-cell>
          <table:table-cell office:value-type="float" office:value="9971943" calcext:value-type="float">
            <text:p>9971943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1</text:p>
          </table:table-cell>
          <table:table-cell office:value-type="float" office:value="1.560952" calcext:value-type="float">
            <text:p>1.560952</text:p>
          </table:table-cell>
          <table:table-cell office:value-type="float" office:value="0.532948" calcext:value-type="float">
            <text:p>0.532948</text:p>
          </table:table-cell>
          <table:table-cell office:value-type="float" office:value="0" calcext:value-type="float">
            <text:p>0</text:p>
          </table:table-cell>
          <table:table-cell office:value-type="float" office:value="17325914" calcext:value-type="float">
            <text:p>17325914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2</text:p>
          </table:table-cell>
          <table:table-cell office:value-type="float" office:value="9.567195" calcext:value-type="float">
            <text:p>9.567195</text:p>
          </table:table-cell>
          <table:table-cell office:value-type="float" office:value="1.229014" calcext:value-type="float">
            <text:p>1.229014</text:p>
          </table:table-cell>
          <table:table-cell office:value-type="float" office:value="0" calcext:value-type="float">
            <text:p>0</text:p>
          </table:table-cell>
          <table:table-cell office:value-type="float" office:value="24105992" calcext:value-type="float">
            <text:p>24105992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3</text:p>
          </table:table-cell>
          <table:table-cell office:value-type="float" office:value="7.149447" calcext:value-type="float">
            <text:p>7.149447</text:p>
          </table:table-cell>
          <table:table-cell office:value-type="float" office:value="1.399514" calcext:value-type="float">
            <text:p>1.399514</text:p>
          </table:table-cell>
          <table:table-cell office:value-type="float" office:value="0" calcext:value-type="float">
            <text:p>0</text:p>
          </table:table-cell>
          <table:table-cell office:value-type="float" office:value="24411839" calcext:value-type="float">
            <text:p>2441183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4</text:p>
          </table:table-cell>
          <table:table-cell office:value-type="float" office:value="1.450819" calcext:value-type="float">
            <text:p>1.450819</text:p>
          </table:table-cell>
          <table:table-cell office:value-type="float" office:value="0.915265" calcext:value-type="float">
            <text:p>0.915265</text:p>
          </table:table-cell>
          <table:table-cell office:value-type="float" office:value="0" calcext:value-type="float">
            <text:p>0</text:p>
          </table:table-cell>
          <table:table-cell office:value-type="float" office:value="14398036" calcext:value-type="float">
            <text:p>14398036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5</text:p>
          </table:table-cell>
          <table:table-cell office:value-type="float" office:value="0.952097" calcext:value-type="float">
            <text:p>0.952097</text:p>
          </table:table-cell>
          <table:table-cell office:value-type="float" office:value="0.206127" calcext:value-type="float">
            <text:p>0.206127</text:p>
          </table:table-cell>
          <table:table-cell office:value-type="float" office:value="0" calcext:value-type="float">
            <text:p>0</text:p>
          </table:table-cell>
          <table:table-cell office:value-type="float" office:value="13762492" calcext:value-type="float">
            <text:p>13762492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6</text:p>
          </table:table-cell>
          <table:table-cell office:value-type="float" office:value="2.563833" calcext:value-type="float">
            <text:p>2.563833</text:p>
          </table:table-cell>
          <table:table-cell office:value-type="float" office:value="0.768486" calcext:value-type="float">
            <text:p>0.768486</text:p>
          </table:table-cell>
          <table:table-cell office:value-type="float" office:value="0" calcext:value-type="float">
            <text:p>0</text:p>
          </table:table-cell>
          <table:table-cell office:value-type="float" office:value="18546708" calcext:value-type="float">
            <text:p>18546708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7</text:p>
          </table:table-cell>
          <table:table-cell office:value-type="float" office:value="4.743265" calcext:value-type="float">
            <text:p>4.743265</text:p>
          </table:table-cell>
          <table:table-cell office:value-type="float" office:value="2.047344" calcext:value-type="float">
            <text:p>2.047344</text:p>
          </table:table-cell>
          <table:table-cell office:value-type="float" office:value="0" calcext:value-type="float">
            <text:p>0</text:p>
          </table:table-cell>
          <table:table-cell office:value-type="float" office:value="30660847" calcext:value-type="float">
            <text:p>3066084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8</text:p>
          </table:table-cell>
          <table:table-cell office:value-type="float" office:value="11.991677" calcext:value-type="float">
            <text:p>11.991677</text:p>
          </table:table-cell>
          <table:table-cell office:value-type="float" office:value="3.263142" calcext:value-type="float">
            <text:p>3.263142</text:p>
          </table:table-cell>
          <table:table-cell office:value-type="float" office:value="0" calcext:value-type="float">
            <text:p>0</text:p>
          </table:table-cell>
          <table:table-cell office:value-type="float" office:value="36984947" calcext:value-type="float">
            <text:p>3698494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39</text:p>
          </table:table-cell>
          <table:table-cell office:value-type="float" office:value="40.442083" calcext:value-type="float">
            <text:p>40.442083</text:p>
          </table:table-cell>
          <table:table-cell office:value-type="float" office:value="3.158985" calcext:value-type="float">
            <text:p>3.158985</text:p>
          </table:table-cell>
          <table:table-cell office:value-type="float" office:value="0" calcext:value-type="float">
            <text:p>0</text:p>
          </table:table-cell>
          <table:table-cell office:value-type="float" office:value="21391012" calcext:value-type="float">
            <text:p>2139101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0</text:p>
          </table:table-cell>
          <table:table-cell office:value-type="float" office:value="12.191842" calcext:value-type="float">
            <text:p>12.191842</text:p>
          </table:table-cell>
          <table:table-cell office:value-type="float" office:value="1.573554" calcext:value-type="float">
            <text:p>1.573554</text:p>
          </table:table-cell>
          <table:table-cell office:value-type="float" office:value="0" calcext:value-type="float">
            <text:p>0</text:p>
          </table:table-cell>
          <table:table-cell office:value-type="float" office:value="22346729" calcext:value-type="float">
            <text:p>2234672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1</text:p>
          </table:table-cell>
          <table:table-cell office:value-type="float" office:value="0.990534" calcext:value-type="float">
            <text:p>0.990534</text:p>
          </table:table-cell>
          <table:table-cell office:value-type="float" office:value="0.296053" calcext:value-type="float">
            <text:p>0.296053</text:p>
          </table:table-cell>
          <table:table-cell office:value-type="float" office:value="0" calcext:value-type="float">
            <text:p>0</text:p>
          </table:table-cell>
          <table:table-cell office:value-type="float" office:value="9078439" calcext:value-type="float">
            <text:p>9078439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2</text:p>
          </table:table-cell>
          <table:table-cell office:value-type="float" office:value="5.200008" calcext:value-type="float">
            <text:p>5.200008</text:p>
          </table:table-cell>
          <table:table-cell office:value-type="float" office:value="0.991369" calcext:value-type="float">
            <text:p>0.991369</text:p>
          </table:table-cell>
          <table:table-cell office:value-type="float" office:value="0" calcext:value-type="float">
            <text:p>0</text:p>
          </table:table-cell>
          <table:table-cell office:value-type="float" office:value="29593321" calcext:value-type="float">
            <text:p>2959332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3</text:p>
          </table:table-cell>
          <table:table-cell office:value-type="float" office:value="11.169414" calcext:value-type="float">
            <text:p>11.169414</text:p>
          </table:table-cell>
          <table:table-cell office:value-type="float" office:value="2.316308" calcext:value-type="float">
            <text:p>2.316308</text:p>
          </table:table-cell>
          <table:table-cell office:value-type="float" office:value="0" calcext:value-type="float">
            <text:p>0</text:p>
          </table:table-cell>
          <table:table-cell office:value-type="float" office:value="33635361" calcext:value-type="float">
            <text:p>33635361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4</text:p>
          </table:table-cell>
          <table:table-cell office:value-type="float" office:value="13.571048" calcext:value-type="float">
            <text:p>13.571048</text:p>
          </table:table-cell>
          <table:table-cell office:value-type="float" office:value="1.695302" calcext:value-type="float">
            <text:p>1.695302</text:p>
          </table:table-cell>
          <table:table-cell office:value-type="float" office:value="0" calcext:value-type="float">
            <text:p>0</text:p>
          </table:table-cell>
          <table:table-cell office:value-type="float" office:value="24925512" calcext:value-type="float">
            <text:p>2492551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5</text:p>
          </table:table-cell>
          <table:table-cell office:value-type="float" office:value="1.688984" calcext:value-type="float">
            <text:p>1.688984</text:p>
          </table:table-cell>
          <table:table-cell office:value-type="float" office:value="0.34498" calcext:value-type="float">
            <text:p>0.34498</text:p>
          </table:table-cell>
          <table:table-cell office:value-type="float" office:value="0" calcext:value-type="float">
            <text:p>0</text:p>
          </table:table-cell>
          <table:table-cell office:value-type="float" office:value="21880234" calcext:value-type="float">
            <text:p>2188023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6</text:p>
          </table:table-cell>
          <table:table-cell office:value-type="float" office:value="4.282536" calcext:value-type="float">
            <text:p>4.282536</text:p>
          </table:table-cell>
          <table:table-cell office:value-type="float" office:value="0.985662" calcext:value-type="float">
            <text:p>0.985662</text:p>
          </table:table-cell>
          <table:table-cell office:value-type="float" office:value="0" calcext:value-type="float">
            <text:p>0</text:p>
          </table:table-cell>
          <table:table-cell office:value-type="float" office:value="36132541" calcext:value-type="float">
            <text:p>3613254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7</text:p>
          </table:table-cell>
          <table:table-cell office:value-type="float" office:value="7.973007" calcext:value-type="float">
            <text:p>7.973007</text:p>
          </table:table-cell>
          <table:table-cell office:value-type="float" office:value="1.20687" calcext:value-type="float">
            <text:p>1.20687</text:p>
          </table:table-cell>
          <table:table-cell office:value-type="float" office:value="0" calcext:value-type="float">
            <text:p>0</text:p>
          </table:table-cell>
          <table:table-cell office:value-type="float" office:value="32598865" calcext:value-type="float">
            <text:p>32598865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8</text:p>
          </table:table-cell>
          <table:table-cell office:value-type="float" office:value="4.409565" calcext:value-type="float">
            <text:p>4.409565</text:p>
          </table:table-cell>
          <table:table-cell office:value-type="float" office:value="0.93887" calcext:value-type="float">
            <text:p>0.93887</text:p>
          </table:table-cell>
          <table:table-cell office:value-type="float" office:value="0" calcext:value-type="float">
            <text:p>0</text:p>
          </table:table-cell>
          <table:table-cell office:value-type="float" office:value="25380368" calcext:value-type="float">
            <text:p>25380368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49</text:p>
          </table:table-cell>
          <table:table-cell office:value-type="float" office:value="3.791003" calcext:value-type="float">
            <text:p>3.791003</text:p>
          </table:table-cell>
          <table:table-cell office:value-type="float" office:value="0.67332" calcext:value-type="float">
            <text:p>0.67332</text:p>
          </table:table-cell>
          <table:table-cell office:value-type="float" office:value="0" calcext:value-type="float">
            <text:p>0</text:p>
          </table:table-cell>
          <table:table-cell office:value-type="float" office:value="17285021" calcext:value-type="float">
            <text:p>1728502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0</text:p>
          </table:table-cell>
          <table:table-cell office:value-type="float" office:value="1.850405" calcext:value-type="float">
            <text:p>1.850405</text:p>
          </table:table-cell>
          <table:table-cell office:value-type="float" office:value="0.613215" calcext:value-type="float">
            <text:p>0.613215</text:p>
          </table:table-cell>
          <table:table-cell office:value-type="float" office:value="0" calcext:value-type="float">
            <text:p>0</text:p>
          </table:table-cell>
          <table:table-cell office:value-type="float" office:value="18106880" calcext:value-type="float">
            <text:p>18106880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1</text:p>
          </table:table-cell>
          <table:table-cell office:value-type="float" office:value="0.966305" calcext:value-type="float">
            <text:p>0.966305</text:p>
          </table:table-cell>
          <table:table-cell office:value-type="float" office:value="0.465203" calcext:value-type="float">
            <text:p>0.465203</text:p>
          </table:table-cell>
          <table:table-cell office:value-type="float" office:value="0" calcext:value-type="float">
            <text:p>0</text:p>
          </table:table-cell>
          <table:table-cell office:value-type="float" office:value="15760898" calcext:value-type="float">
            <text:p>15760898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2</text:p>
          </table:table-cell>
          <table:table-cell office:value-type="float" office:value="1.693884" calcext:value-type="float">
            <text:p>1.693884</text:p>
          </table:table-cell>
          <table:table-cell office:value-type="float" office:value="0.855922" calcext:value-type="float">
            <text:p>0.855922</text:p>
          </table:table-cell>
          <table:table-cell office:value-type="float" office:value="0" calcext:value-type="float">
            <text:p>0</text:p>
          </table:table-cell>
          <table:table-cell office:value-type="float" office:value="26038244" calcext:value-type="float">
            <text:p>26038244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3</text:p>
          </table:table-cell>
          <table:table-cell office:value-type="float" office:value="3.325663" calcext:value-type="float">
            <text:p>3.325663</text:p>
          </table:table-cell>
          <table:table-cell office:value-type="float" office:value="0.528493" calcext:value-type="float">
            <text:p>0.528493</text:p>
          </table:table-cell>
          <table:table-cell office:value-type="float" office:value="0" calcext:value-type="float">
            <text:p>0</text:p>
          </table:table-cell>
          <table:table-cell office:value-type="float" office:value="19812062" calcext:value-type="float">
            <text:p>19812062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4</text:p>
          </table:table-cell>
          <table:table-cell office:value-type="float" office:value="0.943049" calcext:value-type="float">
            <text:p>0.943049</text:p>
          </table:table-cell>
          <table:table-cell office:value-type="float" office:value="0.260607" calcext:value-type="float">
            <text:p>0.260607</text:p>
          </table:table-cell>
          <table:table-cell office:value-type="float" office:value="0" calcext:value-type="float">
            <text:p>0</text:p>
          </table:table-cell>
          <table:table-cell office:value-type="float" office:value="11610133" calcext:value-type="float">
            <text:p>11610133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5</text:p>
          </table:table-cell>
          <table:table-cell office:value-type="float" office:value="2.621176" calcext:value-type="float">
            <text:p>2.621176</text:p>
          </table:table-cell>
          <table:table-cell office:value-type="float" office:value="1.199113" calcext:value-type="float">
            <text:p>1.199113</text:p>
          </table:table-cell>
          <table:table-cell office:value-type="float" office:value="0" calcext:value-type="float">
            <text:p>0</text:p>
          </table:table-cell>
          <table:table-cell office:value-type="float" office:value="17788167" calcext:value-type="float">
            <text:p>1778816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6</text:p>
          </table:table-cell>
          <table:table-cell office:value-type="float" office:value="5.929177" calcext:value-type="float">
            <text:p>5.929177</text:p>
          </table:table-cell>
          <table:table-cell office:value-type="float" office:value="1.082285" calcext:value-type="float">
            <text:p>1.082285</text:p>
          </table:table-cell>
          <table:table-cell office:value-type="float" office:value="0" calcext:value-type="float">
            <text:p>0</text:p>
          </table:table-cell>
          <table:table-cell office:value-type="float" office:value="27575515" calcext:value-type="float">
            <text:p>2757551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7</text:p>
          </table:table-cell>
          <table:table-cell office:value-type="float" office:value="1.54827" calcext:value-type="float">
            <text:p>1.54827</text:p>
          </table:table-cell>
          <table:table-cell office:value-type="float" office:value="0.443995" calcext:value-type="float">
            <text:p>0.443995</text:p>
          </table:table-cell>
          <table:table-cell office:value-type="float" office:value="0" calcext:value-type="float">
            <text:p>0</text:p>
          </table:table-cell>
          <table:table-cell office:value-type="float" office:value="18852033" calcext:value-type="float">
            <text:p>18852033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8</text:p>
          </table:table-cell>
          <table:table-cell office:value-type="float" office:value="3.209058" calcext:value-type="float">
            <text:p>3.209058</text:p>
          </table:table-cell>
          <table:table-cell office:value-type="float" office:value="1.006814" calcext:value-type="float">
            <text:p>1.006814</text:p>
          </table:table-cell>
          <table:table-cell office:value-type="float" office:value="0" calcext:value-type="float">
            <text:p>0</text:p>
          </table:table-cell>
          <table:table-cell office:value-type="float" office:value="18051002" calcext:value-type="float">
            <text:p>1805100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6:59</text:p>
          </table:table-cell>
          <table:table-cell office:value-type="float" office:value="0.839225" calcext:value-type="float">
            <text:p>0.839225</text:p>
          </table:table-cell>
          <table:table-cell office:value-type="float" office:value="0.295439" calcext:value-type="float">
            <text:p>0.295439</text:p>
          </table:table-cell>
          <table:table-cell office:value-type="float" office:value="0" calcext:value-type="float">
            <text:p>0</text:p>
          </table:table-cell>
          <table:table-cell office:value-type="float" office:value="12677413" calcext:value-type="float">
            <text:p>12677413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0</text:p>
          </table:table-cell>
          <table:table-cell office:value-type="float" office:value="2.025113" calcext:value-type="float">
            <text:p>2.025113</text:p>
          </table:table-cell>
          <table:table-cell office:value-type="float" office:value="0.568754" calcext:value-type="float">
            <text:p>0.568754</text:p>
          </table:table-cell>
          <table:table-cell office:value-type="float" office:value="0" calcext:value-type="float">
            <text:p>0</text:p>
          </table:table-cell>
          <table:table-cell office:value-type="float" office:value="7549414" calcext:value-type="float">
            <text:p>7549414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1</text:p>
          </table:table-cell>
          <table:table-cell office:value-type="float" office:value="10.49748" calcext:value-type="float">
            <text:p>10.49748</text:p>
          </table:table-cell>
          <table:table-cell office:value-type="float" office:value="1.181047" calcext:value-type="float">
            <text:p>1.181047</text:p>
          </table:table-cell>
          <table:table-cell office:value-type="float" office:value="0" calcext:value-type="float">
            <text:p>0</text:p>
          </table:table-cell>
          <table:table-cell office:value-type="float" office:value="23121025" calcext:value-type="float">
            <text:p>2312102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2</text:p>
          </table:table-cell>
          <table:table-cell office:value-type="float" office:value="2.641919" calcext:value-type="float">
            <text:p>2.641919</text:p>
          </table:table-cell>
          <table:table-cell office:value-type="float" office:value="0.749186" calcext:value-type="float">
            <text:p>0.749186</text:p>
          </table:table-cell>
          <table:table-cell office:value-type="float" office:value="0" calcext:value-type="float">
            <text:p>0</text:p>
          </table:table-cell>
          <table:table-cell office:value-type="float" office:value="18512265" calcext:value-type="float">
            <text:p>1851226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3</text:p>
          </table:table-cell>
          <table:table-cell office:value-type="float" office:value="2.607214" calcext:value-type="float">
            <text:p>2.607214</text:p>
          </table:table-cell>
          <table:table-cell office:value-type="float" office:value="0.505065" calcext:value-type="float">
            <text:p>0.505065</text:p>
          </table:table-cell>
          <table:table-cell office:value-type="float" office:value="0" calcext:value-type="float">
            <text:p>0</text:p>
          </table:table-cell>
          <table:table-cell office:value-type="float" office:value="16982282" calcext:value-type="float">
            <text:p>1698228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4</text:p>
          </table:table-cell>
          <table:table-cell office:value-type="float" office:value="0.663276" calcext:value-type="float">
            <text:p>0.663276</text:p>
          </table:table-cell>
          <table:table-cell office:value-type="float" office:value="0.324525" calcext:value-type="float">
            <text:p>0.324525</text:p>
          </table:table-cell>
          <table:table-cell office:value-type="float" office:value="0" calcext:value-type="float">
            <text:p>0</text:p>
          </table:table-cell>
          <table:table-cell office:value-type="float" office:value="15181777" calcext:value-type="float">
            <text:p>15181777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5</text:p>
          </table:table-cell>
          <table:table-cell office:value-type="float" office:value="10.833287" calcext:value-type="float">
            <text:p>10.833287</text:p>
          </table:table-cell>
          <table:table-cell office:value-type="float" office:value="3.373597" calcext:value-type="float">
            <text:p>3.373597</text:p>
          </table:table-cell>
          <table:table-cell office:value-type="float" office:value="0" calcext:value-type="float">
            <text:p>0</text:p>
          </table:table-cell>
          <table:table-cell office:value-type="float" office:value="39524900" calcext:value-type="float">
            <text:p>39524900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6</text:p>
          </table:table-cell>
          <table:table-cell office:value-type="float" office:value="97.223414" calcext:value-type="float">
            <text:p>97.223414</text:p>
          </table:table-cell>
          <table:table-cell office:value-type="float" office:value="4.505942" calcext:value-type="float">
            <text:p>4.505942</text:p>
          </table:table-cell>
          <table:table-cell office:value-type="float" office:value="0" calcext:value-type="float">
            <text:p>0</text:p>
          </table:table-cell>
          <table:table-cell office:value-type="float" office:value="36584258" calcext:value-type="float">
            <text:p>3658425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7</text:p>
          </table:table-cell>
          <table:table-cell office:value-type="float" office:value="65.872302" calcext:value-type="float">
            <text:p>65.872302</text:p>
          </table:table-cell>
          <table:table-cell office:value-type="float" office:value="2.727518" calcext:value-type="float">
            <text:p>2.727518</text:p>
          </table:table-cell>
          <table:table-cell office:value-type="float" office:value="0" calcext:value-type="float">
            <text:p>0</text:p>
          </table:table-cell>
          <table:table-cell office:value-type="float" office:value="27198706" calcext:value-type="float">
            <text:p>2719870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8</text:p>
          </table:table-cell>
          <table:table-cell office:value-type="float" office:value="25.97723" calcext:value-type="float">
            <text:p>25.97723</text:p>
          </table:table-cell>
          <table:table-cell office:value-type="float" office:value="1.861247" calcext:value-type="float">
            <text:p>1.861247</text:p>
          </table:table-cell>
          <table:table-cell office:value-type="float" office:value="0" calcext:value-type="float">
            <text:p>0</text:p>
          </table:table-cell>
          <table:table-cell office:value-type="float" office:value="27113008" calcext:value-type="float">
            <text:p>2711300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09</text:p>
          </table:table-cell>
          <table:table-cell office:value-type="float" office:value="5.885529" calcext:value-type="float">
            <text:p>5.885529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" calcext:value-type="float">
            <text:p>0</text:p>
          </table:table-cell>
          <table:table-cell office:value-type="float" office:value="19444073" calcext:value-type="float">
            <text:p>19444073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0</text:p>
          </table:table-cell>
          <table:table-cell office:value-type="float" office:value="3.362169" calcext:value-type="float">
            <text:p>3.362169</text:p>
          </table:table-cell>
          <table:table-cell office:value-type="float" office:value="0.652981" calcext:value-type="float">
            <text:p>0.652981</text:p>
          </table:table-cell>
          <table:table-cell office:value-type="float" office:value="0" calcext:value-type="float">
            <text:p>0</text:p>
          </table:table-cell>
          <table:table-cell office:value-type="float" office:value="14556870" calcext:value-type="float">
            <text:p>14556870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1</text:p>
          </table:table-cell>
          <table:table-cell office:value-type="float" office:value="0.560847" calcext:value-type="float">
            <text:p>0.560847</text:p>
          </table:table-cell>
          <table:table-cell office:value-type="float" office:value="0.169826" calcext:value-type="float">
            <text:p>0.169826</text:p>
          </table:table-cell>
          <table:table-cell office:value-type="float" office:value="0" calcext:value-type="float">
            <text:p>0</text:p>
          </table:table-cell>
          <table:table-cell office:value-type="float" office:value="9003562" calcext:value-type="float">
            <text:p>9003562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2</text:p>
          </table:table-cell>
          <table:table-cell office:value-type="float" office:value="0.70512" calcext:value-type="float">
            <text:p>0.70512</text:p>
          </table:table-cell>
          <table:table-cell office:value-type="float" office:value="0.248999" calcext:value-type="float">
            <text:p>0.248999</text:p>
          </table:table-cell>
          <table:table-cell office:value-type="float" office:value="0" calcext:value-type="float">
            <text:p>0</text:p>
          </table:table-cell>
          <table:table-cell office:value-type="float" office:value="14306072" calcext:value-type="float">
            <text:p>14306072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3</text:p>
          </table:table-cell>
          <table:table-cell office:value-type="float" office:value="9.964198" calcext:value-type="float">
            <text:p>9.964198</text:p>
          </table:table-cell>
          <table:table-cell office:value-type="float" office:value="2.235449" calcext:value-type="float">
            <text:p>2.235449</text:p>
          </table:table-cell>
          <table:table-cell office:value-type="float" office:value="0" calcext:value-type="float">
            <text:p>0</text:p>
          </table:table-cell>
          <table:table-cell office:value-type="float" office:value="26798770" calcext:value-type="float">
            <text:p>26798770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4</text:p>
          </table:table-cell>
          <table:table-cell office:value-type="float" office:value="0.573483" calcext:value-type="float">
            <text:p>0.573483</text:p>
          </table:table-cell>
          <table:table-cell office:value-type="float" office:value="0.251123" calcext:value-type="float">
            <text:p>0.251123</text:p>
          </table:table-cell>
          <table:table-cell office:value-type="float" office:value="0" calcext:value-type="float">
            <text:p>0</text:p>
          </table:table-cell>
          <table:table-cell office:value-type="float" office:value="14509271" calcext:value-type="float">
            <text:p>1450927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5</text:p>
          </table:table-cell>
          <table:table-cell office:value-type="float" office:value="1.226631" calcext:value-type="float">
            <text:p>1.226631</text:p>
          </table:table-cell>
          <table:table-cell office:value-type="float" office:value="0.298473" calcext:value-type="float">
            <text:p>0.298473</text:p>
          </table:table-cell>
          <table:table-cell office:value-type="float" office:value="0" calcext:value-type="float">
            <text:p>0</text:p>
          </table:table-cell>
          <table:table-cell office:value-type="float" office:value="15996508" calcext:value-type="float">
            <text:p>15996508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6</text:p>
          </table:table-cell>
          <table:table-cell office:value-type="float" office:value="2.862037" calcext:value-type="float">
            <text:p>2.862037</text:p>
          </table:table-cell>
          <table:table-cell office:value-type="float" office:value="0.387562" calcext:value-type="float">
            <text:p>0.387562</text:p>
          </table:table-cell>
          <table:table-cell office:value-type="float" office:value="0" calcext:value-type="float">
            <text:p>0</text:p>
          </table:table-cell>
          <table:table-cell office:value-type="float" office:value="14057047" calcext:value-type="float">
            <text:p>14057047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7</text:p>
          </table:table-cell>
          <table:table-cell office:value-type="float" office:value="0.274625" calcext:value-type="float">
            <text:p>0.274625</text:p>
          </table:table-cell>
          <table:table-cell office:value-type="float" office:value="0.081142" calcext:value-type="float">
            <text:p>0.081142</text:p>
          </table:table-cell>
          <table:table-cell office:value-type="float" office:value="0" calcext:value-type="float">
            <text:p>0</text:p>
          </table:table-cell>
          <table:table-cell office:value-type="float" office:value="5872836" calcext:value-type="float">
            <text:p>587283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8</text:p>
          </table:table-cell>
          <table:table-cell office:value-type="float" office:value="18.932743" calcext:value-type="float">
            <text:p>18.932743</text:p>
          </table:table-cell>
          <table:table-cell office:value-type="float" office:value="1.927067" calcext:value-type="float">
            <text:p>1.927067</text:p>
          </table:table-cell>
          <table:table-cell office:value-type="float" office:value="0" calcext:value-type="float">
            <text:p>0</text:p>
          </table:table-cell>
          <table:table-cell office:value-type="float" office:value="33922948" calcext:value-type="float">
            <text:p>33922948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19</text:p>
          </table:table-cell>
          <table:table-cell office:value-type="float" office:value="2.020831" calcext:value-type="float">
            <text:p>2.020831</text:p>
          </table:table-cell>
          <table:table-cell office:value-type="float" office:value="0.391353" calcext:value-type="float">
            <text:p>0.391353</text:p>
          </table:table-cell>
          <table:table-cell office:value-type="float" office:value="0" calcext:value-type="float">
            <text:p>0</text:p>
          </table:table-cell>
          <table:table-cell office:value-type="float" office:value="16346571" calcext:value-type="float">
            <text:p>16346571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0</text:p>
          </table:table-cell>
          <table:table-cell office:value-type="float" office:value="1.143138" calcext:value-type="float">
            <text:p>1.143138</text:p>
          </table:table-cell>
          <table:table-cell office:value-type="float" office:value="0.259408" calcext:value-type="float">
            <text:p>0.259408</text:p>
          </table:table-cell>
          <table:table-cell office:value-type="float" office:value="0" calcext:value-type="float">
            <text:p>0</text:p>
          </table:table-cell>
          <table:table-cell office:value-type="float" office:value="9366860" calcext:value-type="float">
            <text:p>936686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1</text:p>
          </table:table-cell>
          <table:table-cell office:value-type="float" office:value="1.497851" calcext:value-type="float">
            <text:p>1.497851</text:p>
          </table:table-cell>
          <table:table-cell office:value-type="float" office:value="0.414327" calcext:value-type="float">
            <text:p>0.414327</text:p>
          </table:table-cell>
          <table:table-cell office:value-type="float" office:value="0" calcext:value-type="float">
            <text:p>0</text:p>
          </table:table-cell>
          <table:table-cell office:value-type="float" office:value="14690736" calcext:value-type="float">
            <text:p>1469073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2</text:p>
          </table:table-cell>
          <table:table-cell office:value-type="float" office:value="0.994419" calcext:value-type="float">
            <text:p>0.994419</text:p>
          </table:table-cell>
          <table:table-cell office:value-type="float" office:value="0.196027" calcext:value-type="float">
            <text:p>0.196027</text:p>
          </table:table-cell>
          <table:table-cell office:value-type="float" office:value="0" calcext:value-type="float">
            <text:p>0</text:p>
          </table:table-cell>
          <table:table-cell office:value-type="float" office:value="11410004" calcext:value-type="float">
            <text:p>11410004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3</text:p>
          </table:table-cell>
          <table:table-cell office:value-type="float" office:value="0.552885" calcext:value-type="float">
            <text:p>0.552885</text:p>
          </table:table-cell>
          <table:table-cell office:value-type="float" office:value="0.17813" calcext:value-type="float">
            <text:p>0.17813</text:p>
          </table:table-cell>
          <table:table-cell office:value-type="float" office:value="0" calcext:value-type="float">
            <text:p>0</text:p>
          </table:table-cell>
          <table:table-cell office:value-type="float" office:value="10300420" calcext:value-type="float">
            <text:p>10300420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4</text:p>
          </table:table-cell>
          <table:table-cell office:value-type="float" office:value="4.570442" calcext:value-type="float">
            <text:p>4.570442</text:p>
          </table:table-cell>
          <table:table-cell office:value-type="float" office:value="0.87665" calcext:value-type="float">
            <text:p>0.87665</text:p>
          </table:table-cell>
          <table:table-cell office:value-type="float" office:value="0" calcext:value-type="float">
            <text:p>0</text:p>
          </table:table-cell>
          <table:table-cell office:value-type="float" office:value="21814571" calcext:value-type="float">
            <text:p>21814571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5</text:p>
          </table:table-cell>
          <table:table-cell office:value-type="float" office:value="3.254277" calcext:value-type="float">
            <text:p>3.254277</text:p>
          </table:table-cell>
          <table:table-cell office:value-type="float" office:value="1.1649" calcext:value-type="float">
            <text:p>1.1649</text:p>
          </table:table-cell>
          <table:table-cell office:value-type="float" office:value="0" calcext:value-type="float">
            <text:p>0</text:p>
          </table:table-cell>
          <table:table-cell office:value-type="float" office:value="24504282" calcext:value-type="float">
            <text:p>24504282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6</text:p>
          </table:table-cell>
          <table:table-cell office:value-type="float" office:value="2.23745" calcext:value-type="float">
            <text:p>2.23745</text:p>
          </table:table-cell>
          <table:table-cell office:value-type="float" office:value="0.423507" calcext:value-type="float">
            <text:p>0.423507</text:p>
          </table:table-cell>
          <table:table-cell office:value-type="float" office:value="0" calcext:value-type="float">
            <text:p>0</text:p>
          </table:table-cell>
          <table:table-cell office:value-type="float" office:value="24609138" calcext:value-type="float">
            <text:p>24609138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7</text:p>
          </table:table-cell>
          <table:table-cell office:value-type="float" office:value="1.069229" calcext:value-type="float">
            <text:p>1.069229</text:p>
          </table:table-cell>
          <table:table-cell office:value-type="float" office:value="0.166514" calcext:value-type="float">
            <text:p>0.166514</text:p>
          </table:table-cell>
          <table:table-cell office:value-type="float" office:value="0" calcext:value-type="float">
            <text:p>0</text:p>
          </table:table-cell>
          <table:table-cell office:value-type="float" office:value="11115347" calcext:value-type="float">
            <text:p>11115347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8</text:p>
          </table:table-cell>
          <table:table-cell office:value-type="float" office:value="1.702408" calcext:value-type="float">
            <text:p>1.702408</text:p>
          </table:table-cell>
          <table:table-cell office:value-type="float" office:value="0.536599" calcext:value-type="float">
            <text:p>0.536599</text:p>
          </table:table-cell>
          <table:table-cell office:value-type="float" office:value="0" calcext:value-type="float">
            <text:p>0</text:p>
          </table:table-cell>
          <table:table-cell office:value-type="float" office:value="24802199" calcext:value-type="float">
            <text:p>24802199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29</text:p>
          </table:table-cell>
          <table:table-cell office:value-type="float" office:value="1.373739" calcext:value-type="float">
            <text:p>1.373739</text:p>
          </table:table-cell>
          <table:table-cell office:value-type="float" office:value="0.286687" calcext:value-type="float">
            <text:p>0.286687</text:p>
          </table:table-cell>
          <table:table-cell office:value-type="float" office:value="0" calcext:value-type="float">
            <text:p>0</text:p>
          </table:table-cell>
          <table:table-cell office:value-type="float" office:value="10712901" calcext:value-type="float">
            <text:p>1071290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0</text:p>
          </table:table-cell>
          <table:table-cell office:value-type="float" office:value="2.658051" calcext:value-type="float">
            <text:p>2.658051</text:p>
          </table:table-cell>
          <table:table-cell office:value-type="float" office:value="1.006715" calcext:value-type="float">
            <text:p>1.006715</text:p>
          </table:table-cell>
          <table:table-cell office:value-type="float" office:value="0" calcext:value-type="float">
            <text:p>0</text:p>
          </table:table-cell>
          <table:table-cell office:value-type="float" office:value="16932076" calcext:value-type="float">
            <text:p>16932076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1</text:p>
          </table:table-cell>
          <table:table-cell office:value-type="float" office:value="25.163021" calcext:value-type="float">
            <text:p>25.163021</text:p>
          </table:table-cell>
          <table:table-cell office:value-type="float" office:value="2.375051" calcext:value-type="float">
            <text:p>2.375051</text:p>
          </table:table-cell>
          <table:table-cell office:value-type="float" office:value="0" calcext:value-type="float">
            <text:p>0</text:p>
          </table:table-cell>
          <table:table-cell office:value-type="float" office:value="33067845" calcext:value-type="float">
            <text:p>33067845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2</text:p>
          </table:table-cell>
          <table:table-cell office:value-type="float" office:value="14.299748" calcext:value-type="float">
            <text:p>14.299748</text:p>
          </table:table-cell>
          <table:table-cell office:value-type="float" office:value="3.357943" calcext:value-type="float">
            <text:p>3.357943</text:p>
          </table:table-cell>
          <table:table-cell office:value-type="float" office:value="0" calcext:value-type="float">
            <text:p>0</text:p>
          </table:table-cell>
          <table:table-cell office:value-type="float" office:value="33773591" calcext:value-type="float">
            <text:p>33773591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3</text:p>
          </table:table-cell>
          <table:table-cell office:value-type="float" office:value="29.469871" calcext:value-type="float">
            <text:p>29.469871</text:p>
          </table:table-cell>
          <table:table-cell office:value-type="float" office:value="1.727015" calcext:value-type="float">
            <text:p>1.727015</text:p>
          </table:table-cell>
          <table:table-cell office:value-type="float" office:value="0" calcext:value-type="float">
            <text:p>0</text:p>
          </table:table-cell>
          <table:table-cell office:value-type="float" office:value="20859077" calcext:value-type="float">
            <text:p>20859077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4</text:p>
          </table:table-cell>
          <table:table-cell office:value-type="float" office:value="4.905379" calcext:value-type="float">
            <text:p>4.905379</text:p>
          </table:table-cell>
          <table:table-cell office:value-type="float" office:value="0.840571" calcext:value-type="float">
            <text:p>0.840571</text:p>
          </table:table-cell>
          <table:table-cell office:value-type="float" office:value="0" calcext:value-type="float">
            <text:p>0</text:p>
          </table:table-cell>
          <table:table-cell office:value-type="float" office:value="17810207" calcext:value-type="float">
            <text:p>17810207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5</text:p>
          </table:table-cell>
          <table:table-cell office:value-type="float" office:value="14.792512" calcext:value-type="float">
            <text:p>14.792512</text:p>
          </table:table-cell>
          <table:table-cell office:value-type="float" office:value="1.793249" calcext:value-type="float">
            <text:p>1.793249</text:p>
          </table:table-cell>
          <table:table-cell office:value-type="float" office:value="0" calcext:value-type="float">
            <text:p>0</text:p>
          </table:table-cell>
          <table:table-cell office:value-type="float" office:value="22345489" calcext:value-type="float">
            <text:p>22345489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6</text:p>
          </table:table-cell>
          <table:table-cell office:value-type="float" office:value="45.157" calcext:value-type="float">
            <text:p>45.157</text:p>
          </table:table-cell>
          <table:table-cell office:value-type="float" office:value="4.163327" calcext:value-type="float">
            <text:p>4.163327</text:p>
          </table:table-cell>
          <table:table-cell office:value-type="float" office:value="0" calcext:value-type="float">
            <text:p>0</text:p>
          </table:table-cell>
          <table:table-cell office:value-type="float" office:value="35836641" calcext:value-type="float">
            <text:p>35836641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7</text:p>
          </table:table-cell>
          <table:table-cell office:value-type="float" office:value="87.904486" calcext:value-type="float">
            <text:p>87.904486</text:p>
          </table:table-cell>
          <table:table-cell office:value-type="float" office:value="7.297858" calcext:value-type="float">
            <text:p>7.297858</text:p>
          </table:table-cell>
          <table:table-cell office:value-type="float" office:value="0" calcext:value-type="float">
            <text:p>0</text:p>
          </table:table-cell>
          <table:table-cell office:value-type="float" office:value="44828449" calcext:value-type="float">
            <text:p>44828449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8</text:p>
          </table:table-cell>
          <table:table-cell office:value-type="float" office:value="472.768382" calcext:value-type="float">
            <text:p>472.768382</text:p>
          </table:table-cell>
          <table:table-cell office:value-type="float" office:value="4.760777" calcext:value-type="float">
            <text:p>4.760777</text:p>
          </table:table-cell>
          <table:table-cell office:value-type="float" office:value="0" calcext:value-type="float">
            <text:p>0</text:p>
          </table:table-cell>
          <table:table-cell office:value-type="float" office:value="28945048" calcext:value-type="float">
            <text:p>28945048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39</text:p>
          </table:table-cell>
          <table:table-cell office:value-type="float" office:value="201.132182" calcext:value-type="float">
            <text:p>201.132182</text:p>
          </table:table-cell>
          <table:table-cell office:value-type="float" office:value="7.084128" calcext:value-type="float">
            <text:p>7.084128</text:p>
          </table:table-cell>
          <table:table-cell office:value-type="float" office:value="0" calcext:value-type="float">
            <text:p>0</text:p>
          </table:table-cell>
          <table:table-cell office:value-type="float" office:value="31077527" calcext:value-type="float">
            <text:p>31077527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0</text:p>
          </table:table-cell>
          <table:table-cell office:value-type="float" office:value="159.632384" calcext:value-type="float">
            <text:p>159.632384</text:p>
          </table:table-cell>
          <table:table-cell office:value-type="float" office:value="7.915721" calcext:value-type="float">
            <text:p>7.915721</text:p>
          </table:table-cell>
          <table:table-cell office:value-type="float" office:value="0" calcext:value-type="float">
            <text:p>0</text:p>
          </table:table-cell>
          <table:table-cell office:value-type="float" office:value="34280004" calcext:value-type="float">
            <text:p>34280004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1</text:p>
          </table:table-cell>
          <table:table-cell office:value-type="float" office:value="118.378055" calcext:value-type="float">
            <text:p>118.378055</text:p>
          </table:table-cell>
          <table:table-cell office:value-type="float" office:value="0.882382" calcext:value-type="float">
            <text:p>0.882382</text:p>
          </table:table-cell>
          <table:table-cell office:value-type="float" office:value="0" calcext:value-type="float">
            <text:p>0</text:p>
          </table:table-cell>
          <table:table-cell office:value-type="float" office:value="14514961" calcext:value-type="float">
            <text:p>14514961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2</text:p>
          </table:table-cell>
          <table:table-cell office:value-type="float" office:value="276.157407" calcext:value-type="float">
            <text:p>276.157407</text:p>
          </table:table-cell>
          <table:table-cell office:value-type="float" office:value="3.299893" calcext:value-type="float">
            <text:p>3.299893</text:p>
          </table:table-cell>
          <table:table-cell office:value-type="float" office:value="0" calcext:value-type="float">
            <text:p>0</text:p>
          </table:table-cell>
          <table:table-cell office:value-type="float" office:value="26585533" calcext:value-type="float">
            <text:p>26585533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3</text:p>
          </table:table-cell>
          <table:table-cell office:value-type="float" office:value="50.403768" calcext:value-type="float">
            <text:p>50.403768</text:p>
          </table:table-cell>
          <table:table-cell office:value-type="float" office:value="4.391922" calcext:value-type="float">
            <text:p>4.391922</text:p>
          </table:table-cell>
          <table:table-cell office:value-type="float" office:value="0" calcext:value-type="float">
            <text:p>0</text:p>
          </table:table-cell>
          <table:table-cell office:value-type="float" office:value="41008479" calcext:value-type="float">
            <text:p>41008479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4</text:p>
          </table:table-cell>
          <table:table-cell office:value-type="float" office:value="81.629786" calcext:value-type="float">
            <text:p>81.629786</text:p>
          </table:table-cell>
          <table:table-cell office:value-type="float" office:value="1.931105" calcext:value-type="float">
            <text:p>1.931105</text:p>
          </table:table-cell>
          <table:table-cell office:value-type="float" office:value="0" calcext:value-type="float">
            <text:p>0</text:p>
          </table:table-cell>
          <table:table-cell office:value-type="float" office:value="21136026" calcext:value-type="float">
            <text:p>21136026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5</text:p>
          </table:table-cell>
          <table:table-cell office:value-type="float" office:value="82.408392" calcext:value-type="float">
            <text:p>82.408392</text:p>
          </table:table-cell>
          <table:table-cell office:value-type="float" office:value="1.52016" calcext:value-type="float">
            <text:p>1.52016</text:p>
          </table:table-cell>
          <table:table-cell office:value-type="float" office:value="0" calcext:value-type="float">
            <text:p>0</text:p>
          </table:table-cell>
          <table:table-cell office:value-type="float" office:value="10871159" calcext:value-type="float">
            <text:p>10871159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6</text:p>
          </table:table-cell>
          <table:table-cell office:value-type="float" office:value="68.05709" calcext:value-type="float">
            <text:p>68.05709</text:p>
          </table:table-cell>
          <table:table-cell office:value-type="float" office:value="1.90503" calcext:value-type="float">
            <text:p>1.90503</text:p>
          </table:table-cell>
          <table:table-cell office:value-type="float" office:value="0" calcext:value-type="float">
            <text:p>0</text:p>
          </table:table-cell>
          <table:table-cell office:value-type="float" office:value="24739517" calcext:value-type="float">
            <text:p>24739517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7</text:p>
          </table:table-cell>
          <table:table-cell office:value-type="float" office:value="41.430024" calcext:value-type="float">
            <text:p>41.430024</text:p>
          </table:table-cell>
          <table:table-cell office:value-type="float" office:value="1.1356" calcext:value-type="float">
            <text:p>1.1356</text:p>
          </table:table-cell>
          <table:table-cell office:value-type="float" office:value="0" calcext:value-type="float">
            <text:p>0</text:p>
          </table:table-cell>
          <table:table-cell office:value-type="float" office:value="19631428" calcext:value-type="float">
            <text:p>19631428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8</text:p>
          </table:table-cell>
          <table:table-cell office:value-type="float" office:value="44.635386" calcext:value-type="float">
            <text:p>44.635386</text:p>
          </table:table-cell>
          <table:table-cell office:value-type="float" office:value="2.475326" calcext:value-type="float">
            <text:p>2.475326</text:p>
          </table:table-cell>
          <table:table-cell office:value-type="float" office:value="0" calcext:value-type="float">
            <text:p>0</text:p>
          </table:table-cell>
          <table:table-cell office:value-type="float" office:value="34001714" calcext:value-type="float">
            <text:p>34001714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49</text:p>
          </table:table-cell>
          <table:table-cell office:value-type="float" office:value="173.77332" calcext:value-type="float">
            <text:p>173.77332</text:p>
          </table:table-cell>
          <table:table-cell office:value-type="float" office:value="4.274427" calcext:value-type="float">
            <text:p>4.274427</text:p>
          </table:table-cell>
          <table:table-cell office:value-type="float" office:value="0" calcext:value-type="float">
            <text:p>0</text:p>
          </table:table-cell>
          <table:table-cell office:value-type="float" office:value="40785119" calcext:value-type="float">
            <text:p>40785119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0</text:p>
          </table:table-cell>
          <table:table-cell office:value-type="float" office:value="268.160102" calcext:value-type="float">
            <text:p>268.160102</text:p>
          </table:table-cell>
          <table:table-cell office:value-type="float" office:value="3.889999" calcext:value-type="float">
            <text:p>3.889999</text:p>
          </table:table-cell>
          <table:table-cell office:value-type="float" office:value="0" calcext:value-type="float">
            <text:p>0</text:p>
          </table:table-cell>
          <table:table-cell office:value-type="float" office:value="41698095" calcext:value-type="float">
            <text:p>4169809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1</text:p>
          </table:table-cell>
          <table:table-cell office:value-type="float" office:value="531.627595" calcext:value-type="float">
            <text:p>531.627595</text:p>
          </table:table-cell>
          <table:table-cell office:value-type="float" office:value="3.033579" calcext:value-type="float">
            <text:p>3.033579</text:p>
          </table:table-cell>
          <table:table-cell office:value-type="float" office:value="0" calcext:value-type="float">
            <text:p>0</text:p>
          </table:table-cell>
          <table:table-cell office:value-type="float" office:value="31164223" calcext:value-type="float">
            <text:p>31164223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2</text:p>
          </table:table-cell>
          <table:table-cell office:value-type="float" office:value="70.097821" calcext:value-type="float">
            <text:p>70.097821</text:p>
          </table:table-cell>
          <table:table-cell office:value-type="float" office:value="1.524136" calcext:value-type="float">
            <text:p>1.524136</text:p>
          </table:table-cell>
          <table:table-cell office:value-type="float" office:value="0" calcext:value-type="float">
            <text:p>0</text:p>
          </table:table-cell>
          <table:table-cell office:value-type="float" office:value="20635638" calcext:value-type="float">
            <text:p>20635638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3</text:p>
          </table:table-cell>
          <table:table-cell office:value-type="float" office:value="195.293654" calcext:value-type="float">
            <text:p>195.293654</text:p>
          </table:table-cell>
          <table:table-cell office:value-type="float" office:value="3.053281" calcext:value-type="float">
            <text:p>3.053281</text:p>
          </table:table-cell>
          <table:table-cell office:value-type="float" office:value="0" calcext:value-type="float">
            <text:p>0</text:p>
          </table:table-cell>
          <table:table-cell office:value-type="float" office:value="24044841" calcext:value-type="float">
            <text:p>2404484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4</text:p>
          </table:table-cell>
          <table:table-cell office:value-type="float" office:value="975.485408" calcext:value-type="float">
            <text:p>975.485408</text:p>
          </table:table-cell>
          <table:table-cell office:value-type="float" office:value="3.416045" calcext:value-type="float">
            <text:p>3.416045</text:p>
          </table:table-cell>
          <table:table-cell office:value-type="float" office:value="0" calcext:value-type="float">
            <text:p>0</text:p>
          </table:table-cell>
          <table:table-cell office:value-type="float" office:value="25772157" calcext:value-type="float">
            <text:p>25772157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5</text:p>
          </table:table-cell>
          <table:table-cell office:value-type="float" office:value="685.58072" calcext:value-type="float">
            <text:p>685.58072</text:p>
          </table:table-cell>
          <table:table-cell office:value-type="float" office:value="5.214909" calcext:value-type="float">
            <text:p>5.214909</text:p>
          </table:table-cell>
          <table:table-cell office:value-type="float" office:value="0" calcext:value-type="float">
            <text:p>0</text:p>
          </table:table-cell>
          <table:table-cell office:value-type="float" office:value="39063847" calcext:value-type="float">
            <text:p>39063847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6</text:p>
          </table:table-cell>
          <table:table-cell office:value-type="float" office:value="482.42122" calcext:value-type="float">
            <text:p>482.42122</text:p>
          </table:table-cell>
          <table:table-cell office:value-type="float" office:value="11.362988" calcext:value-type="float">
            <text:p>11.362988</text:p>
          </table:table-cell>
          <table:table-cell office:value-type="float" office:value="0" calcext:value-type="float">
            <text:p>0</text:p>
          </table:table-cell>
          <table:table-cell office:value-type="float" office:value="31704813" calcext:value-type="float">
            <text:p>31704813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7</text:p>
          </table:table-cell>
          <table:table-cell office:value-type="float" office:value="454.131065" calcext:value-type="float">
            <text:p>454.131065</text:p>
          </table:table-cell>
          <table:table-cell office:value-type="float" office:value="1.207434" calcext:value-type="float">
            <text:p>1.207434</text:p>
          </table:table-cell>
          <table:table-cell office:value-type="float" office:value="0" calcext:value-type="float">
            <text:p>0</text:p>
          </table:table-cell>
          <table:table-cell office:value-type="float" office:value="12122124" calcext:value-type="float">
            <text:p>12122124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8</text:p>
          </table:table-cell>
          <table:table-cell office:value-type="float" office:value="3736.159337" calcext:value-type="float">
            <text:p>3736.159337</text:p>
          </table:table-cell>
          <table:table-cell office:value-type="float" office:value="5.777953" calcext:value-type="float">
            <text:p>5.777953</text:p>
          </table:table-cell>
          <table:table-cell office:value-type="float" office:value="0" calcext:value-type="float">
            <text:p>0</text:p>
          </table:table-cell>
          <table:table-cell office:value-type="float" office:value="38454159" calcext:value-type="float">
            <text:p>38454159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7:59</text:p>
          </table:table-cell>
          <table:table-cell office:value-type="float" office:value="171.076425" calcext:value-type="float">
            <text:p>171.076425</text:p>
          </table:table-cell>
          <table:table-cell office:value-type="float" office:value="4.703447" calcext:value-type="float">
            <text:p>4.703447</text:p>
          </table:table-cell>
          <table:table-cell office:value-type="float" office:value="0" calcext:value-type="float">
            <text:p>0</text:p>
          </table:table-cell>
          <table:table-cell office:value-type="float" office:value="38831004" calcext:value-type="float">
            <text:p>38831004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0</text:p>
          </table:table-cell>
          <table:table-cell office:value-type="float" office:value="229.110359" calcext:value-type="float">
            <text:p>229.110359</text:p>
          </table:table-cell>
          <table:table-cell office:value-type="float" office:value="8.291253" calcext:value-type="float">
            <text:p>8.291253</text:p>
          </table:table-cell>
          <table:table-cell office:value-type="float" office:value="0" calcext:value-type="float">
            <text:p>0</text:p>
          </table:table-cell>
          <table:table-cell office:value-type="float" office:value="50954447" calcext:value-type="float">
            <text:p>5095444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1</text:p>
          </table:table-cell>
          <table:table-cell office:value-type="float" office:value="193.867281" calcext:value-type="float">
            <text:p>193.867281</text:p>
          </table:table-cell>
          <table:table-cell office:value-type="float" office:value="9.756325" calcext:value-type="float">
            <text:p>9.756325</text:p>
          </table:table-cell>
          <table:table-cell office:value-type="float" office:value="0" calcext:value-type="float">
            <text:p>0</text:p>
          </table:table-cell>
          <table:table-cell office:value-type="float" office:value="42268585" calcext:value-type="float">
            <text:p>42268585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2</text:p>
          </table:table-cell>
          <table:table-cell office:value-type="float" office:value="131.795076" calcext:value-type="float">
            <text:p>131.795076</text:p>
          </table:table-cell>
          <table:table-cell office:value-type="float" office:value="6.992747" calcext:value-type="float">
            <text:p>6.992747</text:p>
          </table:table-cell>
          <table:table-cell office:value-type="float" office:value="0" calcext:value-type="float">
            <text:p>0</text:p>
          </table:table-cell>
          <table:table-cell office:value-type="float" office:value="32946487" calcext:value-type="float">
            <text:p>32946487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3</text:p>
          </table:table-cell>
          <table:table-cell office:value-type="float" office:value="410.569233" calcext:value-type="float">
            <text:p>410.569233</text:p>
          </table:table-cell>
          <table:table-cell office:value-type="float" office:value="7.567647" calcext:value-type="float">
            <text:p>7.567647</text:p>
          </table:table-cell>
          <table:table-cell office:value-type="float" office:value="0" calcext:value-type="float">
            <text:p>0</text:p>
          </table:table-cell>
          <table:table-cell office:value-type="float" office:value="50366191" calcext:value-type="float">
            <text:p>50366191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4</text:p>
          </table:table-cell>
          <table:table-cell office:value-type="float" office:value="96.393104" calcext:value-type="float">
            <text:p>96.393104</text:p>
          </table:table-cell>
          <table:table-cell office:value-type="float" office:value="8.298316" calcext:value-type="float">
            <text:p>8.298316</text:p>
          </table:table-cell>
          <table:table-cell office:value-type="float" office:value="0" calcext:value-type="float">
            <text:p>0</text:p>
          </table:table-cell>
          <table:table-cell office:value-type="float" office:value="32227335" calcext:value-type="float">
            <text:p>32227335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5</text:p>
          </table:table-cell>
          <table:table-cell office:value-type="float" office:value="171.507898" calcext:value-type="float">
            <text:p>171.507898</text:p>
          </table:table-cell>
          <table:table-cell office:value-type="float" office:value="15.12503" calcext:value-type="float">
            <text:p>15.12503</text:p>
          </table:table-cell>
          <table:table-cell office:value-type="float" office:value="0" calcext:value-type="float">
            <text:p>0</text:p>
          </table:table-cell>
          <table:table-cell office:value-type="float" office:value="57160392" calcext:value-type="float">
            <text:p>57160392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6</text:p>
          </table:table-cell>
          <table:table-cell office:value-type="float" office:value="285.439285" calcext:value-type="float">
            <text:p>285.439285</text:p>
          </table:table-cell>
          <table:table-cell office:value-type="float" office:value="6.007182" calcext:value-type="float">
            <text:p>6.007182</text:p>
          </table:table-cell>
          <table:table-cell office:value-type="float" office:value="0" calcext:value-type="float">
            <text:p>0</text:p>
          </table:table-cell>
          <table:table-cell office:value-type="float" office:value="46199608" calcext:value-type="float">
            <text:p>46199608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7</text:p>
          </table:table-cell>
          <table:table-cell office:value-type="float" office:value="343.72686" calcext:value-type="float">
            <text:p>343.72686</text:p>
          </table:table-cell>
          <table:table-cell office:value-type="float" office:value="5.083048" calcext:value-type="float">
            <text:p>5.083048</text:p>
          </table:table-cell>
          <table:table-cell office:value-type="float" office:value="0" calcext:value-type="float">
            <text:p>0</text:p>
          </table:table-cell>
          <table:table-cell office:value-type="float" office:value="33601163" calcext:value-type="float">
            <text:p>33601163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8</text:p>
          </table:table-cell>
          <table:table-cell office:value-type="float" office:value="309.889343" calcext:value-type="float">
            <text:p>309.889343</text:p>
          </table:table-cell>
          <table:table-cell office:value-type="float" office:value="3.114945" calcext:value-type="float">
            <text:p>3.114945</text:p>
          </table:table-cell>
          <table:table-cell office:value-type="float" office:value="0" calcext:value-type="float">
            <text:p>0</text:p>
          </table:table-cell>
          <table:table-cell office:value-type="float" office:value="26195327" calcext:value-type="float">
            <text:p>26195327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09</text:p>
          </table:table-cell>
          <table:table-cell office:value-type="float" office:value="244.102456" calcext:value-type="float">
            <text:p>244.102456</text:p>
          </table:table-cell>
          <table:table-cell office:value-type="float" office:value="2.373126" calcext:value-type="float">
            <text:p>2.373126</text:p>
          </table:table-cell>
          <table:table-cell office:value-type="float" office:value="0" calcext:value-type="float">
            <text:p>0</text:p>
          </table:table-cell>
          <table:table-cell office:value-type="float" office:value="20135191" calcext:value-type="float">
            <text:p>20135191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0</text:p>
          </table:table-cell>
          <table:table-cell office:value-type="float" office:value="193.696756" calcext:value-type="float">
            <text:p>193.696756</text:p>
          </table:table-cell>
          <table:table-cell office:value-type="float" office:value="1.230705" calcext:value-type="float">
            <text:p>1.230705</text:p>
          </table:table-cell>
          <table:table-cell office:value-type="float" office:value="0" calcext:value-type="float">
            <text:p>0</text:p>
          </table:table-cell>
          <table:table-cell office:value-type="float" office:value="18268968" calcext:value-type="float">
            <text:p>18268968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1</text:p>
          </table:table-cell>
          <table:table-cell office:value-type="float" office:value="108.451225" calcext:value-type="float">
            <text:p>108.451225</text:p>
          </table:table-cell>
          <table:table-cell office:value-type="float" office:value="2.9015" calcext:value-type="float">
            <text:p>2.9015</text:p>
          </table:table-cell>
          <table:table-cell office:value-type="float" office:value="0" calcext:value-type="float">
            <text:p>0</text:p>
          </table:table-cell>
          <table:table-cell office:value-type="float" office:value="21244040" calcext:value-type="float">
            <text:p>21244040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2</text:p>
          </table:table-cell>
          <table:table-cell office:value-type="float" office:value="80.506781" calcext:value-type="float">
            <text:p>80.506781</text:p>
          </table:table-cell>
          <table:table-cell office:value-type="float" office:value="3.507809" calcext:value-type="float">
            <text:p>3.507809</text:p>
          </table:table-cell>
          <table:table-cell office:value-type="float" office:value="0" calcext:value-type="float">
            <text:p>0</text:p>
          </table:table-cell>
          <table:table-cell office:value-type="float" office:value="33864647" calcext:value-type="float">
            <text:p>33864647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3</text:p>
          </table:table-cell>
          <table:table-cell office:value-type="float" office:value="45.311749" calcext:value-type="float">
            <text:p>45.311749</text:p>
          </table:table-cell>
          <table:table-cell office:value-type="float" office:value="1.242566" calcext:value-type="float">
            <text:p>1.242566</text:p>
          </table:table-cell>
          <table:table-cell office:value-type="float" office:value="0" calcext:value-type="float">
            <text:p>0</text:p>
          </table:table-cell>
          <table:table-cell office:value-type="float" office:value="13586837" calcext:value-type="float">
            <text:p>13586837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4</text:p>
          </table:table-cell>
          <table:table-cell office:value-type="float" office:value="15.375043" calcext:value-type="float">
            <text:p>15.375043</text:p>
          </table:table-cell>
          <table:table-cell office:value-type="float" office:value="1.796082" calcext:value-type="float">
            <text:p>1.796082</text:p>
          </table:table-cell>
          <table:table-cell office:value-type="float" office:value="0" calcext:value-type="float">
            <text:p>0</text:p>
          </table:table-cell>
          <table:table-cell office:value-type="float" office:value="23567343" calcext:value-type="float">
            <text:p>23567343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5</text:p>
          </table:table-cell>
          <table:table-cell office:value-type="float" office:value="10.69886" calcext:value-type="float">
            <text:p>10.69886</text:p>
          </table:table-cell>
          <table:table-cell office:value-type="float" office:value="1.349624" calcext:value-type="float">
            <text:p>1.349624</text:p>
          </table:table-cell>
          <table:table-cell office:value-type="float" office:value="0" calcext:value-type="float">
            <text:p>0</text:p>
          </table:table-cell>
          <table:table-cell office:value-type="float" office:value="24562466" calcext:value-type="float">
            <text:p>24562466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6</text:p>
          </table:table-cell>
          <table:table-cell office:value-type="float" office:value="25.207736" calcext:value-type="float">
            <text:p>25.207736</text:p>
          </table:table-cell>
          <table:table-cell office:value-type="float" office:value="1.88018" calcext:value-type="float">
            <text:p>1.88018</text:p>
          </table:table-cell>
          <table:table-cell office:value-type="float" office:value="0" calcext:value-type="float">
            <text:p>0</text:p>
          </table:table-cell>
          <table:table-cell office:value-type="float" office:value="27329444" calcext:value-type="float">
            <text:p>27329444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7</text:p>
          </table:table-cell>
          <table:table-cell office:value-type="float" office:value="18.650434" calcext:value-type="float">
            <text:p>18.650434</text:p>
          </table:table-cell>
          <table:table-cell office:value-type="float" office:value="1.602952" calcext:value-type="float">
            <text:p>1.602952</text:p>
          </table:table-cell>
          <table:table-cell office:value-type="float" office:value="0" calcext:value-type="float">
            <text:p>0</text:p>
          </table:table-cell>
          <table:table-cell office:value-type="float" office:value="27512713" calcext:value-type="float">
            <text:p>27512713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8</text:p>
          </table:table-cell>
          <table:table-cell office:value-type="float" office:value="25.343402" calcext:value-type="float">
            <text:p>25.343402</text:p>
          </table:table-cell>
          <table:table-cell office:value-type="float" office:value="1.811847" calcext:value-type="float">
            <text:p>1.811847</text:p>
          </table:table-cell>
          <table:table-cell office:value-type="float" office:value="0" calcext:value-type="float">
            <text:p>0</text:p>
          </table:table-cell>
          <table:table-cell office:value-type="float" office:value="24672165" calcext:value-type="float">
            <text:p>24672165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19</text:p>
          </table:table-cell>
          <table:table-cell office:value-type="float" office:value="5.884153" calcext:value-type="float">
            <text:p>5.884153</text:p>
          </table:table-cell>
          <table:table-cell office:value-type="float" office:value="1.112811" calcext:value-type="float">
            <text:p>1.112811</text:p>
          </table:table-cell>
          <table:table-cell office:value-type="float" office:value="0" calcext:value-type="float">
            <text:p>0</text:p>
          </table:table-cell>
          <table:table-cell office:value-type="float" office:value="27478648" calcext:value-type="float">
            <text:p>27478648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0</text:p>
          </table:table-cell>
          <table:table-cell office:value-type="float" office:value="28.333023" calcext:value-type="float">
            <text:p>28.333023</text:p>
          </table:table-cell>
          <table:table-cell office:value-type="float" office:value="1.759689" calcext:value-type="float">
            <text:p>1.759689</text:p>
          </table:table-cell>
          <table:table-cell office:value-type="float" office:value="0" calcext:value-type="float">
            <text:p>0</text:p>
          </table:table-cell>
          <table:table-cell office:value-type="float" office:value="35250853" calcext:value-type="float">
            <text:p>35250853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1</text:p>
          </table:table-cell>
          <table:table-cell office:value-type="float" office:value="18.002076" calcext:value-type="float">
            <text:p>18.002076</text:p>
          </table:table-cell>
          <table:table-cell office:value-type="float" office:value="1.750626" calcext:value-type="float">
            <text:p>1.750626</text:p>
          </table:table-cell>
          <table:table-cell office:value-type="float" office:value="0" calcext:value-type="float">
            <text:p>0</text:p>
          </table:table-cell>
          <table:table-cell office:value-type="float" office:value="29989503" calcext:value-type="float">
            <text:p>29989503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2</text:p>
          </table:table-cell>
          <table:table-cell office:value-type="float" office:value="190.155117" calcext:value-type="float">
            <text:p>190.155117</text:p>
          </table:table-cell>
          <table:table-cell office:value-type="float" office:value="7.766123" calcext:value-type="float">
            <text:p>7.766123</text:p>
          </table:table-cell>
          <table:table-cell office:value-type="float" office:value="0" calcext:value-type="float">
            <text:p>0</text:p>
          </table:table-cell>
          <table:table-cell office:value-type="float" office:value="47289847" calcext:value-type="float">
            <text:p>47289847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3</text:p>
          </table:table-cell>
          <table:table-cell office:value-type="float" office:value="49.540248" calcext:value-type="float">
            <text:p>49.540248</text:p>
          </table:table-cell>
          <table:table-cell office:value-type="float" office:value="1.998786" calcext:value-type="float">
            <text:p>1.998786</text:p>
          </table:table-cell>
          <table:table-cell office:value-type="float" office:value="0" calcext:value-type="float">
            <text:p>0</text:p>
          </table:table-cell>
          <table:table-cell office:value-type="float" office:value="24626011" calcext:value-type="float">
            <text:p>24626011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4</text:p>
          </table:table-cell>
          <table:table-cell office:value-type="float" office:value="348.133336" calcext:value-type="float">
            <text:p>348.133336</text:p>
          </table:table-cell>
          <table:table-cell office:value-type="float" office:value="4.366756" calcext:value-type="float">
            <text:p>4.366756</text:p>
          </table:table-cell>
          <table:table-cell office:value-type="float" office:value="0" calcext:value-type="float">
            <text:p>0</text:p>
          </table:table-cell>
          <table:table-cell office:value-type="float" office:value="31149330" calcext:value-type="float">
            <text:p>31149330</text:p>
          </table:table-cell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5</text:p>
          </table:table-cell>
          <table:table-cell office:value-type="float" office:value="385.930687" calcext:value-type="float">
            <text:p>385.930687</text:p>
          </table:table-cell>
          <table:table-cell office:value-type="float" office:value="5.005867" calcext:value-type="float">
            <text:p>5.005867</text:p>
          </table:table-cell>
          <table:table-cell office:value-type="float" office:value="0" calcext:value-type="float">
            <text:p>0</text:p>
          </table:table-cell>
          <table:table-cell office:value-type="float" office:value="31476522" calcext:value-type="float">
            <text:p>31476522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6</text:p>
          </table:table-cell>
          <table:table-cell office:value-type="float" office:value="1016.248909" calcext:value-type="float">
            <text:p>1016.248909</text:p>
          </table:table-cell>
          <table:table-cell office:value-type="float" office:value="3.668413" calcext:value-type="float">
            <text:p>3.668413</text:p>
          </table:table-cell>
          <table:table-cell office:value-type="float" office:value="0" calcext:value-type="float">
            <text:p>0</text:p>
          </table:table-cell>
          <table:table-cell office:value-type="float" office:value="31342672" calcext:value-type="float">
            <text:p>31342672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7</text:p>
          </table:table-cell>
          <table:table-cell office:value-type="float" office:value="3755.1912" calcext:value-type="float">
            <text:p>3755.1912</text:p>
          </table:table-cell>
          <table:table-cell office:value-type="float" office:value="3.665449" calcext:value-type="float">
            <text:p>3.665449</text:p>
          </table:table-cell>
          <table:table-cell office:value-type="float" office:value="0" calcext:value-type="float">
            <text:p>0</text:p>
          </table:table-cell>
          <table:table-cell office:value-type="float" office:value="31720988" calcext:value-type="float">
            <text:p>31720988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8</text:p>
          </table:table-cell>
          <table:table-cell office:value-type="float" office:value="78.858563" calcext:value-type="float">
            <text:p>78.858563</text:p>
          </table:table-cell>
          <table:table-cell office:value-type="float" office:value="4.185394" calcext:value-type="float">
            <text:p>4.185394</text:p>
          </table:table-cell>
          <table:table-cell office:value-type="float" office:value="0" calcext:value-type="float">
            <text:p>0</text:p>
          </table:table-cell>
          <table:table-cell office:value-type="float" office:value="36055378" calcext:value-type="float">
            <text:p>36055378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29</text:p>
          </table:table-cell>
          <table:table-cell office:value-type="float" office:value="81.204977" calcext:value-type="float">
            <text:p>81.204977</text:p>
          </table:table-cell>
          <table:table-cell office:value-type="float" office:value="4.133702" calcext:value-type="float">
            <text:p>4.133702</text:p>
          </table:table-cell>
          <table:table-cell office:value-type="float" office:value="0" calcext:value-type="float">
            <text:p>0</text:p>
          </table:table-cell>
          <table:table-cell office:value-type="float" office:value="40748348" calcext:value-type="float">
            <text:p>40748348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0</text:p>
          </table:table-cell>
          <table:table-cell office:value-type="float" office:value="268.625259" calcext:value-type="float">
            <text:p>268.625259</text:p>
          </table:table-cell>
          <table:table-cell office:value-type="float" office:value="2.684745" calcext:value-type="float">
            <text:p>2.684745</text:p>
          </table:table-cell>
          <table:table-cell office:value-type="float" office:value="0" calcext:value-type="float">
            <text:p>0</text:p>
          </table:table-cell>
          <table:table-cell office:value-type="float" office:value="19817979" calcext:value-type="float">
            <text:p>19817979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1</text:p>
          </table:table-cell>
          <table:table-cell office:value-type="float" office:value="840.145247" calcext:value-type="float">
            <text:p>840.145247</text:p>
          </table:table-cell>
          <table:table-cell office:value-type="float" office:value="3.105233" calcext:value-type="float">
            <text:p>3.105233</text:p>
          </table:table-cell>
          <table:table-cell office:value-type="float" office:value="0" calcext:value-type="float">
            <text:p>0</text:p>
          </table:table-cell>
          <table:table-cell office:value-type="float" office:value="23469140" calcext:value-type="float">
            <text:p>23469140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2</text:p>
          </table:table-cell>
          <table:table-cell office:value-type="float" office:value="1289.592826" calcext:value-type="float">
            <text:p>1289.592826</text:p>
          </table:table-cell>
          <table:table-cell office:value-type="float" office:value="5.2829" calcext:value-type="float">
            <text:p>5.2829</text:p>
          </table:table-cell>
          <table:table-cell office:value-type="float" office:value="0" calcext:value-type="float">
            <text:p>0</text:p>
          </table:table-cell>
          <table:table-cell office:value-type="float" office:value="34225487" calcext:value-type="float">
            <text:p>34225487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3</text:p>
          </table:table-cell>
          <table:table-cell office:value-type="float" office:value="198.037969" calcext:value-type="float">
            <text:p>198.037969</text:p>
          </table:table-cell>
          <table:table-cell office:value-type="float" office:value="6.824524" calcext:value-type="float">
            <text:p>6.824524</text:p>
          </table:table-cell>
          <table:table-cell office:value-type="float" office:value="0" calcext:value-type="float">
            <text:p>0</text:p>
          </table:table-cell>
          <table:table-cell office:value-type="float" office:value="33328929" calcext:value-type="float">
            <text:p>33328929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4</text:p>
          </table:table-cell>
          <table:table-cell office:value-type="float" office:value="196.485437" calcext:value-type="float">
            <text:p>196.485437</text:p>
          </table:table-cell>
          <table:table-cell office:value-type="float" office:value="9.381744" calcext:value-type="float">
            <text:p>9.381744</text:p>
          </table:table-cell>
          <table:table-cell office:value-type="float" office:value="0" calcext:value-type="float">
            <text:p>0</text:p>
          </table:table-cell>
          <table:table-cell office:value-type="float" office:value="45676404" calcext:value-type="float">
            <text:p>45676404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5</text:p>
          </table:table-cell>
          <table:table-cell office:value-type="float" office:value="215.905551" calcext:value-type="float">
            <text:p>215.905551</text:p>
          </table:table-cell>
          <table:table-cell office:value-type="float" office:value="7.556597" calcext:value-type="float">
            <text:p>7.556597</text:p>
          </table:table-cell>
          <table:table-cell office:value-type="float" office:value="0" calcext:value-type="float">
            <text:p>0</text:p>
          </table:table-cell>
          <table:table-cell office:value-type="float" office:value="48150693" calcext:value-type="float">
            <text:p>48150693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6</text:p>
          </table:table-cell>
          <table:table-cell office:value-type="float" office:value="4114.621421" calcext:value-type="float">
            <text:p>4114.621421</text:p>
          </table:table-cell>
          <table:table-cell office:value-type="float" office:value="6.699374" calcext:value-type="float">
            <text:p>6.699374</text:p>
          </table:table-cell>
          <table:table-cell office:value-type="float" office:value="0" calcext:value-type="float">
            <text:p>0</text:p>
          </table:table-cell>
          <table:table-cell office:value-type="float" office:value="38252322" calcext:value-type="float">
            <text:p>38252322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7</text:p>
          </table:table-cell>
          <table:table-cell office:value-type="float" office:value="20449.842513" calcext:value-type="float">
            <text:p>20449.842513</text:p>
          </table:table-cell>
          <table:table-cell office:value-type="float" office:value="1.946544" calcext:value-type="float">
            <text:p>1.946544</text:p>
          </table:table-cell>
          <table:table-cell office:value-type="float" office:value="0" calcext:value-type="float">
            <text:p>0</text:p>
          </table:table-cell>
          <table:table-cell office:value-type="float" office:value="20287597" calcext:value-type="float">
            <text:p>2028759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8</text:p>
          </table:table-cell>
          <table:table-cell office:value-type="float" office:value="1110.384736" calcext:value-type="float">
            <text:p>1110.384736</text:p>
          </table:table-cell>
          <table:table-cell office:value-type="float" office:value="1.369392" calcext:value-type="float">
            <text:p>1.369392</text:p>
          </table:table-cell>
          <table:table-cell office:value-type="float" office:value="0" calcext:value-type="float">
            <text:p>0</text:p>
          </table:table-cell>
          <table:table-cell office:value-type="float" office:value="22178272" calcext:value-type="float">
            <text:p>22178272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39</text:p>
          </table:table-cell>
          <table:table-cell office:value-type="float" office:value="269.086486" calcext:value-type="float">
            <text:p>269.086486</text:p>
          </table:table-cell>
          <table:table-cell office:value-type="float" office:value="3.591651" calcext:value-type="float">
            <text:p>3.591651</text:p>
          </table:table-cell>
          <table:table-cell office:value-type="float" office:value="0" calcext:value-type="float">
            <text:p>0</text:p>
          </table:table-cell>
          <table:table-cell office:value-type="float" office:value="32406198" calcext:value-type="float">
            <text:p>32406198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0</text:p>
          </table:table-cell>
          <table:table-cell office:value-type="float" office:value="329.587463" calcext:value-type="float">
            <text:p>329.587463</text:p>
          </table:table-cell>
          <table:table-cell office:value-type="float" office:value="7.379521" calcext:value-type="float">
            <text:p>7.379521</text:p>
          </table:table-cell>
          <table:table-cell office:value-type="float" office:value="0" calcext:value-type="float">
            <text:p>0</text:p>
          </table:table-cell>
          <table:table-cell office:value-type="float" office:value="44104650" calcext:value-type="float">
            <text:p>44104650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1</text:p>
          </table:table-cell>
          <table:table-cell office:value-type="float" office:value="5045.169063" calcext:value-type="float">
            <text:p>5045.169063</text:p>
          </table:table-cell>
          <table:table-cell office:value-type="float" office:value="13.607723" calcext:value-type="float">
            <text:p>13.607723</text:p>
          </table:table-cell>
          <table:table-cell office:value-type="float" office:value="0" calcext:value-type="float">
            <text:p>0</text:p>
          </table:table-cell>
          <table:table-cell office:value-type="float" office:value="35435138" calcext:value-type="float">
            <text:p>35435138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2</text:p>
          </table:table-cell>
          <table:table-cell office:value-type="float" office:value="2701.083734" calcext:value-type="float">
            <text:p>2701.083734</text:p>
          </table:table-cell>
          <table:table-cell office:value-type="float" office:value="6.602721" calcext:value-type="float">
            <text:p>6.602721</text:p>
          </table:table-cell>
          <table:table-cell office:value-type="float" office:value="0" calcext:value-type="float">
            <text:p>0</text:p>
          </table:table-cell>
          <table:table-cell office:value-type="float" office:value="27407666" calcext:value-type="float">
            <text:p>27407666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3</text:p>
          </table:table-cell>
          <table:table-cell office:value-type="float" office:value="384.543865" calcext:value-type="float">
            <text:p>384.543865</text:p>
          </table:table-cell>
          <table:table-cell office:value-type="float" office:value="10.35335" calcext:value-type="float">
            <text:p>10.35335</text:p>
          </table:table-cell>
          <table:table-cell office:value-type="float" office:value="0" calcext:value-type="float">
            <text:p>0</text:p>
          </table:table-cell>
          <table:table-cell office:value-type="float" office:value="48901179" calcext:value-type="float">
            <text:p>48901179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4</text:p>
          </table:table-cell>
          <table:table-cell office:value-type="float" office:value="275.882413" calcext:value-type="float">
            <text:p>275.882413</text:p>
          </table:table-cell>
          <table:table-cell office:value-type="float" office:value="4.441497" calcext:value-type="float">
            <text:p>4.441497</text:p>
          </table:table-cell>
          <table:table-cell office:value-type="float" office:value="0" calcext:value-type="float">
            <text:p>0</text:p>
          </table:table-cell>
          <table:table-cell office:value-type="float" office:value="24021036" calcext:value-type="float">
            <text:p>24021036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5</text:p>
          </table:table-cell>
          <table:table-cell office:value-type="float" office:value="186.687396" calcext:value-type="float">
            <text:p>186.687396</text:p>
          </table:table-cell>
          <table:table-cell office:value-type="float" office:value="14.303986" calcext:value-type="float">
            <text:p>14.303986</text:p>
          </table:table-cell>
          <table:table-cell office:value-type="float" office:value="0" calcext:value-type="float">
            <text:p>0</text:p>
          </table:table-cell>
          <table:table-cell office:value-type="float" office:value="34893562" calcext:value-type="float">
            <text:p>34893562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6</text:p>
          </table:table-cell>
          <table:table-cell office:value-type="float" office:value="16489.964565" calcext:value-type="float">
            <text:p>16489.964565</text:p>
          </table:table-cell>
          <table:table-cell office:value-type="float" office:value="14.541659" calcext:value-type="float">
            <text:p>14.541659</text:p>
          </table:table-cell>
          <table:table-cell office:value-type="float" office:value="0" calcext:value-type="float">
            <text:p>0</text:p>
          </table:table-cell>
          <table:table-cell office:value-type="float" office:value="36855229" calcext:value-type="float">
            <text:p>36855229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7</text:p>
          </table:table-cell>
          <table:table-cell office:value-type="float" office:value="15569.0946" calcext:value-type="float">
            <text:p>15569.0946</text:p>
          </table:table-cell>
          <table:table-cell office:value-type="float" office:value="11.720008" calcext:value-type="float">
            <text:p>11.720008</text:p>
          </table:table-cell>
          <table:table-cell office:value-type="float" office:value="0" calcext:value-type="float">
            <text:p>0</text:p>
          </table:table-cell>
          <table:table-cell office:value-type="float" office:value="44223292" calcext:value-type="float">
            <text:p>44223292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8</text:p>
          </table:table-cell>
          <table:table-cell office:value-type="float" office:value="415.58919" calcext:value-type="float">
            <text:p>415.58919</text:p>
          </table:table-cell>
          <table:table-cell office:value-type="float" office:value="8.839784" calcext:value-type="float">
            <text:p>8.839784</text:p>
          </table:table-cell>
          <table:table-cell office:value-type="float" office:value="0" calcext:value-type="float">
            <text:p>0</text:p>
          </table:table-cell>
          <table:table-cell office:value-type="float" office:value="41203432" calcext:value-type="float">
            <text:p>41203432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49</text:p>
          </table:table-cell>
          <table:table-cell office:value-type="float" office:value="615.553431" calcext:value-type="float">
            <text:p>615.553431</text:p>
          </table:table-cell>
          <table:table-cell office:value-type="float" office:value="21.261243" calcext:value-type="float">
            <text:p>21.261243</text:p>
          </table:table-cell>
          <table:table-cell office:value-type="float" office:value="0" calcext:value-type="float">
            <text:p>0</text:p>
          </table:table-cell>
          <table:table-cell office:value-type="float" office:value="36016921" calcext:value-type="float">
            <text:p>36016921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0</text:p>
          </table:table-cell>
          <table:table-cell office:value-type="float" office:value="563.977608" calcext:value-type="float">
            <text:p>563.977608</text:p>
          </table:table-cell>
          <table:table-cell office:value-type="float" office:value="22.974023" calcext:value-type="float">
            <text:p>22.974023</text:p>
          </table:table-cell>
          <table:table-cell office:value-type="float" office:value="0" calcext:value-type="float">
            <text:p>0</text:p>
          </table:table-cell>
          <table:table-cell office:value-type="float" office:value="46617945" calcext:value-type="float">
            <text:p>4661794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1</text:p>
          </table:table-cell>
          <table:table-cell office:value-type="float" office:value="682.498457" calcext:value-type="float">
            <text:p>682.498457</text:p>
          </table:table-cell>
          <table:table-cell office:value-type="float" office:value="9.244769" calcext:value-type="float">
            <text:p>9.244769</text:p>
          </table:table-cell>
          <table:table-cell office:value-type="float" office:value="0" calcext:value-type="float">
            <text:p>0</text:p>
          </table:table-cell>
          <table:table-cell office:value-type="float" office:value="38692045" calcext:value-type="float">
            <text:p>3869204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2</text:p>
          </table:table-cell>
          <table:table-cell office:value-type="float" office:value="775.277059" calcext:value-type="float">
            <text:p>775.277059</text:p>
          </table:table-cell>
          <table:table-cell office:value-type="float" office:value="12.446547" calcext:value-type="float">
            <text:p>12.446547</text:p>
          </table:table-cell>
          <table:table-cell office:value-type="float" office:value="0" calcext:value-type="float">
            <text:p>0</text:p>
          </table:table-cell>
          <table:table-cell office:value-type="float" office:value="55913878" calcext:value-type="float">
            <text:p>5591387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3</text:p>
          </table:table-cell>
          <table:table-cell office:value-type="float" office:value="1064.981025" calcext:value-type="float">
            <text:p>1064.981025</text:p>
          </table:table-cell>
          <table:table-cell office:value-type="float" office:value="10.403221" calcext:value-type="float">
            <text:p>10.403221</text:p>
          </table:table-cell>
          <table:table-cell office:value-type="float" office:value="0" calcext:value-type="float">
            <text:p>0</text:p>
          </table:table-cell>
          <table:table-cell office:value-type="float" office:value="56678168" calcext:value-type="float">
            <text:p>56678168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4</text:p>
          </table:table-cell>
          <table:table-cell office:value-type="float" office:value="1239.955174" calcext:value-type="float">
            <text:p>1239.955174</text:p>
          </table:table-cell>
          <table:table-cell office:value-type="float" office:value="4.711778" calcext:value-type="float">
            <text:p>4.711778</text:p>
          </table:table-cell>
          <table:table-cell office:value-type="float" office:value="0" calcext:value-type="float">
            <text:p>0</text:p>
          </table:table-cell>
          <table:table-cell office:value-type="float" office:value="55622692" calcext:value-type="float">
            <text:p>55622692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5</text:p>
          </table:table-cell>
          <table:table-cell office:value-type="float" office:value="1652.781117" calcext:value-type="float">
            <text:p>1652.781117</text:p>
          </table:table-cell>
          <table:table-cell office:value-type="float" office:value="7.374361" calcext:value-type="float">
            <text:p>7.374361</text:p>
          </table:table-cell>
          <table:table-cell office:value-type="float" office:value="0" calcext:value-type="float">
            <text:p>0</text:p>
          </table:table-cell>
          <table:table-cell office:value-type="float" office:value="40132684" calcext:value-type="float">
            <text:p>40132684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6</text:p>
          </table:table-cell>
          <table:table-cell office:value-type="float" office:value="1877.712864" calcext:value-type="float">
            <text:p>1877.712864</text:p>
          </table:table-cell>
          <table:table-cell office:value-type="float" office:value="7.274465" calcext:value-type="float">
            <text:p>7.274465</text:p>
          </table:table-cell>
          <table:table-cell office:value-type="float" office:value="0" calcext:value-type="float">
            <text:p>0</text:p>
          </table:table-cell>
          <table:table-cell office:value-type="float" office:value="37369766" calcext:value-type="float">
            <text:p>3736976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7</text:p>
          </table:table-cell>
          <table:table-cell office:value-type="float" office:value="1955.267313" calcext:value-type="float">
            <text:p>1955.267313</text:p>
          </table:table-cell>
          <table:table-cell office:value-type="float" office:value="3.429047" calcext:value-type="float">
            <text:p>3.429047</text:p>
          </table:table-cell>
          <table:table-cell office:value-type="float" office:value="0" calcext:value-type="float">
            <text:p>0</text:p>
          </table:table-cell>
          <table:table-cell office:value-type="float" office:value="29107973" calcext:value-type="float">
            <text:p>29107973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8</text:p>
          </table:table-cell>
          <table:table-cell office:value-type="float" office:value="14143.420981" calcext:value-type="float">
            <text:p>14143.420981</text:p>
          </table:table-cell>
          <table:table-cell office:value-type="float" office:value="0.876508" calcext:value-type="float">
            <text:p>0.876508</text:p>
          </table:table-cell>
          <table:table-cell office:value-type="float" office:value="0" calcext:value-type="float">
            <text:p>0</text:p>
          </table:table-cell>
          <table:table-cell office:value-type="float" office:value="13167810" calcext:value-type="float">
            <text:p>13167810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8:59</text:p>
          </table:table-cell>
          <table:table-cell office:value-type="float" office:value="8987.847307" calcext:value-type="float">
            <text:p>8987.847307</text:p>
          </table:table-cell>
          <table:table-cell office:value-type="float" office:value="13.132857" calcext:value-type="float">
            <text:p>13.132857</text:p>
          </table:table-cell>
          <table:table-cell office:value-type="float" office:value="0" calcext:value-type="float">
            <text:p>0</text:p>
          </table:table-cell>
          <table:table-cell office:value-type="float" office:value="33236108" calcext:value-type="float">
            <text:p>33236108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0</text:p>
          </table:table-cell>
          <table:table-cell office:value-type="float" office:value="11558.855588" calcext:value-type="float">
            <text:p>11558.855588</text:p>
          </table:table-cell>
          <table:table-cell office:value-type="float" office:value="2.298973" calcext:value-type="float">
            <text:p>2.298973</text:p>
          </table:table-cell>
          <table:table-cell office:value-type="float" office:value="0" calcext:value-type="float">
            <text:p>0</text:p>
          </table:table-cell>
          <table:table-cell office:value-type="float" office:value="17401720" calcext:value-type="float">
            <text:p>1740172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1</text:p>
          </table:table-cell>
          <table:table-cell office:value-type="float" office:value="1602.514667" calcext:value-type="float">
            <text:p>1602.514667</text:p>
          </table:table-cell>
          <table:table-cell office:value-type="float" office:value="2.288346" calcext:value-type="float">
            <text:p>2.288346</text:p>
          </table:table-cell>
          <table:table-cell office:value-type="float" office:value="0" calcext:value-type="float">
            <text:p>0</text:p>
          </table:table-cell>
          <table:table-cell office:value-type="float" office:value="39211849" calcext:value-type="float">
            <text:p>39211849</text:p>
          </table:table-cell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2</text:p>
          </table:table-cell>
          <table:table-cell office:value-type="float" office:value="3663.415947" calcext:value-type="float">
            <text:p>3663.415947</text:p>
          </table:table-cell>
          <table:table-cell office:value-type="float" office:value="2.213753" calcext:value-type="float">
            <text:p>2.213753</text:p>
          </table:table-cell>
          <table:table-cell office:value-type="float" office:value="0" calcext:value-type="float">
            <text:p>0</text:p>
          </table:table-cell>
          <table:table-cell office:value-type="float" office:value="35440304" calcext:value-type="float">
            <text:p>35440304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3</text:p>
          </table:table-cell>
          <table:table-cell office:value-type="float" office:value="1816.231141" calcext:value-type="float">
            <text:p>1816.231141</text:p>
          </table:table-cell>
          <table:table-cell office:value-type="float" office:value="14.891513" calcext:value-type="float">
            <text:p>14.891513</text:p>
          </table:table-cell>
          <table:table-cell office:value-type="float" office:value="0" calcext:value-type="float">
            <text:p>0</text:p>
          </table:table-cell>
          <table:table-cell office:value-type="float" office:value="60439864" calcext:value-type="float">
            <text:p>60439864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4</text:p>
          </table:table-cell>
          <table:table-cell office:value-type="float" office:value="4445.442915" calcext:value-type="float">
            <text:p>4445.442915</text:p>
          </table:table-cell>
          <table:table-cell office:value-type="float" office:value="2.57406" calcext:value-type="float">
            <text:p>2.57406</text:p>
          </table:table-cell>
          <table:table-cell office:value-type="float" office:value="0" calcext:value-type="float">
            <text:p>0</text:p>
          </table:table-cell>
          <table:table-cell office:value-type="float" office:value="37757303" calcext:value-type="float">
            <text:p>37757303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5</text:p>
          </table:table-cell>
          <table:table-cell office:value-type="float" office:value="21389.948435" calcext:value-type="float">
            <text:p>21389.948435</text:p>
          </table:table-cell>
          <table:table-cell office:value-type="float" office:value="8.462198" calcext:value-type="float">
            <text:p>8.462198</text:p>
          </table:table-cell>
          <table:table-cell office:value-type="float" office:value="0" calcext:value-type="float">
            <text:p>0</text:p>
          </table:table-cell>
          <table:table-cell office:value-type="float" office:value="53980807" calcext:value-type="float">
            <text:p>53980807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6</text:p>
          </table:table-cell>
          <table:table-cell office:value-type="float" office:value="2452.191135" calcext:value-type="float">
            <text:p>2452.191135</text:p>
          </table:table-cell>
          <table:table-cell office:value-type="float" office:value="14.238809" calcext:value-type="float">
            <text:p>14.238809</text:p>
          </table:table-cell>
          <table:table-cell office:value-type="float" office:value="0" calcext:value-type="float">
            <text:p>0</text:p>
          </table:table-cell>
          <table:table-cell office:value-type="float" office:value="58168628" calcext:value-type="float">
            <text:p>58168628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7</text:p>
          </table:table-cell>
          <table:table-cell office:value-type="float" office:value="16296.984231" calcext:value-type="float">
            <text:p>16296.984231</text:p>
          </table:table-cell>
          <table:table-cell office:value-type="float" office:value="5.032249" calcext:value-type="float">
            <text:p>5.032249</text:p>
          </table:table-cell>
          <table:table-cell office:value-type="float" office:value="0" calcext:value-type="float">
            <text:p>0</text:p>
          </table:table-cell>
          <table:table-cell office:value-type="float" office:value="33612501" calcext:value-type="float">
            <text:p>3361250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8</text:p>
          </table:table-cell>
          <table:table-cell office:value-type="float" office:value="4738.273966" calcext:value-type="float">
            <text:p>4738.273966</text:p>
          </table:table-cell>
          <table:table-cell office:value-type="float" office:value="15.624125" calcext:value-type="float">
            <text:p>15.624125</text:p>
          </table:table-cell>
          <table:table-cell office:value-type="float" office:value="0" calcext:value-type="float">
            <text:p>0</text:p>
          </table:table-cell>
          <table:table-cell office:value-type="float" office:value="30030333" calcext:value-type="float">
            <text:p>30030333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09</text:p>
          </table:table-cell>
          <table:table-cell office:value-type="float" office:value="5066.121203" calcext:value-type="float">
            <text:p>5066.121203</text:p>
          </table:table-cell>
          <table:table-cell office:value-type="float" office:value="13.507612" calcext:value-type="float">
            <text:p>13.507612</text:p>
          </table:table-cell>
          <table:table-cell office:value-type="float" office:value="0" calcext:value-type="float">
            <text:p>0</text:p>
          </table:table-cell>
          <table:table-cell office:value-type="float" office:value="55778211" calcext:value-type="float">
            <text:p>5577821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0</text:p>
          </table:table-cell>
          <table:table-cell office:value-type="float" office:value="2745.627309" calcext:value-type="float">
            <text:p>2745.627309</text:p>
          </table:table-cell>
          <table:table-cell office:value-type="float" office:value="15.618019" calcext:value-type="float">
            <text:p>15.618019</text:p>
          </table:table-cell>
          <table:table-cell office:value-type="float" office:value="0" calcext:value-type="float">
            <text:p>0</text:p>
          </table:table-cell>
          <table:table-cell office:value-type="float" office:value="56810509" calcext:value-type="float">
            <text:p>56810509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1</text:p>
          </table:table-cell>
          <table:table-cell office:value-type="float" office:value="7229.994007" calcext:value-type="float">
            <text:p>7229.994007</text:p>
          </table:table-cell>
          <table:table-cell office:value-type="float" office:value="19.419243" calcext:value-type="float">
            <text:p>19.419243</text:p>
          </table:table-cell>
          <table:table-cell office:value-type="float" office:value="0" calcext:value-type="float">
            <text:p>0</text:p>
          </table:table-cell>
          <table:table-cell office:value-type="float" office:value="50851511" calcext:value-type="float">
            <text:p>5085151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2</text:p>
          </table:table-cell>
          <table:table-cell office:value-type="float" office:value="5286.715534" calcext:value-type="float">
            <text:p>5286.715534</text:p>
          </table:table-cell>
          <table:table-cell office:value-type="float" office:value="7.409169" calcext:value-type="float">
            <text:p>7.409169</text:p>
          </table:table-cell>
          <table:table-cell office:value-type="float" office:value="0" calcext:value-type="float">
            <text:p>0</text:p>
          </table:table-cell>
          <table:table-cell office:value-type="float" office:value="44409255" calcext:value-type="float">
            <text:p>4440925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3</text:p>
          </table:table-cell>
          <table:table-cell office:value-type="float" office:value="5496.532126" calcext:value-type="float">
            <text:p>5496.532126</text:p>
          </table:table-cell>
          <table:table-cell office:value-type="float" office:value="8.371149" calcext:value-type="float">
            <text:p>8.371149</text:p>
          </table:table-cell>
          <table:table-cell office:value-type="float" office:value="0" calcext:value-type="float">
            <text:p>0</text:p>
          </table:table-cell>
          <table:table-cell office:value-type="float" office:value="49295904" calcext:value-type="float">
            <text:p>49295904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4</text:p>
          </table:table-cell>
          <table:table-cell office:value-type="float" office:value="5695.891399" calcext:value-type="float">
            <text:p>5695.891399</text:p>
          </table:table-cell>
          <table:table-cell office:value-type="float" office:value="37.148184" calcext:value-type="float">
            <text:p>37.148184</text:p>
          </table:table-cell>
          <table:table-cell office:value-type="float" office:value="0" calcext:value-type="float">
            <text:p>0</text:p>
          </table:table-cell>
          <table:table-cell office:value-type="float" office:value="84604728" calcext:value-type="float">
            <text:p>84604728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5</text:p>
          </table:table-cell>
          <table:table-cell office:value-type="float" office:value="3749.91437" calcext:value-type="float">
            <text:p>3749.91437</text:p>
          </table:table-cell>
          <table:table-cell office:value-type="float" office:value="13.654343" calcext:value-type="float">
            <text:p>13.654343</text:p>
          </table:table-cell>
          <table:table-cell office:value-type="float" office:value="0" calcext:value-type="float">
            <text:p>0</text:p>
          </table:table-cell>
          <table:table-cell office:value-type="float" office:value="53349133" calcext:value-type="float">
            <text:p>53349133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6</text:p>
          </table:table-cell>
          <table:table-cell office:value-type="float" office:value="3884.074833" calcext:value-type="float">
            <text:p>3884.074833</text:p>
          </table:table-cell>
          <table:table-cell office:value-type="float" office:value="8.560016" calcext:value-type="float">
            <text:p>8.560016</text:p>
          </table:table-cell>
          <table:table-cell office:value-type="float" office:value="0" calcext:value-type="float">
            <text:p>0</text:p>
          </table:table-cell>
          <table:table-cell office:value-type="float" office:value="48292106" calcext:value-type="float">
            <text:p>48292106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7</text:p>
          </table:table-cell>
          <table:table-cell office:value-type="float" office:value="7113.588051" calcext:value-type="float">
            <text:p>7113.588051</text:p>
          </table:table-cell>
          <table:table-cell office:value-type="float" office:value="8.694127" calcext:value-type="float">
            <text:p>8.694127</text:p>
          </table:table-cell>
          <table:table-cell office:value-type="float" office:value="0" calcext:value-type="float">
            <text:p>0</text:p>
          </table:table-cell>
          <table:table-cell office:value-type="float" office:value="37952879" calcext:value-type="float">
            <text:p>37952879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8</text:p>
          </table:table-cell>
          <table:table-cell office:value-type="float" office:value="23488.434665" calcext:value-type="float">
            <text:p>23488.434665</text:p>
          </table:table-cell>
          <table:table-cell office:value-type="float" office:value="5.333813" calcext:value-type="float">
            <text:p>5.333813</text:p>
          </table:table-cell>
          <table:table-cell office:value-type="float" office:value="0" calcext:value-type="float">
            <text:p>0</text:p>
          </table:table-cell>
          <table:table-cell office:value-type="float" office:value="32134600" calcext:value-type="float">
            <text:p>32134600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19</text:p>
          </table:table-cell>
          <table:table-cell office:value-type="float" office:value="22654.091422" calcext:value-type="float">
            <text:p>22654.091422</text:p>
          </table:table-cell>
          <table:table-cell office:value-type="float" office:value="8.658724" calcext:value-type="float">
            <text:p>8.658724</text:p>
          </table:table-cell>
          <table:table-cell office:value-type="float" office:value="0" calcext:value-type="float">
            <text:p>0</text:p>
          </table:table-cell>
          <table:table-cell office:value-type="float" office:value="45660150" calcext:value-type="float">
            <text:p>45660150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0</text:p>
          </table:table-cell>
          <table:table-cell office:value-type="float" office:value="27337.618723" calcext:value-type="float">
            <text:p>27337.618723</text:p>
          </table:table-cell>
          <table:table-cell office:value-type="float" office:value="4.121628" calcext:value-type="float">
            <text:p>4.121628</text:p>
          </table:table-cell>
          <table:table-cell office:value-type="float" office:value="0" calcext:value-type="float">
            <text:p>0</text:p>
          </table:table-cell>
          <table:table-cell office:value-type="float" office:value="49655552" calcext:value-type="float">
            <text:p>49655552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1</text:p>
          </table:table-cell>
          <table:table-cell office:value-type="float" office:value="37928.714876" calcext:value-type="float">
            <text:p>37928.714876</text:p>
          </table:table-cell>
          <table:table-cell office:value-type="float" office:value="7.625003" calcext:value-type="float">
            <text:p>7.625003</text:p>
          </table:table-cell>
          <table:table-cell office:value-type="float" office:value="0" calcext:value-type="float">
            <text:p>0</text:p>
          </table:table-cell>
          <table:table-cell office:value-type="float" office:value="49402136" calcext:value-type="float">
            <text:p>49402136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2</text:p>
          </table:table-cell>
          <table:table-cell office:value-type="float" office:value="3983.075941" calcext:value-type="float">
            <text:p>3983.075941</text:p>
          </table:table-cell>
          <table:table-cell office:value-type="float" office:value="19.692894" calcext:value-type="float">
            <text:p>19.692894</text:p>
          </table:table-cell>
          <table:table-cell office:value-type="float" office:value="0" calcext:value-type="float">
            <text:p>0</text:p>
          </table:table-cell>
          <table:table-cell office:value-type="float" office:value="56670658" calcext:value-type="float">
            <text:p>56670658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3</text:p>
          </table:table-cell>
          <table:table-cell office:value-type="float" office:value="6975.570276" calcext:value-type="float">
            <text:p>6975.570276</text:p>
          </table:table-cell>
          <table:table-cell office:value-type="float" office:value="6.71613" calcext:value-type="float">
            <text:p>6.71613</text:p>
          </table:table-cell>
          <table:table-cell office:value-type="float" office:value="0" calcext:value-type="float">
            <text:p>0</text:p>
          </table:table-cell>
          <table:table-cell office:value-type="float" office:value="31391447" calcext:value-type="float">
            <text:p>31391447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4</text:p>
          </table:table-cell>
          <table:table-cell office:value-type="float" office:value="13603.420768" calcext:value-type="float">
            <text:p>13603.420768</text:p>
          </table:table-cell>
          <table:table-cell office:value-type="float" office:value="18.29543" calcext:value-type="float">
            <text:p>18.29543</text:p>
          </table:table-cell>
          <table:table-cell office:value-type="float" office:value="0" calcext:value-type="float">
            <text:p>0</text:p>
          </table:table-cell>
          <table:table-cell office:value-type="float" office:value="49046121" calcext:value-type="float">
            <text:p>49046121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5</text:p>
          </table:table-cell>
          <table:table-cell office:value-type="float" office:value="16994.736303" calcext:value-type="float">
            <text:p>16994.736303</text:p>
          </table:table-cell>
          <table:table-cell office:value-type="float" office:value="10.433665" calcext:value-type="float">
            <text:p>10.433665</text:p>
          </table:table-cell>
          <table:table-cell office:value-type="float" office:value="0" calcext:value-type="float">
            <text:p>0</text:p>
          </table:table-cell>
          <table:table-cell office:value-type="float" office:value="60229366" calcext:value-type="float">
            <text:p>60229366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6</text:p>
          </table:table-cell>
          <table:table-cell office:value-type="float" office:value="29531.71101" calcext:value-type="float">
            <text:p>29531.71101</text:p>
          </table:table-cell>
          <table:table-cell office:value-type="float" office:value="3.287562" calcext:value-type="float">
            <text:p>3.287562</text:p>
          </table:table-cell>
          <table:table-cell office:value-type="float" office:value="0" calcext:value-type="float">
            <text:p>0</text:p>
          </table:table-cell>
          <table:table-cell office:value-type="float" office:value="16413905" calcext:value-type="float">
            <text:p>16413905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7</text:p>
          </table:table-cell>
          <table:table-cell office:value-type="float" office:value="7037.076035" calcext:value-type="float">
            <text:p>7037.076035</text:p>
          </table:table-cell>
          <table:table-cell office:value-type="float" office:value="3.53136" calcext:value-type="float">
            <text:p>3.53136</text:p>
          </table:table-cell>
          <table:table-cell office:value-type="float" office:value="0" calcext:value-type="float">
            <text:p>0</text:p>
          </table:table-cell>
          <table:table-cell office:value-type="float" office:value="40595670" calcext:value-type="float">
            <text:p>40595670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8</text:p>
          </table:table-cell>
          <table:table-cell office:value-type="float" office:value="15488.482602" calcext:value-type="float">
            <text:p>15488.482602</text:p>
          </table:table-cell>
          <table:table-cell office:value-type="float" office:value="7.249745" calcext:value-type="float">
            <text:p>7.249745</text:p>
          </table:table-cell>
          <table:table-cell office:value-type="float" office:value="0" calcext:value-type="float">
            <text:p>0</text:p>
          </table:table-cell>
          <table:table-cell office:value-type="float" office:value="36741171" calcext:value-type="float">
            <text:p>36741171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29</text:p>
          </table:table-cell>
          <table:table-cell office:value-type="float" office:value="21352.374173" calcext:value-type="float">
            <text:p>21352.374173</text:p>
          </table:table-cell>
          <table:table-cell office:value-type="float" office:value="9.178622" calcext:value-type="float">
            <text:p>9.178622</text:p>
          </table:table-cell>
          <table:table-cell office:value-type="float" office:value="0" calcext:value-type="float">
            <text:p>0</text:p>
          </table:table-cell>
          <table:table-cell office:value-type="float" office:value="46377147" calcext:value-type="float">
            <text:p>46377147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0</text:p>
          </table:table-cell>
          <table:table-cell office:value-type="float" office:value="29463.925769" calcext:value-type="float">
            <text:p>29463.925769</text:p>
          </table:table-cell>
          <table:table-cell office:value-type="float" office:value="3.308838" calcext:value-type="float">
            <text:p>3.308838</text:p>
          </table:table-cell>
          <table:table-cell office:value-type="float" office:value="0" calcext:value-type="float">
            <text:p>0</text:p>
          </table:table-cell>
          <table:table-cell office:value-type="float" office:value="17973165" calcext:value-type="float">
            <text:p>17973165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1</text:p>
          </table:table-cell>
          <table:table-cell office:value-type="float" office:value="22073.588929" calcext:value-type="float">
            <text:p>22073.588929</text:p>
          </table:table-cell>
          <table:table-cell office:value-type="float" office:value="5.566066" calcext:value-type="float">
            <text:p>5.566066</text:p>
          </table:table-cell>
          <table:table-cell office:value-type="float" office:value="0" calcext:value-type="float">
            <text:p>0</text:p>
          </table:table-cell>
          <table:table-cell office:value-type="float" office:value="47470170" calcext:value-type="float">
            <text:p>47470170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2</text:p>
          </table:table-cell>
          <table:table-cell office:value-type="float" office:value="37908.893935" calcext:value-type="float">
            <text:p>37908.893935</text:p>
          </table:table-cell>
          <table:table-cell office:value-type="float" office:value="0.710848" calcext:value-type="float">
            <text:p>0.710848</text:p>
          </table:table-cell>
          <table:table-cell office:value-type="float" office:value="0" calcext:value-type="float">
            <text:p>0</text:p>
          </table:table-cell>
          <table:table-cell office:value-type="float" office:value="4766214" calcext:value-type="float">
            <text:p>4766214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3</text:p>
          </table:table-cell>
          <table:table-cell office:value-type="float" office:value="28853.656035" calcext:value-type="float">
            <text:p>28853.656035</text:p>
          </table:table-cell>
          <table:table-cell office:value-type="float" office:value="2.495428" calcext:value-type="float">
            <text:p>2.495428</text:p>
          </table:table-cell>
          <table:table-cell office:value-type="float" office:value="0" calcext:value-type="float">
            <text:p>0</text:p>
          </table:table-cell>
          <table:table-cell office:value-type="float" office:value="8609425" calcext:value-type="float">
            <text:p>8609425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4</text:p>
          </table:table-cell>
          <table:table-cell office:value-type="float" office:value="4212.228095" calcext:value-type="float">
            <text:p>4212.228095</text:p>
          </table:table-cell>
          <table:table-cell office:value-type="float" office:value="4.951253" calcext:value-type="float">
            <text:p>4.951253</text:p>
          </table:table-cell>
          <table:table-cell office:value-type="float" office:value="0" calcext:value-type="float">
            <text:p>0</text:p>
          </table:table-cell>
          <table:table-cell office:value-type="float" office:value="47277572" calcext:value-type="float">
            <text:p>47277572</text:p>
          </table:table-cell>
          <table:table-cell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5</text:p>
          </table:table-cell>
          <table:table-cell office:value-type="float" office:value="4338.148776" calcext:value-type="float">
            <text:p>4338.148776</text:p>
          </table:table-cell>
          <table:table-cell office:value-type="float" office:value="7.04775" calcext:value-type="float">
            <text:p>7.04775</text:p>
          </table:table-cell>
          <table:table-cell office:value-type="float" office:value="0" calcext:value-type="float">
            <text:p>0</text:p>
          </table:table-cell>
          <table:table-cell office:value-type="float" office:value="48859961" calcext:value-type="float">
            <text:p>48859961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6</text:p>
          </table:table-cell>
          <table:table-cell office:value-type="float" office:value="4531.244018" calcext:value-type="float">
            <text:p>4531.244018</text:p>
          </table:table-cell>
          <table:table-cell office:value-type="float" office:value="18.020557" calcext:value-type="float">
            <text:p>18.020557</text:p>
          </table:table-cell>
          <table:table-cell office:value-type="float" office:value="0" calcext:value-type="float">
            <text:p>0</text:p>
          </table:table-cell>
          <table:table-cell office:value-type="float" office:value="56778204" calcext:value-type="float">
            <text:p>56778204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7</text:p>
          </table:table-cell>
          <table:table-cell office:value-type="float" office:value="4803.960742" calcext:value-type="float">
            <text:p>4803.960742</text:p>
          </table:table-cell>
          <table:table-cell office:value-type="float" office:value="5.53878" calcext:value-type="float">
            <text:p>5.53878</text:p>
          </table:table-cell>
          <table:table-cell office:value-type="float" office:value="0" calcext:value-type="float">
            <text:p>0</text:p>
          </table:table-cell>
          <table:table-cell office:value-type="float" office:value="47104426" calcext:value-type="float">
            <text:p>4710442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8</text:p>
          </table:table-cell>
          <table:table-cell office:value-type="float" office:value="4917.751041" calcext:value-type="float">
            <text:p>4917.751041</text:p>
          </table:table-cell>
          <table:table-cell office:value-type="float" office:value="13.825782" calcext:value-type="float">
            <text:p>13.825782</text:p>
          </table:table-cell>
          <table:table-cell office:value-type="float" office:value="0" calcext:value-type="float">
            <text:p>0</text:p>
          </table:table-cell>
          <table:table-cell office:value-type="float" office:value="65393574" calcext:value-type="float">
            <text:p>65393574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39</text:p>
          </table:table-cell>
          <table:table-cell office:value-type="float" office:value="5386.843177" calcext:value-type="float">
            <text:p>5386.843177</text:p>
          </table:table-cell>
          <table:table-cell office:value-type="float" office:value="15.636284" calcext:value-type="float">
            <text:p>15.636284</text:p>
          </table:table-cell>
          <table:table-cell office:value-type="float" office:value="0" calcext:value-type="float">
            <text:p>0</text:p>
          </table:table-cell>
          <table:table-cell office:value-type="float" office:value="69308004" calcext:value-type="float">
            <text:p>69308004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0</text:p>
          </table:table-cell>
          <table:table-cell office:value-type="float" office:value="5777.096287" calcext:value-type="float">
            <text:p>5777.096287</text:p>
          </table:table-cell>
          <table:table-cell office:value-type="float" office:value="13.926946" calcext:value-type="float">
            <text:p>13.926946</text:p>
          </table:table-cell>
          <table:table-cell office:value-type="float" office:value="0" calcext:value-type="float">
            <text:p>0</text:p>
          </table:table-cell>
          <table:table-cell office:value-type="float" office:value="81811889" calcext:value-type="float">
            <text:p>81811889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1</text:p>
          </table:table-cell>
          <table:table-cell office:value-type="float" office:value="6032.186374" calcext:value-type="float">
            <text:p>6032.186374</text:p>
          </table:table-cell>
          <table:table-cell office:value-type="float" office:value="7.791234" calcext:value-type="float">
            <text:p>7.791234</text:p>
          </table:table-cell>
          <table:table-cell office:value-type="float" office:value="0" calcext:value-type="float">
            <text:p>0</text:p>
          </table:table-cell>
          <table:table-cell office:value-type="float" office:value="54406804" calcext:value-type="float">
            <text:p>54406804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2</text:p>
          </table:table-cell>
          <table:table-cell office:value-type="float" office:value="6414.011248" calcext:value-type="float">
            <text:p>6414.011248</text:p>
          </table:table-cell>
          <table:table-cell office:value-type="float" office:value="9.769357" calcext:value-type="float">
            <text:p>9.769357</text:p>
          </table:table-cell>
          <table:table-cell office:value-type="float" office:value="0" calcext:value-type="float">
            <text:p>0</text:p>
          </table:table-cell>
          <table:table-cell office:value-type="float" office:value="57952175" calcext:value-type="float">
            <text:p>57952175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3</text:p>
          </table:table-cell>
          <table:table-cell office:value-type="float" office:value="20307.036666" calcext:value-type="float">
            <text:p>20307.036666</text:p>
          </table:table-cell>
          <table:table-cell office:value-type="float" office:value="6.284076" calcext:value-type="float">
            <text:p>6.284076</text:p>
          </table:table-cell>
          <table:table-cell office:value-type="float" office:value="0" calcext:value-type="float">
            <text:p>0</text:p>
          </table:table-cell>
          <table:table-cell office:value-type="float" office:value="41084430" calcext:value-type="float">
            <text:p>41084430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4</text:p>
          </table:table-cell>
          <table:table-cell office:value-type="float" office:value="6556.48683" calcext:value-type="float">
            <text:p>6556.48683</text:p>
          </table:table-cell>
          <table:table-cell office:value-type="float" office:value="10.266959" calcext:value-type="float">
            <text:p>10.266959</text:p>
          </table:table-cell>
          <table:table-cell office:value-type="float" office:value="0" calcext:value-type="float">
            <text:p>0</text:p>
          </table:table-cell>
          <table:table-cell office:value-type="float" office:value="47957961" calcext:value-type="float">
            <text:p>47957961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5</text:p>
          </table:table-cell>
          <table:table-cell office:value-type="float" office:value="6681.44552" calcext:value-type="float">
            <text:p>6681.44552</text:p>
          </table:table-cell>
          <table:table-cell office:value-type="float" office:value="11.39753" calcext:value-type="float">
            <text:p>11.39753</text:p>
          </table:table-cell>
          <table:table-cell office:value-type="float" office:value="0" calcext:value-type="float">
            <text:p>0</text:p>
          </table:table-cell>
          <table:table-cell office:value-type="float" office:value="50258625" calcext:value-type="float">
            <text:p>50258625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6</text:p>
          </table:table-cell>
          <table:table-cell office:value-type="float" office:value="7045.205783" calcext:value-type="float">
            <text:p>7045.205783</text:p>
          </table:table-cell>
          <table:table-cell office:value-type="float" office:value="7.393887" calcext:value-type="float">
            <text:p>7.393887</text:p>
          </table:table-cell>
          <table:table-cell office:value-type="float" office:value="0" calcext:value-type="float">
            <text:p>0</text:p>
          </table:table-cell>
          <table:table-cell office:value-type="float" office:value="34184316" calcext:value-type="float">
            <text:p>34184316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7</text:p>
          </table:table-cell>
          <table:table-cell office:value-type="float" office:value="7381.922493" calcext:value-type="float">
            <text:p>7381.922493</text:p>
          </table:table-cell>
          <table:table-cell office:value-type="float" office:value="16.95806" calcext:value-type="float">
            <text:p>16.95806</text:p>
          </table:table-cell>
          <table:table-cell office:value-type="float" office:value="0" calcext:value-type="float">
            <text:p>0</text:p>
          </table:table-cell>
          <table:table-cell office:value-type="float" office:value="64131147" calcext:value-type="float">
            <text:p>64131147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8</text:p>
          </table:table-cell>
          <table:table-cell office:value-type="float" office:value="7493.306098" calcext:value-type="float">
            <text:p>7493.306098</text:p>
          </table:table-cell>
          <table:table-cell office:value-type="float" office:value="8.216895" calcext:value-type="float">
            <text:p>8.216895</text:p>
          </table:table-cell>
          <table:table-cell office:value-type="float" office:value="0" calcext:value-type="float">
            <text:p>0</text:p>
          </table:table-cell>
          <table:table-cell office:value-type="float" office:value="50976268" calcext:value-type="float">
            <text:p>50976268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49</text:p>
          </table:table-cell>
          <table:table-cell office:value-type="float" office:value="7630.136564" calcext:value-type="float">
            <text:p>7630.136564</text:p>
          </table:table-cell>
          <table:table-cell office:value-type="float" office:value="14.497381" calcext:value-type="float">
            <text:p>14.497381</text:p>
          </table:table-cell>
          <table:table-cell office:value-type="float" office:value="0" calcext:value-type="float">
            <text:p>0</text:p>
          </table:table-cell>
          <table:table-cell office:value-type="float" office:value="62079292" calcext:value-type="float">
            <text:p>62079292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0</text:p>
          </table:table-cell>
          <table:table-cell office:value-type="float" office:value="9221.131737" calcext:value-type="float">
            <text:p>9221.131737</text:p>
          </table:table-cell>
          <table:table-cell office:value-type="float" office:value="6.065769" calcext:value-type="float">
            <text:p>6.065769</text:p>
          </table:table-cell>
          <table:table-cell office:value-type="float" office:value="0" calcext:value-type="float">
            <text:p>0</text:p>
          </table:table-cell>
          <table:table-cell office:value-type="float" office:value="48389457" calcext:value-type="float">
            <text:p>48389457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1</text:p>
          </table:table-cell>
          <table:table-cell office:value-type="float" office:value="16629.276379" calcext:value-type="float">
            <text:p>16629.276379</text:p>
          </table:table-cell>
          <table:table-cell office:value-type="float" office:value="4.807784" calcext:value-type="float">
            <text:p>4.807784</text:p>
          </table:table-cell>
          <table:table-cell office:value-type="float" office:value="0" calcext:value-type="float">
            <text:p>0</text:p>
          </table:table-cell>
          <table:table-cell office:value-type="float" office:value="34755866" calcext:value-type="float">
            <text:p>34755866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2</text:p>
          </table:table-cell>
          <table:table-cell office:value-type="float" office:value="7870.820493" calcext:value-type="float">
            <text:p>7870.820493</text:p>
          </table:table-cell>
          <table:table-cell office:value-type="float" office:value="5.672501" calcext:value-type="float">
            <text:p>5.672501</text:p>
          </table:table-cell>
          <table:table-cell office:value-type="float" office:value="0" calcext:value-type="float">
            <text:p>0</text:p>
          </table:table-cell>
          <table:table-cell office:value-type="float" office:value="33376413" calcext:value-type="float">
            <text:p>33376413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3</text:p>
          </table:table-cell>
          <table:table-cell office:value-type="float" office:value="7975.201156" calcext:value-type="float">
            <text:p>7975.201156</text:p>
          </table:table-cell>
          <table:table-cell office:value-type="float" office:value="4.154961" calcext:value-type="float">
            <text:p>4.154961</text:p>
          </table:table-cell>
          <table:table-cell office:value-type="float" office:value="0" calcext:value-type="float">
            <text:p>0</text:p>
          </table:table-cell>
          <table:table-cell office:value-type="float" office:value="28058229" calcext:value-type="float">
            <text:p>28058229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4</text:p>
          </table:table-cell>
          <table:table-cell office:value-type="float" office:value="8989.187927" calcext:value-type="float">
            <text:p>8989.187927</text:p>
          </table:table-cell>
          <table:table-cell office:value-type="float" office:value="6.841209" calcext:value-type="float">
            <text:p>6.841209</text:p>
          </table:table-cell>
          <table:table-cell office:value-type="float" office:value="0" calcext:value-type="float">
            <text:p>0</text:p>
          </table:table-cell>
          <table:table-cell office:value-type="float" office:value="35805515" calcext:value-type="float">
            <text:p>35805515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5</text:p>
          </table:table-cell>
          <table:table-cell office:value-type="float" office:value="17620.533956" calcext:value-type="float">
            <text:p>17620.533956</text:p>
          </table:table-cell>
          <table:table-cell office:value-type="float" office:value="5.927424" calcext:value-type="float">
            <text:p>5.927424</text:p>
          </table:table-cell>
          <table:table-cell office:value-type="float" office:value="0" calcext:value-type="float">
            <text:p>0</text:p>
          </table:table-cell>
          <table:table-cell office:value-type="float" office:value="23620149" calcext:value-type="float">
            <text:p>23620149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6</text:p>
          </table:table-cell>
          <table:table-cell office:value-type="float" office:value="9870.000608" calcext:value-type="float">
            <text:p>9870.000608</text:p>
          </table:table-cell>
          <table:table-cell office:value-type="float" office:value="6.952926" calcext:value-type="float">
            <text:p>6.952926</text:p>
          </table:table-cell>
          <table:table-cell office:value-type="float" office:value="0" calcext:value-type="float">
            <text:p>0</text:p>
          </table:table-cell>
          <table:table-cell office:value-type="float" office:value="53667496" calcext:value-type="float">
            <text:p>53667496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7</text:p>
          </table:table-cell>
          <table:table-cell office:value-type="float" office:value="17713.694548" calcext:value-type="float">
            <text:p>17713.694548</text:p>
          </table:table-cell>
          <table:table-cell office:value-type="float" office:value="6.225748" calcext:value-type="float">
            <text:p>6.225748</text:p>
          </table:table-cell>
          <table:table-cell office:value-type="float" office:value="0" calcext:value-type="float">
            <text:p>0</text:p>
          </table:table-cell>
          <table:table-cell office:value-type="float" office:value="37340201" calcext:value-type="float">
            <text:p>37340201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8</text:p>
          </table:table-cell>
          <table:table-cell office:value-type="float" office:value="15444.728699" calcext:value-type="float">
            <text:p>15444.728699</text:p>
          </table:table-cell>
          <table:table-cell office:value-type="float" office:value="6.795317" calcext:value-type="float">
            <text:p>6.795317</text:p>
          </table:table-cell>
          <table:table-cell office:value-type="float" office:value="0" calcext:value-type="float">
            <text:p>0</text:p>
          </table:table-cell>
          <table:table-cell office:value-type="float" office:value="47725511" calcext:value-type="float">
            <text:p>47725511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49:59</text:p>
          </table:table-cell>
          <table:table-cell office:value-type="float" office:value="8951.193456" calcext:value-type="float">
            <text:p>8951.193456</text:p>
          </table:table-cell>
          <table:table-cell office:value-type="float" office:value="21.032297" calcext:value-type="float">
            <text:p>21.032297</text:p>
          </table:table-cell>
          <table:table-cell office:value-type="float" office:value="0" calcext:value-type="float">
            <text:p>0</text:p>
          </table:table-cell>
          <table:table-cell office:value-type="float" office:value="71556032" calcext:value-type="float">
            <text:p>71556032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0</text:p>
          </table:table-cell>
          <table:table-cell office:value-type="float" office:value="8816.475621" calcext:value-type="float">
            <text:p>8816.475621</text:p>
          </table:table-cell>
          <table:table-cell office:value-type="float" office:value="18.223593" calcext:value-type="float">
            <text:p>18.223593</text:p>
          </table:table-cell>
          <table:table-cell office:value-type="float" office:value="0" calcext:value-type="float">
            <text:p>0</text:p>
          </table:table-cell>
          <table:table-cell office:value-type="float" office:value="52622644" calcext:value-type="float">
            <text:p>52622644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1</text:p>
          </table:table-cell>
          <table:table-cell office:value-type="float" office:value="9304.577311" calcext:value-type="float">
            <text:p>9304.577311</text:p>
          </table:table-cell>
          <table:table-cell office:value-type="float" office:value="13.345367" calcext:value-type="float">
            <text:p>13.345367</text:p>
          </table:table-cell>
          <table:table-cell office:value-type="float" office:value="0" calcext:value-type="float">
            <text:p>0</text:p>
          </table:table-cell>
          <table:table-cell office:value-type="float" office:value="44990948" calcext:value-type="float">
            <text:p>44990948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2</text:p>
          </table:table-cell>
          <table:table-cell office:value-type="float" office:value="9124.389927" calcext:value-type="float">
            <text:p>9124.389927</text:p>
          </table:table-cell>
          <table:table-cell office:value-type="float" office:value="11.150691" calcext:value-type="float">
            <text:p>11.150691</text:p>
          </table:table-cell>
          <table:table-cell office:value-type="float" office:value="0" calcext:value-type="float">
            <text:p>0</text:p>
          </table:table-cell>
          <table:table-cell office:value-type="float" office:value="45877998" calcext:value-type="float">
            <text:p>45877998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3</text:p>
          </table:table-cell>
          <table:table-cell office:value-type="float" office:value="9213.964522" calcext:value-type="float">
            <text:p>9213.964522</text:p>
          </table:table-cell>
          <table:table-cell office:value-type="float" office:value="9.282366" calcext:value-type="float">
            <text:p>9.282366</text:p>
          </table:table-cell>
          <table:table-cell office:value-type="float" office:value="0" calcext:value-type="float">
            <text:p>0</text:p>
          </table:table-cell>
          <table:table-cell office:value-type="float" office:value="42994842" calcext:value-type="float">
            <text:p>42994842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4</text:p>
          </table:table-cell>
          <table:table-cell office:value-type="float" office:value="9595.4616" calcext:value-type="float">
            <text:p>9595.4616</text:p>
          </table:table-cell>
          <table:table-cell office:value-type="float" office:value="18.050062" calcext:value-type="float">
            <text:p>18.050062</text:p>
          </table:table-cell>
          <table:table-cell office:value-type="float" office:value="0" calcext:value-type="float">
            <text:p>0</text:p>
          </table:table-cell>
          <table:table-cell office:value-type="float" office:value="66351491" calcext:value-type="float">
            <text:p>66351491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5</text:p>
          </table:table-cell>
          <table:table-cell office:value-type="float" office:value="10041.993578" calcext:value-type="float">
            <text:p>10041.993578</text:p>
          </table:table-cell>
          <table:table-cell office:value-type="float" office:value="13.121138" calcext:value-type="float">
            <text:p>13.121138</text:p>
          </table:table-cell>
          <table:table-cell office:value-type="float" office:value="0" calcext:value-type="float">
            <text:p>0</text:p>
          </table:table-cell>
          <table:table-cell office:value-type="float" office:value="52558457" calcext:value-type="float">
            <text:p>52558457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6</text:p>
          </table:table-cell>
          <table:table-cell office:value-type="float" office:value="10248.234373" calcext:value-type="float">
            <text:p>10248.234373</text:p>
          </table:table-cell>
          <table:table-cell office:value-type="float" office:value="5.652699" calcext:value-type="float">
            <text:p>5.652699</text:p>
          </table:table-cell>
          <table:table-cell office:value-type="float" office:value="0" calcext:value-type="float">
            <text:p>0</text:p>
          </table:table-cell>
          <table:table-cell office:value-type="float" office:value="49021776" calcext:value-type="float">
            <text:p>49021776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7</text:p>
          </table:table-cell>
          <table:table-cell office:value-type="float" office:value="10692.301292" calcext:value-type="float">
            <text:p>10692.301292</text:p>
          </table:table-cell>
          <table:table-cell office:value-type="float" office:value="11.744584" calcext:value-type="float">
            <text:p>11.744584</text:p>
          </table:table-cell>
          <table:table-cell office:value-type="float" office:value="0" calcext:value-type="float">
            <text:p>0</text:p>
          </table:table-cell>
          <table:table-cell office:value-type="float" office:value="35663819" calcext:value-type="float">
            <text:p>35663819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8</text:p>
          </table:table-cell>
          <table:table-cell office:value-type="float" office:value="10642.944301" calcext:value-type="float">
            <text:p>10642.944301</text:p>
          </table:table-cell>
          <table:table-cell office:value-type="float" office:value="19.983496" calcext:value-type="float">
            <text:p>19.983496</text:p>
          </table:table-cell>
          <table:table-cell office:value-type="float" office:value="0" calcext:value-type="float">
            <text:p>0</text:p>
          </table:table-cell>
          <table:table-cell office:value-type="float" office:value="46705417" calcext:value-type="float">
            <text:p>46705417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09</text:p>
          </table:table-cell>
          <table:table-cell office:value-type="float" office:value="10463.026397" calcext:value-type="float">
            <text:p>10463.026397</text:p>
          </table:table-cell>
          <table:table-cell office:value-type="float" office:value="0.677431" calcext:value-type="float">
            <text:p>0.677431</text:p>
          </table:table-cell>
          <table:table-cell office:value-type="float" office:value="0" calcext:value-type="float">
            <text:p>0</text:p>
          </table:table-cell>
          <table:table-cell office:value-type="float" office:value="8470617" calcext:value-type="float">
            <text:p>8470617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0</text:p>
          </table:table-cell>
          <table:table-cell office:value-type="float" office:value="10728.381804" calcext:value-type="float">
            <text:p>10728.381804</text:p>
          </table:table-cell>
          <table:table-cell office:value-type="float" office:value="13.269105" calcext:value-type="float">
            <text:p>13.269105</text:p>
          </table:table-cell>
          <table:table-cell office:value-type="float" office:value="0" calcext:value-type="float">
            <text:p>0</text:p>
          </table:table-cell>
          <table:table-cell office:value-type="float" office:value="29669735" calcext:value-type="float">
            <text:p>29669735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1</text:p>
          </table:table-cell>
          <table:table-cell office:value-type="float" office:value="10538.415812" calcext:value-type="float">
            <text:p>10538.415812</text:p>
          </table:table-cell>
          <table:table-cell office:value-type="float" office:value="9.261823" calcext:value-type="float">
            <text:p>9.261823</text:p>
          </table:table-cell>
          <table:table-cell office:value-type="float" office:value="0" calcext:value-type="float">
            <text:p>0</text:p>
          </table:table-cell>
          <table:table-cell office:value-type="float" office:value="20987689" calcext:value-type="float">
            <text:p>20987689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2</text:p>
          </table:table-cell>
          <table:table-cell office:value-type="float" office:value="10764.014864" calcext:value-type="float">
            <text:p>10764.014864</text:p>
          </table:table-cell>
          <table:table-cell office:value-type="float" office:value="1.109733" calcext:value-type="float">
            <text:p>1.109733</text:p>
          </table:table-cell>
          <table:table-cell office:value-type="float" office:value="0" calcext:value-type="float">
            <text:p>0</text:p>
          </table:table-cell>
          <table:table-cell office:value-type="float" office:value="13322805" calcext:value-type="float">
            <text:p>13322805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3</text:p>
          </table:table-cell>
          <table:table-cell office:value-type="float" office:value="10539.414717" calcext:value-type="float">
            <text:p>10539.414717</text:p>
          </table:table-cell>
          <table:table-cell office:value-type="float" office:value="2.796112" calcext:value-type="float">
            <text:p>2.796112</text:p>
          </table:table-cell>
          <table:table-cell office:value-type="float" office:value="0" calcext:value-type="float">
            <text:p>0</text:p>
          </table:table-cell>
          <table:table-cell office:value-type="float" office:value="27328100" calcext:value-type="float">
            <text:p>27328100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4</text:p>
          </table:table-cell>
          <table:table-cell office:value-type="float" office:value="10741.806616" calcext:value-type="float">
            <text:p>10741.806616</text:p>
          </table:table-cell>
          <table:table-cell office:value-type="float" office:value="10.660616" calcext:value-type="float">
            <text:p>10.660616</text:p>
          </table:table-cell>
          <table:table-cell office:value-type="float" office:value="0" calcext:value-type="float">
            <text:p>0</text:p>
          </table:table-cell>
          <table:table-cell office:value-type="float" office:value="21562269" calcext:value-type="float">
            <text:p>21562269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5</text:p>
          </table:table-cell>
          <table:table-cell office:value-type="float" office:value="10985.827499" calcext:value-type="float">
            <text:p>10985.827499</text:p>
          </table:table-cell>
          <table:table-cell office:value-type="float" office:value="5.424215" calcext:value-type="float">
            <text:p>5.424215</text:p>
          </table:table-cell>
          <table:table-cell office:value-type="float" office:value="0" calcext:value-type="float">
            <text:p>0</text:p>
          </table:table-cell>
          <table:table-cell office:value-type="float" office:value="31392794" calcext:value-type="float">
            <text:p>31392794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6</text:p>
          </table:table-cell>
          <table:table-cell office:value-type="float" office:value="11195.862334" calcext:value-type="float">
            <text:p>11195.862334</text:p>
          </table:table-cell>
          <table:table-cell office:value-type="float" office:value="4.960768" calcext:value-type="float">
            <text:p>4.960768</text:p>
          </table:table-cell>
          <table:table-cell office:value-type="float" office:value="0" calcext:value-type="float">
            <text:p>0</text:p>
          </table:table-cell>
          <table:table-cell office:value-type="float" office:value="20114127" calcext:value-type="float">
            <text:p>20114127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7</text:p>
          </table:table-cell>
          <table:table-cell office:value-type="float" office:value="10833.634674" calcext:value-type="float">
            <text:p>10833.634674</text:p>
          </table:table-cell>
          <table:table-cell office:value-type="float" office:value="9.370256" calcext:value-type="float">
            <text:p>9.370256</text:p>
          </table:table-cell>
          <table:table-cell office:value-type="float" office:value="0" calcext:value-type="float">
            <text:p>0</text:p>
          </table:table-cell>
          <table:table-cell office:value-type="float" office:value="26510292" calcext:value-type="float">
            <text:p>26510292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8</text:p>
          </table:table-cell>
          <table:table-cell office:value-type="float" office:value="11206.193025" calcext:value-type="float">
            <text:p>11206.193025</text:p>
          </table:table-cell>
          <table:table-cell office:value-type="float" office:value="8.942731" calcext:value-type="float">
            <text:p>8.942731</text:p>
          </table:table-cell>
          <table:table-cell office:value-type="float" office:value="0" calcext:value-type="float">
            <text:p>0</text:p>
          </table:table-cell>
          <table:table-cell office:value-type="float" office:value="35715213" calcext:value-type="float">
            <text:p>35715213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19</text:p>
          </table:table-cell>
          <table:table-cell office:value-type="float" office:value="10896.071408" calcext:value-type="float">
            <text:p>10896.071408</text:p>
          </table:table-cell>
          <table:table-cell office:value-type="float" office:value="4.207164" calcext:value-type="float">
            <text:p>4.207164</text:p>
          </table:table-cell>
          <table:table-cell office:value-type="float" office:value="0" calcext:value-type="float">
            <text:p>0</text:p>
          </table:table-cell>
          <table:table-cell office:value-type="float" office:value="16736253" calcext:value-type="float">
            <text:p>16736253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0</text:p>
          </table:table-cell>
          <table:table-cell office:value-type="float" office:value="11006.215107" calcext:value-type="float">
            <text:p>11006.215107</text:p>
          </table:table-cell>
          <table:table-cell office:value-type="float" office:value="5.912094" calcext:value-type="float">
            <text:p>5.912094</text:p>
          </table:table-cell>
          <table:table-cell office:value-type="float" office:value="0" calcext:value-type="float">
            <text:p>0</text:p>
          </table:table-cell>
          <table:table-cell office:value-type="float" office:value="31263381" calcext:value-type="float">
            <text:p>31263381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1</text:p>
          </table:table-cell>
          <table:table-cell office:value-type="float" office:value="10868.463666" calcext:value-type="float">
            <text:p>10868.463666</text:p>
          </table:table-cell>
          <table:table-cell office:value-type="float" office:value="1.834602" calcext:value-type="float">
            <text:p>1.834602</text:p>
          </table:table-cell>
          <table:table-cell office:value-type="float" office:value="0" calcext:value-type="float">
            <text:p>0</text:p>
          </table:table-cell>
          <table:table-cell office:value-type="float" office:value="6654282" calcext:value-type="float">
            <text:p>6654282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2</text:p>
          </table:table-cell>
          <table:table-cell office:value-type="float" office:value="10338.739586" calcext:value-type="float">
            <text:p>10338.739586</text:p>
          </table:table-cell>
          <table:table-cell office:value-type="float" office:value="3.959631" calcext:value-type="float">
            <text:p>3.959631</text:p>
          </table:table-cell>
          <table:table-cell office:value-type="float" office:value="0" calcext:value-type="float">
            <text:p>0</text:p>
          </table:table-cell>
          <table:table-cell office:value-type="float" office:value="37800633" calcext:value-type="float">
            <text:p>37800633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3</text:p>
          </table:table-cell>
          <table:table-cell office:value-type="float" office:value="10970.213095" calcext:value-type="float">
            <text:p>10970.213095</text:p>
          </table:table-cell>
          <table:table-cell office:value-type="float" office:value="6.163327" calcext:value-type="float">
            <text:p>6.163327</text:p>
          </table:table-cell>
          <table:table-cell office:value-type="float" office:value="0" calcext:value-type="float">
            <text:p>0</text:p>
          </table:table-cell>
          <table:table-cell office:value-type="float" office:value="23111836" calcext:value-type="float">
            <text:p>23111836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4</text:p>
          </table:table-cell>
          <table:table-cell office:value-type="float" office:value="10777.915113" calcext:value-type="float">
            <text:p>10777.915113</text:p>
          </table:table-cell>
          <table:table-cell office:value-type="float" office:value="10.681274" calcext:value-type="float">
            <text:p>10.681274</text:p>
          </table:table-cell>
          <table:table-cell office:value-type="float" office:value="0" calcext:value-type="float">
            <text:p>0</text:p>
          </table:table-cell>
          <table:table-cell office:value-type="float" office:value="33823370" calcext:value-type="float">
            <text:p>33823370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5</text:p>
          </table:table-cell>
          <table:table-cell office:value-type="float" office:value="10929.532257" calcext:value-type="float">
            <text:p>10929.532257</text:p>
          </table:table-cell>
          <table:table-cell office:value-type="float" office:value="3.764229" calcext:value-type="float">
            <text:p>3.764229</text:p>
          </table:table-cell>
          <table:table-cell office:value-type="float" office:value="0" calcext:value-type="float">
            <text:p>0</text:p>
          </table:table-cell>
          <table:table-cell office:value-type="float" office:value="28325169" calcext:value-type="float">
            <text:p>28325169</text:p>
          </table:table-cell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6</text:p>
          </table:table-cell>
          <table:table-cell office:value-type="float" office:value="11001.654828" calcext:value-type="float">
            <text:p>11001.654828</text:p>
          </table:table-cell>
          <table:table-cell office:value-type="float" office:value="2.741137" calcext:value-type="float">
            <text:p>2.741137</text:p>
          </table:table-cell>
          <table:table-cell office:value-type="float" office:value="0" calcext:value-type="float">
            <text:p>0</text:p>
          </table:table-cell>
          <table:table-cell office:value-type="float" office:value="15355003" calcext:value-type="float">
            <text:p>15355003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7</text:p>
          </table:table-cell>
          <table:table-cell office:value-type="float" office:value="11209.788967" calcext:value-type="float">
            <text:p>11209.788967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" calcext:value-type="float">
            <text:p>0</text:p>
          </table:table-cell>
          <table:table-cell office:value-type="float" office:value="9922409" calcext:value-type="float">
            <text:p>9922409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8</text:p>
          </table:table-cell>
          <table:table-cell office:value-type="float" office:value="17724.910649" calcext:value-type="float">
            <text:p>17724.910649</text:p>
          </table:table-cell>
          <table:table-cell office:value-type="float" office:value="2.49581" calcext:value-type="float">
            <text:p>2.49581</text:p>
          </table:table-cell>
          <table:table-cell office:value-type="float" office:value="0" calcext:value-type="float">
            <text:p>0</text:p>
          </table:table-cell>
          <table:table-cell office:value-type="float" office:value="19185290" calcext:value-type="float">
            <text:p>19185290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29</text:p>
          </table:table-cell>
          <table:table-cell office:value-type="float" office:value="11012.717625" calcext:value-type="float">
            <text:p>11012.717625</text:p>
          </table:table-cell>
          <table:table-cell office:value-type="float" office:value="6.044311" calcext:value-type="float">
            <text:p>6.044311</text:p>
          </table:table-cell>
          <table:table-cell office:value-type="float" office:value="0" calcext:value-type="float">
            <text:p>0</text:p>
          </table:table-cell>
          <table:table-cell office:value-type="float" office:value="22880001" calcext:value-type="float">
            <text:p>22880001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0</text:p>
          </table:table-cell>
          <table:table-cell office:value-type="float" office:value="13039.905586" calcext:value-type="float">
            <text:p>13039.905586</text:p>
          </table:table-cell>
          <table:table-cell office:value-type="float" office:value="9.090708" calcext:value-type="float">
            <text:p>9.090708</text:p>
          </table:table-cell>
          <table:table-cell office:value-type="float" office:value="0" calcext:value-type="float">
            <text:p>0</text:p>
          </table:table-cell>
          <table:table-cell office:value-type="float" office:value="31949195" calcext:value-type="float">
            <text:p>31949195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1</text:p>
          </table:table-cell>
          <table:table-cell office:value-type="float" office:value="11130.12353" calcext:value-type="float">
            <text:p>11130.12353</text:p>
          </table:table-cell>
          <table:table-cell office:value-type="float" office:value="5.209048" calcext:value-type="float">
            <text:p>5.209048</text:p>
          </table:table-cell>
          <table:table-cell office:value-type="float" office:value="0" calcext:value-type="float">
            <text:p>0</text:p>
          </table:table-cell>
          <table:table-cell office:value-type="float" office:value="25075393" calcext:value-type="float">
            <text:p>25075393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2</text:p>
          </table:table-cell>
          <table:table-cell office:value-type="float" office:value="16655.707546" calcext:value-type="float">
            <text:p>16655.707546</text:p>
          </table:table-cell>
          <table:table-cell office:value-type="float" office:value="26.311541" calcext:value-type="float">
            <text:p>26.311541</text:p>
          </table:table-cell>
          <table:table-cell office:value-type="float" office:value="0" calcext:value-type="float">
            <text:p>0</text:p>
          </table:table-cell>
          <table:table-cell office:value-type="float" office:value="25701785" calcext:value-type="float">
            <text:p>25701785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3</text:p>
          </table:table-cell>
          <table:table-cell office:value-type="float" office:value="11036.215006" calcext:value-type="float">
            <text:p>11036.215006</text:p>
          </table:table-cell>
          <table:table-cell office:value-type="float" office:value="4.917515" calcext:value-type="float">
            <text:p>4.917515</text:p>
          </table:table-cell>
          <table:table-cell office:value-type="float" office:value="0" calcext:value-type="float">
            <text:p>0</text:p>
          </table:table-cell>
          <table:table-cell office:value-type="float" office:value="35535790" calcext:value-type="float">
            <text:p>35535790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4</text:p>
          </table:table-cell>
          <table:table-cell office:value-type="float" office:value="18727.115389" calcext:value-type="float">
            <text:p>18727.115389</text:p>
          </table:table-cell>
          <table:table-cell office:value-type="float" office:value="1.079326" calcext:value-type="float">
            <text:p>1.079326</text:p>
          </table:table-cell>
          <table:table-cell office:value-type="float" office:value="0" calcext:value-type="float">
            <text:p>0</text:p>
          </table:table-cell>
          <table:table-cell office:value-type="float" office:value="15466324" calcext:value-type="float">
            <text:p>1546632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5</text:p>
          </table:table-cell>
          <table:table-cell office:value-type="float" office:value="15845.297168" calcext:value-type="float">
            <text:p>15845.297168</text:p>
          </table:table-cell>
          <table:table-cell office:value-type="float" office:value="7.33426" calcext:value-type="float">
            <text:p>7.33426</text:p>
          </table:table-cell>
          <table:table-cell office:value-type="float" office:value="0" calcext:value-type="float">
            <text:p>0</text:p>
          </table:table-cell>
          <table:table-cell office:value-type="float" office:value="19434968" calcext:value-type="float">
            <text:p>19434968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6</text:p>
          </table:table-cell>
          <table:table-cell office:value-type="float" office:value="13743.991385" calcext:value-type="float">
            <text:p>13743.991385</text:p>
          </table:table-cell>
          <table:table-cell office:value-type="float" office:value="6.019797" calcext:value-type="float">
            <text:p>6.019797</text:p>
          </table:table-cell>
          <table:table-cell office:value-type="float" office:value="0" calcext:value-type="float">
            <text:p>0</text:p>
          </table:table-cell>
          <table:table-cell office:value-type="float" office:value="28317751" calcext:value-type="float">
            <text:p>28317751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7</text:p>
          </table:table-cell>
          <table:table-cell office:value-type="float" office:value="12995.14806" calcext:value-type="float">
            <text:p>12995.14806</text:p>
          </table:table-cell>
          <table:table-cell office:value-type="float" office:value="12.624824" calcext:value-type="float">
            <text:p>12.624824</text:p>
          </table:table-cell>
          <table:table-cell office:value-type="float" office:value="0" calcext:value-type="float">
            <text:p>0</text:p>
          </table:table-cell>
          <table:table-cell office:value-type="float" office:value="37114335" calcext:value-type="float">
            <text:p>37114335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8</text:p>
          </table:table-cell>
          <table:table-cell office:value-type="float" office:value="22869.294825" calcext:value-type="float">
            <text:p>22869.294825</text:p>
          </table:table-cell>
          <table:table-cell office:value-type="float" office:value="3.404989" calcext:value-type="float">
            <text:p>3.404989</text:p>
          </table:table-cell>
          <table:table-cell office:value-type="float" office:value="0" calcext:value-type="float">
            <text:p>0</text:p>
          </table:table-cell>
          <table:table-cell office:value-type="float" office:value="35559670" calcext:value-type="float">
            <text:p>35559670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39</text:p>
          </table:table-cell>
          <table:table-cell office:value-type="float" office:value="11594.349851" calcext:value-type="float">
            <text:p>11594.349851</text:p>
          </table:table-cell>
          <table:table-cell office:value-type="float" office:value="15.766442" calcext:value-type="float">
            <text:p>15.766442</text:p>
          </table:table-cell>
          <table:table-cell office:value-type="float" office:value="0" calcext:value-type="float">
            <text:p>0</text:p>
          </table:table-cell>
          <table:table-cell office:value-type="float" office:value="25605486" calcext:value-type="float">
            <text:p>25605486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0</text:p>
          </table:table-cell>
          <table:table-cell office:value-type="float" office:value="11246.286021" calcext:value-type="float">
            <text:p>11246.286021</text:p>
          </table:table-cell>
          <table:table-cell office:value-type="float" office:value="37.666929" calcext:value-type="float">
            <text:p>37.666929</text:p>
          </table:table-cell>
          <table:table-cell office:value-type="float" office:value="0" calcext:value-type="float">
            <text:p>0</text:p>
          </table:table-cell>
          <table:table-cell office:value-type="float" office:value="24629753" calcext:value-type="float">
            <text:p>24629753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1</text:p>
          </table:table-cell>
          <table:table-cell office:value-type="float" office:value="11264.454525" calcext:value-type="float">
            <text:p>11264.454525</text:p>
          </table:table-cell>
          <table:table-cell office:value-type="float" office:value="15.86556" calcext:value-type="float">
            <text:p>15.86556</text:p>
          </table:table-cell>
          <table:table-cell office:value-type="float" office:value="0" calcext:value-type="float">
            <text:p>0</text:p>
          </table:table-cell>
          <table:table-cell office:value-type="float" office:value="29656644" calcext:value-type="float">
            <text:p>2965664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2</text:p>
          </table:table-cell>
          <table:table-cell office:value-type="float" office:value="11599.786372" calcext:value-type="float">
            <text:p>11599.786372</text:p>
          </table:table-cell>
          <table:table-cell office:value-type="float" office:value="0.796804" calcext:value-type="float">
            <text:p>0.796804</text:p>
          </table:table-cell>
          <table:table-cell office:value-type="float" office:value="0" calcext:value-type="float">
            <text:p>0</text:p>
          </table:table-cell>
          <table:table-cell office:value-type="float" office:value="15028889" calcext:value-type="float">
            <text:p>15028889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3</text:p>
          </table:table-cell>
          <table:table-cell office:value-type="float" office:value="20617.905014" calcext:value-type="float">
            <text:p>20617.905014</text:p>
          </table:table-cell>
          <table:table-cell office:value-type="float" office:value="10.21721" calcext:value-type="float">
            <text:p>10.21721</text:p>
          </table:table-cell>
          <table:table-cell office:value-type="float" office:value="0" calcext:value-type="float">
            <text:p>0</text:p>
          </table:table-cell>
          <table:table-cell office:value-type="float" office:value="55219230" calcext:value-type="float">
            <text:p>55219230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4</text:p>
          </table:table-cell>
          <table:table-cell office:value-type="float" office:value="11540.943873" calcext:value-type="float">
            <text:p>11540.943873</text:p>
          </table:table-cell>
          <table:table-cell office:value-type="float" office:value="0.980658" calcext:value-type="float">
            <text:p>0.980658</text:p>
          </table:table-cell>
          <table:table-cell office:value-type="float" office:value="0" calcext:value-type="float">
            <text:p>0</text:p>
          </table:table-cell>
          <table:table-cell office:value-type="float" office:value="22777259" calcext:value-type="float">
            <text:p>22777259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5</text:p>
          </table:table-cell>
          <table:table-cell office:value-type="float" office:value="11848.132064" calcext:value-type="float">
            <text:p>11848.132064</text:p>
          </table:table-cell>
          <table:table-cell office:value-type="float" office:value="0.681362" calcext:value-type="float">
            <text:p>0.681362</text:p>
          </table:table-cell>
          <table:table-cell office:value-type="float" office:value="0" calcext:value-type="float">
            <text:p>0</text:p>
          </table:table-cell>
          <table:table-cell office:value-type="float" office:value="25456046" calcext:value-type="float">
            <text:p>25456046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6</text:p>
          </table:table-cell>
          <table:table-cell office:value-type="float" office:value="15418.280278" calcext:value-type="float">
            <text:p>15418.280278</text:p>
          </table:table-cell>
          <table:table-cell office:value-type="float" office:value="6.61707" calcext:value-type="float">
            <text:p>6.61707</text:p>
          </table:table-cell>
          <table:table-cell office:value-type="float" office:value="0" calcext:value-type="float">
            <text:p>0</text:p>
          </table:table-cell>
          <table:table-cell office:value-type="float" office:value="28358910" calcext:value-type="float">
            <text:p>28358910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7</text:p>
          </table:table-cell>
          <table:table-cell office:value-type="float" office:value="11778.496341" calcext:value-type="float">
            <text:p>11778.496341</text:p>
          </table:table-cell>
          <table:table-cell office:value-type="float" office:value="13.057755" calcext:value-type="float">
            <text:p>13.057755</text:p>
          </table:table-cell>
          <table:table-cell office:value-type="float" office:value="0" calcext:value-type="float">
            <text:p>0</text:p>
          </table:table-cell>
          <table:table-cell office:value-type="float" office:value="36533223" calcext:value-type="float">
            <text:p>36533223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8</text:p>
          </table:table-cell>
          <table:table-cell office:value-type="float" office:value="11686.478992" calcext:value-type="float">
            <text:p>11686.478992</text:p>
          </table:table-cell>
          <table:table-cell office:value-type="float" office:value="0.16301" calcext:value-type="float">
            <text:p>0.16301</text:p>
          </table:table-cell>
          <table:table-cell office:value-type="float" office:value="0" calcext:value-type="float">
            <text:p>0</text:p>
          </table:table-cell>
          <table:table-cell office:value-type="float" office:value="4894714" calcext:value-type="float">
            <text:p>4894714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49</text:p>
          </table:table-cell>
          <table:table-cell office:value-type="float" office:value="11217.160889" calcext:value-type="float">
            <text:p>11217.160889</text:p>
          </table:table-cell>
          <table:table-cell office:value-type="float" office:value="8.844115" calcext:value-type="float">
            <text:p>8.844115</text:p>
          </table:table-cell>
          <table:table-cell office:value-type="float" office:value="0" calcext:value-type="float">
            <text:p>0</text:p>
          </table:table-cell>
          <table:table-cell office:value-type="float" office:value="35503066" calcext:value-type="float">
            <text:p>35503066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0</text:p>
          </table:table-cell>
          <table:table-cell office:value-type="float" office:value="14737.21076" calcext:value-type="float">
            <text:p>14737.21076</text:p>
          </table:table-cell>
          <table:table-cell office:value-type="float" office:value="1.073283" calcext:value-type="float">
            <text:p>1.073283</text:p>
          </table:table-cell>
          <table:table-cell office:value-type="float" office:value="0" calcext:value-type="float">
            <text:p>0</text:p>
          </table:table-cell>
          <table:table-cell office:value-type="float" office:value="11858591" calcext:value-type="float">
            <text:p>11858591</text:p>
          </table:table-cell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1</text:p>
          </table:table-cell>
          <table:table-cell office:value-type="float" office:value="12662.70392" calcext:value-type="float">
            <text:p>12662.70392</text:p>
          </table:table-cell>
          <table:table-cell office:value-type="float" office:value="1.257796" calcext:value-type="float">
            <text:p>1.257796</text:p>
          </table:table-cell>
          <table:table-cell office:value-type="float" office:value="0" calcext:value-type="float">
            <text:p>0</text:p>
          </table:table-cell>
          <table:table-cell office:value-type="float" office:value="12327614" calcext:value-type="float">
            <text:p>12327614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2</text:p>
          </table:table-cell>
          <table:table-cell office:value-type="float" office:value="15688.673846" calcext:value-type="float">
            <text:p>15688.673846</text:p>
          </table:table-cell>
          <table:table-cell office:value-type="float" office:value="4.628573" calcext:value-type="float">
            <text:p>4.628573</text:p>
          </table:table-cell>
          <table:table-cell office:value-type="float" office:value="0" calcext:value-type="float">
            <text:p>0</text:p>
          </table:table-cell>
          <table:table-cell office:value-type="float" office:value="20895637" calcext:value-type="float">
            <text:p>20895637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3</text:p>
          </table:table-cell>
          <table:table-cell office:value-type="float" office:value="15031.143925" calcext:value-type="float">
            <text:p>15031.143925</text:p>
          </table:table-cell>
          <table:table-cell office:value-type="float" office:value="11.431712" calcext:value-type="float">
            <text:p>11.431712</text:p>
          </table:table-cell>
          <table:table-cell office:value-type="float" office:value="0" calcext:value-type="float">
            <text:p>0</text:p>
          </table:table-cell>
          <table:table-cell office:value-type="float" office:value="26834538" calcext:value-type="float">
            <text:p>26834538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4</text:p>
          </table:table-cell>
          <table:table-cell office:value-type="float" office:value="11823.908409" calcext:value-type="float">
            <text:p>11823.908409</text:p>
          </table:table-cell>
          <table:table-cell office:value-type="float" office:value="3.615038" calcext:value-type="float">
            <text:p>3.615038</text:p>
          </table:table-cell>
          <table:table-cell office:value-type="float" office:value="0" calcext:value-type="float">
            <text:p>0</text:p>
          </table:table-cell>
          <table:table-cell office:value-type="float" office:value="16617414" calcext:value-type="float">
            <text:p>16617414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5</text:p>
          </table:table-cell>
          <table:table-cell office:value-type="float" office:value="12880.697711" calcext:value-type="float">
            <text:p>12880.697711</text:p>
          </table:table-cell>
          <table:table-cell office:value-type="float" office:value="4.861904" calcext:value-type="float">
            <text:p>4.861904</text:p>
          </table:table-cell>
          <table:table-cell office:value-type="float" office:value="0" calcext:value-type="float">
            <text:p>0</text:p>
          </table:table-cell>
          <table:table-cell office:value-type="float" office:value="22871398" calcext:value-type="float">
            <text:p>2287139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6</text:p>
          </table:table-cell>
          <table:table-cell office:value-type="float" office:value="11859.447113" calcext:value-type="float">
            <text:p>11859.447113</text:p>
          </table:table-cell>
          <table:table-cell office:value-type="float" office:value="4.262661" calcext:value-type="float">
            <text:p>4.262661</text:p>
          </table:table-cell>
          <table:table-cell office:value-type="float" office:value="0" calcext:value-type="float">
            <text:p>0</text:p>
          </table:table-cell>
          <table:table-cell office:value-type="float" office:value="21273138" calcext:value-type="float">
            <text:p>2127313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7</text:p>
          </table:table-cell>
          <table:table-cell office:value-type="float" office:value="12703.468059" calcext:value-type="float">
            <text:p>12703.468059</text:p>
          </table:table-cell>
          <table:table-cell office:value-type="float" office:value="8.692866" calcext:value-type="float">
            <text:p>8.692866</text:p>
          </table:table-cell>
          <table:table-cell office:value-type="float" office:value="0" calcext:value-type="float">
            <text:p>0</text:p>
          </table:table-cell>
          <table:table-cell office:value-type="float" office:value="26503428" calcext:value-type="float">
            <text:p>26503428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8</text:p>
          </table:table-cell>
          <table:table-cell office:value-type="float" office:value="11642.893342" calcext:value-type="float">
            <text:p>11642.893342</text:p>
          </table:table-cell>
          <table:table-cell office:value-type="float" office:value="1.026857" calcext:value-type="float">
            <text:p>1.026857</text:p>
          </table:table-cell>
          <table:table-cell office:value-type="float" office:value="0" calcext:value-type="float">
            <text:p>0</text:p>
          </table:table-cell>
          <table:table-cell office:value-type="float" office:value="23127927" calcext:value-type="float">
            <text:p>23127927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0:59</text:p>
          </table:table-cell>
          <table:table-cell office:value-type="float" office:value="11948.803404" calcext:value-type="float">
            <text:p>11948.803404</text:p>
          </table:table-cell>
          <table:table-cell office:value-type="float" office:value="13.675887" calcext:value-type="float">
            <text:p>13.675887</text:p>
          </table:table-cell>
          <table:table-cell office:value-type="float" office:value="0" calcext:value-type="float">
            <text:p>0</text:p>
          </table:table-cell>
          <table:table-cell office:value-type="float" office:value="24858213" calcext:value-type="float">
            <text:p>2485821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0</text:p>
          </table:table-cell>
          <table:table-cell office:value-type="float" office:value="11757.772206" calcext:value-type="float">
            <text:p>11757.772206</text:p>
          </table:table-cell>
          <table:table-cell office:value-type="float" office:value="1.480564" calcext:value-type="float">
            <text:p>1.480564</text:p>
          </table:table-cell>
          <table:table-cell office:value-type="float" office:value="0" calcext:value-type="float">
            <text:p>0</text:p>
          </table:table-cell>
          <table:table-cell office:value-type="float" office:value="19057273" calcext:value-type="float">
            <text:p>19057273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1</text:p>
          </table:table-cell>
          <table:table-cell office:value-type="float" office:value="11822.666998" calcext:value-type="float">
            <text:p>11822.666998</text:p>
          </table:table-cell>
          <table:table-cell office:value-type="float" office:value="8.716991" calcext:value-type="float">
            <text:p>8.716991</text:p>
          </table:table-cell>
          <table:table-cell office:value-type="float" office:value="0" calcext:value-type="float">
            <text:p>0</text:p>
          </table:table-cell>
          <table:table-cell office:value-type="float" office:value="24643799" calcext:value-type="float">
            <text:p>24643799</text:p>
          </table:table-cell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2</text:p>
          </table:table-cell>
          <table:table-cell office:value-type="float" office:value="11801.932698" calcext:value-type="float">
            <text:p>11801.932698</text:p>
          </table:table-cell>
          <table:table-cell office:value-type="float" office:value="3.101994" calcext:value-type="float">
            <text:p>3.101994</text:p>
          </table:table-cell>
          <table:table-cell office:value-type="float" office:value="0" calcext:value-type="float">
            <text:p>0</text:p>
          </table:table-cell>
          <table:table-cell office:value-type="float" office:value="23655058" calcext:value-type="float">
            <text:p>23655058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3</text:p>
          </table:table-cell>
          <table:table-cell office:value-type="float" office:value="12024.817898" calcext:value-type="float">
            <text:p>12024.817898</text:p>
          </table:table-cell>
          <table:table-cell office:value-type="float" office:value="1.596534" calcext:value-type="float">
            <text:p>1.596534</text:p>
          </table:table-cell>
          <table:table-cell office:value-type="float" office:value="0" calcext:value-type="float">
            <text:p>0</text:p>
          </table:table-cell>
          <table:table-cell office:value-type="float" office:value="21872226" calcext:value-type="float">
            <text:p>21872226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4</text:p>
          </table:table-cell>
          <table:table-cell office:value-type="float" office:value="8649.490206" calcext:value-type="float">
            <text:p>8649.490206</text:p>
          </table:table-cell>
          <table:table-cell office:value-type="float" office:value="4.568734" calcext:value-type="float">
            <text:p>4.568734</text:p>
          </table:table-cell>
          <table:table-cell office:value-type="float" office:value="0" calcext:value-type="float">
            <text:p>0</text:p>
          </table:table-cell>
          <table:table-cell office:value-type="float" office:value="11648667" calcext:value-type="float">
            <text:p>11648667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5</text:p>
          </table:table-cell>
          <table:table-cell office:value-type="float" office:value="4236.455787" calcext:value-type="float">
            <text:p>4236.455787</text:p>
          </table:table-cell>
          <table:table-cell office:value-type="float" office:value="1.309085" calcext:value-type="float">
            <text:p>1.309085</text:p>
          </table:table-cell>
          <table:table-cell office:value-type="float" office:value="0" calcext:value-type="float">
            <text:p>0</text:p>
          </table:table-cell>
          <table:table-cell office:value-type="float" office:value="11588304" calcext:value-type="float">
            <text:p>11588304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6</text:p>
          </table:table-cell>
          <table:table-cell office:value-type="float" office:value="2209.101452" calcext:value-type="float">
            <text:p>2209.101452</text:p>
          </table:table-cell>
          <table:table-cell office:value-type="float" office:value="0.388385" calcext:value-type="float">
            <text:p>0.388385</text:p>
          </table:table-cell>
          <table:table-cell office:value-type="float" office:value="0" calcext:value-type="float">
            <text:p>0</text:p>
          </table:table-cell>
          <table:table-cell office:value-type="float" office:value="5535234" calcext:value-type="float">
            <text:p>553523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7</text:p>
          </table:table-cell>
          <table:table-cell office:value-type="float" office:value="1080.297972" calcext:value-type="float">
            <text:p>1080.297972</text:p>
          </table:table-cell>
          <table:table-cell office:value-type="float" office:value="0.34968" calcext:value-type="float">
            <text:p>0.34968</text:p>
          </table:table-cell>
          <table:table-cell office:value-type="float" office:value="0" calcext:value-type="float">
            <text:p>0</text:p>
          </table:table-cell>
          <table:table-cell office:value-type="float" office:value="6145708" calcext:value-type="float">
            <text:p>614570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8</text:p>
          </table:table-cell>
          <table:table-cell office:value-type="float" office:value="648.658673" calcext:value-type="float">
            <text:p>648.658673</text:p>
          </table:table-cell>
          <table:table-cell office:value-type="float" office:value="0.238514" calcext:value-type="float">
            <text:p>0.238514</text:p>
          </table:table-cell>
          <table:table-cell office:value-type="float" office:value="0" calcext:value-type="float">
            <text:p>0</text:p>
          </table:table-cell>
          <table:table-cell office:value-type="float" office:value="1623798" calcext:value-type="float">
            <text:p>162379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09</text:p>
          </table:table-cell>
          <table:table-cell office:value-type="float" office:value="309.364066" calcext:value-type="float">
            <text:p>309.364066</text:p>
          </table:table-cell>
          <table:table-cell office:value-type="float" office:value="0.11433" calcext:value-type="float">
            <text:p>0.11433</text:p>
          </table:table-cell>
          <table:table-cell office:value-type="float" office:value="0" calcext:value-type="float">
            <text:p>0</text:p>
          </table:table-cell>
          <table:table-cell office:value-type="float" office:value="800661" calcext:value-type="float">
            <text:p>8006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string" calcext:value-type="string">
            <text:p>15:51:10</text:p>
          </table:table-cell>
          <table:table-cell office:value-type="float" office:value="148.629867" calcext:value-type="float">
            <text:p>148.629867</text:p>
          </table:table-cell>
          <table:table-cell office:value-type="float" office:value="0.007559" calcext:value-type="float">
            <text:p>0.007559</text:p>
          </table:table-cell>
          <table:table-cell office:value-type="float" office:value="0" calcext:value-type="float">
            <text:p>0</text:p>
          </table:table-cell>
          <table:table-cell office:value-type="float" office:value="195623" calcext:value-type="float">
            <text:p>19562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00-00-00</text:date>, <text:time style:data-style-name="N2" text:time-value="16:10:47.353820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5T17:16:23.485721542</dc:date>
    <meta:editing-duration>PT47M57S</meta:editing-duration>
    <meta:editing-cycles>4</meta:editing-cycles>
    <meta:generator>LibreOffice/5.4.0.3$Linux_X86_64 LibreOffice_project/7556cbc6811c9d992f4064ab9287069087d7f62c</meta:generator>
    <meta:document-statistic meta:table-count="1" meta:cell-count="305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5cm" chart:style-name="ch2">
          <text:p>wall clock</text:p>
        </chart:title>
        <chart:legend chart:legend-position="end" svg:x="13.366cm" svg:y="4.227cm" style:legend-expansion="high" chart:style-name="ch3"/>
        <chart:plot-area chart:style-name="ch4" table:cell-range-address="calvin10to400.B2:calvin10to400.B418 calvin10to400.G1:calvin10to400.G418" chart:data-source-has-labels="both" svg:x="0.32cm" svg:y="1.248cm" svg:width="12.726cm" svg:height="7.572cm">
          <chartooo:coordinate-region svg:x="1.365cm" svg:y="1.248cm" svg:width="11.681cm" svg:height="5.97cm"/>
          <chart:axis chart:dimension="x" chart:name="primary-x" chart:style-name="ch5" chartooo:axis-type="auto">
            <chartooo:date-scale/>
            <chart:categories table:cell-range-address="calvin10to400.B2:calvin10to400.B4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vin10to400.G2:calvin10to400.G418" chart:label-cell-address="calvin10to400.G1:calvin10to400.G1" chart:class="chart:bar">
            <chart:data-point chart:repeated="4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calvin10to400.G1:calvin10to4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4:15</text:p>
                <draw:g>
                  <svg:desc>calvin10to400.B2:calvin10to400.B418</svg:desc>
                </draw:g>
              </table:table-cell>
              <table:table-cell office:value-type="float" office:value="6">
                <text:p>6</text:p>
                <draw:g>
                  <svg:desc>calvin10to400.G2:calvin10to400.G418</svg:desc>
                </draw:g>
              </table:table-cell>
            </table:table-row>
            <table:table-row>
              <table:table-cell office:value-type="string">
                <text:p>15:44: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:44: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:44: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4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:44: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:44: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44: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4: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4: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4: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5: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5: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5: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5: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:45: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:45: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:45: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45: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:45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45: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:45: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:45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45: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:45:5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5:5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5: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6: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6: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6: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6: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:46: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:46: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1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:46: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:46: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46:1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46:1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46: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46: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46: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:46: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:46:2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2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2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3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3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:46: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:46: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46: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:46: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4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4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5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5:46: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5:46: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6: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6: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7: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7: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7: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7:0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:47:0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:47:0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0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0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1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1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1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:47: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:47: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1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:47:2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:47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2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3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47:3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5:47: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3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5:47:3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4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4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:47: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:47:4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47:4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47:4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47: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47:5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:47:5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:47: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5:47:5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7:5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7: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8: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8:0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8:0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:48:0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0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0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1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1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:48: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1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2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2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:48: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5:48:2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2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2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3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3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3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5:48:3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3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3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4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4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5:48:4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4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4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5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5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5:48: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5:48:5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:48:5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5:49:0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5:49:0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5:49:0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0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1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:49: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5:49: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1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5:49: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1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1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2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5:49:2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5:49:2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:49:2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:49:2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:49: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:49:3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5:49:3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:49:3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5:49:3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49:3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:49:3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49:4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:49:4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49:4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:49:4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5:49:4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4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5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5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5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5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:49:5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49:5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49: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50:0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50:0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5:50:0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0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0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0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1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1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5:50:1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:50:1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14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:50: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5:50:1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1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1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1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2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2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2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2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5:50:2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2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3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3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3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5:50:3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5:50:3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3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3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4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4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43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4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5:50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4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:50: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5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5:50:5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:50: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:50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5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0: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1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5:51:0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5:51: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:51:0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:51: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51: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5cm" chart:style-name="ch2">
          <text:p>Calvin -- Disk Performance</text:p>
        </chart:title>
        <chart:legend chart:legend-position="end" svg:x="14.001cm" svg:y="4.005cm" style:legend-expansion="high" chart:style-name="ch3"/>
        <chart:plot-area chart:style-name="ch4" table:cell-range-address="calvin10to400.G2:calvin10to400.G418 calvin10to400.C1:calvin10to400.D418" chart:data-source-has-labels="row" svg:x="1.279cm" svg:y="1.248cm" svg:width="12.402cm" svg:height="6.643cm">
          <chartooo:coordinate-region svg:x="2.456cm" svg:y="1.421cm" svg:width="10.945cm" svg:height="5.876cm"/>
          <chart:axis chart:dimension="x" chart:name="primary-x" chart:style-name="ch5">
            <chart:title svg:x="5.108cm" svg:y="8.071cm" chart:style-name="ch6">
              <text:p>Load, Request/Second (ie, TPS)</text:p>
            </chart:title>
          </chart:axis>
          <chart:axis chart:dimension="y" chart:name="primary-y" chart:style-name="ch5">
            <chart:title svg:x="0.451cm" svg:y="6.478cm" chart:style-name="ch7">
              <text:p>Response Time, Seconds</text:p>
            </chart:title>
            <chart:grid chart:style-name="ch8" chart:class="major"/>
          </chart:axis>
          <chart:series chart:style-name="ch9" chart:values-cell-range-address="calvin10to400.C2:calvin10to400.C418" chart:label-cell-address="calvin10to400.C1:calvin10to400.C1" chart:class="chart:scatter">
            <chart:domain table:cell-range-address="calvin10to400.G2:calvin10to400.G418"/>
            <chart:data-point chart:repeated="413"/>
          </chart:series>
          <chart:series chart:style-name="ch10" chart:values-cell-range-address="calvin10to400.D2:calvin10to400.D418" chart:label-cell-address="calvin10to400.D1:calvin10to400.D1" chart:class="chart:scatter">
            <chart:data-point chart:repeated="4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alvin10to400.C1:calvin10to400.C1</svg:desc>
                </draw:g>
              </table:table-cell>
              <table:table-cell office:value-type="string">
                <text:p>xfertime</text:p>
                <draw:g>
                  <svg:desc>calvin10to400.D1:calvin10to4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calvin10to400.G2:calvin10to400.G418</svg:desc>
                </draw:g>
              </table:table-cell>
              <table:table-cell office:value-type="float" office:value="0.004726">
                <text:p>0.004726</text:p>
                <draw:g>
                  <svg:desc>calvin10to400.C2:calvin10to400.C418</svg:desc>
                </draw:g>
              </table:table-cell>
              <table:table-cell office:value-type="float" office:value="0.018895">
                <text:p>0.018895</text:p>
                <draw:g>
                  <svg:desc>calvin10to400.D2:calvin10to400.D4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7143">
                <text:p>0.007143</text:p>
              </table:table-cell>
              <table:table-cell office:value-type="float" office:value="0.01705">
                <text:p>0.0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05686">
                <text:p>0.005686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705">
                <text:p>0.00705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9134">
                <text:p>0.009134</text:p>
              </table:table-cell>
              <table:table-cell office:value-type="float" office:value="0.012883">
                <text:p>0.012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7376">
                <text:p>0.007376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6251">
                <text:p>0.006251</text:p>
              </table:table-cell>
              <table:table-cell office:value-type="float" office:value="0.047961">
                <text:p>0.047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5904">
                <text:p>0.005904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493">
                <text:p>0.006493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7264">
                <text:p>0.007264</text:p>
              </table:table-cell>
              <table:table-cell office:value-type="float" office:value="0.009399">
                <text:p>0.009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10516">
                <text:p>0.010516</text:p>
              </table:table-cell>
              <table:table-cell office:value-type="float" office:value="0.005597">
                <text:p>0.005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9564">
                <text:p>0.009564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015237">
                <text:p>0.015237</text:p>
              </table:table-cell>
              <table:table-cell office:value-type="float" office:value="0.046849">
                <text:p>0.046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311124">
                <text:p>0.311124</text:p>
              </table:table-cell>
              <table:table-cell office:value-type="float" office:value="0.065511">
                <text:p>0.065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6784">
                <text:p>0.46784</text:p>
              </table:table-cell>
              <table:table-cell office:value-type="float" office:value="0.084178">
                <text:p>0.084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247204">
                <text:p>0.247204</text:p>
              </table:table-cell>
              <table:table-cell office:value-type="float" office:value="0.01378">
                <text:p>0.01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115119">
                <text:p>0.115119</text:p>
              </table:table-cell>
              <table:table-cell office:value-type="float" office:value="0.005275">
                <text:p>0.005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125194">
                <text:p>0.125194</text:p>
              </table:table-cell>
              <table:table-cell office:value-type="float" office:value="0.031356">
                <text:p>0.03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06411">
                <text:p>0.106411</text:p>
              </table:table-cell>
              <table:table-cell office:value-type="float" office:value="0.002999">
                <text:p>0.00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85884">
                <text:p>0.085884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247658">
                <text:p>0.247658</text:p>
              </table:table-cell>
              <table:table-cell office:value-type="float" office:value="0.06941">
                <text:p>0.06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0.39784">
                <text:p>0.39784</text:p>
              </table:table-cell>
              <table:table-cell office:value-type="float" office:value="0.018834">
                <text:p>0.018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0.728809">
                <text:p>0.728809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226747">
                <text:p>0.226747</text:p>
              </table:table-cell>
              <table:table-cell office:value-type="float" office:value="0.050122">
                <text:p>0.050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239982">
                <text:p>0.239982</text:p>
              </table:table-cell>
              <table:table-cell office:value-type="float" office:value="0.044717">
                <text:p>0.044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74377">
                <text:p>0.474377</text:p>
              </table:table-cell>
              <table:table-cell office:value-type="float" office:value="0.062642">
                <text:p>0.062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208843">
                <text:p>0.208843</text:p>
              </table:table-cell>
              <table:table-cell office:value-type="float" office:value="0.017307">
                <text:p>0.017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51289">
                <text:p>0.151289</text:p>
              </table:table-cell>
              <table:table-cell office:value-type="float" office:value="0.024096">
                <text:p>0.024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55873">
                <text:p>0.055873</text:p>
              </table:table-cell>
              <table:table-cell office:value-type="float" office:value="0.015754">
                <text:p>0.01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9138">
                <text:p>0.199138</text:p>
              </table:table-cell>
              <table:table-cell office:value-type="float" office:value="0.058214">
                <text:p>0.058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.34869">
                <text:p>0.34869</text:p>
              </table:table-cell>
              <table:table-cell office:value-type="float" office:value="0.027991">
                <text:p>0.027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0.185672">
                <text:p>0.185672</text:p>
              </table:table-cell>
              <table:table-cell office:value-type="float" office:value="0.049563">
                <text:p>0.049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0.217114">
                <text:p>0.217114</text:p>
              </table:table-cell>
              <table:table-cell office:value-type="float" office:value="0.068889">
                <text:p>0.06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121951">
                <text:p>0.121951</text:p>
              </table:table-cell>
              <table:table-cell office:value-type="float" office:value="0.075884">
                <text:p>0.075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210936">
                <text:p>0.210936</text:p>
              </table:table-cell>
              <table:table-cell office:value-type="float" office:value="0.171887">
                <text:p>0.171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187884">
                <text:p>0.187884</text:p>
              </table:table-cell>
              <table:table-cell office:value-type="float" office:value="0.038017">
                <text:p>0.038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.343695">
                <text:p>0.343695</text:p>
              </table:table-cell>
              <table:table-cell office:value-type="float" office:value="0.007665">
                <text:p>0.007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199947">
                <text:p>0.199947</text:p>
              </table:table-cell>
              <table:table-cell office:value-type="float" office:value="0.112773">
                <text:p>0.112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57726">
                <text:p>0.257726</text:p>
              </table:table-cell>
              <table:table-cell office:value-type="float" office:value="0.106513">
                <text:p>0.106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8761">
                <text:p>0.158761</text:p>
              </table:table-cell>
              <table:table-cell office:value-type="float" office:value="0.022534">
                <text:p>0.022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191956">
                <text:p>0.191956</text:p>
              </table:table-cell>
              <table:table-cell office:value-type="float" office:value="0.045876">
                <text:p>0.045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.317001">
                <text:p>0.317001</text:p>
              </table:table-cell>
              <table:table-cell office:value-type="float" office:value="0.241323">
                <text:p>0.241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178937">
                <text:p>0.178937</text:p>
              </table:table-cell>
              <table:table-cell office:value-type="float" office:value="0.036024">
                <text:p>0.036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166477">
                <text:p>0.166477</text:p>
              </table:table-cell>
              <table:table-cell office:value-type="float" office:value="0.053691">
                <text:p>0.053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195941">
                <text:p>0.195941</text:p>
              </table:table-cell>
              <table:table-cell office:value-type="float" office:value="0.037336">
                <text:p>0.037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249946">
                <text:p>0.249946</text:p>
              </table:table-cell>
              <table:table-cell office:value-type="float" office:value="0.126742">
                <text:p>0.126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238886">
                <text:p>0.238886</text:p>
              </table:table-cell>
              <table:table-cell office:value-type="float" office:value="0.07876">
                <text:p>0.07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40646">
                <text:p>0.140646</text:p>
              </table:table-cell>
              <table:table-cell office:value-type="float" office:value="0.033277">
                <text:p>0.033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16534">
                <text:p>0.716534</text:p>
              </table:table-cell>
              <table:table-cell office:value-type="float" office:value="0.606634">
                <text:p>0.606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4475">
                <text:p>0.14447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72845">
                <text:p>0.472845</text:p>
              </table:table-cell>
              <table:table-cell office:value-type="float" office:value="0.182921">
                <text:p>0.182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0.525558">
                <text:p>0.525558</text:p>
              </table:table-cell>
              <table:table-cell office:value-type="float" office:value="0.173785">
                <text:p>0.173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0.467535">
                <text:p>0.467535</text:p>
              </table:table-cell>
              <table:table-cell office:value-type="float" office:value="0.169503">
                <text:p>0.169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177054">
                <text:p>0.177054</text:p>
              </table:table-cell>
              <table:table-cell office:value-type="float" office:value="0.035747">
                <text:p>0.035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371424">
                <text:p>0.371424</text:p>
              </table:table-cell>
              <table:table-cell office:value-type="float" office:value="0.105734">
                <text:p>0.105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196013">
                <text:p>0.196013</text:p>
              </table:table-cell>
              <table:table-cell office:value-type="float" office:value="0.054613">
                <text:p>0.054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.299743">
                <text:p>1.299743</text:p>
              </table:table-cell>
              <table:table-cell office:value-type="float" office:value="0.564684">
                <text:p>0.564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24562">
                <text:p>0.24562</text:p>
              </table:table-cell>
              <table:table-cell office:value-type="float" office:value="0.052674">
                <text:p>0.05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7283">
                <text:p>0.617283</text:p>
              </table:table-cell>
              <table:table-cell office:value-type="float" office:value="0.301948">
                <text:p>0.301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9478">
                <text:p>0.19478</text:p>
              </table:table-cell>
              <table:table-cell office:value-type="float" office:value="0.059421">
                <text:p>0.059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829994">
                <text:p>0.829994</text:p>
              </table:table-cell>
              <table:table-cell office:value-type="float" office:value="0.349591">
                <text:p>0.349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.094125">
                <text:p>1.094125</text:p>
              </table:table-cell>
              <table:table-cell office:value-type="float" office:value="0.568983">
                <text:p>0.568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1.575679">
                <text:p>1.575679</text:p>
              </table:table-cell>
              <table:table-cell office:value-type="float" office:value="0.158033">
                <text:p>0.158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520674">
                <text:p>0.520674</text:p>
              </table:table-cell>
              <table:table-cell office:value-type="float" office:value="0.051536">
                <text:p>0.051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1826">
                <text:p>0.491826</text:p>
              </table:table-cell>
              <table:table-cell office:value-type="float" office:value="0.077002">
                <text:p>0.077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0.295242">
                <text:p>0.295242</text:p>
              </table:table-cell>
              <table:table-cell office:value-type="float" office:value="0.077459">
                <text:p>0.077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0.663247">
                <text:p>0.663247</text:p>
              </table:table-cell>
              <table:table-cell office:value-type="float" office:value="0.188019">
                <text:p>0.188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82477">
                <text:p>0.82477</text:p>
              </table:table-cell>
              <table:table-cell office:value-type="float" office:value="0.19733">
                <text:p>0.19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01675">
                <text:p>0.501675</text:p>
              </table:table-cell>
              <table:table-cell office:value-type="float" office:value="0.165796">
                <text:p>0.165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99834">
                <text:p>0.399834</text:p>
              </table:table-cell>
              <table:table-cell office:value-type="float" office:value="0.175944">
                <text:p>0.175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0.428139">
                <text:p>0.428139</text:p>
              </table:table-cell>
              <table:table-cell office:value-type="float" office:value="0.102754">
                <text:p>0.102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0.752246">
                <text:p>0.752246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0.530153">
                <text:p>0.530153</text:p>
              </table:table-cell>
              <table:table-cell office:value-type="float" office:value="0.185531">
                <text:p>0.185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340434">
                <text:p>0.340434</text:p>
              </table:table-cell>
              <table:table-cell office:value-type="float" office:value="0.15345">
                <text:p>0.15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95829">
                <text:p>0.95829</text:p>
              </table:table-cell>
              <table:table-cell office:value-type="float" office:value="0.491889">
                <text:p>0.491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0.468002">
                <text:p>0.468002</text:p>
              </table:table-cell>
              <table:table-cell office:value-type="float" office:value="0.104621">
                <text:p>0.104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.544431">
                <text:p>0.544431</text:p>
              </table:table-cell>
              <table:table-cell office:value-type="float" office:value="0.210698">
                <text:p>0.2106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31509">
                <text:p>0.31509</text:p>
              </table:table-cell>
              <table:table-cell office:value-type="float" office:value="0.036505">
                <text:p>0.036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50891">
                <text:p>0.350891</text:p>
              </table:table-cell>
              <table:table-cell office:value-type="float" office:value="0.110139">
                <text:p>0.110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839661">
                <text:p>0.839661</text:p>
              </table:table-cell>
              <table:table-cell office:value-type="float" office:value="0.510289">
                <text:p>0.5102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.181075">
                <text:p>1.181075</text:p>
              </table:table-cell>
              <table:table-cell office:value-type="float" office:value="0.242426">
                <text:p>0.242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0.466955">
                <text:p>0.466955</text:p>
              </table:table-cell>
              <table:table-cell office:value-type="float" office:value="0.131053">
                <text:p>0.131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0.326104">
                <text:p>0.326104</text:p>
              </table:table-cell>
              <table:table-cell office:value-type="float" office:value="0.137584">
                <text:p>0.1375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210691">
                <text:p>0.210691</text:p>
              </table:table-cell>
              <table:table-cell office:value-type="float" office:value="0.04489">
                <text:p>0.04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377301">
                <text:p>0.377301</text:p>
              </table:table-cell>
              <table:table-cell office:value-type="float" office:value="0.176145">
                <text:p>0.176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0.210135">
                <text:p>0.210135</text:p>
              </table:table-cell>
              <table:table-cell office:value-type="float" office:value="0.042082">
                <text:p>0.042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367323">
                <text:p>0.367323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445172">
                <text:p>0.445172</text:p>
              </table:table-cell>
              <table:table-cell office:value-type="float" office:value="0.215241">
                <text:p>0.215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65636">
                <text:p>1.465636</text:p>
              </table:table-cell>
              <table:table-cell office:value-type="float" office:value="0.323991">
                <text:p>0.323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020344">
                <text:p>1.020344</text:p>
              </table:table-cell>
              <table:table-cell office:value-type="float" office:value="0.237506">
                <text:p>0.237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1.304503">
                <text:p>1.304503</text:p>
              </table:table-cell>
              <table:table-cell office:value-type="float" office:value="0.163422">
                <text:p>0.163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.327635">
                <text:p>1.327635</text:p>
              </table:table-cell>
              <table:table-cell office:value-type="float" office:value="0.360268">
                <text:p>0.360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0.441826">
                <text:p>0.441826</text:p>
              </table:table-cell>
              <table:table-cell office:value-type="float" office:value="0.200465">
                <text:p>0.200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.175364">
                <text:p>1.175364</text:p>
              </table:table-cell>
              <table:table-cell office:value-type="float" office:value="0.274075">
                <text:p>0.274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694424">
                <text:p>0.694424</text:p>
              </table:table-cell>
              <table:table-cell office:value-type="float" office:value="0.144286">
                <text:p>0.14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0.594491">
                <text:p>0.594491</text:p>
              </table:table-cell>
              <table:table-cell office:value-type="float" office:value="0.186445">
                <text:p>0.186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.49019">
                <text:p>0.49019</text:p>
              </table:table-cell>
              <table:table-cell office:value-type="float" office:value="0.125983">
                <text:p>0.125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366539">
                <text:p>0.366539</text:p>
              </table:table-cell>
              <table:table-cell office:value-type="float" office:value="0.060172">
                <text:p>0.060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56106">
                <text:p>0.356106</text:p>
              </table:table-cell>
              <table:table-cell office:value-type="float" office:value="0.098292">
                <text:p>0.098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77216">
                <text:p>0.577216</text:p>
              </table:table-cell>
              <table:table-cell office:value-type="float" office:value="0.290168">
                <text:p>0.290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59478">
                <text:p>0.459478</text:p>
              </table:table-cell>
              <table:table-cell office:value-type="float" office:value="0.103316">
                <text:p>0.1033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0.512773">
                <text:p>0.512773</text:p>
              </table:table-cell>
              <table:table-cell office:value-type="float" office:value="0.153576">
                <text:p>0.153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1.165659">
                <text:p>1.165659</text:p>
              </table:table-cell>
              <table:table-cell office:value-type="float" office:value="0.195118">
                <text:p>0.1951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533565">
                <text:p>0.533565</text:p>
              </table:table-cell>
              <table:table-cell office:value-type="float" office:value="0.054262">
                <text:p>0.054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707893">
                <text:p>0.707893</text:p>
              </table:table-cell>
              <table:table-cell office:value-type="float" office:value="0.19633">
                <text:p>0.19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.632911">
                <text:p>1.632911</text:p>
              </table:table-cell>
              <table:table-cell office:value-type="float" office:value="0.710388">
                <text:p>0.710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0.916346">
                <text:p>0.916346</text:p>
              </table:table-cell>
              <table:table-cell office:value-type="float" office:value="0.279737">
                <text:p>0.2797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819919">
                <text:p>0.819919</text:p>
              </table:table-cell>
              <table:table-cell office:value-type="float" office:value="0.180209">
                <text:p>0.180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143959">
                <text:p>2.143959</text:p>
              </table:table-cell>
              <table:table-cell office:value-type="float" office:value="1.460945">
                <text:p>1.460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30945">
                <text:p>1.30945</text:p>
              </table:table-cell>
              <table:table-cell office:value-type="float" office:value="0.530518">
                <text:p>0.530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0.625295">
                <text:p>0.625295</text:p>
              </table:table-cell>
              <table:table-cell office:value-type="float" office:value="0.063056">
                <text:p>0.063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0.513856">
                <text:p>0.513856</text:p>
              </table:table-cell>
              <table:table-cell office:value-type="float" office:value="0.092259">
                <text:p>0.0922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0.579098">
                <text:p>0.579098</text:p>
              </table:table-cell>
              <table:table-cell office:value-type="float" office:value="0.130073">
                <text:p>0.130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67152">
                <text:p>0.67152</text:p>
              </table:table-cell>
              <table:table-cell office:value-type="float" office:value="0.238678">
                <text:p>0.2386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67337">
                <text:p>0.467337</text:p>
              </table:table-cell>
              <table:table-cell office:value-type="float" office:value="0.143934">
                <text:p>0.1439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0.468821">
                <text:p>0.468821</text:p>
              </table:table-cell>
              <table:table-cell office:value-type="float" office:value="0.050812">
                <text:p>0.050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0.553758">
                <text:p>0.553758</text:p>
              </table:table-cell>
              <table:table-cell office:value-type="float" office:value="0.114848">
                <text:p>0.114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147569">
                <text:p>1.147569</text:p>
              </table:table-cell>
              <table:table-cell office:value-type="float" office:value="0.313552">
                <text:p>0.313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74243">
                <text:p>1.074243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6401">
                <text:p>0.396401</text:p>
              </table:table-cell>
              <table:table-cell office:value-type="float" office:value="0.109297">
                <text:p>0.109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548985">
                <text:p>0.548985</text:p>
              </table:table-cell>
              <table:table-cell office:value-type="float" office:value="0.188573">
                <text:p>0.188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0.850097">
                <text:p>0.850097</text:p>
              </table:table-cell>
              <table:table-cell office:value-type="float" office:value="0.232575">
                <text:p>0.232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.106883">
                <text:p>1.106883</text:p>
              </table:table-cell>
              <table:table-cell office:value-type="float" office:value="0.270786">
                <text:p>0.2707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.090028">
                <text:p>1.090028</text:p>
              </table:table-cell>
              <table:table-cell office:value-type="float" office:value="0.378378">
                <text:p>0.378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2.195226">
                <text:p>2.195226</text:p>
              </table:table-cell>
              <table:table-cell office:value-type="float" office:value="0.638179">
                <text:p>0.638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.513783">
                <text:p>0.513783</text:p>
              </table:table-cell>
              <table:table-cell office:value-type="float" office:value="0.149835">
                <text:p>0.1498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.847147">
                <text:p>1.847147</text:p>
              </table:table-cell>
              <table:table-cell office:value-type="float" office:value="0.499107">
                <text:p>0.4991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0.844106">
                <text:p>10.844106</text:p>
              </table:table-cell>
              <table:table-cell office:value-type="float" office:value="0.254874">
                <text:p>0.254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1.464678">
                <text:p>1.464678</text:p>
              </table:table-cell>
              <table:table-cell office:value-type="float" office:value="0.332798">
                <text:p>0.332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0.565507">
                <text:p>0.565507</text:p>
              </table:table-cell>
              <table:table-cell office:value-type="float" office:value="0.143346">
                <text:p>0.143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">
                <text:p>139</text:p>
              </table:table-cell>
              <table:table-cell office:value-type="float" office:value="3.064005">
                <text:p>3.064005</text:p>
              </table:table-cell>
              <table:table-cell office:value-type="float" office:value="0.736469">
                <text:p>0.73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3.190094">
                <text:p>3.190094</text:p>
              </table:table-cell>
              <table:table-cell office:value-type="float" office:value="1.281026">
                <text:p>1.281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0.519897">
                <text:p>0.519897</text:p>
              </table:table-cell>
              <table:table-cell office:value-type="float" office:value="0.230053">
                <text:p>0.230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.560952">
                <text:p>1.560952</text:p>
              </table:table-cell>
              <table:table-cell office:value-type="float" office:value="0.532948">
                <text:p>0.532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9.567195">
                <text:p>9.567195</text:p>
              </table:table-cell>
              <table:table-cell office:value-type="float" office:value="1.229014">
                <text:p>1.229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7.149447">
                <text:p>7.149447</text:p>
              </table:table-cell>
              <table:table-cell office:value-type="float" office:value="1.399514">
                <text:p>1.3995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.450819">
                <text:p>1.450819</text:p>
              </table:table-cell>
              <table:table-cell office:value-type="float" office:value="0.915265">
                <text:p>0.915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952097">
                <text:p>0.952097</text:p>
              </table:table-cell>
              <table:table-cell office:value-type="float" office:value="0.206127">
                <text:p>0.206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2.563833">
                <text:p>2.563833</text:p>
              </table:table-cell>
              <table:table-cell office:value-type="float" office:value="0.768486">
                <text:p>0.768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4.743265">
                <text:p>4.743265</text:p>
              </table:table-cell>
              <table:table-cell office:value-type="float" office:value="2.047344">
                <text:p>2.047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1.991677">
                <text:p>11.991677</text:p>
              </table:table-cell>
              <table:table-cell office:value-type="float" office:value="3.263142">
                <text:p>3.263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40.442083">
                <text:p>40.442083</text:p>
              </table:table-cell>
              <table:table-cell office:value-type="float" office:value="3.158985">
                <text:p>3.1589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2.191842">
                <text:p>12.191842</text:p>
              </table:table-cell>
              <table:table-cell office:value-type="float" office:value="1.573554">
                <text:p>1.573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0.990534">
                <text:p>0.990534</text:p>
              </table:table-cell>
              <table:table-cell office:value-type="float" office:value="0.296053">
                <text:p>0.296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5.200008">
                <text:p>5.200008</text:p>
              </table:table-cell>
              <table:table-cell office:value-type="float" office:value="0.991369">
                <text:p>0.991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1.169414">
                <text:p>11.169414</text:p>
              </table:table-cell>
              <table:table-cell office:value-type="float" office:value="2.316308">
                <text:p>2.316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3.571048">
                <text:p>13.571048</text:p>
              </table:table-cell>
              <table:table-cell office:value-type="float" office:value="1.695302">
                <text:p>1.695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.688984">
                <text:p>1.688984</text:p>
              </table:table-cell>
              <table:table-cell office:value-type="float" office:value="0.34498">
                <text:p>0.34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4.282536">
                <text:p>4.282536</text:p>
              </table:table-cell>
              <table:table-cell office:value-type="float" office:value="0.985662">
                <text:p>0.9856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7.973007">
                <text:p>7.973007</text:p>
              </table:table-cell>
              <table:table-cell office:value-type="float" office:value="1.20687">
                <text:p>1.20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">
                <text:p>159</text:p>
              </table:table-cell>
              <table:table-cell office:value-type="float" office:value="4.409565">
                <text:p>4.409565</text:p>
              </table:table-cell>
              <table:table-cell office:value-type="float" office:value="0.93887">
                <text:p>0.93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3.791003">
                <text:p>3.791003</text:p>
              </table:table-cell>
              <table:table-cell office:value-type="float" office:value="0.67332">
                <text:p>0.67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.850405">
                <text:p>1.850405</text:p>
              </table:table-cell>
              <table:table-cell office:value-type="float" office:value="0.613215">
                <text:p>0.613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0.966305">
                <text:p>0.966305</text:p>
              </table:table-cell>
              <table:table-cell office:value-type="float" office:value="0.465203">
                <text:p>0.4652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1.693884">
                <text:p>1.693884</text:p>
              </table:table-cell>
              <table:table-cell office:value-type="float" office:value="0.855922">
                <text:p>0.8559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3.325663">
                <text:p>3.325663</text:p>
              </table:table-cell>
              <table:table-cell office:value-type="float" office:value="0.528493">
                <text:p>0.528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0.943049">
                <text:p>0.943049</text:p>
              </table:table-cell>
              <table:table-cell office:value-type="float" office:value="0.260607">
                <text:p>0.2606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">
                <text:p>166</text:p>
              </table:table-cell>
              <table:table-cell office:value-type="float" office:value="2.621176">
                <text:p>2.621176</text:p>
              </table:table-cell>
              <table:table-cell office:value-type="float" office:value="1.199113">
                <text:p>1.199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">
                <text:p>169</text:p>
              </table:table-cell>
              <table:table-cell office:value-type="float" office:value="5.929177">
                <text:p>5.929177</text:p>
              </table:table-cell>
              <table:table-cell office:value-type="float" office:value="1.082285">
                <text:p>1.0822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">
                <text:p>169</text:p>
              </table:table-cell>
              <table:table-cell office:value-type="float" office:value="1.54827">
                <text:p>1.54827</text:p>
              </table:table-cell>
              <table:table-cell office:value-type="float" office:value="0.443995">
                <text:p>0.443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">
                <text:p>169</text:p>
              </table:table-cell>
              <table:table-cell office:value-type="float" office:value="3.209058">
                <text:p>3.209058</text:p>
              </table:table-cell>
              <table:table-cell office:value-type="float" office:value="1.006814">
                <text:p>1.0068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9">
                <text:p>169</text:p>
              </table:table-cell>
              <table:table-cell office:value-type="float" office:value="0.839225">
                <text:p>0.839225</text:p>
              </table:table-cell>
              <table:table-cell office:value-type="float" office:value="0.295439">
                <text:p>0.295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2.025113">
                <text:p>2.025113</text:p>
              </table:table-cell>
              <table:table-cell office:value-type="float" office:value="0.568754">
                <text:p>0.5687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">
                <text:p>169</text:p>
              </table:table-cell>
              <table:table-cell office:value-type="float" office:value="10.49748">
                <text:p>10.49748</text:p>
              </table:table-cell>
              <table:table-cell office:value-type="float" office:value="1.181047">
                <text:p>1.181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2.641919">
                <text:p>2.641919</text:p>
              </table:table-cell>
              <table:table-cell office:value-type="float" office:value="0.749186">
                <text:p>0.7491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2.607214">
                <text:p>2.607214</text:p>
              </table:table-cell>
              <table:table-cell office:value-type="float" office:value="0.505065">
                <text:p>0.5050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0.663276">
                <text:p>0.663276</text:p>
              </table:table-cell>
              <table:table-cell office:value-type="float" office:value="0.324525">
                <text:p>0.324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0.833287">
                <text:p>10.833287</text:p>
              </table:table-cell>
              <table:table-cell office:value-type="float" office:value="3.373597">
                <text:p>3.373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97.223414">
                <text:p>97.223414</text:p>
              </table:table-cell>
              <table:table-cell office:value-type="float" office:value="4.505942">
                <text:p>4.505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65.872302">
                <text:p>65.872302</text:p>
              </table:table-cell>
              <table:table-cell office:value-type="float" office:value="2.727518">
                <text:p>2.727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">
                <text:p>179</text:p>
              </table:table-cell>
              <table:table-cell office:value-type="float" office:value="25.97723">
                <text:p>25.97723</text:p>
              </table:table-cell>
              <table:table-cell office:value-type="float" office:value="1.861247">
                <text:p>1.861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5.885529">
                <text:p>5.885529</text:p>
              </table:table-cell>
              <table:table-cell office:value-type="float" office:value="0.63571">
                <text:p>0.63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3.362169">
                <text:p>3.362169</text:p>
              </table:table-cell>
              <table:table-cell office:value-type="float" office:value="0.652981">
                <text:p>0.652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">
                <text:p>179</text:p>
              </table:table-cell>
              <table:table-cell office:value-type="float" office:value="0.560847">
                <text:p>0.560847</text:p>
              </table:table-cell>
              <table:table-cell office:value-type="float" office:value="0.169826">
                <text:p>0.169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70512">
                <text:p>0.70512</text:p>
              </table:table-cell>
              <table:table-cell office:value-type="float" office:value="0.248999">
                <text:p>0.248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9.964198">
                <text:p>9.964198</text:p>
              </table:table-cell>
              <table:table-cell office:value-type="float" office:value="2.235449">
                <text:p>2.235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0.573483">
                <text:p>0.573483</text:p>
              </table:table-cell>
              <table:table-cell office:value-type="float" office:value="0.251123">
                <text:p>0.251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1.226631">
                <text:p>1.226631</text:p>
              </table:table-cell>
              <table:table-cell office:value-type="float" office:value="0.298473">
                <text:p>0.2984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2.862037">
                <text:p>2.862037</text:p>
              </table:table-cell>
              <table:table-cell office:value-type="float" office:value="0.387562">
                <text:p>0.3875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0.274625">
                <text:p>0.274625</text:p>
              </table:table-cell>
              <table:table-cell office:value-type="float" office:value="0.081142">
                <text:p>0.081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">
                <text:p>189</text:p>
              </table:table-cell>
              <table:table-cell office:value-type="float" office:value="18.932743">
                <text:p>18.932743</text:p>
              </table:table-cell>
              <table:table-cell office:value-type="float" office:value="1.927067">
                <text:p>1.927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">
                <text:p>189</text:p>
              </table:table-cell>
              <table:table-cell office:value-type="float" office:value="2.020831">
                <text:p>2.020831</text:p>
              </table:table-cell>
              <table:table-cell office:value-type="float" office:value="0.391353">
                <text:p>0.3913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.143138">
                <text:p>1.143138</text:p>
              </table:table-cell>
              <table:table-cell office:value-type="float" office:value="0.259408">
                <text:p>0.259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.497851">
                <text:p>1.497851</text:p>
              </table:table-cell>
              <table:table-cell office:value-type="float" office:value="0.414327">
                <text:p>0.414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994419">
                <text:p>0.994419</text:p>
              </table:table-cell>
              <table:table-cell office:value-type="float" office:value="0.196027">
                <text:p>0.196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0.552885">
                <text:p>0.552885</text:p>
              </table:table-cell>
              <table:table-cell office:value-type="float" office:value="0.17813">
                <text:p>0.17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.570442">
                <text:p>4.570442</text:p>
              </table:table-cell>
              <table:table-cell office:value-type="float" office:value="0.87665">
                <text:p>0.876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3.254277">
                <text:p>3.254277</text:p>
              </table:table-cell>
              <table:table-cell office:value-type="float" office:value="1.1649">
                <text:p>1.16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2.23745">
                <text:p>2.23745</text:p>
              </table:table-cell>
              <table:table-cell office:value-type="float" office:value="0.423507">
                <text:p>0.423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1.069229">
                <text:p>1.069229</text:p>
              </table:table-cell>
              <table:table-cell office:value-type="float" office:value="0.166514">
                <text:p>0.166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1.702408">
                <text:p>1.702408</text:p>
              </table:table-cell>
              <table:table-cell office:value-type="float" office:value="0.536599">
                <text:p>0.5365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1.373739">
                <text:p>1.373739</text:p>
              </table:table-cell>
              <table:table-cell office:value-type="float" office:value="0.286687">
                <text:p>0.2866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2.658051">
                <text:p>2.658051</text:p>
              </table:table-cell>
              <table:table-cell office:value-type="float" office:value="1.006715">
                <text:p>1.0067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25.163021">
                <text:p>25.163021</text:p>
              </table:table-cell>
              <table:table-cell office:value-type="float" office:value="2.375051">
                <text:p>2.3750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14.299748">
                <text:p>14.299748</text:p>
              </table:table-cell>
              <table:table-cell office:value-type="float" office:value="3.357943">
                <text:p>3.357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29.469871">
                <text:p>29.469871</text:p>
              </table:table-cell>
              <table:table-cell office:value-type="float" office:value="1.727015">
                <text:p>1.727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.905379">
                <text:p>4.905379</text:p>
              </table:table-cell>
              <table:table-cell office:value-type="float" office:value="0.840571">
                <text:p>0.840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4">
                <text:p>204</text:p>
              </table:table-cell>
              <table:table-cell office:value-type="float" office:value="14.792512">
                <text:p>14.792512</text:p>
              </table:table-cell>
              <table:table-cell office:value-type="float" office:value="1.793249">
                <text:p>1.7932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">
                <text:p>209</text:p>
              </table:table-cell>
              <table:table-cell office:value-type="float" office:value="45.157">
                <text:p>45.157</text:p>
              </table:table-cell>
              <table:table-cell office:value-type="float" office:value="4.163327">
                <text:p>4.1633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8">
                <text:p>208</text:p>
              </table:table-cell>
              <table:table-cell office:value-type="float" office:value="87.904486">
                <text:p>87.904486</text:p>
              </table:table-cell>
              <table:table-cell office:value-type="float" office:value="7.297858">
                <text:p>7.2978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">
                <text:p>210</text:p>
              </table:table-cell>
              <table:table-cell office:value-type="float" office:value="472.768382">
                <text:p>472.768382</text:p>
              </table:table-cell>
              <table:table-cell office:value-type="float" office:value="4.760777">
                <text:p>4.760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9">
                <text:p>209</text:p>
              </table:table-cell>
              <table:table-cell office:value-type="float" office:value="201.132182">
                <text:p>201.132182</text:p>
              </table:table-cell>
              <table:table-cell office:value-type="float" office:value="7.084128">
                <text:p>7.084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">
                <text:p>209</text:p>
              </table:table-cell>
              <table:table-cell office:value-type="float" office:value="159.632384">
                <text:p>159.632384</text:p>
              </table:table-cell>
              <table:table-cell office:value-type="float" office:value="7.915721">
                <text:p>7.9157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9">
                <text:p>209</text:p>
              </table:table-cell>
              <table:table-cell office:value-type="float" office:value="118.378055">
                <text:p>118.378055</text:p>
              </table:table-cell>
              <table:table-cell office:value-type="float" office:value="0.882382">
                <text:p>0.8823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">
                <text:p>209</text:p>
              </table:table-cell>
              <table:table-cell office:value-type="float" office:value="276.157407">
                <text:p>276.157407</text:p>
              </table:table-cell>
              <table:table-cell office:value-type="float" office:value="3.299893">
                <text:p>3.2998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50.403768">
                <text:p>50.403768</text:p>
              </table:table-cell>
              <table:table-cell office:value-type="float" office:value="4.391922">
                <text:p>4.3919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81.629786">
                <text:p>81.629786</text:p>
              </table:table-cell>
              <table:table-cell office:value-type="float" office:value="1.931105">
                <text:p>1.9311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1">
                <text:p>211</text:p>
              </table:table-cell>
              <table:table-cell office:value-type="float" office:value="82.408392">
                <text:p>82.408392</text:p>
              </table:table-cell>
              <table:table-cell office:value-type="float" office:value="1.52016">
                <text:p>1.520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1">
                <text:p>221</text:p>
              </table:table-cell>
              <table:table-cell office:value-type="float" office:value="68.05709">
                <text:p>68.05709</text:p>
              </table:table-cell>
              <table:table-cell office:value-type="float" office:value="1.90503">
                <text:p>1.905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9">
                <text:p>219</text:p>
              </table:table-cell>
              <table:table-cell office:value-type="float" office:value="41.430024">
                <text:p>41.430024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9">
                <text:p>219</text:p>
              </table:table-cell>
              <table:table-cell office:value-type="float" office:value="44.635386">
                <text:p>44.635386</text:p>
              </table:table-cell>
              <table:table-cell office:value-type="float" office:value="2.475326">
                <text:p>2.475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9">
                <text:p>219</text:p>
              </table:table-cell>
              <table:table-cell office:value-type="float" office:value="173.77332">
                <text:p>173.77332</text:p>
              </table:table-cell>
              <table:table-cell office:value-type="float" office:value="4.274427">
                <text:p>4.2744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268.160102">
                <text:p>268.160102</text:p>
              </table:table-cell>
              <table:table-cell office:value-type="float" office:value="3.889999">
                <text:p>3.8899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9">
                <text:p>219</text:p>
              </table:table-cell>
              <table:table-cell office:value-type="float" office:value="531.627595">
                <text:p>531.627595</text:p>
              </table:table-cell>
              <table:table-cell office:value-type="float" office:value="3.033579">
                <text:p>3.0335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70.097821">
                <text:p>70.097821</text:p>
              </table:table-cell>
              <table:table-cell office:value-type="float" office:value="1.524136">
                <text:p>1.5241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8">
                <text:p>218</text:p>
              </table:table-cell>
              <table:table-cell office:value-type="float" office:value="195.293654">
                <text:p>195.293654</text:p>
              </table:table-cell>
              <table:table-cell office:value-type="float" office:value="3.053281">
                <text:p>3.0532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975.485408">
                <text:p>975.485408</text:p>
              </table:table-cell>
              <table:table-cell office:value-type="float" office:value="3.416045">
                <text:p>3.4160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5">
                <text:p>225</text:p>
              </table:table-cell>
              <table:table-cell office:value-type="float" office:value="685.58072">
                <text:p>685.58072</text:p>
              </table:table-cell>
              <table:table-cell office:value-type="float" office:value="5.214909">
                <text:p>5.2149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482.42122">
                <text:p>482.42122</text:p>
              </table:table-cell>
              <table:table-cell office:value-type="float" office:value="11.362988">
                <text:p>11.3629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9">
                <text:p>229</text:p>
              </table:table-cell>
              <table:table-cell office:value-type="float" office:value="454.131065">
                <text:p>454.131065</text:p>
              </table:table-cell>
              <table:table-cell office:value-type="float" office:value="1.207434">
                <text:p>1.2074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9">
                <text:p>229</text:p>
              </table:table-cell>
              <table:table-cell office:value-type="float" office:value="3736.159337">
                <text:p>3736.159337</text:p>
              </table:table-cell>
              <table:table-cell office:value-type="float" office:value="5.777953">
                <text:p>5.7779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9">
                <text:p>229</text:p>
              </table:table-cell>
              <table:table-cell office:value-type="float" office:value="171.076425">
                <text:p>171.076425</text:p>
              </table:table-cell>
              <table:table-cell office:value-type="float" office:value="4.703447">
                <text:p>4.7034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9">
                <text:p>229</text:p>
              </table:table-cell>
              <table:table-cell office:value-type="float" office:value="229.110359">
                <text:p>229.110359</text:p>
              </table:table-cell>
              <table:table-cell office:value-type="float" office:value="8.291253">
                <text:p>8.2912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9">
                <text:p>229</text:p>
              </table:table-cell>
              <table:table-cell office:value-type="float" office:value="193.867281">
                <text:p>193.867281</text:p>
              </table:table-cell>
              <table:table-cell office:value-type="float" office:value="9.756325">
                <text:p>9.7563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9">
                <text:p>229</text:p>
              </table:table-cell>
              <table:table-cell office:value-type="float" office:value="131.795076">
                <text:p>131.795076</text:p>
              </table:table-cell>
              <table:table-cell office:value-type="float" office:value="6.992747">
                <text:p>6.9927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410.569233">
                <text:p>410.569233</text:p>
              </table:table-cell>
              <table:table-cell office:value-type="float" office:value="7.567647">
                <text:p>7.5676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96.393104">
                <text:p>96.393104</text:p>
              </table:table-cell>
              <table:table-cell office:value-type="float" office:value="8.298316">
                <text:p>8.2983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171.507898">
                <text:p>171.507898</text:p>
              </table:table-cell>
              <table:table-cell office:value-type="float" office:value="15.12503">
                <text:p>15.125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">
                <text:p>239</text:p>
              </table:table-cell>
              <table:table-cell office:value-type="float" office:value="285.439285">
                <text:p>285.439285</text:p>
              </table:table-cell>
              <table:table-cell office:value-type="float" office:value="6.007182">
                <text:p>6.0071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9">
                <text:p>239</text:p>
              </table:table-cell>
              <table:table-cell office:value-type="float" office:value="343.72686">
                <text:p>343.72686</text:p>
              </table:table-cell>
              <table:table-cell office:value-type="float" office:value="5.083048">
                <text:p>5.083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9">
                <text:p>239</text:p>
              </table:table-cell>
              <table:table-cell office:value-type="float" office:value="309.889343">
                <text:p>309.889343</text:p>
              </table:table-cell>
              <table:table-cell office:value-type="float" office:value="3.114945">
                <text:p>3.1149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9">
                <text:p>239</text:p>
              </table:table-cell>
              <table:table-cell office:value-type="float" office:value="244.102456">
                <text:p>244.102456</text:p>
              </table:table-cell>
              <table:table-cell office:value-type="float" office:value="2.373126">
                <text:p>2.3731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9">
                <text:p>239</text:p>
              </table:table-cell>
              <table:table-cell office:value-type="float" office:value="193.696756">
                <text:p>193.696756</text:p>
              </table:table-cell>
              <table:table-cell office:value-type="float" office:value="1.230705">
                <text:p>1.2307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9">
                <text:p>239</text:p>
              </table:table-cell>
              <table:table-cell office:value-type="float" office:value="108.451225">
                <text:p>108.451225</text:p>
              </table:table-cell>
              <table:table-cell office:value-type="float" office:value="2.9015">
                <text:p>2.9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80.506781">
                <text:p>80.506781</text:p>
              </table:table-cell>
              <table:table-cell office:value-type="float" office:value="3.507809">
                <text:p>3.5078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45.311749">
                <text:p>45.311749</text:p>
              </table:table-cell>
              <table:table-cell office:value-type="float" office:value="1.242566">
                <text:p>1.2425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15.375043">
                <text:p>15.375043</text:p>
              </table:table-cell>
              <table:table-cell office:value-type="float" office:value="1.796082">
                <text:p>1.796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5">
                <text:p>245</text:p>
              </table:table-cell>
              <table:table-cell office:value-type="float" office:value="10.69886">
                <text:p>10.69886</text:p>
              </table:table-cell>
              <table:table-cell office:value-type="float" office:value="1.349624">
                <text:p>1.3496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9">
                <text:p>249</text:p>
              </table:table-cell>
              <table:table-cell office:value-type="float" office:value="25.207736">
                <text:p>25.207736</text:p>
              </table:table-cell>
              <table:table-cell office:value-type="float" office:value="1.88018">
                <text:p>1.880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18.650434">
                <text:p>18.650434</text:p>
              </table:table-cell>
              <table:table-cell office:value-type="float" office:value="1.602952">
                <text:p>1.6029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9">
                <text:p>249</text:p>
              </table:table-cell>
              <table:table-cell office:value-type="float" office:value="25.343402">
                <text:p>25.343402</text:p>
              </table:table-cell>
              <table:table-cell office:value-type="float" office:value="1.811847">
                <text:p>1.8118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9">
                <text:p>249</text:p>
              </table:table-cell>
              <table:table-cell office:value-type="float" office:value="5.884153">
                <text:p>5.884153</text:p>
              </table:table-cell>
              <table:table-cell office:value-type="float" office:value="1.112811">
                <text:p>1.1128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9">
                <text:p>249</text:p>
              </table:table-cell>
              <table:table-cell office:value-type="float" office:value="28.333023">
                <text:p>28.333023</text:p>
              </table:table-cell>
              <table:table-cell office:value-type="float" office:value="1.759689">
                <text:p>1.7596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18.002076">
                <text:p>18.002076</text:p>
              </table:table-cell>
              <table:table-cell office:value-type="float" office:value="1.750626">
                <text:p>1.7506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190.155117">
                <text:p>190.155117</text:p>
              </table:table-cell>
              <table:table-cell office:value-type="float" office:value="7.766123">
                <text:p>7.7661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49.540248">
                <text:p>49.540248</text:p>
              </table:table-cell>
              <table:table-cell office:value-type="float" office:value="1.998786">
                <text:p>1.9987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348.133336">
                <text:p>348.133336</text:p>
              </table:table-cell>
              <table:table-cell office:value-type="float" office:value="4.366756">
                <text:p>4.3667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3">
                <text:p>253</text:p>
              </table:table-cell>
              <table:table-cell office:value-type="float" office:value="385.930687">
                <text:p>385.930687</text:p>
              </table:table-cell>
              <table:table-cell office:value-type="float" office:value="5.005867">
                <text:p>5.005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9">
                <text:p>259</text:p>
              </table:table-cell>
              <table:table-cell office:value-type="float" office:value="1016.248909">
                <text:p>1016.248909</text:p>
              </table:table-cell>
              <table:table-cell office:value-type="float" office:value="3.668413">
                <text:p>3.668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9">
                <text:p>259</text:p>
              </table:table-cell>
              <table:table-cell office:value-type="float" office:value="3755.1912">
                <text:p>3755.1912</text:p>
              </table:table-cell>
              <table:table-cell office:value-type="float" office:value="3.665449">
                <text:p>3.6654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9">
                <text:p>259</text:p>
              </table:table-cell>
              <table:table-cell office:value-type="float" office:value="78.858563">
                <text:p>78.858563</text:p>
              </table:table-cell>
              <table:table-cell office:value-type="float" office:value="4.185394">
                <text:p>4.185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9">
                <text:p>259</text:p>
              </table:table-cell>
              <table:table-cell office:value-type="float" office:value="81.204977">
                <text:p>81.204977</text:p>
              </table:table-cell>
              <table:table-cell office:value-type="float" office:value="4.133702">
                <text:p>4.1337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268.625259">
                <text:p>268.625259</text:p>
              </table:table-cell>
              <table:table-cell office:value-type="float" office:value="2.684745">
                <text:p>2.68474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9">
                <text:p>259</text:p>
              </table:table-cell>
              <table:table-cell office:value-type="float" office:value="840.145247">
                <text:p>840.145247</text:p>
              </table:table-cell>
              <table:table-cell office:value-type="float" office:value="3.105233">
                <text:p>3.1052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9">
                <text:p>259</text:p>
              </table:table-cell>
              <table:table-cell office:value-type="float" office:value="1289.592826">
                <text:p>1289.592826</text:p>
              </table:table-cell>
              <table:table-cell office:value-type="float" office:value="5.2829">
                <text:p>5.28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198.037969">
                <text:p>198.037969</text:p>
              </table:table-cell>
              <table:table-cell office:value-type="float" office:value="6.824524">
                <text:p>6.8245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196.485437">
                <text:p>196.485437</text:p>
              </table:table-cell>
              <table:table-cell office:value-type="float" office:value="9.381744">
                <text:p>9.3817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5">
                <text:p>265</text:p>
              </table:table-cell>
              <table:table-cell office:value-type="float" office:value="215.905551">
                <text:p>215.905551</text:p>
              </table:table-cell>
              <table:table-cell office:value-type="float" office:value="7.556597">
                <text:p>7.5565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4114.621421">
                <text:p>4114.621421</text:p>
              </table:table-cell>
              <table:table-cell office:value-type="float" office:value="6.699374">
                <text:p>6.6993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">
                <text:p>269</text:p>
              </table:table-cell>
              <table:table-cell office:value-type="float" office:value="20449.842513">
                <text:p>20449.842513</text:p>
              </table:table-cell>
              <table:table-cell office:value-type="float" office:value="1.946544">
                <text:p>1.9465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">
                <text:p>269</text:p>
              </table:table-cell>
              <table:table-cell office:value-type="float" office:value="1110.384736">
                <text:p>1110.384736</text:p>
              </table:table-cell>
              <table:table-cell office:value-type="float" office:value="1.369392">
                <text:p>1.3693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9">
                <text:p>269</text:p>
              </table:table-cell>
              <table:table-cell office:value-type="float" office:value="269.086486">
                <text:p>269.086486</text:p>
              </table:table-cell>
              <table:table-cell office:value-type="float" office:value="3.591651">
                <text:p>3.5916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9">
                <text:p>269</text:p>
              </table:table-cell>
              <table:table-cell office:value-type="float" office:value="329.587463">
                <text:p>329.587463</text:p>
              </table:table-cell>
              <table:table-cell office:value-type="float" office:value="7.379521">
                <text:p>7.3795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9">
                <text:p>269</text:p>
              </table:table-cell>
              <table:table-cell office:value-type="float" office:value="5045.169063">
                <text:p>5045.169063</text:p>
              </table:table-cell>
              <table:table-cell office:value-type="float" office:value="13.607723">
                <text:p>13.6077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9">
                <text:p>269</text:p>
              </table:table-cell>
              <table:table-cell office:value-type="float" office:value="2701.083734">
                <text:p>2701.083734</text:p>
              </table:table-cell>
              <table:table-cell office:value-type="float" office:value="6.602721">
                <text:p>6.6027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384.543865">
                <text:p>384.543865</text:p>
              </table:table-cell>
              <table:table-cell office:value-type="float" office:value="10.35335">
                <text:p>10.353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275.882413">
                <text:p>275.882413</text:p>
              </table:table-cell>
              <table:table-cell office:value-type="float" office:value="4.441497">
                <text:p>4.4414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5">
                <text:p>275</text:p>
              </table:table-cell>
              <table:table-cell office:value-type="float" office:value="186.687396">
                <text:p>186.687396</text:p>
              </table:table-cell>
              <table:table-cell office:value-type="float" office:value="14.303986">
                <text:p>14.3039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9">
                <text:p>279</text:p>
              </table:table-cell>
              <table:table-cell office:value-type="float" office:value="16489.964565">
                <text:p>16489.964565</text:p>
              </table:table-cell>
              <table:table-cell office:value-type="float" office:value="14.541659">
                <text:p>14.5416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15569.0946">
                <text:p>15569.0946</text:p>
              </table:table-cell>
              <table:table-cell office:value-type="float" office:value="11.720008">
                <text:p>11.7200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">
                <text:p>279</text:p>
              </table:table-cell>
              <table:table-cell office:value-type="float" office:value="415.58919">
                <text:p>415.58919</text:p>
              </table:table-cell>
              <table:table-cell office:value-type="float" office:value="8.839784">
                <text:p>8.839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9">
                <text:p>279</text:p>
              </table:table-cell>
              <table:table-cell office:value-type="float" office:value="615.553431">
                <text:p>615.553431</text:p>
              </table:table-cell>
              <table:table-cell office:value-type="float" office:value="21.261243">
                <text:p>21.2612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9">
                <text:p>279</text:p>
              </table:table-cell>
              <table:table-cell office:value-type="float" office:value="563.977608">
                <text:p>563.977608</text:p>
              </table:table-cell>
              <table:table-cell office:value-type="float" office:value="22.974023">
                <text:p>22.9740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9">
                <text:p>279</text:p>
              </table:table-cell>
              <table:table-cell office:value-type="float" office:value="682.498457">
                <text:p>682.498457</text:p>
              </table:table-cell>
              <table:table-cell office:value-type="float" office:value="9.244769">
                <text:p>9.244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9">
                <text:p>279</text:p>
              </table:table-cell>
              <table:table-cell office:value-type="float" office:value="775.277059">
                <text:p>775.277059</text:p>
              </table:table-cell>
              <table:table-cell office:value-type="float" office:value="12.446547">
                <text:p>12.4465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1064.981025">
                <text:p>1064.981025</text:p>
              </table:table-cell>
              <table:table-cell office:value-type="float" office:value="10.403221">
                <text:p>10.4032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9">
                <text:p>279</text:p>
              </table:table-cell>
              <table:table-cell office:value-type="float" office:value="1239.955174">
                <text:p>1239.955174</text:p>
              </table:table-cell>
              <table:table-cell office:value-type="float" office:value="4.711778">
                <text:p>4.711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">
                <text:p>285</text:p>
              </table:table-cell>
              <table:table-cell office:value-type="float" office:value="1652.781117">
                <text:p>1652.781117</text:p>
              </table:table-cell>
              <table:table-cell office:value-type="float" office:value="7.374361">
                <text:p>7.3743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9">
                <text:p>289</text:p>
              </table:table-cell>
              <table:table-cell office:value-type="float" office:value="1877.712864">
                <text:p>1877.712864</text:p>
              </table:table-cell>
              <table:table-cell office:value-type="float" office:value="7.274465">
                <text:p>7.2744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7">
                <text:p>287</text:p>
              </table:table-cell>
              <table:table-cell office:value-type="float" office:value="1955.267313">
                <text:p>1955.267313</text:p>
              </table:table-cell>
              <table:table-cell office:value-type="float" office:value="3.429047">
                <text:p>3.4290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1">
                <text:p>291</text:p>
              </table:table-cell>
              <table:table-cell office:value-type="float" office:value="14143.420981">
                <text:p>14143.420981</text:p>
              </table:table-cell>
              <table:table-cell office:value-type="float" office:value="0.876508">
                <text:p>0.8765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8987.847307">
                <text:p>8987.847307</text:p>
              </table:table-cell>
              <table:table-cell office:value-type="float" office:value="13.132857">
                <text:p>13.1328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0">
                <text:p>290</text:p>
              </table:table-cell>
              <table:table-cell office:value-type="float" office:value="11558.855588">
                <text:p>11558.855588</text:p>
              </table:table-cell>
              <table:table-cell office:value-type="float" office:value="2.298973">
                <text:p>2.2989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1602.514667">
                <text:p>1602.514667</text:p>
              </table:table-cell>
              <table:table-cell office:value-type="float" office:value="2.288346">
                <text:p>2.2883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1">
                <text:p>291</text:p>
              </table:table-cell>
              <table:table-cell office:value-type="float" office:value="3663.415947">
                <text:p>3663.415947</text:p>
              </table:table-cell>
              <table:table-cell office:value-type="float" office:value="2.213753">
                <text:p>2.213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1816.231141">
                <text:p>1816.231141</text:p>
              </table:table-cell>
              <table:table-cell office:value-type="float" office:value="14.891513">
                <text:p>14.8915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">
                <text:p>289</text:p>
              </table:table-cell>
              <table:table-cell office:value-type="float" office:value="4445.442915">
                <text:p>4445.442915</text:p>
              </table:table-cell>
              <table:table-cell office:value-type="float" office:value="2.57406">
                <text:p>2.574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7">
                <text:p>297</text:p>
              </table:table-cell>
              <table:table-cell office:value-type="float" office:value="21389.948435">
                <text:p>21389.948435</text:p>
              </table:table-cell>
              <table:table-cell office:value-type="float" office:value="8.462198">
                <text:p>8.462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2452.191135">
                <text:p>2452.191135</text:p>
              </table:table-cell>
              <table:table-cell office:value-type="float" office:value="14.238809">
                <text:p>14.2388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9">
                <text:p>299</text:p>
              </table:table-cell>
              <table:table-cell office:value-type="float" office:value="16296.984231">
                <text:p>16296.984231</text:p>
              </table:table-cell>
              <table:table-cell office:value-type="float" office:value="5.032249">
                <text:p>5.0322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9">
                <text:p>299</text:p>
              </table:table-cell>
              <table:table-cell office:value-type="float" office:value="4738.273966">
                <text:p>4738.273966</text:p>
              </table:table-cell>
              <table:table-cell office:value-type="float" office:value="15.624125">
                <text:p>15.624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9">
                <text:p>299</text:p>
              </table:table-cell>
              <table:table-cell office:value-type="float" office:value="5066.121203">
                <text:p>5066.121203</text:p>
              </table:table-cell>
              <table:table-cell office:value-type="float" office:value="13.507612">
                <text:p>13.5076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745.627309">
                <text:p>2745.627309</text:p>
              </table:table-cell>
              <table:table-cell office:value-type="float" office:value="15.618019">
                <text:p>15.618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8">
                <text:p>298</text:p>
              </table:table-cell>
              <table:table-cell office:value-type="float" office:value="7229.994007">
                <text:p>7229.994007</text:p>
              </table:table-cell>
              <table:table-cell office:value-type="float" office:value="19.419243">
                <text:p>19.419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5286.715534">
                <text:p>5286.715534</text:p>
              </table:table-cell>
              <table:table-cell office:value-type="float" office:value="7.409169">
                <text:p>7.4091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5496.532126">
                <text:p>5496.532126</text:p>
              </table:table-cell>
              <table:table-cell office:value-type="float" office:value="8.371149">
                <text:p>8.3711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9">
                <text:p>299</text:p>
              </table:table-cell>
              <table:table-cell office:value-type="float" office:value="5695.891399">
                <text:p>5695.891399</text:p>
              </table:table-cell>
              <table:table-cell office:value-type="float" office:value="37.148184">
                <text:p>37.148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4">
                <text:p>304</text:p>
              </table:table-cell>
              <table:table-cell office:value-type="float" office:value="3749.91437">
                <text:p>3749.91437</text:p>
              </table:table-cell>
              <table:table-cell office:value-type="float" office:value="13.654343">
                <text:p>13.6543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9">
                <text:p>309</text:p>
              </table:table-cell>
              <table:table-cell office:value-type="float" office:value="3884.074833">
                <text:p>3884.074833</text:p>
              </table:table-cell>
              <table:table-cell office:value-type="float" office:value="8.560016">
                <text:p>8.560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9">
                <text:p>309</text:p>
              </table:table-cell>
              <table:table-cell office:value-type="float" office:value="7113.588051">
                <text:p>7113.588051</text:p>
              </table:table-cell>
              <table:table-cell office:value-type="float" office:value="8.694127">
                <text:p>8.694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9">
                <text:p>309</text:p>
              </table:table-cell>
              <table:table-cell office:value-type="float" office:value="23488.434665">
                <text:p>23488.434665</text:p>
              </table:table-cell>
              <table:table-cell office:value-type="float" office:value="5.333813">
                <text:p>5.3338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22654.091422">
                <text:p>22654.091422</text:p>
              </table:table-cell>
              <table:table-cell office:value-type="float" office:value="8.658724">
                <text:p>8.6587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27337.618723">
                <text:p>27337.618723</text:p>
              </table:table-cell>
              <table:table-cell office:value-type="float" office:value="4.121628">
                <text:p>4.12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9">
                <text:p>309</text:p>
              </table:table-cell>
              <table:table-cell office:value-type="float" office:value="37928.714876">
                <text:p>37928.714876</text:p>
              </table:table-cell>
              <table:table-cell office:value-type="float" office:value="7.625003">
                <text:p>7.6250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9">
                <text:p>309</text:p>
              </table:table-cell>
              <table:table-cell office:value-type="float" office:value="3983.075941">
                <text:p>3983.075941</text:p>
              </table:table-cell>
              <table:table-cell office:value-type="float" office:value="19.692894">
                <text:p>19.6928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6975.570276">
                <text:p>6975.570276</text:p>
              </table:table-cell>
              <table:table-cell office:value-type="float" office:value="6.71613">
                <text:p>6.716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3603.420768">
                <text:p>13603.420768</text:p>
              </table:table-cell>
              <table:table-cell office:value-type="float" office:value="18.29543">
                <text:p>18.295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7">
                <text:p>317</text:p>
              </table:table-cell>
              <table:table-cell office:value-type="float" office:value="16994.736303">
                <text:p>16994.736303</text:p>
              </table:table-cell>
              <table:table-cell office:value-type="float" office:value="10.433665">
                <text:p>10.433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8">
                <text:p>318</text:p>
              </table:table-cell>
              <table:table-cell office:value-type="float" office:value="29531.71101">
                <text:p>29531.71101</text:p>
              </table:table-cell>
              <table:table-cell office:value-type="float" office:value="3.287562">
                <text:p>3.2875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7037.076035">
                <text:p>7037.076035</text:p>
              </table:table-cell>
              <table:table-cell office:value-type="float" office:value="3.53136">
                <text:p>3.531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">
                <text:p>319</text:p>
              </table:table-cell>
              <table:table-cell office:value-type="float" office:value="15488.482602">
                <text:p>15488.482602</text:p>
              </table:table-cell>
              <table:table-cell office:value-type="float" office:value="7.249745">
                <text:p>7.2497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">
                <text:p>319</text:p>
              </table:table-cell>
              <table:table-cell office:value-type="float" office:value="21352.374173">
                <text:p>21352.374173</text:p>
              </table:table-cell>
              <table:table-cell office:value-type="float" office:value="9.178622">
                <text:p>9.1786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9">
                <text:p>319</text:p>
              </table:table-cell>
              <table:table-cell office:value-type="float" office:value="29463.925769">
                <text:p>29463.925769</text:p>
              </table:table-cell>
              <table:table-cell office:value-type="float" office:value="3.308838">
                <text:p>3.3088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8">
                <text:p>318</text:p>
              </table:table-cell>
              <table:table-cell office:value-type="float" office:value="22073.588929">
                <text:p>22073.588929</text:p>
              </table:table-cell>
              <table:table-cell office:value-type="float" office:value="5.566066">
                <text:p>5.5660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0">
                <text:p>320</text:p>
              </table:table-cell>
              <table:table-cell office:value-type="float" office:value="37908.893935">
                <text:p>37908.893935</text:p>
              </table:table-cell>
              <table:table-cell office:value-type="float" office:value="0.710848">
                <text:p>0.7108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28853.656035">
                <text:p>28853.656035</text:p>
              </table:table-cell>
              <table:table-cell office:value-type="float" office:value="2.495428">
                <text:p>2.4954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9">
                <text:p>319</text:p>
              </table:table-cell>
              <table:table-cell office:value-type="float" office:value="4212.228095">
                <text:p>4212.228095</text:p>
              </table:table-cell>
              <table:table-cell office:value-type="float" office:value="4.951253">
                <text:p>4.951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3">
                <text:p>323</text:p>
              </table:table-cell>
              <table:table-cell office:value-type="float" office:value="4338.148776">
                <text:p>4338.148776</text:p>
              </table:table-cell>
              <table:table-cell office:value-type="float" office:value="7.04775">
                <text:p>7.047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9">
                <text:p>329</text:p>
              </table:table-cell>
              <table:table-cell office:value-type="float" office:value="4531.244018">
                <text:p>4531.244018</text:p>
              </table:table-cell>
              <table:table-cell office:value-type="float" office:value="18.020557">
                <text:p>18.0205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8">
                <text:p>328</text:p>
              </table:table-cell>
              <table:table-cell office:value-type="float" office:value="4803.960742">
                <text:p>4803.960742</text:p>
              </table:table-cell>
              <table:table-cell office:value-type="float" office:value="5.53878">
                <text:p>5.538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0">
                <text:p>330</text:p>
              </table:table-cell>
              <table:table-cell office:value-type="float" office:value="4917.751041">
                <text:p>4917.751041</text:p>
              </table:table-cell>
              <table:table-cell office:value-type="float" office:value="13.825782">
                <text:p>13.8257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9">
                <text:p>329</text:p>
              </table:table-cell>
              <table:table-cell office:value-type="float" office:value="5386.843177">
                <text:p>5386.843177</text:p>
              </table:table-cell>
              <table:table-cell office:value-type="float" office:value="15.636284">
                <text:p>15.6362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9">
                <text:p>329</text:p>
              </table:table-cell>
              <table:table-cell office:value-type="float" office:value="5777.096287">
                <text:p>5777.096287</text:p>
              </table:table-cell>
              <table:table-cell office:value-type="float" office:value="13.926946">
                <text:p>13.9269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8">
                <text:p>328</text:p>
              </table:table-cell>
              <table:table-cell office:value-type="float" office:value="6032.186374">
                <text:p>6032.186374</text:p>
              </table:table-cell>
              <table:table-cell office:value-type="float" office:value="7.791234">
                <text:p>7.7912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0">
                <text:p>330</text:p>
              </table:table-cell>
              <table:table-cell office:value-type="float" office:value="6414.011248">
                <text:p>6414.011248</text:p>
              </table:table-cell>
              <table:table-cell office:value-type="float" office:value="9.769357">
                <text:p>9.7693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">
                <text:p>329</text:p>
              </table:table-cell>
              <table:table-cell office:value-type="float" office:value="20307.036666">
                <text:p>20307.036666</text:p>
              </table:table-cell>
              <table:table-cell office:value-type="float" office:value="6.284076">
                <text:p>6.2840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9">
                <text:p>329</text:p>
              </table:table-cell>
              <table:table-cell office:value-type="float" office:value="6556.48683">
                <text:p>6556.48683</text:p>
              </table:table-cell>
              <table:table-cell office:value-type="float" office:value="10.266959">
                <text:p>10.2669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6">
                <text:p>336</text:p>
              </table:table-cell>
              <table:table-cell office:value-type="float" office:value="6681.44552">
                <text:p>6681.44552</text:p>
              </table:table-cell>
              <table:table-cell office:value-type="float" office:value="11.39753">
                <text:p>11.397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9">
                <text:p>339</text:p>
              </table:table-cell>
              <table:table-cell office:value-type="float" office:value="7045.205783">
                <text:p>7045.205783</text:p>
              </table:table-cell>
              <table:table-cell office:value-type="float" office:value="7.393887">
                <text:p>7.3938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9">
                <text:p>339</text:p>
              </table:table-cell>
              <table:table-cell office:value-type="float" office:value="7381.922493">
                <text:p>7381.922493</text:p>
              </table:table-cell>
              <table:table-cell office:value-type="float" office:value="16.95806">
                <text:p>16.958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9">
                <text:p>339</text:p>
              </table:table-cell>
              <table:table-cell office:value-type="float" office:value="7493.306098">
                <text:p>7493.306098</text:p>
              </table:table-cell>
              <table:table-cell office:value-type="float" office:value="8.216895">
                <text:p>8.2168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9">
                <text:p>339</text:p>
              </table:table-cell>
              <table:table-cell office:value-type="float" office:value="7630.136564">
                <text:p>7630.136564</text:p>
              </table:table-cell>
              <table:table-cell office:value-type="float" office:value="14.497381">
                <text:p>14.4973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9">
                <text:p>339</text:p>
              </table:table-cell>
              <table:table-cell office:value-type="float" office:value="9221.131737">
                <text:p>9221.131737</text:p>
              </table:table-cell>
              <table:table-cell office:value-type="float" office:value="6.065769">
                <text:p>6.0657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9">
                <text:p>339</text:p>
              </table:table-cell>
              <table:table-cell office:value-type="float" office:value="16629.276379">
                <text:p>16629.276379</text:p>
              </table:table-cell>
              <table:table-cell office:value-type="float" office:value="4.807784">
                <text:p>4.80778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9">
                <text:p>339</text:p>
              </table:table-cell>
              <table:table-cell office:value-type="float" office:value="7870.820493">
                <text:p>7870.820493</text:p>
              </table:table-cell>
              <table:table-cell office:value-type="float" office:value="5.672501">
                <text:p>5.6725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9">
                <text:p>339</text:p>
              </table:table-cell>
              <table:table-cell office:value-type="float" office:value="7975.201156">
                <text:p>7975.201156</text:p>
              </table:table-cell>
              <table:table-cell office:value-type="float" office:value="4.154961">
                <text:p>4.1549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9">
                <text:p>339</text:p>
              </table:table-cell>
              <table:table-cell office:value-type="float" office:value="8989.187927">
                <text:p>8989.187927</text:p>
              </table:table-cell>
              <table:table-cell office:value-type="float" office:value="6.841209">
                <text:p>6.8412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3">
                <text:p>343</text:p>
              </table:table-cell>
              <table:table-cell office:value-type="float" office:value="17620.533956">
                <text:p>17620.533956</text:p>
              </table:table-cell>
              <table:table-cell office:value-type="float" office:value="5.927424">
                <text:p>5.9274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9">
                <text:p>349</text:p>
              </table:table-cell>
              <table:table-cell office:value-type="float" office:value="9870.000608">
                <text:p>9870.000608</text:p>
              </table:table-cell>
              <table:table-cell office:value-type="float" office:value="6.952926">
                <text:p>6.9529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9">
                <text:p>349</text:p>
              </table:table-cell>
              <table:table-cell office:value-type="float" office:value="17713.694548">
                <text:p>17713.694548</text:p>
              </table:table-cell>
              <table:table-cell office:value-type="float" office:value="6.225748">
                <text:p>6.2257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9">
                <text:p>349</text:p>
              </table:table-cell>
              <table:table-cell office:value-type="float" office:value="15444.728699">
                <text:p>15444.728699</text:p>
              </table:table-cell>
              <table:table-cell office:value-type="float" office:value="6.795317">
                <text:p>6.795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9">
                <text:p>349</text:p>
              </table:table-cell>
              <table:table-cell office:value-type="float" office:value="8951.193456">
                <text:p>8951.193456</text:p>
              </table:table-cell>
              <table:table-cell office:value-type="float" office:value="21.032297">
                <text:p>21.0322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9">
                <text:p>349</text:p>
              </table:table-cell>
              <table:table-cell office:value-type="float" office:value="8816.475621">
                <text:p>8816.475621</text:p>
              </table:table-cell>
              <table:table-cell office:value-type="float" office:value="18.223593">
                <text:p>18.2235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9">
                <text:p>349</text:p>
              </table:table-cell>
              <table:table-cell office:value-type="float" office:value="9304.577311">
                <text:p>9304.577311</text:p>
              </table:table-cell>
              <table:table-cell office:value-type="float" office:value="13.345367">
                <text:p>13.3453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9">
                <text:p>349</text:p>
              </table:table-cell>
              <table:table-cell office:value-type="float" office:value="9124.389927">
                <text:p>9124.389927</text:p>
              </table:table-cell>
              <table:table-cell office:value-type="float" office:value="11.150691">
                <text:p>11.1506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">
                <text:p>349</text:p>
              </table:table-cell>
              <table:table-cell office:value-type="float" office:value="9213.964522">
                <text:p>9213.964522</text:p>
              </table:table-cell>
              <table:table-cell office:value-type="float" office:value="9.282366">
                <text:p>9.2823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9595.4616">
                <text:p>9595.4616</text:p>
              </table:table-cell>
              <table:table-cell office:value-type="float" office:value="18.050062">
                <text:p>18.0500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5">
                <text:p>355</text:p>
              </table:table-cell>
              <table:table-cell office:value-type="float" office:value="10041.993578">
                <text:p>10041.993578</text:p>
              </table:table-cell>
              <table:table-cell office:value-type="float" office:value="13.121138">
                <text:p>13.1211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9">
                <text:p>359</text:p>
              </table:table-cell>
              <table:table-cell office:value-type="float" office:value="10248.234373">
                <text:p>10248.234373</text:p>
              </table:table-cell>
              <table:table-cell office:value-type="float" office:value="5.652699">
                <text:p>5.6526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9">
                <text:p>359</text:p>
              </table:table-cell>
              <table:table-cell office:value-type="float" office:value="10692.301292">
                <text:p>10692.301292</text:p>
              </table:table-cell>
              <table:table-cell office:value-type="float" office:value="11.744584">
                <text:p>11.7445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9">
                <text:p>359</text:p>
              </table:table-cell>
              <table:table-cell office:value-type="float" office:value="10642.944301">
                <text:p>10642.944301</text:p>
              </table:table-cell>
              <table:table-cell office:value-type="float" office:value="19.983496">
                <text:p>19.9834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9">
                <text:p>359</text:p>
              </table:table-cell>
              <table:table-cell office:value-type="float" office:value="10463.026397">
                <text:p>10463.026397</text:p>
              </table:table-cell>
              <table:table-cell office:value-type="float" office:value="0.677431">
                <text:p>0.6774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9">
                <text:p>359</text:p>
              </table:table-cell>
              <table:table-cell office:value-type="float" office:value="10728.381804">
                <text:p>10728.381804</text:p>
              </table:table-cell>
              <table:table-cell office:value-type="float" office:value="13.269105">
                <text:p>13.2691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10538.415812">
                <text:p>10538.415812</text:p>
              </table:table-cell>
              <table:table-cell office:value-type="float" office:value="9.261823">
                <text:p>9.2618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0">
                <text:p>360</text:p>
              </table:table-cell>
              <table:table-cell office:value-type="float" office:value="10764.014864">
                <text:p>10764.014864</text:p>
              </table:table-cell>
              <table:table-cell office:value-type="float" office:value="1.109733">
                <text:p>1.1097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9">
                <text:p>359</text:p>
              </table:table-cell>
              <table:table-cell office:value-type="float" office:value="10539.414717">
                <text:p>10539.414717</text:p>
              </table:table-cell>
              <table:table-cell office:value-type="float" office:value="2.796112">
                <text:p>2.796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10741.806616">
                <text:p>10741.806616</text:p>
              </table:table-cell>
              <table:table-cell office:value-type="float" office:value="10.660616">
                <text:p>10.6606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4">
                <text:p>364</text:p>
              </table:table-cell>
              <table:table-cell office:value-type="float" office:value="10985.827499">
                <text:p>10985.827499</text:p>
              </table:table-cell>
              <table:table-cell office:value-type="float" office:value="5.424215">
                <text:p>5.4242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9">
                <text:p>369</text:p>
              </table:table-cell>
              <table:table-cell office:value-type="float" office:value="11195.862334">
                <text:p>11195.862334</text:p>
              </table:table-cell>
              <table:table-cell office:value-type="float" office:value="4.960768">
                <text:p>4.9607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9">
                <text:p>369</text:p>
              </table:table-cell>
              <table:table-cell office:value-type="float" office:value="10833.634674">
                <text:p>10833.634674</text:p>
              </table:table-cell>
              <table:table-cell office:value-type="float" office:value="9.370256">
                <text:p>9.3702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9">
                <text:p>369</text:p>
              </table:table-cell>
              <table:table-cell office:value-type="float" office:value="11206.193025">
                <text:p>11206.193025</text:p>
              </table:table-cell>
              <table:table-cell office:value-type="float" office:value="8.942731">
                <text:p>8.9427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9">
                <text:p>369</text:p>
              </table:table-cell>
              <table:table-cell office:value-type="float" office:value="10896.071408">
                <text:p>10896.071408</text:p>
              </table:table-cell>
              <table:table-cell office:value-type="float" office:value="4.207164">
                <text:p>4.2071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9">
                <text:p>369</text:p>
              </table:table-cell>
              <table:table-cell office:value-type="float" office:value="11006.215107">
                <text:p>11006.215107</text:p>
              </table:table-cell>
              <table:table-cell office:value-type="float" office:value="5.912094">
                <text:p>5.9120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9">
                <text:p>369</text:p>
              </table:table-cell>
              <table:table-cell office:value-type="float" office:value="10868.463666">
                <text:p>10868.463666</text:p>
              </table:table-cell>
              <table:table-cell office:value-type="float" office:value="1.834602">
                <text:p>1.834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9">
                <text:p>369</text:p>
              </table:table-cell>
              <table:table-cell office:value-type="float" office:value="10338.739586">
                <text:p>10338.739586</text:p>
              </table:table-cell>
              <table:table-cell office:value-type="float" office:value="3.959631">
                <text:p>3.9596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">
                <text:p>369</text:p>
              </table:table-cell>
              <table:table-cell office:value-type="float" office:value="10970.213095">
                <text:p>10970.213095</text:p>
              </table:table-cell>
              <table:table-cell office:value-type="float" office:value="6.163327">
                <text:p>6.1633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10777.915113">
                <text:p>10777.915113</text:p>
              </table:table-cell>
              <table:table-cell office:value-type="float" office:value="10.681274">
                <text:p>10.6812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2">
                <text:p>372</text:p>
              </table:table-cell>
              <table:table-cell office:value-type="float" office:value="10929.532257">
                <text:p>10929.532257</text:p>
              </table:table-cell>
              <table:table-cell office:value-type="float" office:value="3.764229">
                <text:p>3.764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9">
                <text:p>379</text:p>
              </table:table-cell>
              <table:table-cell office:value-type="float" office:value="11001.654828">
                <text:p>11001.654828</text:p>
              </table:table-cell>
              <table:table-cell office:value-type="float" office:value="2.741137">
                <text:p>2.7411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9">
                <text:p>379</text:p>
              </table:table-cell>
              <table:table-cell office:value-type="float" office:value="11209.788967">
                <text:p>11209.788967</text:p>
              </table:table-cell>
              <table:table-cell office:value-type="float" office:value="0.61676">
                <text:p>0.616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9">
                <text:p>379</text:p>
              </table:table-cell>
              <table:table-cell office:value-type="float" office:value="17724.910649">
                <text:p>17724.910649</text:p>
              </table:table-cell>
              <table:table-cell office:value-type="float" office:value="2.49581">
                <text:p>2.495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9">
                <text:p>379</text:p>
              </table:table-cell>
              <table:table-cell office:value-type="float" office:value="11012.717625">
                <text:p>11012.717625</text:p>
              </table:table-cell>
              <table:table-cell office:value-type="float" office:value="6.044311">
                <text:p>6.0443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9">
                <text:p>379</text:p>
              </table:table-cell>
              <table:table-cell office:value-type="float" office:value="13039.905586">
                <text:p>13039.905586</text:p>
              </table:table-cell>
              <table:table-cell office:value-type="float" office:value="9.090708">
                <text:p>9.0907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9">
                <text:p>379</text:p>
              </table:table-cell>
              <table:table-cell office:value-type="float" office:value="11130.12353">
                <text:p>11130.12353</text:p>
              </table:table-cell>
              <table:table-cell office:value-type="float" office:value="5.209048">
                <text:p>5.2090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9">
                <text:p>379</text:p>
              </table:table-cell>
              <table:table-cell office:value-type="float" office:value="16655.707546">
                <text:p>16655.707546</text:p>
              </table:table-cell>
              <table:table-cell office:value-type="float" office:value="26.311541">
                <text:p>26.3115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9">
                <text:p>379</text:p>
              </table:table-cell>
              <table:table-cell office:value-type="float" office:value="11036.215006">
                <text:p>11036.215006</text:p>
              </table:table-cell>
              <table:table-cell office:value-type="float" office:value="4.917515">
                <text:p>4.9175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9">
                <text:p>379</text:p>
              </table:table-cell>
              <table:table-cell office:value-type="float" office:value="18727.115389">
                <text:p>18727.115389</text:p>
              </table:table-cell>
              <table:table-cell office:value-type="float" office:value="1.079326">
                <text:p>1.0793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15845.297168">
                <text:p>15845.297168</text:p>
              </table:table-cell>
              <table:table-cell office:value-type="float" office:value="7.33426">
                <text:p>7.334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9">
                <text:p>389</text:p>
              </table:table-cell>
              <table:table-cell office:value-type="float" office:value="13743.991385">
                <text:p>13743.991385</text:p>
              </table:table-cell>
              <table:table-cell office:value-type="float" office:value="6.019797">
                <text:p>6.0197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9">
                <text:p>389</text:p>
              </table:table-cell>
              <table:table-cell office:value-type="float" office:value="12995.14806">
                <text:p>12995.14806</text:p>
              </table:table-cell>
              <table:table-cell office:value-type="float" office:value="12.624824">
                <text:p>12.6248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9">
                <text:p>389</text:p>
              </table:table-cell>
              <table:table-cell office:value-type="float" office:value="22869.294825">
                <text:p>22869.294825</text:p>
              </table:table-cell>
              <table:table-cell office:value-type="float" office:value="3.404989">
                <text:p>3.4049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9">
                <text:p>389</text:p>
              </table:table-cell>
              <table:table-cell office:value-type="float" office:value="11594.349851">
                <text:p>11594.349851</text:p>
              </table:table-cell>
              <table:table-cell office:value-type="float" office:value="15.766442">
                <text:p>15.7664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9">
                <text:p>389</text:p>
              </table:table-cell>
              <table:table-cell office:value-type="float" office:value="11246.286021">
                <text:p>11246.286021</text:p>
              </table:table-cell>
              <table:table-cell office:value-type="float" office:value="37.666929">
                <text:p>37.6669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1264.454525">
                <text:p>11264.454525</text:p>
              </table:table-cell>
              <table:table-cell office:value-type="float" office:value="15.86556">
                <text:p>15.865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9">
                <text:p>389</text:p>
              </table:table-cell>
              <table:table-cell office:value-type="float" office:value="11599.786372">
                <text:p>11599.786372</text:p>
              </table:table-cell>
              <table:table-cell office:value-type="float" office:value="0.796804">
                <text:p>0.7968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9">
                <text:p>389</text:p>
              </table:table-cell>
              <table:table-cell office:value-type="float" office:value="20617.905014">
                <text:p>20617.905014</text:p>
              </table:table-cell>
              <table:table-cell office:value-type="float" office:value="10.21721">
                <text:p>10.217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9">
                <text:p>389</text:p>
              </table:table-cell>
              <table:table-cell office:value-type="float" office:value="11540.943873">
                <text:p>11540.943873</text:p>
              </table:table-cell>
              <table:table-cell office:value-type="float" office:value="0.980658">
                <text:p>0.9806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5">
                <text:p>395</text:p>
              </table:table-cell>
              <table:table-cell office:value-type="float" office:value="11848.132064">
                <text:p>11848.132064</text:p>
              </table:table-cell>
              <table:table-cell office:value-type="float" office:value="0.681362">
                <text:p>0.6813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9">
                <text:p>399</text:p>
              </table:table-cell>
              <table:table-cell office:value-type="float" office:value="15418.280278">
                <text:p>15418.280278</text:p>
              </table:table-cell>
              <table:table-cell office:value-type="float" office:value="6.61707">
                <text:p>6.617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8">
                <text:p>398</text:p>
              </table:table-cell>
              <table:table-cell office:value-type="float" office:value="11778.496341">
                <text:p>11778.496341</text:p>
              </table:table-cell>
              <table:table-cell office:value-type="float" office:value="13.057755">
                <text:p>13.0577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0">
                <text:p>400</text:p>
              </table:table-cell>
              <table:table-cell office:value-type="float" office:value="11686.478992">
                <text:p>11686.478992</text:p>
              </table:table-cell>
              <table:table-cell office:value-type="float" office:value="0.16301">
                <text:p>0.163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9">
                <text:p>399</text:p>
              </table:table-cell>
              <table:table-cell office:value-type="float" office:value="11217.160889">
                <text:p>11217.160889</text:p>
              </table:table-cell>
              <table:table-cell office:value-type="float" office:value="8.844115">
                <text:p>8.8441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6">
                <text:p>396</text:p>
              </table:table-cell>
              <table:table-cell office:value-type="float" office:value="14737.21076">
                <text:p>14737.21076</text:p>
              </table:table-cell>
              <table:table-cell office:value-type="float" office:value="1.073283">
                <text:p>1.0732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2">
                <text:p>402</text:p>
              </table:table-cell>
              <table:table-cell office:value-type="float" office:value="12662.70392">
                <text:p>12662.70392</text:p>
              </table:table-cell>
              <table:table-cell office:value-type="float" office:value="1.257796">
                <text:p>1.2577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8">
                <text:p>398</text:p>
              </table:table-cell>
              <table:table-cell office:value-type="float" office:value="15688.673846">
                <text:p>15688.673846</text:p>
              </table:table-cell>
              <table:table-cell office:value-type="float" office:value="4.628573">
                <text:p>4.6285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">
                <text:p>400</text:p>
              </table:table-cell>
              <table:table-cell office:value-type="float" office:value="15031.143925">
                <text:p>15031.143925</text:p>
              </table:table-cell>
              <table:table-cell office:value-type="float" office:value="11.431712">
                <text:p>11.4317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11823.908409">
                <text:p>11823.908409</text:p>
              </table:table-cell>
              <table:table-cell office:value-type="float" office:value="3.615038">
                <text:p>3.6150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12880.697711">
                <text:p>12880.697711</text:p>
              </table:table-cell>
              <table:table-cell office:value-type="float" office:value="4.861904">
                <text:p>4.8619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1859.447113">
                <text:p>11859.447113</text:p>
              </table:table-cell>
              <table:table-cell office:value-type="float" office:value="4.262661">
                <text:p>4.2626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2703.468059">
                <text:p>12703.468059</text:p>
              </table:table-cell>
              <table:table-cell office:value-type="float" office:value="8.692866">
                <text:p>8.6928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">
                <text:p>399</text:p>
              </table:table-cell>
              <table:table-cell office:value-type="float" office:value="11642.893342">
                <text:p>11642.893342</text:p>
              </table:table-cell>
              <table:table-cell office:value-type="float" office:value="1.026857">
                <text:p>1.026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9">
                <text:p>399</text:p>
              </table:table-cell>
              <table:table-cell office:value-type="float" office:value="11948.803404">
                <text:p>11948.803404</text:p>
              </table:table-cell>
              <table:table-cell office:value-type="float" office:value="13.675887">
                <text:p>13.6758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9">
                <text:p>399</text:p>
              </table:table-cell>
              <table:table-cell office:value-type="float" office:value="11757.772206">
                <text:p>11757.772206</text:p>
              </table:table-cell>
              <table:table-cell office:value-type="float" office:value="1.480564">
                <text:p>1.4805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99">
                <text:p>399</text:p>
              </table:table-cell>
              <table:table-cell office:value-type="float" office:value="11822.666998">
                <text:p>11822.666998</text:p>
              </table:table-cell>
              <table:table-cell office:value-type="float" office:value="8.716991">
                <text:p>8.7169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5">
                <text:p>395</text:p>
              </table:table-cell>
              <table:table-cell office:value-type="float" office:value="11801.932698">
                <text:p>11801.932698</text:p>
              </table:table-cell>
              <table:table-cell office:value-type="float" office:value="3.101994">
                <text:p>3.1019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3">
                <text:p>403</text:p>
              </table:table-cell>
              <table:table-cell office:value-type="float" office:value="12024.817898">
                <text:p>12024.817898</text:p>
              </table:table-cell>
              <table:table-cell office:value-type="float" office:value="1.596534">
                <text:p>1.5965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1">
                <text:p>291</text:p>
              </table:table-cell>
              <table:table-cell office:value-type="float" office:value="8649.490206">
                <text:p>8649.490206</text:p>
              </table:table-cell>
              <table:table-cell office:value-type="float" office:value="4.568734">
                <text:p>4.568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">
                <text:p>142</text:p>
              </table:table-cell>
              <table:table-cell office:value-type="float" office:value="4236.455787">
                <text:p>4236.455787</text:p>
              </table:table-cell>
              <table:table-cell office:value-type="float" office:value="1.309085">
                <text:p>1.3090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4">
                <text:p>74</text:p>
              </table:table-cell>
              <table:table-cell office:value-type="float" office:value="2209.101452">
                <text:p>2209.101452</text:p>
              </table:table-cell>
              <table:table-cell office:value-type="float" office:value="0.388385">
                <text:p>0.3883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  <table:table-cell office:value-type="float" office:value="1080.297972">
                <text:p>1080.297972</text:p>
              </table:table-cell>
              <table:table-cell office:value-type="float" office:value="0.34968">
                <text:p>0.349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">
                <text:p>21</text:p>
              </table:table-cell>
              <table:table-cell office:value-type="float" office:value="648.658673">
                <text:p>648.658673</text:p>
              </table:table-cell>
              <table:table-cell office:value-type="float" office:value="0.238514">
                <text:p>0.2385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">
                <text:p>10</text:p>
              </table:table-cell>
              <table:table-cell office:value-type="float" office:value="309.364066">
                <text:p>309.364066</text:p>
              </table:table-cell>
              <table:table-cell office:value-type="float" office:value="0.11433">
                <text:p>0.114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148.629867">
                <text:p>148.629867</text:p>
              </table:table-cell>
              <table:table-cell office:value-type="float" office:value="0.007559">
                <text:p>0.0075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5cm" chart:style-name="ch2">
          <text:p>wall clock</text:p>
        </chart:title>
        <chart:legend chart:legend-position="end" svg:x="14.134cm" svg:y="4.227cm" style:legend-expansion="high" chart:style-name="ch3"/>
        <chart:plot-area chart:style-name="ch4" table:cell-range-address="calvin10to400.B1:calvin10to400.C418" chart:data-source-has-labels="both" svg:x="0.32cm" svg:y="1.248cm" svg:width="13.494cm" svg:height="7.572cm">
          <chartooo:coordinate-region svg:x="1.497cm" svg:y="1.248cm" svg:width="12.317cm" svg:height="5.97cm"/>
          <chart:axis chart:dimension="x" chart:name="primary-x" chart:style-name="ch5" chartooo:axis-type="auto">
            <chartooo:date-scale/>
            <chart:categories table:cell-range-address="calvin10to400.B2:calvin10to400.B4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vin10to400.C2:calvin10to400.C418" chart:label-cell-address="calvin10to400.C1:calvin10to400.C1" chart:class="chart:bar">
            <chart:data-point chart:repeated="4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calvin10to400.C1:calvin10to40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4:15</text:p>
                <draw:g>
                  <svg:desc>calvin10to400.B2:calvin10to400.B418</svg:desc>
                </draw:g>
              </table:table-cell>
              <table:table-cell office:value-type="float" office:value="0.004726">
                <text:p>0.004726</text:p>
                <draw:g>
                  <svg:desc>calvin10to400.C2:calvin10to400.C418</svg:desc>
                </draw:g>
              </table:table-cell>
            </table:table-row>
            <table:table-row>
              <table:table-cell office:value-type="string">
                <text:p>15:44:16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15:44:17</text:p>
              </table:table-cell>
              <table:table-cell office:value-type="float" office:value="0.005686">
                <text:p>0.005686</text:p>
              </table:table-cell>
            </table:table-row>
            <table:table-row>
              <table:table-cell office:value-type="string">
                <text:p>15:44:18</text:p>
              </table:table-cell>
              <table:table-cell office:value-type="float" office:value="0.00705">
                <text:p>0.00705</text:p>
              </table:table-cell>
            </table:table-row>
            <table:table-row>
              <table:table-cell office:value-type="string">
                <text:p>15:44:19</text:p>
              </table:table-cell>
              <table:table-cell office:value-type="float" office:value="0.009134">
                <text:p>0.009134</text:p>
              </table:table-cell>
            </table:table-row>
            <table:table-row>
              <table:table-cell office:value-type="string">
                <text:p>15:44:20</text:p>
              </table:table-cell>
              <table:table-cell office:value-type="float" office:value="0.007376">
                <text:p>0.007376</text:p>
              </table:table-cell>
            </table:table-row>
            <table:table-row>
              <table:table-cell office:value-type="string">
                <text:p>15:44:21</text:p>
              </table:table-cell>
              <table:table-cell office:value-type="float" office:value="0.006251">
                <text:p>0.006251</text:p>
              </table:table-cell>
            </table:table-row>
            <table:table-row>
              <table:table-cell office:value-type="string">
                <text:p>15:44:22</text:p>
              </table:table-cell>
              <table:table-cell office:value-type="float" office:value="0.005904">
                <text:p>0.005904</text:p>
              </table:table-cell>
            </table:table-row>
            <table:table-row>
              <table:table-cell office:value-type="string">
                <text:p>15:44:23</text:p>
              </table:table-cell>
              <table:table-cell office:value-type="float" office:value="0.006493">
                <text:p>0.006493</text:p>
              </table:table-cell>
            </table:table-row>
            <table:table-row>
              <table:table-cell office:value-type="string">
                <text:p>15:44:24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string">
                <text:p>15:44:25</text:p>
              </table:table-cell>
              <table:table-cell office:value-type="float" office:value="0.010516">
                <text:p>0.010516</text:p>
              </table:table-cell>
            </table:table-row>
            <table:table-row>
              <table:table-cell office:value-type="string">
                <text:p>15:44:26</text:p>
              </table:table-cell>
              <table:table-cell office:value-type="float" office:value="0.009564">
                <text:p>0.009564</text:p>
              </table:table-cell>
            </table:table-row>
            <table:table-row>
              <table:table-cell office:value-type="string">
                <text:p>15:44:27</text:p>
              </table:table-cell>
              <table:table-cell office:value-type="float" office:value="0.015237">
                <text:p>0.015237</text:p>
              </table:table-cell>
            </table:table-row>
            <table:table-row>
              <table:table-cell office:value-type="string">
                <text:p>15:44:28</text:p>
              </table:table-cell>
              <table:table-cell office:value-type="float" office:value="0.311124">
                <text:p>0.311124</text:p>
              </table:table-cell>
            </table:table-row>
            <table:table-row>
              <table:table-cell office:value-type="string">
                <text:p>15:44:29</text:p>
              </table:table-cell>
              <table:table-cell office:value-type="float" office:value="0.46784">
                <text:p>0.46784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0.247204">
                <text:p>0.247204</text:p>
              </table:table-cell>
            </table:table-row>
            <table:table-row>
              <table:table-cell office:value-type="string">
                <text:p>15:44:31</text:p>
              </table:table-cell>
              <table:table-cell office:value-type="float" office:value="0.115119">
                <text:p>0.115119</text:p>
              </table:table-cell>
            </table:table-row>
            <table:table-row>
              <table:table-cell office:value-type="string">
                <text:p>15:44:32</text:p>
              </table:table-cell>
              <table:table-cell office:value-type="float" office:value="0.125194">
                <text:p>0.125194</text:p>
              </table:table-cell>
            </table:table-row>
            <table:table-row>
              <table:table-cell office:value-type="string">
                <text:p>15:44:33</text:p>
              </table:table-cell>
              <table:table-cell office:value-type="float" office:value="0.106411">
                <text:p>0.106411</text:p>
              </table:table-cell>
            </table:table-row>
            <table:table-row>
              <table:table-cell office:value-type="string">
                <text:p>15:44:34</text:p>
              </table:table-cell>
              <table:table-cell office:value-type="float" office:value="0.085884">
                <text:p>0.085884</text:p>
              </table:table-cell>
            </table:table-row>
            <table:table-row>
              <table:table-cell office:value-type="string">
                <text:p>15:44:35</text:p>
              </table:table-cell>
              <table:table-cell office:value-type="float" office:value="0.247658">
                <text:p>0.247658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0.39784">
                <text:p>0.39784</text:p>
              </table:table-cell>
            </table:table-row>
            <table:table-row>
              <table:table-cell office:value-type="string">
                <text:p>15:44:37</text:p>
              </table:table-cell>
              <table:table-cell office:value-type="float" office:value="0.728809">
                <text:p>0.728809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0.226747">
                <text:p>0.226747</text:p>
              </table:table-cell>
            </table:table-row>
            <table:table-row>
              <table:table-cell office:value-type="string">
                <text:p>15:44:39</text:p>
              </table:table-cell>
              <table:table-cell office:value-type="float" office:value="0.239982">
                <text:p>0.239982</text:p>
              </table:table-cell>
            </table:table-row>
            <table:table-row>
              <table:table-cell office:value-type="string">
                <text:p>15:44:40</text:p>
              </table:table-cell>
              <table:table-cell office:value-type="float" office:value="0.474377">
                <text:p>0.474377</text:p>
              </table:table-cell>
            </table:table-row>
            <table:table-row>
              <table:table-cell office:value-type="string">
                <text:p>15:44:41</text:p>
              </table:table-cell>
              <table:table-cell office:value-type="float" office:value="0.208843">
                <text:p>0.208843</text:p>
              </table:table-cell>
            </table:table-row>
            <table:table-row>
              <table:table-cell office:value-type="string">
                <text:p>15:44:42</text:p>
              </table:table-cell>
              <table:table-cell office:value-type="float" office:value="0.151289">
                <text:p>0.151289</text:p>
              </table:table-cell>
            </table:table-row>
            <table:table-row>
              <table:table-cell office:value-type="string">
                <text:p>15:44:43</text:p>
              </table:table-cell>
              <table:table-cell office:value-type="float" office:value="0.055873">
                <text:p>0.055873</text:p>
              </table:table-cell>
            </table:table-row>
            <table:table-row>
              <table:table-cell office:value-type="string">
                <text:p>15:44:44</text:p>
              </table:table-cell>
              <table:table-cell office:value-type="float" office:value="0.199138">
                <text:p>0.199138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.34869">
                <text:p>0.34869</text:p>
              </table:table-cell>
            </table:table-row>
            <table:table-row>
              <table:table-cell office:value-type="string">
                <text:p>15:44:46</text:p>
              </table:table-cell>
              <table:table-cell office:value-type="float" office:value="0.185672">
                <text:p>0.185672</text:p>
              </table:table-cell>
            </table:table-row>
            <table:table-row>
              <table:table-cell office:value-type="string">
                <text:p>15:44:47</text:p>
              </table:table-cell>
              <table:table-cell office:value-type="float" office:value="0.217114">
                <text:p>0.217114</text:p>
              </table:table-cell>
            </table:table-row>
            <table:table-row>
              <table:table-cell office:value-type="string">
                <text:p>15:44:48</text:p>
              </table:table-cell>
              <table:table-cell office:value-type="float" office:value="0.121951">
                <text:p>0.121951</text:p>
              </table:table-cell>
            </table:table-row>
            <table:table-row>
              <table:table-cell office:value-type="string">
                <text:p>15:44:49</text:p>
              </table:table-cell>
              <table:table-cell office:value-type="float" office:value="0.210936">
                <text:p>0.210936</text:p>
              </table:table-cell>
            </table:table-row>
            <table:table-row>
              <table:table-cell office:value-type="string">
                <text:p>15:44:50</text:p>
              </table:table-cell>
              <table:table-cell office:value-type="float" office:value="0.187884">
                <text:p>0.187884</text:p>
              </table:table-cell>
            </table:table-row>
            <table:table-row>
              <table:table-cell office:value-type="string">
                <text:p>15:44:51</text:p>
              </table:table-cell>
              <table:table-cell office:value-type="float" office:value="0.343695">
                <text:p>0.343695</text:p>
              </table:table-cell>
            </table:table-row>
            <table:table-row>
              <table:table-cell office:value-type="string">
                <text:p>15:44:52</text:p>
              </table:table-cell>
              <table:table-cell office:value-type="float" office:value="0.199947">
                <text:p>0.199947</text:p>
              </table:table-cell>
            </table:table-row>
            <table:table-row>
              <table:table-cell office:value-type="string">
                <text:p>15:44:53</text:p>
              </table:table-cell>
              <table:table-cell office:value-type="float" office:value="0.257726">
                <text:p>0.257726</text:p>
              </table:table-cell>
            </table:table-row>
            <table:table-row>
              <table:table-cell office:value-type="string">
                <text:p>15:44:54</text:p>
              </table:table-cell>
              <table:table-cell office:value-type="float" office:value="0.158761">
                <text:p>0.158761</text:p>
              </table:table-cell>
            </table:table-row>
            <table:table-row>
              <table:table-cell office:value-type="string">
                <text:p>15:44:55</text:p>
              </table:table-cell>
              <table:table-cell office:value-type="float" office:value="0.191956">
                <text:p>0.191956</text:p>
              </table:table-cell>
            </table:table-row>
            <table:table-row>
              <table:table-cell office:value-type="string">
                <text:p>15:44:56</text:p>
              </table:table-cell>
              <table:table-cell office:value-type="float" office:value="0.317001">
                <text:p>0.317001</text:p>
              </table:table-cell>
            </table:table-row>
            <table:table-row>
              <table:table-cell office:value-type="string">
                <text:p>15:44:57</text:p>
              </table:table-cell>
              <table:table-cell office:value-type="float" office:value="0.178937">
                <text:p>0.178937</text:p>
              </table:table-cell>
            </table:table-row>
            <table:table-row>
              <table:table-cell office:value-type="string">
                <text:p>15:44:58</text:p>
              </table:table-cell>
              <table:table-cell office:value-type="float" office:value="0.166477">
                <text:p>0.166477</text:p>
              </table:table-cell>
            </table:table-row>
            <table:table-row>
              <table:table-cell office:value-type="string">
                <text:p>15:44:59</text:p>
              </table:table-cell>
              <table:table-cell office:value-type="float" office:value="0.195941">
                <text:p>0.195941</text:p>
              </table:table-cell>
            </table:table-row>
            <table:table-row>
              <table:table-cell office:value-type="string">
                <text:p>15:45:00</text:p>
              </table:table-cell>
              <table:table-cell office:value-type="float" office:value="0.249946">
                <text:p>0.249946</text:p>
              </table:table-cell>
            </table:table-row>
            <table:table-row>
              <table:table-cell office:value-type="string">
                <text:p>15:45:01</text:p>
              </table:table-cell>
              <table:table-cell office:value-type="float" office:value="0.238886">
                <text:p>0.238886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0.140646">
                <text:p>0.140646</text:p>
              </table:table-cell>
            </table:table-row>
            <table:table-row>
              <table:table-cell office:value-type="string">
                <text:p>15:45:03</text:p>
              </table:table-cell>
              <table:table-cell office:value-type="float" office:value="0.716534">
                <text:p>0.716534</text:p>
              </table:table-cell>
            </table:table-row>
            <table:table-row>
              <table:table-cell office:value-type="string">
                <text:p>15:45:04</text:p>
              </table:table-cell>
              <table:table-cell office:value-type="float" office:value="0.144475">
                <text:p>0.144475</text:p>
              </table:table-cell>
            </table:table-row>
            <table:table-row>
              <table:table-cell office:value-type="string">
                <text:p>15:45:05</text:p>
              </table:table-cell>
              <table:table-cell office:value-type="float" office:value="0.472845">
                <text:p>0.472845</text:p>
              </table:table-cell>
            </table:table-row>
            <table:table-row>
              <table:table-cell office:value-type="string">
                <text:p>15:45:06</text:p>
              </table:table-cell>
              <table:table-cell office:value-type="float" office:value="0.525558">
                <text:p>0.525558</text:p>
              </table:table-cell>
            </table:table-row>
            <table:table-row>
              <table:table-cell office:value-type="string">
                <text:p>15:45:07</text:p>
              </table:table-cell>
              <table:table-cell office:value-type="float" office:value="0.467535">
                <text:p>0.467535</text:p>
              </table:table-cell>
            </table:table-row>
            <table:table-row>
              <table:table-cell office:value-type="string">
                <text:p>15:45:08</text:p>
              </table:table-cell>
              <table:table-cell office:value-type="float" office:value="0.177054">
                <text:p>0.177054</text:p>
              </table:table-cell>
            </table:table-row>
            <table:table-row>
              <table:table-cell office:value-type="string">
                <text:p>15:45:09</text:p>
              </table:table-cell>
              <table:table-cell office:value-type="float" office:value="0.371424">
                <text:p>0.371424</text:p>
              </table:table-cell>
            </table:table-row>
            <table:table-row>
              <table:table-cell office:value-type="string">
                <text:p>15:45:10</text:p>
              </table:table-cell>
              <table:table-cell office:value-type="float" office:value="0.196013">
                <text:p>0.196013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1.299743">
                <text:p>1.299743</text:p>
              </table:table-cell>
            </table:table-row>
            <table:table-row>
              <table:table-cell office:value-type="string">
                <text:p>15:45:12</text:p>
              </table:table-cell>
              <table:table-cell office:value-type="float" office:value="0.24562">
                <text:p>0.24562</text:p>
              </table:table-cell>
            </table:table-row>
            <table:table-row>
              <table:table-cell office:value-type="string">
                <text:p>15:45:13</text:p>
              </table:table-cell>
              <table:table-cell office:value-type="float" office:value="0.617283">
                <text:p>0.617283</text:p>
              </table:table-cell>
            </table:table-row>
            <table:table-row>
              <table:table-cell office:value-type="string">
                <text:p>15:45:14</text:p>
              </table:table-cell>
              <table:table-cell office:value-type="float" office:value="0.19478">
                <text:p>0.19478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.829994">
                <text:p>0.829994</text:p>
              </table:table-cell>
            </table:table-row>
            <table:table-row>
              <table:table-cell office:value-type="string">
                <text:p>15:45:16</text:p>
              </table:table-cell>
              <table:table-cell office:value-type="float" office:value="1.094125">
                <text:p>1.094125</text:p>
              </table:table-cell>
            </table:table-row>
            <table:table-row>
              <table:table-cell office:value-type="string">
                <text:p>15:45:17</text:p>
              </table:table-cell>
              <table:table-cell office:value-type="float" office:value="1.575679">
                <text:p>1.575679</text:p>
              </table:table-cell>
            </table:table-row>
            <table:table-row>
              <table:table-cell office:value-type="string">
                <text:p>15:45:18</text:p>
              </table:table-cell>
              <table:table-cell office:value-type="float" office:value="0.520674">
                <text:p>0.520674</text:p>
              </table:table-cell>
            </table:table-row>
            <table:table-row>
              <table:table-cell office:value-type="string">
                <text:p>15:45:19</text:p>
              </table:table-cell>
              <table:table-cell office:value-type="float" office:value="0.491826">
                <text:p>0.491826</text:p>
              </table:table-cell>
            </table:table-row>
            <table:table-row>
              <table:table-cell office:value-type="string">
                <text:p>15:45:20</text:p>
              </table:table-cell>
              <table:table-cell office:value-type="float" office:value="0.295242">
                <text:p>0.295242</text:p>
              </table:table-cell>
            </table:table-row>
            <table:table-row>
              <table:table-cell office:value-type="string">
                <text:p>15:45:21</text:p>
              </table:table-cell>
              <table:table-cell office:value-type="float" office:value="0.663247">
                <text:p>0.663247</text:p>
              </table:table-cell>
            </table:table-row>
            <table:table-row>
              <table:table-cell office:value-type="string">
                <text:p>15:45:22</text:p>
              </table:table-cell>
              <table:table-cell office:value-type="float" office:value="0.82477">
                <text:p>0.82477</text:p>
              </table:table-cell>
            </table:table-row>
            <table:table-row>
              <table:table-cell office:value-type="string">
                <text:p>15:45:23</text:p>
              </table:table-cell>
              <table:table-cell office:value-type="float" office:value="0.501675">
                <text:p>0.501675</text:p>
              </table:table-cell>
            </table:table-row>
            <table:table-row>
              <table:table-cell office:value-type="string">
                <text:p>15:45:24</text:p>
              </table:table-cell>
              <table:table-cell office:value-type="float" office:value="0.399834">
                <text:p>0.399834</text:p>
              </table:table-cell>
            </table:table-row>
            <table:table-row>
              <table:table-cell office:value-type="string">
                <text:p>15:45:25</text:p>
              </table:table-cell>
              <table:table-cell office:value-type="float" office:value="0.428139">
                <text:p>0.428139</text:p>
              </table:table-cell>
            </table:table-row>
            <table:table-row>
              <table:table-cell office:value-type="string">
                <text:p>15:45:26</text:p>
              </table:table-cell>
              <table:table-cell office:value-type="float" office:value="0.752246">
                <text:p>0.752246</text:p>
              </table:table-cell>
            </table:table-row>
            <table:table-row>
              <table:table-cell office:value-type="string">
                <text:p>15:45:27</text:p>
              </table:table-cell>
              <table:table-cell office:value-type="float" office:value="0.530153">
                <text:p>0.530153</text:p>
              </table:table-cell>
            </table:table-row>
            <table:table-row>
              <table:table-cell office:value-type="string">
                <text:p>15:45:28</text:p>
              </table:table-cell>
              <table:table-cell office:value-type="float" office:value="0.340434">
                <text:p>0.340434</text:p>
              </table:table-cell>
            </table:table-row>
            <table:table-row>
              <table:table-cell office:value-type="string">
                <text:p>15:45:29</text:p>
              </table:table-cell>
              <table:table-cell office:value-type="float" office:value="0.95829">
                <text:p>0.95829</text:p>
              </table:table-cell>
            </table:table-row>
            <table:table-row>
              <table:table-cell office:value-type="string">
                <text:p>15:45:30</text:p>
              </table:table-cell>
              <table:table-cell office:value-type="float" office:value="0.468002">
                <text:p>0.468002</text:p>
              </table:table-cell>
            </table:table-row>
            <table:table-row>
              <table:table-cell office:value-type="string">
                <text:p>15:45:31</text:p>
              </table:table-cell>
              <table:table-cell office:value-type="float" office:value="0.544431">
                <text:p>0.544431</text:p>
              </table:table-cell>
            </table:table-row>
            <table:table-row>
              <table:table-cell office:value-type="string">
                <text:p>15:45:32</text:p>
              </table:table-cell>
              <table:table-cell office:value-type="float" office:value="0.31509">
                <text:p>0.31509</text:p>
              </table:table-cell>
            </table:table-row>
            <table:table-row>
              <table:table-cell office:value-type="string">
                <text:p>15:45:33</text:p>
              </table:table-cell>
              <table:table-cell office:value-type="float" office:value="0.350891">
                <text:p>0.350891</text:p>
              </table:table-cell>
            </table:table-row>
            <table:table-row>
              <table:table-cell office:value-type="string">
                <text:p>15:45:34</text:p>
              </table:table-cell>
              <table:table-cell office:value-type="float" office:value="0.839661">
                <text:p>0.839661</text:p>
              </table:table-cell>
            </table:table-row>
            <table:table-row>
              <table:table-cell office:value-type="string">
                <text:p>15:45:35</text:p>
              </table:table-cell>
              <table:table-cell office:value-type="float" office:value="1.181075">
                <text:p>1.181075</text:p>
              </table:table-cell>
            </table:table-row>
            <table:table-row>
              <table:table-cell office:value-type="string">
                <text:p>15:45:36</text:p>
              </table:table-cell>
              <table:table-cell office:value-type="float" office:value="0.466955">
                <text:p>0.466955</text:p>
              </table:table-cell>
            </table:table-row>
            <table:table-row>
              <table:table-cell office:value-type="string">
                <text:p>15:45:37</text:p>
              </table:table-cell>
              <table:table-cell office:value-type="float" office:value="0.326104">
                <text:p>0.326104</text:p>
              </table:table-cell>
            </table:table-row>
            <table:table-row>
              <table:table-cell office:value-type="string">
                <text:p>15:45:38</text:p>
              </table:table-cell>
              <table:table-cell office:value-type="float" office:value="0.210691">
                <text:p>0.210691</text:p>
              </table:table-cell>
            </table:table-row>
            <table:table-row>
              <table:table-cell office:value-type="string">
                <text:p>15:45:39</text:p>
              </table:table-cell>
              <table:table-cell office:value-type="float" office:value="0.377301">
                <text:p>0.377301</text:p>
              </table:table-cell>
            </table:table-row>
            <table:table-row>
              <table:table-cell office:value-type="string">
                <text:p>15:45:40</text:p>
              </table:table-cell>
              <table:table-cell office:value-type="float" office:value="0.210135">
                <text:p>0.210135</text:p>
              </table:table-cell>
            </table:table-row>
            <table:table-row>
              <table:table-cell office:value-type="string">
                <text:p>15:45:41</text:p>
              </table:table-cell>
              <table:table-cell office:value-type="float" office:value="0.367323">
                <text:p>0.367323</text:p>
              </table:table-cell>
            </table:table-row>
            <table:table-row>
              <table:table-cell office:value-type="string">
                <text:p>15:45:42</text:p>
              </table:table-cell>
              <table:table-cell office:value-type="float" office:value="0.445172">
                <text:p>0.445172</text:p>
              </table:table-cell>
            </table:table-row>
            <table:table-row>
              <table:table-cell office:value-type="string">
                <text:p>15:45:43</text:p>
              </table:table-cell>
              <table:table-cell office:value-type="float" office:value="1.465636">
                <text:p>1.465636</text:p>
              </table:table-cell>
            </table:table-row>
            <table:table-row>
              <table:table-cell office:value-type="string">
                <text:p>15:45:44</text:p>
              </table:table-cell>
              <table:table-cell office:value-type="float" office:value="1.020344">
                <text:p>1.020344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1.304503">
                <text:p>1.304503</text:p>
              </table:table-cell>
            </table:table-row>
            <table:table-row>
              <table:table-cell office:value-type="string">
                <text:p>15:45:46</text:p>
              </table:table-cell>
              <table:table-cell office:value-type="float" office:value="1.327635">
                <text:p>1.327635</text:p>
              </table:table-cell>
            </table:table-row>
            <table:table-row>
              <table:table-cell office:value-type="string">
                <text:p>15:45:47</text:p>
              </table:table-cell>
              <table:table-cell office:value-type="float" office:value="0.441826">
                <text:p>0.441826</text:p>
              </table:table-cell>
            </table:table-row>
            <table:table-row>
              <table:table-cell office:value-type="string">
                <text:p>15:45:48</text:p>
              </table:table-cell>
              <table:table-cell office:value-type="float" office:value="1.175364">
                <text:p>1.175364</text:p>
              </table:table-cell>
            </table:table-row>
            <table:table-row>
              <table:table-cell office:value-type="string">
                <text:p>15:45:49</text:p>
              </table:table-cell>
              <table:table-cell office:value-type="float" office:value="0.694424">
                <text:p>0.694424</text:p>
              </table:table-cell>
            </table:table-row>
            <table:table-row>
              <table:table-cell office:value-type="string">
                <text:p>15:45:50</text:p>
              </table:table-cell>
              <table:table-cell office:value-type="float" office:value="0.594491">
                <text:p>0.594491</text:p>
              </table:table-cell>
            </table:table-row>
            <table:table-row>
              <table:table-cell office:value-type="string">
                <text:p>15:45:51</text:p>
              </table:table-cell>
              <table:table-cell office:value-type="float" office:value="0.49019">
                <text:p>0.49019</text:p>
              </table:table-cell>
            </table:table-row>
            <table:table-row>
              <table:table-cell office:value-type="string">
                <text:p>15:45:52</text:p>
              </table:table-cell>
              <table:table-cell office:value-type="float" office:value="0.366539">
                <text:p>0.366539</text:p>
              </table:table-cell>
            </table:table-row>
            <table:table-row>
              <table:table-cell office:value-type="string">
                <text:p>15:45:53</text:p>
              </table:table-cell>
              <table:table-cell office:value-type="float" office:value="0.356106">
                <text:p>0.356106</text:p>
              </table:table-cell>
            </table:table-row>
            <table:table-row>
              <table:table-cell office:value-type="string">
                <text:p>15:45:54</text:p>
              </table:table-cell>
              <table:table-cell office:value-type="float" office:value="0.577216">
                <text:p>0.577216</text:p>
              </table:table-cell>
            </table:table-row>
            <table:table-row>
              <table:table-cell office:value-type="string">
                <text:p>15:45:55</text:p>
              </table:table-cell>
              <table:table-cell office:value-type="float" office:value="0.459478">
                <text:p>0.459478</text:p>
              </table:table-cell>
            </table:table-row>
            <table:table-row>
              <table:table-cell office:value-type="string">
                <text:p>15:45:56</text:p>
              </table:table-cell>
              <table:table-cell office:value-type="float" office:value="0.512773">
                <text:p>0.512773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1.165659">
                <text:p>1.165659</text:p>
              </table:table-cell>
            </table:table-row>
            <table:table-row>
              <table:table-cell office:value-type="string">
                <text:p>15:45:58</text:p>
              </table:table-cell>
              <table:table-cell office:value-type="float" office:value="0.533565">
                <text:p>0.533565</text:p>
              </table:table-cell>
            </table:table-row>
            <table:table-row>
              <table:table-cell office:value-type="string">
                <text:p>15:45:59</text:p>
              </table:table-cell>
              <table:table-cell office:value-type="float" office:value="0.707893">
                <text:p>0.707893</text:p>
              </table:table-cell>
            </table:table-row>
            <table:table-row>
              <table:table-cell office:value-type="string">
                <text:p>15:46:00</text:p>
              </table:table-cell>
              <table:table-cell office:value-type="float" office:value="1.632911">
                <text:p>1.632911</text:p>
              </table:table-cell>
            </table:table-row>
            <table:table-row>
              <table:table-cell office:value-type="string">
                <text:p>15:46:01</text:p>
              </table:table-cell>
              <table:table-cell office:value-type="float" office:value="0.916346">
                <text:p>0.916346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0.819919">
                <text:p>0.819919</text:p>
              </table:table-cell>
            </table:table-row>
            <table:table-row>
              <table:table-cell office:value-type="string">
                <text:p>15:46:03</text:p>
              </table:table-cell>
              <table:table-cell office:value-type="float" office:value="2.143959">
                <text:p>2.143959</text:p>
              </table:table-cell>
            </table:table-row>
            <table:table-row>
              <table:table-cell office:value-type="string">
                <text:p>15:46:04</text:p>
              </table:table-cell>
              <table:table-cell office:value-type="float" office:value="1.30945">
                <text:p>1.30945</text:p>
              </table:table-cell>
            </table:table-row>
            <table:table-row>
              <table:table-cell office:value-type="string">
                <text:p>15:46:05</text:p>
              </table:table-cell>
              <table:table-cell office:value-type="float" office:value="0.625295">
                <text:p>0.625295</text:p>
              </table:table-cell>
            </table:table-row>
            <table:table-row>
              <table:table-cell office:value-type="string">
                <text:p>15:46:06</text:p>
              </table:table-cell>
              <table:table-cell office:value-type="float" office:value="0.513856">
                <text:p>0.513856</text:p>
              </table:table-cell>
            </table:table-row>
            <table:table-row>
              <table:table-cell office:value-type="string">
                <text:p>15:46:07</text:p>
              </table:table-cell>
              <table:table-cell office:value-type="float" office:value="0.579098">
                <text:p>0.579098</text:p>
              </table:table-cell>
            </table:table-row>
            <table:table-row>
              <table:table-cell office:value-type="string">
                <text:p>15:46:08</text:p>
              </table:table-cell>
              <table:table-cell office:value-type="float" office:value="0.67152">
                <text:p>0.67152</text:p>
              </table:table-cell>
            </table:table-row>
            <table:table-row>
              <table:table-cell office:value-type="string">
                <text:p>15:46:09</text:p>
              </table:table-cell>
              <table:table-cell office:value-type="float" office:value="0.467337">
                <text:p>0.467337</text:p>
              </table:table-cell>
            </table:table-row>
            <table:table-row>
              <table:table-cell office:value-type="string">
                <text:p>15:46:10</text:p>
              </table:table-cell>
              <table:table-cell office:value-type="float" office:value="0.468821">
                <text:p>0.468821</text:p>
              </table:table-cell>
            </table:table-row>
            <table:table-row>
              <table:table-cell office:value-type="string">
                <text:p>15:46:11</text:p>
              </table:table-cell>
              <table:table-cell office:value-type="float" office:value="0.553758">
                <text:p>0.553758</text:p>
              </table:table-cell>
            </table:table-row>
            <table:table-row>
              <table:table-cell office:value-type="string">
                <text:p>15:46:12</text:p>
              </table:table-cell>
              <table:table-cell office:value-type="float" office:value="1.147569">
                <text:p>1.147569</text:p>
              </table:table-cell>
            </table:table-row>
            <table:table-row>
              <table:table-cell office:value-type="string">
                <text:p>15:46:13</text:p>
              </table:table-cell>
              <table:table-cell office:value-type="float" office:value="1.074243">
                <text:p>1.074243</text:p>
              </table:table-cell>
            </table:table-row>
            <table:table-row>
              <table:table-cell office:value-type="string">
                <text:p>15:46:14</text:p>
              </table:table-cell>
              <table:table-cell office:value-type="float" office:value="0.396401">
                <text:p>0.396401</text:p>
              </table:table-cell>
            </table:table-row>
            <table:table-row>
              <table:table-cell office:value-type="string">
                <text:p>15:46:15</text:p>
              </table:table-cell>
              <table:table-cell office:value-type="float" office:value="0.548985">
                <text:p>0.548985</text:p>
              </table:table-cell>
            </table:table-row>
            <table:table-row>
              <table:table-cell office:value-type="string">
                <text:p>15:46:16</text:p>
              </table:table-cell>
              <table:table-cell office:value-type="float" office:value="0.850097">
                <text:p>0.850097</text:p>
              </table:table-cell>
            </table:table-row>
            <table:table-row>
              <table:table-cell office:value-type="string">
                <text:p>15:46:18</text:p>
              </table:table-cell>
              <table:table-cell office:value-type="float" office:value="1.106883">
                <text:p>1.106883</text:p>
              </table:table-cell>
            </table:table-row>
            <table:table-row>
              <table:table-cell office:value-type="string">
                <text:p>15:46:19</text:p>
              </table:table-cell>
              <table:table-cell office:value-type="float" office:value="1.090028">
                <text:p>1.090028</text:p>
              </table:table-cell>
            </table:table-row>
            <table:table-row>
              <table:table-cell office:value-type="string">
                <text:p>15:46:20</text:p>
              </table:table-cell>
              <table:table-cell office:value-type="float" office:value="2.195226">
                <text:p>2.195226</text:p>
              </table:table-cell>
            </table:table-row>
            <table:table-row>
              <table:table-cell office:value-type="string">
                <text:p>15:46:21</text:p>
              </table:table-cell>
              <table:table-cell office:value-type="float" office:value="0.513783">
                <text:p>0.513783</text:p>
              </table:table-cell>
            </table:table-row>
            <table:table-row>
              <table:table-cell office:value-type="string">
                <text:p>15:46:22</text:p>
              </table:table-cell>
              <table:table-cell office:value-type="float" office:value="1.847147">
                <text:p>1.847147</text:p>
              </table:table-cell>
            </table:table-row>
            <table:table-row>
              <table:table-cell office:value-type="string">
                <text:p>15:46:25</text:p>
              </table:table-cell>
              <table:table-cell office:value-type="float" office:value="10.844106">
                <text:p>10.844106</text:p>
              </table:table-cell>
            </table:table-row>
            <table:table-row>
              <table:table-cell office:value-type="string">
                <text:p>15:46:26</text:p>
              </table:table-cell>
              <table:table-cell office:value-type="float" office:value="1.464678">
                <text:p>1.464678</text:p>
              </table:table-cell>
            </table:table-row>
            <table:table-row>
              <table:table-cell office:value-type="string">
                <text:p>15:46:27</text:p>
              </table:table-cell>
              <table:table-cell office:value-type="float" office:value="0.565507">
                <text:p>0.565507</text:p>
              </table:table-cell>
            </table:table-row>
            <table:table-row>
              <table:table-cell office:value-type="string">
                <text:p>15:46:28</text:p>
              </table:table-cell>
              <table:table-cell office:value-type="float" office:value="3.064005">
                <text:p>3.064005</text:p>
              </table:table-cell>
            </table:table-row>
            <table:table-row>
              <table:table-cell office:value-type="string">
                <text:p>15:46:29</text:p>
              </table:table-cell>
              <table:table-cell office:value-type="float" office:value="3.190094">
                <text:p>3.190094</text:p>
              </table:table-cell>
            </table:table-row>
            <table:table-row>
              <table:table-cell office:value-type="string">
                <text:p>15:46:30</text:p>
              </table:table-cell>
              <table:table-cell office:value-type="float" office:value="0.519897">
                <text:p>0.519897</text:p>
              </table:table-cell>
            </table:table-row>
            <table:table-row>
              <table:table-cell office:value-type="string">
                <text:p>15:46:31</text:p>
              </table:table-cell>
              <table:table-cell office:value-type="float" office:value="1.560952">
                <text:p>1.560952</text:p>
              </table:table-cell>
            </table:table-row>
            <table:table-row>
              <table:table-cell office:value-type="string">
                <text:p>15:46:32</text:p>
              </table:table-cell>
              <table:table-cell office:value-type="float" office:value="9.567195">
                <text:p>9.567195</text:p>
              </table:table-cell>
            </table:table-row>
            <table:table-row>
              <table:table-cell office:value-type="string">
                <text:p>15:46:33</text:p>
              </table:table-cell>
              <table:table-cell office:value-type="float" office:value="7.149447">
                <text:p>7.149447</text:p>
              </table:table-cell>
            </table:table-row>
            <table:table-row>
              <table:table-cell office:value-type="string">
                <text:p>15:46:34</text:p>
              </table:table-cell>
              <table:table-cell office:value-type="float" office:value="1.450819">
                <text:p>1.450819</text:p>
              </table:table-cell>
            </table:table-row>
            <table:table-row>
              <table:table-cell office:value-type="string">
                <text:p>15:46:35</text:p>
              </table:table-cell>
              <table:table-cell office:value-type="float" office:value="0.952097">
                <text:p>0.952097</text:p>
              </table:table-cell>
            </table:table-row>
            <table:table-row>
              <table:table-cell office:value-type="string">
                <text:p>15:46:36</text:p>
              </table:table-cell>
              <table:table-cell office:value-type="float" office:value="2.563833">
                <text:p>2.563833</text:p>
              </table:table-cell>
            </table:table-row>
            <table:table-row>
              <table:table-cell office:value-type="string">
                <text:p>15:46:37</text:p>
              </table:table-cell>
              <table:table-cell office:value-type="float" office:value="4.743265">
                <text:p>4.743265</text:p>
              </table:table-cell>
            </table:table-row>
            <table:table-row>
              <table:table-cell office:value-type="string">
                <text:p>15:46:38</text:p>
              </table:table-cell>
              <table:table-cell office:value-type="float" office:value="11.991677">
                <text:p>11.991677</text:p>
              </table:table-cell>
            </table:table-row>
            <table:table-row>
              <table:table-cell office:value-type="string">
                <text:p>15:46:39</text:p>
              </table:table-cell>
              <table:table-cell office:value-type="float" office:value="40.442083">
                <text:p>40.442083</text:p>
              </table:table-cell>
            </table:table-row>
            <table:table-row>
              <table:table-cell office:value-type="string">
                <text:p>15:46:40</text:p>
              </table:table-cell>
              <table:table-cell office:value-type="float" office:value="12.191842">
                <text:p>12.191842</text:p>
              </table:table-cell>
            </table:table-row>
            <table:table-row>
              <table:table-cell office:value-type="string">
                <text:p>15:46:41</text:p>
              </table:table-cell>
              <table:table-cell office:value-type="float" office:value="0.990534">
                <text:p>0.990534</text:p>
              </table:table-cell>
            </table:table-row>
            <table:table-row>
              <table:table-cell office:value-type="string">
                <text:p>15:46:42</text:p>
              </table:table-cell>
              <table:table-cell office:value-type="float" office:value="5.200008">
                <text:p>5.200008</text:p>
              </table:table-cell>
            </table:table-row>
            <table:table-row>
              <table:table-cell office:value-type="string">
                <text:p>15:46:43</text:p>
              </table:table-cell>
              <table:table-cell office:value-type="float" office:value="11.169414">
                <text:p>11.169414</text:p>
              </table:table-cell>
            </table:table-row>
            <table:table-row>
              <table:table-cell office:value-type="string">
                <text:p>15:46:44</text:p>
              </table:table-cell>
              <table:table-cell office:value-type="float" office:value="13.571048">
                <text:p>13.571048</text:p>
              </table:table-cell>
            </table:table-row>
            <table:table-row>
              <table:table-cell office:value-type="string">
                <text:p>15:46:45</text:p>
              </table:table-cell>
              <table:table-cell office:value-type="float" office:value="1.688984">
                <text:p>1.688984</text:p>
              </table:table-cell>
            </table:table-row>
            <table:table-row>
              <table:table-cell office:value-type="string">
                <text:p>15:46:46</text:p>
              </table:table-cell>
              <table:table-cell office:value-type="float" office:value="4.282536">
                <text:p>4.282536</text:p>
              </table:table-cell>
            </table:table-row>
            <table:table-row>
              <table:table-cell office:value-type="string">
                <text:p>15:46:47</text:p>
              </table:table-cell>
              <table:table-cell office:value-type="float" office:value="7.973007">
                <text:p>7.973007</text:p>
              </table:table-cell>
            </table:table-row>
            <table:table-row>
              <table:table-cell office:value-type="string">
                <text:p>15:46:48</text:p>
              </table:table-cell>
              <table:table-cell office:value-type="float" office:value="4.409565">
                <text:p>4.409565</text:p>
              </table:table-cell>
            </table:table-row>
            <table:table-row>
              <table:table-cell office:value-type="string">
                <text:p>15:46:49</text:p>
              </table:table-cell>
              <table:table-cell office:value-type="float" office:value="3.791003">
                <text:p>3.791003</text:p>
              </table:table-cell>
            </table:table-row>
            <table:table-row>
              <table:table-cell office:value-type="string">
                <text:p>15:46:50</text:p>
              </table:table-cell>
              <table:table-cell office:value-type="float" office:value="1.850405">
                <text:p>1.850405</text:p>
              </table:table-cell>
            </table:table-row>
            <table:table-row>
              <table:table-cell office:value-type="string">
                <text:p>15:46:51</text:p>
              </table:table-cell>
              <table:table-cell office:value-type="float" office:value="0.966305">
                <text:p>0.966305</text:p>
              </table:table-cell>
            </table:table-row>
            <table:table-row>
              <table:table-cell office:value-type="string">
                <text:p>15:46:52</text:p>
              </table:table-cell>
              <table:table-cell office:value-type="float" office:value="1.693884">
                <text:p>1.693884</text:p>
              </table:table-cell>
            </table:table-row>
            <table:table-row>
              <table:table-cell office:value-type="string">
                <text:p>15:46:53</text:p>
              </table:table-cell>
              <table:table-cell office:value-type="float" office:value="3.325663">
                <text:p>3.325663</text:p>
              </table:table-cell>
            </table:table-row>
            <table:table-row>
              <table:table-cell office:value-type="string">
                <text:p>15:46:54</text:p>
              </table:table-cell>
              <table:table-cell office:value-type="float" office:value="0.943049">
                <text:p>0.943049</text:p>
              </table:table-cell>
            </table:table-row>
            <table:table-row>
              <table:table-cell office:value-type="string">
                <text:p>15:46:55</text:p>
              </table:table-cell>
              <table:table-cell office:value-type="float" office:value="2.621176">
                <text:p>2.621176</text:p>
              </table:table-cell>
            </table:table-row>
            <table:table-row>
              <table:table-cell office:value-type="string">
                <text:p>15:46:56</text:p>
              </table:table-cell>
              <table:table-cell office:value-type="float" office:value="5.929177">
                <text:p>5.929177</text:p>
              </table:table-cell>
            </table:table-row>
            <table:table-row>
              <table:table-cell office:value-type="string">
                <text:p>15:46:57</text:p>
              </table:table-cell>
              <table:table-cell office:value-type="float" office:value="1.54827">
                <text:p>1.54827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3.209058">
                <text:p>3.209058</text:p>
              </table:table-cell>
            </table:table-row>
            <table:table-row>
              <table:table-cell office:value-type="string">
                <text:p>15:46:59</text:p>
              </table:table-cell>
              <table:table-cell office:value-type="float" office:value="0.839225">
                <text:p>0.839225</text:p>
              </table:table-cell>
            </table:table-row>
            <table:table-row>
              <table:table-cell office:value-type="string">
                <text:p>15:47:00</text:p>
              </table:table-cell>
              <table:table-cell office:value-type="float" office:value="2.025113">
                <text:p>2.025113</text:p>
              </table:table-cell>
            </table:table-row>
            <table:table-row>
              <table:table-cell office:value-type="string">
                <text:p>15:47:01</text:p>
              </table:table-cell>
              <table:table-cell office:value-type="float" office:value="10.49748">
                <text:p>10.49748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2.641919">
                <text:p>2.641919</text:p>
              </table:table-cell>
            </table:table-row>
            <table:table-row>
              <table:table-cell office:value-type="string">
                <text:p>15:47:03</text:p>
              </table:table-cell>
              <table:table-cell office:value-type="float" office:value="2.607214">
                <text:p>2.607214</text:p>
              </table:table-cell>
            </table:table-row>
            <table:table-row>
              <table:table-cell office:value-type="string">
                <text:p>15:47:04</text:p>
              </table:table-cell>
              <table:table-cell office:value-type="float" office:value="0.663276">
                <text:p>0.663276</text:p>
              </table:table-cell>
            </table:table-row>
            <table:table-row>
              <table:table-cell office:value-type="string">
                <text:p>15:47:05</text:p>
              </table:table-cell>
              <table:table-cell office:value-type="float" office:value="10.833287">
                <text:p>10.833287</text:p>
              </table:table-cell>
            </table:table-row>
            <table:table-row>
              <table:table-cell office:value-type="string">
                <text:p>15:47:06</text:p>
              </table:table-cell>
              <table:table-cell office:value-type="float" office:value="97.223414">
                <text:p>97.223414</text:p>
              </table:table-cell>
            </table:table-row>
            <table:table-row>
              <table:table-cell office:value-type="string">
                <text:p>15:47:07</text:p>
              </table:table-cell>
              <table:table-cell office:value-type="float" office:value="65.872302">
                <text:p>65.872302</text:p>
              </table:table-cell>
            </table:table-row>
            <table:table-row>
              <table:table-cell office:value-type="string">
                <text:p>15:47:08</text:p>
              </table:table-cell>
              <table:table-cell office:value-type="float" office:value="25.97723">
                <text:p>25.97723</text:p>
              </table:table-cell>
            </table:table-row>
            <table:table-row>
              <table:table-cell office:value-type="string">
                <text:p>15:47:09</text:p>
              </table:table-cell>
              <table:table-cell office:value-type="float" office:value="5.885529">
                <text:p>5.885529</text:p>
              </table:table-cell>
            </table:table-row>
            <table:table-row>
              <table:table-cell office:value-type="string">
                <text:p>15:47:10</text:p>
              </table:table-cell>
              <table:table-cell office:value-type="float" office:value="3.362169">
                <text:p>3.362169</text:p>
              </table:table-cell>
            </table:table-row>
            <table:table-row>
              <table:table-cell office:value-type="string">
                <text:p>15:47:11</text:p>
              </table:table-cell>
              <table:table-cell office:value-type="float" office:value="0.560847">
                <text:p>0.560847</text:p>
              </table:table-cell>
            </table:table-row>
            <table:table-row>
              <table:table-cell office:value-type="string">
                <text:p>15:47:12</text:p>
              </table:table-cell>
              <table:table-cell office:value-type="float" office:value="0.70512">
                <text:p>0.70512</text:p>
              </table:table-cell>
            </table:table-row>
            <table:table-row>
              <table:table-cell office:value-type="string">
                <text:p>15:47:13</text:p>
              </table:table-cell>
              <table:table-cell office:value-type="float" office:value="9.964198">
                <text:p>9.964198</text:p>
              </table:table-cell>
            </table:table-row>
            <table:table-row>
              <table:table-cell office:value-type="string">
                <text:p>15:47:14</text:p>
              </table:table-cell>
              <table:table-cell office:value-type="float" office:value="0.573483">
                <text:p>0.573483</text:p>
              </table:table-cell>
            </table:table-row>
            <table:table-row>
              <table:table-cell office:value-type="string">
                <text:p>15:47:15</text:p>
              </table:table-cell>
              <table:table-cell office:value-type="float" office:value="1.226631">
                <text:p>1.226631</text:p>
              </table:table-cell>
            </table:table-row>
            <table:table-row>
              <table:table-cell office:value-type="string">
                <text:p>15:47:16</text:p>
              </table:table-cell>
              <table:table-cell office:value-type="float" office:value="2.862037">
                <text:p>2.862037</text:p>
              </table:table-cell>
            </table:table-row>
            <table:table-row>
              <table:table-cell office:value-type="string">
                <text:p>15:47:17</text:p>
              </table:table-cell>
              <table:table-cell office:value-type="float" office:value="0.274625">
                <text:p>0.274625</text:p>
              </table:table-cell>
            </table:table-row>
            <table:table-row>
              <table:table-cell office:value-type="string">
                <text:p>15:47:18</text:p>
              </table:table-cell>
              <table:table-cell office:value-type="float" office:value="18.932743">
                <text:p>18.932743</text:p>
              </table:table-cell>
            </table:table-row>
            <table:table-row>
              <table:table-cell office:value-type="string">
                <text:p>15:47:19</text:p>
              </table:table-cell>
              <table:table-cell office:value-type="float" office:value="2.020831">
                <text:p>2.020831</text:p>
              </table:table-cell>
            </table:table-row>
            <table:table-row>
              <table:table-cell office:value-type="string">
                <text:p>15:47:20</text:p>
              </table:table-cell>
              <table:table-cell office:value-type="float" office:value="1.143138">
                <text:p>1.143138</text:p>
              </table:table-cell>
            </table:table-row>
            <table:table-row>
              <table:table-cell office:value-type="string">
                <text:p>15:47:21</text:p>
              </table:table-cell>
              <table:table-cell office:value-type="float" office:value="1.497851">
                <text:p>1.497851</text:p>
              </table:table-cell>
            </table:table-row>
            <table:table-row>
              <table:table-cell office:value-type="string">
                <text:p>15:47:22</text:p>
              </table:table-cell>
              <table:table-cell office:value-type="float" office:value="0.994419">
                <text:p>0.994419</text:p>
              </table:table-cell>
            </table:table-row>
            <table:table-row>
              <table:table-cell office:value-type="string">
                <text:p>15:47:23</text:p>
              </table:table-cell>
              <table:table-cell office:value-type="float" office:value="0.552885">
                <text:p>0.552885</text:p>
              </table:table-cell>
            </table:table-row>
            <table:table-row>
              <table:table-cell office:value-type="string">
                <text:p>15:47:24</text:p>
              </table:table-cell>
              <table:table-cell office:value-type="float" office:value="4.570442">
                <text:p>4.570442</text:p>
              </table:table-cell>
            </table:table-row>
            <table:table-row>
              <table:table-cell office:value-type="string">
                <text:p>15:47:25</text:p>
              </table:table-cell>
              <table:table-cell office:value-type="float" office:value="3.254277">
                <text:p>3.254277</text:p>
              </table:table-cell>
            </table:table-row>
            <table:table-row>
              <table:table-cell office:value-type="string">
                <text:p>15:47:26</text:p>
              </table:table-cell>
              <table:table-cell office:value-type="float" office:value="2.23745">
                <text:p>2.23745</text:p>
              </table:table-cell>
            </table:table-row>
            <table:table-row>
              <table:table-cell office:value-type="string">
                <text:p>15:47:27</text:p>
              </table:table-cell>
              <table:table-cell office:value-type="float" office:value="1.069229">
                <text:p>1.069229</text:p>
              </table:table-cell>
            </table:table-row>
            <table:table-row>
              <table:table-cell office:value-type="string">
                <text:p>15:47:28</text:p>
              </table:table-cell>
              <table:table-cell office:value-type="float" office:value="1.702408">
                <text:p>1.702408</text:p>
              </table:table-cell>
            </table:table-row>
            <table:table-row>
              <table:table-cell office:value-type="string">
                <text:p>15:47:29</text:p>
              </table:table-cell>
              <table:table-cell office:value-type="float" office:value="1.373739">
                <text:p>1.373739</text:p>
              </table:table-cell>
            </table:table-row>
            <table:table-row>
              <table:table-cell office:value-type="string">
                <text:p>15:47:30</text:p>
              </table:table-cell>
              <table:table-cell office:value-type="float" office:value="2.658051">
                <text:p>2.658051</text:p>
              </table:table-cell>
            </table:table-row>
            <table:table-row>
              <table:table-cell office:value-type="string">
                <text:p>15:47:31</text:p>
              </table:table-cell>
              <table:table-cell office:value-type="float" office:value="25.163021">
                <text:p>25.163021</text:p>
              </table:table-cell>
            </table:table-row>
            <table:table-row>
              <table:table-cell office:value-type="string">
                <text:p>15:47:32</text:p>
              </table:table-cell>
              <table:table-cell office:value-type="float" office:value="14.299748">
                <text:p>14.299748</text:p>
              </table:table-cell>
            </table:table-row>
            <table:table-row>
              <table:table-cell office:value-type="string">
                <text:p>15:47:33</text:p>
              </table:table-cell>
              <table:table-cell office:value-type="float" office:value="29.469871">
                <text:p>29.469871</text:p>
              </table:table-cell>
            </table:table-row>
            <table:table-row>
              <table:table-cell office:value-type="string">
                <text:p>15:47:34</text:p>
              </table:table-cell>
              <table:table-cell office:value-type="float" office:value="4.905379">
                <text:p>4.905379</text:p>
              </table:table-cell>
            </table:table-row>
            <table:table-row>
              <table:table-cell office:value-type="string">
                <text:p>15:47:35</text:p>
              </table:table-cell>
              <table:table-cell office:value-type="float" office:value="14.792512">
                <text:p>14.792512</text:p>
              </table:table-cell>
            </table:table-row>
            <table:table-row>
              <table:table-cell office:value-type="string">
                <text:p>15:47:36</text:p>
              </table:table-cell>
              <table:table-cell office:value-type="float" office:value="45.157">
                <text:p>45.157</text:p>
              </table:table-cell>
            </table:table-row>
            <table:table-row>
              <table:table-cell office:value-type="string">
                <text:p>15:47:37</text:p>
              </table:table-cell>
              <table:table-cell office:value-type="float" office:value="87.904486">
                <text:p>87.904486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472.768382">
                <text:p>472.768382</text:p>
              </table:table-cell>
            </table:table-row>
            <table:table-row>
              <table:table-cell office:value-type="string">
                <text:p>15:47:39</text:p>
              </table:table-cell>
              <table:table-cell office:value-type="float" office:value="201.132182">
                <text:p>201.132182</text:p>
              </table:table-cell>
            </table:table-row>
            <table:table-row>
              <table:table-cell office:value-type="string">
                <text:p>15:47:40</text:p>
              </table:table-cell>
              <table:table-cell office:value-type="float" office:value="159.632384">
                <text:p>159.632384</text:p>
              </table:table-cell>
            </table:table-row>
            <table:table-row>
              <table:table-cell office:value-type="string">
                <text:p>15:47:41</text:p>
              </table:table-cell>
              <table:table-cell office:value-type="float" office:value="118.378055">
                <text:p>118.378055</text:p>
              </table:table-cell>
            </table:table-row>
            <table:table-row>
              <table:table-cell office:value-type="string">
                <text:p>15:47:42</text:p>
              </table:table-cell>
              <table:table-cell office:value-type="float" office:value="276.157407">
                <text:p>276.157407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50.403768">
                <text:p>50.403768</text:p>
              </table:table-cell>
            </table:table-row>
            <table:table-row>
              <table:table-cell office:value-type="string">
                <text:p>15:47:44</text:p>
              </table:table-cell>
              <table:table-cell office:value-type="float" office:value="81.629786">
                <text:p>81.629786</text:p>
              </table:table-cell>
            </table:table-row>
            <table:table-row>
              <table:table-cell office:value-type="string">
                <text:p>15:47:45</text:p>
              </table:table-cell>
              <table:table-cell office:value-type="float" office:value="82.408392">
                <text:p>82.408392</text:p>
              </table:table-cell>
            </table:table-row>
            <table:table-row>
              <table:table-cell office:value-type="string">
                <text:p>15:47:46</text:p>
              </table:table-cell>
              <table:table-cell office:value-type="float" office:value="68.05709">
                <text:p>68.05709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41.430024">
                <text:p>41.430024</text:p>
              </table:table-cell>
            </table:table-row>
            <table:table-row>
              <table:table-cell office:value-type="string">
                <text:p>15:47:48</text:p>
              </table:table-cell>
              <table:table-cell office:value-type="float" office:value="44.635386">
                <text:p>44.635386</text:p>
              </table:table-cell>
            </table:table-row>
            <table:table-row>
              <table:table-cell office:value-type="string">
                <text:p>15:47:49</text:p>
              </table:table-cell>
              <table:table-cell office:value-type="float" office:value="173.77332">
                <text:p>173.77332</text:p>
              </table:table-cell>
            </table:table-row>
            <table:table-row>
              <table:table-cell office:value-type="string">
                <text:p>15:47:50</text:p>
              </table:table-cell>
              <table:table-cell office:value-type="float" office:value="268.160102">
                <text:p>268.160102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531.627595">
                <text:p>531.627595</text:p>
              </table:table-cell>
            </table:table-row>
            <table:table-row>
              <table:table-cell office:value-type="string">
                <text:p>15:47:52</text:p>
              </table:table-cell>
              <table:table-cell office:value-type="float" office:value="70.097821">
                <text:p>70.097821</text:p>
              </table:table-cell>
            </table:table-row>
            <table:table-row>
              <table:table-cell office:value-type="string">
                <text:p>15:47:53</text:p>
              </table:table-cell>
              <table:table-cell office:value-type="float" office:value="195.293654">
                <text:p>195.293654</text:p>
              </table:table-cell>
            </table:table-row>
            <table:table-row>
              <table:table-cell office:value-type="string">
                <text:p>15:47:54</text:p>
              </table:table-cell>
              <table:table-cell office:value-type="float" office:value="975.485408">
                <text:p>975.485408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685.58072">
                <text:p>685.58072</text:p>
              </table:table-cell>
            </table:table-row>
            <table:table-row>
              <table:table-cell office:value-type="string">
                <text:p>15:47:56</text:p>
              </table:table-cell>
              <table:table-cell office:value-type="float" office:value="482.42122">
                <text:p>482.42122</text:p>
              </table:table-cell>
            </table:table-row>
            <table:table-row>
              <table:table-cell office:value-type="string">
                <text:p>15:47:57</text:p>
              </table:table-cell>
              <table:table-cell office:value-type="float" office:value="454.131065">
                <text:p>454.131065</text:p>
              </table:table-cell>
            </table:table-row>
            <table:table-row>
              <table:table-cell office:value-type="string">
                <text:p>15:47:58</text:p>
              </table:table-cell>
              <table:table-cell office:value-type="float" office:value="3736.159337">
                <text:p>3736.159337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171.076425">
                <text:p>171.076425</text:p>
              </table:table-cell>
            </table:table-row>
            <table:table-row>
              <table:table-cell office:value-type="string">
                <text:p>15:48:00</text:p>
              </table:table-cell>
              <table:table-cell office:value-type="float" office:value="229.110359">
                <text:p>229.110359</text:p>
              </table:table-cell>
            </table:table-row>
            <table:table-row>
              <table:table-cell office:value-type="string">
                <text:p>15:48:01</text:p>
              </table:table-cell>
              <table:table-cell office:value-type="float" office:value="193.867281">
                <text:p>193.867281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131.795076">
                <text:p>131.795076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410.569233">
                <text:p>410.569233</text:p>
              </table:table-cell>
            </table:table-row>
            <table:table-row>
              <table:table-cell office:value-type="string">
                <text:p>15:48:04</text:p>
              </table:table-cell>
              <table:table-cell office:value-type="float" office:value="96.393104">
                <text:p>96.393104</text:p>
              </table:table-cell>
            </table:table-row>
            <table:table-row>
              <table:table-cell office:value-type="string">
                <text:p>15:48:05</text:p>
              </table:table-cell>
              <table:table-cell office:value-type="float" office:value="171.507898">
                <text:p>171.507898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285.439285">
                <text:p>285.439285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343.72686">
                <text:p>343.72686</text:p>
              </table:table-cell>
            </table:table-row>
            <table:table-row>
              <table:table-cell office:value-type="string">
                <text:p>15:48:08</text:p>
              </table:table-cell>
              <table:table-cell office:value-type="float" office:value="309.889343">
                <text:p>309.889343</text:p>
              </table:table-cell>
            </table:table-row>
            <table:table-row>
              <table:table-cell office:value-type="string">
                <text:p>15:48:09</text:p>
              </table:table-cell>
              <table:table-cell office:value-type="float" office:value="244.102456">
                <text:p>244.102456</text:p>
              </table:table-cell>
            </table:table-row>
            <table:table-row>
              <table:table-cell office:value-type="string">
                <text:p>15:48:10</text:p>
              </table:table-cell>
              <table:table-cell office:value-type="float" office:value="193.696756">
                <text:p>193.696756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108.451225">
                <text:p>108.451225</text:p>
              </table:table-cell>
            </table:table-row>
            <table:table-row>
              <table:table-cell office:value-type="string">
                <text:p>15:48:12</text:p>
              </table:table-cell>
              <table:table-cell office:value-type="float" office:value="80.506781">
                <text:p>80.506781</text:p>
              </table:table-cell>
            </table:table-row>
            <table:table-row>
              <table:table-cell office:value-type="string">
                <text:p>15:48:13</text:p>
              </table:table-cell>
              <table:table-cell office:value-type="float" office:value="45.311749">
                <text:p>45.311749</text:p>
              </table:table-cell>
            </table:table-row>
            <table:table-row>
              <table:table-cell office:value-type="string">
                <text:p>15:48:14</text:p>
              </table:table-cell>
              <table:table-cell office:value-type="float" office:value="15.375043">
                <text:p>15.375043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10.69886">
                <text:p>10.69886</text:p>
              </table:table-cell>
            </table:table-row>
            <table:table-row>
              <table:table-cell office:value-type="string">
                <text:p>15:48:16</text:p>
              </table:table-cell>
              <table:table-cell office:value-type="float" office:value="25.207736">
                <text:p>25.207736</text:p>
              </table:table-cell>
            </table:table-row>
            <table:table-row>
              <table:table-cell office:value-type="string">
                <text:p>15:48:17</text:p>
              </table:table-cell>
              <table:table-cell office:value-type="float" office:value="18.650434">
                <text:p>18.650434</text:p>
              </table:table-cell>
            </table:table-row>
            <table:table-row>
              <table:table-cell office:value-type="string">
                <text:p>15:48:18</text:p>
              </table:table-cell>
              <table:table-cell office:value-type="float" office:value="25.343402">
                <text:p>25.343402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5.884153">
                <text:p>5.884153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28.333023">
                <text:p>28.333023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18.002076">
                <text:p>18.002076</text:p>
              </table:table-cell>
            </table:table-row>
            <table:table-row>
              <table:table-cell office:value-type="string">
                <text:p>15:48:22</text:p>
              </table:table-cell>
              <table:table-cell office:value-type="float" office:value="190.155117">
                <text:p>190.155117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49.540248">
                <text:p>49.540248</text:p>
              </table:table-cell>
            </table:table-row>
            <table:table-row>
              <table:table-cell office:value-type="string">
                <text:p>15:48:24</text:p>
              </table:table-cell>
              <table:table-cell office:value-type="float" office:value="348.133336">
                <text:p>348.133336</text:p>
              </table:table-cell>
            </table:table-row>
            <table:table-row>
              <table:table-cell office:value-type="string">
                <text:p>15:48:25</text:p>
              </table:table-cell>
              <table:table-cell office:value-type="float" office:value="385.930687">
                <text:p>385.930687</text:p>
              </table:table-cell>
            </table:table-row>
            <table:table-row>
              <table:table-cell office:value-type="string">
                <text:p>15:48:26</text:p>
              </table:table-cell>
              <table:table-cell office:value-type="float" office:value="1016.248909">
                <text:p>1016.248909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3755.1912">
                <text:p>3755.1912</text:p>
              </table:table-cell>
            </table:table-row>
            <table:table-row>
              <table:table-cell office:value-type="string">
                <text:p>15:48:28</text:p>
              </table:table-cell>
              <table:table-cell office:value-type="float" office:value="78.858563">
                <text:p>78.858563</text:p>
              </table:table-cell>
            </table:table-row>
            <table:table-row>
              <table:table-cell office:value-type="string">
                <text:p>15:48:29</text:p>
              </table:table-cell>
              <table:table-cell office:value-type="float" office:value="81.204977">
                <text:p>81.204977</text:p>
              </table:table-cell>
            </table:table-row>
            <table:table-row>
              <table:table-cell office:value-type="string">
                <text:p>15:48:30</text:p>
              </table:table-cell>
              <table:table-cell office:value-type="float" office:value="268.625259">
                <text:p>268.625259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840.145247">
                <text:p>840.145247</text:p>
              </table:table-cell>
            </table:table-row>
            <table:table-row>
              <table:table-cell office:value-type="string">
                <text:p>15:48:32</text:p>
              </table:table-cell>
              <table:table-cell office:value-type="float" office:value="1289.592826">
                <text:p>1289.592826</text:p>
              </table:table-cell>
            </table:table-row>
            <table:table-row>
              <table:table-cell office:value-type="string">
                <text:p>15:48:33</text:p>
              </table:table-cell>
              <table:table-cell office:value-type="float" office:value="198.037969">
                <text:p>198.037969</text:p>
              </table:table-cell>
            </table:table-row>
            <table:table-row>
              <table:table-cell office:value-type="string">
                <text:p>15:48:34</text:p>
              </table:table-cell>
              <table:table-cell office:value-type="float" office:value="196.485437">
                <text:p>196.485437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215.905551">
                <text:p>215.905551</text:p>
              </table:table-cell>
            </table:table-row>
            <table:table-row>
              <table:table-cell office:value-type="string">
                <text:p>15:48:36</text:p>
              </table:table-cell>
              <table:table-cell office:value-type="float" office:value="4114.621421">
                <text:p>4114.621421</text:p>
              </table:table-cell>
            </table:table-row>
            <table:table-row>
              <table:table-cell office:value-type="string">
                <text:p>15:48:37</text:p>
              </table:table-cell>
              <table:table-cell office:value-type="float" office:value="20449.842513">
                <text:p>20449.842513</text:p>
              </table:table-cell>
            </table:table-row>
            <table:table-row>
              <table:table-cell office:value-type="string">
                <text:p>15:48:38</text:p>
              </table:table-cell>
              <table:table-cell office:value-type="float" office:value="1110.384736">
                <text:p>1110.384736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269.086486">
                <text:p>269.086486</text:p>
              </table:table-cell>
            </table:table-row>
            <table:table-row>
              <table:table-cell office:value-type="string">
                <text:p>15:48:40</text:p>
              </table:table-cell>
              <table:table-cell office:value-type="float" office:value="329.587463">
                <text:p>329.587463</text:p>
              </table:table-cell>
            </table:table-row>
            <table:table-row>
              <table:table-cell office:value-type="string">
                <text:p>15:48:41</text:p>
              </table:table-cell>
              <table:table-cell office:value-type="float" office:value="5045.169063">
                <text:p>5045.169063</text:p>
              </table:table-cell>
            </table:table-row>
            <table:table-row>
              <table:table-cell office:value-type="string">
                <text:p>15:48:42</text:p>
              </table:table-cell>
              <table:table-cell office:value-type="float" office:value="2701.083734">
                <text:p>2701.083734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384.543865">
                <text:p>384.543865</text:p>
              </table:table-cell>
            </table:table-row>
            <table:table-row>
              <table:table-cell office:value-type="string">
                <text:p>15:48:44</text:p>
              </table:table-cell>
              <table:table-cell office:value-type="float" office:value="275.882413">
                <text:p>275.882413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186.687396">
                <text:p>186.687396</text:p>
              </table:table-cell>
            </table:table-row>
            <table:table-row>
              <table:table-cell office:value-type="string">
                <text:p>15:48:46</text:p>
              </table:table-cell>
              <table:table-cell office:value-type="float" office:value="16489.964565">
                <text:p>16489.964565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15569.0946">
                <text:p>15569.0946</text:p>
              </table:table-cell>
            </table:table-row>
            <table:table-row>
              <table:table-cell office:value-type="string">
                <text:p>15:48:48</text:p>
              </table:table-cell>
              <table:table-cell office:value-type="float" office:value="415.58919">
                <text:p>415.58919</text:p>
              </table:table-cell>
            </table:table-row>
            <table:table-row>
              <table:table-cell office:value-type="string">
                <text:p>15:48:49</text:p>
              </table:table-cell>
              <table:table-cell office:value-type="float" office:value="615.553431">
                <text:p>615.553431</text:p>
              </table:table-cell>
            </table:table-row>
            <table:table-row>
              <table:table-cell office:value-type="string">
                <text:p>15:48:50</text:p>
              </table:table-cell>
              <table:table-cell office:value-type="float" office:value="563.977608">
                <text:p>563.977608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682.498457">
                <text:p>682.498457</text:p>
              </table:table-cell>
            </table:table-row>
            <table:table-row>
              <table:table-cell office:value-type="string">
                <text:p>15:48:52</text:p>
              </table:table-cell>
              <table:table-cell office:value-type="float" office:value="775.277059">
                <text:p>775.277059</text:p>
              </table:table-cell>
            </table:table-row>
            <table:table-row>
              <table:table-cell office:value-type="string">
                <text:p>15:48:53</text:p>
              </table:table-cell>
              <table:table-cell office:value-type="float" office:value="1064.981025">
                <text:p>1064.981025</text:p>
              </table:table-cell>
            </table:table-row>
            <table:table-row>
              <table:table-cell office:value-type="string">
                <text:p>15:48:54</text:p>
              </table:table-cell>
              <table:table-cell office:value-type="float" office:value="1239.955174">
                <text:p>1239.955174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1652.781117">
                <text:p>1652.781117</text:p>
              </table:table-cell>
            </table:table-row>
            <table:table-row>
              <table:table-cell office:value-type="string">
                <text:p>15:48:56</text:p>
              </table:table-cell>
              <table:table-cell office:value-type="float" office:value="1877.712864">
                <text:p>1877.712864</text:p>
              </table:table-cell>
            </table:table-row>
            <table:table-row>
              <table:table-cell office:value-type="string">
                <text:p>15:48:57</text:p>
              </table:table-cell>
              <table:table-cell office:value-type="float" office:value="1955.267313">
                <text:p>1955.267313</text:p>
              </table:table-cell>
            </table:table-row>
            <table:table-row>
              <table:table-cell office:value-type="string">
                <text:p>15:48:58</text:p>
              </table:table-cell>
              <table:table-cell office:value-type="float" office:value="14143.420981">
                <text:p>14143.420981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8987.847307">
                <text:p>8987.847307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11558.855588">
                <text:p>11558.855588</text:p>
              </table:table-cell>
            </table:table-row>
            <table:table-row>
              <table:table-cell office:value-type="string">
                <text:p>15:49:01</text:p>
              </table:table-cell>
              <table:table-cell office:value-type="float" office:value="1602.514667">
                <text:p>1602.514667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3663.415947">
                <text:p>3663.415947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1816.231141">
                <text:p>1816.231141</text:p>
              </table:table-cell>
            </table:table-row>
            <table:table-row>
              <table:table-cell office:value-type="string">
                <text:p>15:49:04</text:p>
              </table:table-cell>
              <table:table-cell office:value-type="float" office:value="4445.442915">
                <text:p>4445.442915</text:p>
              </table:table-cell>
            </table:table-row>
            <table:table-row>
              <table:table-cell office:value-type="string">
                <text:p>15:49:05</text:p>
              </table:table-cell>
              <table:table-cell office:value-type="float" office:value="21389.948435">
                <text:p>21389.948435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2452.191135">
                <text:p>2452.191135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16296.984231">
                <text:p>16296.984231</text:p>
              </table:table-cell>
            </table:table-row>
            <table:table-row>
              <table:table-cell office:value-type="string">
                <text:p>15:49:08</text:p>
              </table:table-cell>
              <table:table-cell office:value-type="float" office:value="4738.273966">
                <text:p>4738.273966</text:p>
              </table:table-cell>
            </table:table-row>
            <table:table-row>
              <table:table-cell office:value-type="string">
                <text:p>15:49:09</text:p>
              </table:table-cell>
              <table:table-cell office:value-type="float" office:value="5066.121203">
                <text:p>5066.121203</text:p>
              </table:table-cell>
            </table:table-row>
            <table:table-row>
              <table:table-cell office:value-type="string">
                <text:p>15:49:10</text:p>
              </table:table-cell>
              <table:table-cell office:value-type="float" office:value="2745.627309">
                <text:p>2745.627309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7229.994007">
                <text:p>7229.994007</text:p>
              </table:table-cell>
            </table:table-row>
            <table:table-row>
              <table:table-cell office:value-type="string">
                <text:p>15:49:12</text:p>
              </table:table-cell>
              <table:table-cell office:value-type="float" office:value="5286.715534">
                <text:p>5286.715534</text:p>
              </table:table-cell>
            </table:table-row>
            <table:table-row>
              <table:table-cell office:value-type="string">
                <text:p>15:49:13</text:p>
              </table:table-cell>
              <table:table-cell office:value-type="float" office:value="5496.532126">
                <text:p>5496.532126</text:p>
              </table:table-cell>
            </table:table-row>
            <table:table-row>
              <table:table-cell office:value-type="string">
                <text:p>15:49:14</text:p>
              </table:table-cell>
              <table:table-cell office:value-type="float" office:value="5695.891399">
                <text:p>5695.891399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3749.91437">
                <text:p>3749.91437</text:p>
              </table:table-cell>
            </table:table-row>
            <table:table-row>
              <table:table-cell office:value-type="string">
                <text:p>15:49:16</text:p>
              </table:table-cell>
              <table:table-cell office:value-type="float" office:value="3884.074833">
                <text:p>3884.074833</text:p>
              </table:table-cell>
            </table:table-row>
            <table:table-row>
              <table:table-cell office:value-type="string">
                <text:p>15:49:17</text:p>
              </table:table-cell>
              <table:table-cell office:value-type="float" office:value="7113.588051">
                <text:p>7113.588051</text:p>
              </table:table-cell>
            </table:table-row>
            <table:table-row>
              <table:table-cell office:value-type="string">
                <text:p>15:49:18</text:p>
              </table:table-cell>
              <table:table-cell office:value-type="float" office:value="23488.434665">
                <text:p>23488.434665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22654.091422">
                <text:p>22654.091422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27337.618723">
                <text:p>27337.618723</text:p>
              </table:table-cell>
            </table:table-row>
            <table:table-row>
              <table:table-cell office:value-type="string">
                <text:p>15:49:21</text:p>
              </table:table-cell>
              <table:table-cell office:value-type="float" office:value="37928.714876">
                <text:p>37928.714876</text:p>
              </table:table-cell>
            </table:table-row>
            <table:table-row>
              <table:table-cell office:value-type="string">
                <text:p>15:49:22</text:p>
              </table:table-cell>
              <table:table-cell office:value-type="float" office:value="3983.075941">
                <text:p>3983.075941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6975.570276">
                <text:p>6975.570276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13603.420768">
                <text:p>13603.420768</text:p>
              </table:table-cell>
            </table:table-row>
            <table:table-row>
              <table:table-cell office:value-type="string">
                <text:p>15:49:25</text:p>
              </table:table-cell>
              <table:table-cell office:value-type="float" office:value="16994.736303">
                <text:p>16994.736303</text:p>
              </table:table-cell>
            </table:table-row>
            <table:table-row>
              <table:table-cell office:value-type="string">
                <text:p>15:49:26</text:p>
              </table:table-cell>
              <table:table-cell office:value-type="float" office:value="29531.71101">
                <text:p>29531.71101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7037.076035">
                <text:p>7037.076035</text:p>
              </table:table-cell>
            </table:table-row>
            <table:table-row>
              <table:table-cell office:value-type="string">
                <text:p>15:49:28</text:p>
              </table:table-cell>
              <table:table-cell office:value-type="float" office:value="15488.482602">
                <text:p>15488.482602</text:p>
              </table:table-cell>
            </table:table-row>
            <table:table-row>
              <table:table-cell office:value-type="string">
                <text:p>15:49:29</text:p>
              </table:table-cell>
              <table:table-cell office:value-type="float" office:value="21352.374173">
                <text:p>21352.374173</text:p>
              </table:table-cell>
            </table:table-row>
            <table:table-row>
              <table:table-cell office:value-type="string">
                <text:p>15:49:30</text:p>
              </table:table-cell>
              <table:table-cell office:value-type="float" office:value="29463.925769">
                <text:p>29463.925769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22073.588929">
                <text:p>22073.588929</text:p>
              </table:table-cell>
            </table:table-row>
            <table:table-row>
              <table:table-cell office:value-type="string">
                <text:p>15:49:32</text:p>
              </table:table-cell>
              <table:table-cell office:value-type="float" office:value="37908.893935">
                <text:p>37908.893935</text:p>
              </table:table-cell>
            </table:table-row>
            <table:table-row>
              <table:table-cell office:value-type="string">
                <text:p>15:49:33</text:p>
              </table:table-cell>
              <table:table-cell office:value-type="float" office:value="28853.656035">
                <text:p>28853.656035</text:p>
              </table:table-cell>
            </table:table-row>
            <table:table-row>
              <table:table-cell office:value-type="string">
                <text:p>15:49:34</text:p>
              </table:table-cell>
              <table:table-cell office:value-type="float" office:value="4212.228095">
                <text:p>4212.228095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4338.148776">
                <text:p>4338.148776</text:p>
              </table:table-cell>
            </table:table-row>
            <table:table-row>
              <table:table-cell office:value-type="string">
                <text:p>15:49:36</text:p>
              </table:table-cell>
              <table:table-cell office:value-type="float" office:value="4531.244018">
                <text:p>4531.244018</text:p>
              </table:table-cell>
            </table:table-row>
            <table:table-row>
              <table:table-cell office:value-type="string">
                <text:p>15:49:37</text:p>
              </table:table-cell>
              <table:table-cell office:value-type="float" office:value="4803.960742">
                <text:p>4803.960742</text:p>
              </table:table-cell>
            </table:table-row>
            <table:table-row>
              <table:table-cell office:value-type="string">
                <text:p>15:49:38</text:p>
              </table:table-cell>
              <table:table-cell office:value-type="float" office:value="4917.751041">
                <text:p>4917.751041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5386.843177">
                <text:p>5386.843177</text:p>
              </table:table-cell>
            </table:table-row>
            <table:table-row>
              <table:table-cell office:value-type="string">
                <text:p>15:49:40</text:p>
              </table:table-cell>
              <table:table-cell office:value-type="float" office:value="5777.096287">
                <text:p>5777.096287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6032.186374">
                <text:p>6032.186374</text:p>
              </table:table-cell>
            </table:table-row>
            <table:table-row>
              <table:table-cell office:value-type="string">
                <text:p>15:49:42</text:p>
              </table:table-cell>
              <table:table-cell office:value-type="float" office:value="6414.011248">
                <text:p>6414.011248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20307.036666">
                <text:p>20307.036666</text:p>
              </table:table-cell>
            </table:table-row>
            <table:table-row>
              <table:table-cell office:value-type="string">
                <text:p>15:49:44</text:p>
              </table:table-cell>
              <table:table-cell office:value-type="float" office:value="6556.48683">
                <text:p>6556.48683</text:p>
              </table:table-cell>
            </table:table-row>
            <table:table-row>
              <table:table-cell office:value-type="string">
                <text:p>15:49:45</text:p>
              </table:table-cell>
              <table:table-cell office:value-type="float" office:value="6681.44552">
                <text:p>6681.44552</text:p>
              </table:table-cell>
            </table:table-row>
            <table:table-row>
              <table:table-cell office:value-type="string">
                <text:p>15:49:46</text:p>
              </table:table-cell>
              <table:table-cell office:value-type="float" office:value="7045.205783">
                <text:p>7045.205783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7381.922493">
                <text:p>7381.922493</text:p>
              </table:table-cell>
            </table:table-row>
            <table:table-row>
              <table:table-cell office:value-type="string">
                <text:p>15:49:48</text:p>
              </table:table-cell>
              <table:table-cell office:value-type="float" office:value="7493.306098">
                <text:p>7493.306098</text:p>
              </table:table-cell>
            </table:table-row>
            <table:table-row>
              <table:table-cell office:value-type="string">
                <text:p>15:49:49</text:p>
              </table:table-cell>
              <table:table-cell office:value-type="float" office:value="7630.136564">
                <text:p>7630.136564</text:p>
              </table:table-cell>
            </table:table-row>
            <table:table-row>
              <table:table-cell office:value-type="string">
                <text:p>15:49:50</text:p>
              </table:table-cell>
              <table:table-cell office:value-type="float" office:value="9221.131737">
                <text:p>9221.131737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16629.276379">
                <text:p>16629.276379</text:p>
              </table:table-cell>
            </table:table-row>
            <table:table-row>
              <table:table-cell office:value-type="string">
                <text:p>15:49:52</text:p>
              </table:table-cell>
              <table:table-cell office:value-type="float" office:value="7870.820493">
                <text:p>7870.820493</text:p>
              </table:table-cell>
            </table:table-row>
            <table:table-row>
              <table:table-cell office:value-type="string">
                <text:p>15:49:53</text:p>
              </table:table-cell>
              <table:table-cell office:value-type="float" office:value="7975.201156">
                <text:p>7975.201156</text:p>
              </table:table-cell>
            </table:table-row>
            <table:table-row>
              <table:table-cell office:value-type="string">
                <text:p>15:49:54</text:p>
              </table:table-cell>
              <table:table-cell office:value-type="float" office:value="8989.187927">
                <text:p>8989.187927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17620.533956">
                <text:p>17620.533956</text:p>
              </table:table-cell>
            </table:table-row>
            <table:table-row>
              <table:table-cell office:value-type="string">
                <text:p>15:49:56</text:p>
              </table:table-cell>
              <table:table-cell office:value-type="float" office:value="9870.000608">
                <text:p>9870.000608</text:p>
              </table:table-cell>
            </table:table-row>
            <table:table-row>
              <table:table-cell office:value-type="string">
                <text:p>15:49:57</text:p>
              </table:table-cell>
              <table:table-cell office:value-type="float" office:value="17713.694548">
                <text:p>17713.694548</text:p>
              </table:table-cell>
            </table:table-row>
            <table:table-row>
              <table:table-cell office:value-type="string">
                <text:p>15:49:58</text:p>
              </table:table-cell>
              <table:table-cell office:value-type="float" office:value="15444.728699">
                <text:p>15444.728699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8951.193456">
                <text:p>8951.193456</text:p>
              </table:table-cell>
            </table:table-row>
            <table:table-row>
              <table:table-cell office:value-type="string">
                <text:p>15:50:00</text:p>
              </table:table-cell>
              <table:table-cell office:value-type="float" office:value="8816.475621">
                <text:p>8816.475621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9304.577311">
                <text:p>9304.577311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9124.389927">
                <text:p>9124.389927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9213.964522">
                <text:p>9213.964522</text:p>
              </table:table-cell>
            </table:table-row>
            <table:table-row>
              <table:table-cell office:value-type="string">
                <text:p>15:50:04</text:p>
              </table:table-cell>
              <table:table-cell office:value-type="float" office:value="9595.4616">
                <text:p>9595.4616</text:p>
              </table:table-cell>
            </table:table-row>
            <table:table-row>
              <table:table-cell office:value-type="string">
                <text:p>15:50:05</text:p>
              </table:table-cell>
              <table:table-cell office:value-type="float" office:value="10041.993578">
                <text:p>10041.993578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10248.234373">
                <text:p>10248.234373</text:p>
              </table:table-cell>
            </table:table-row>
            <table:table-row>
              <table:table-cell office:value-type="string">
                <text:p>15:50:07</text:p>
              </table:table-cell>
              <table:table-cell office:value-type="float" office:value="10692.301292">
                <text:p>10692.301292</text:p>
              </table:table-cell>
            </table:table-row>
            <table:table-row>
              <table:table-cell office:value-type="string">
                <text:p>15:50:08</text:p>
              </table:table-cell>
              <table:table-cell office:value-type="float" office:value="10642.944301">
                <text:p>10642.944301</text:p>
              </table:table-cell>
            </table:table-row>
            <table:table-row>
              <table:table-cell office:value-type="string">
                <text:p>15:50:09</text:p>
              </table:table-cell>
              <table:table-cell office:value-type="float" office:value="10463.026397">
                <text:p>10463.026397</text:p>
              </table:table-cell>
            </table:table-row>
            <table:table-row>
              <table:table-cell office:value-type="string">
                <text:p>15:50:10</text:p>
              </table:table-cell>
              <table:table-cell office:value-type="float" office:value="10728.381804">
                <text:p>10728.381804</text:p>
              </table:table-cell>
            </table:table-row>
            <table:table-row>
              <table:table-cell office:value-type="string">
                <text:p>15:50:11</text:p>
              </table:table-cell>
              <table:table-cell office:value-type="float" office:value="10538.415812">
                <text:p>10538.415812</text:p>
              </table:table-cell>
            </table:table-row>
            <table:table-row>
              <table:table-cell office:value-type="string">
                <text:p>15:50:12</text:p>
              </table:table-cell>
              <table:table-cell office:value-type="float" office:value="10764.014864">
                <text:p>10764.014864</text:p>
              </table:table-cell>
            </table:table-row>
            <table:table-row>
              <table:table-cell office:value-type="string">
                <text:p>15:50:13</text:p>
              </table:table-cell>
              <table:table-cell office:value-type="float" office:value="10539.414717">
                <text:p>10539.414717</text:p>
              </table:table-cell>
            </table:table-row>
            <table:table-row>
              <table:table-cell office:value-type="string">
                <text:p>15:50:14</text:p>
              </table:table-cell>
              <table:table-cell office:value-type="float" office:value="10741.806616">
                <text:p>10741.806616</text:p>
              </table:table-cell>
            </table:table-row>
            <table:table-row>
              <table:table-cell office:value-type="string">
                <text:p>15:50:15</text:p>
              </table:table-cell>
              <table:table-cell office:value-type="float" office:value="10985.827499">
                <text:p>10985.827499</text:p>
              </table:table-cell>
            </table:table-row>
            <table:table-row>
              <table:table-cell office:value-type="string">
                <text:p>15:50:16</text:p>
              </table:table-cell>
              <table:table-cell office:value-type="float" office:value="11195.862334">
                <text:p>11195.862334</text:p>
              </table:table-cell>
            </table:table-row>
            <table:table-row>
              <table:table-cell office:value-type="string">
                <text:p>15:50:17</text:p>
              </table:table-cell>
              <table:table-cell office:value-type="float" office:value="10833.634674">
                <text:p>10833.634674</text:p>
              </table:table-cell>
            </table:table-row>
            <table:table-row>
              <table:table-cell office:value-type="string">
                <text:p>15:50:18</text:p>
              </table:table-cell>
              <table:table-cell office:value-type="float" office:value="11206.193025">
                <text:p>11206.193025</text:p>
              </table:table-cell>
            </table:table-row>
            <table:table-row>
              <table:table-cell office:value-type="string">
                <text:p>15:50:19</text:p>
              </table:table-cell>
              <table:table-cell office:value-type="float" office:value="10896.071408">
                <text:p>10896.071408</text:p>
              </table:table-cell>
            </table:table-row>
            <table:table-row>
              <table:table-cell office:value-type="string">
                <text:p>15:50:20</text:p>
              </table:table-cell>
              <table:table-cell office:value-type="float" office:value="11006.215107">
                <text:p>11006.215107</text:p>
              </table:table-cell>
            </table:table-row>
            <table:table-row>
              <table:table-cell office:value-type="string">
                <text:p>15:50:21</text:p>
              </table:table-cell>
              <table:table-cell office:value-type="float" office:value="10868.463666">
                <text:p>10868.463666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10338.739586">
                <text:p>10338.739586</text:p>
              </table:table-cell>
            </table:table-row>
            <table:table-row>
              <table:table-cell office:value-type="string">
                <text:p>15:50:23</text:p>
              </table:table-cell>
              <table:table-cell office:value-type="float" office:value="10970.213095">
                <text:p>10970.213095</text:p>
              </table:table-cell>
            </table:table-row>
            <table:table-row>
              <table:table-cell office:value-type="string">
                <text:p>15:50:24</text:p>
              </table:table-cell>
              <table:table-cell office:value-type="float" office:value="10777.915113">
                <text:p>10777.915113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10929.532257">
                <text:p>10929.532257</text:p>
              </table:table-cell>
            </table:table-row>
            <table:table-row>
              <table:table-cell office:value-type="string">
                <text:p>15:50:26</text:p>
              </table:table-cell>
              <table:table-cell office:value-type="float" office:value="11001.654828">
                <text:p>11001.654828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11209.788967">
                <text:p>11209.788967</text:p>
              </table:table-cell>
            </table:table-row>
            <table:table-row>
              <table:table-cell office:value-type="string">
                <text:p>15:50:28</text:p>
              </table:table-cell>
              <table:table-cell office:value-type="float" office:value="17724.910649">
                <text:p>17724.910649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11012.717625">
                <text:p>11012.717625</text:p>
              </table:table-cell>
            </table:table-row>
            <table:table-row>
              <table:table-cell office:value-type="string">
                <text:p>15:50:30</text:p>
              </table:table-cell>
              <table:table-cell office:value-type="float" office:value="13039.905586">
                <text:p>13039.905586</text:p>
              </table:table-cell>
            </table:table-row>
            <table:table-row>
              <table:table-cell office:value-type="string">
                <text:p>15:50:31</text:p>
              </table:table-cell>
              <table:table-cell office:value-type="float" office:value="11130.12353">
                <text:p>11130.12353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16655.707546">
                <text:p>16655.707546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11036.215006">
                <text:p>11036.215006</text:p>
              </table:table-cell>
            </table:table-row>
            <table:table-row>
              <table:table-cell office:value-type="string">
                <text:p>15:50:34</text:p>
              </table:table-cell>
              <table:table-cell office:value-type="float" office:value="18727.115389">
                <text:p>18727.115389</text:p>
              </table:table-cell>
            </table:table-row>
            <table:table-row>
              <table:table-cell office:value-type="string">
                <text:p>15:50:35</text:p>
              </table:table-cell>
              <table:table-cell office:value-type="float" office:value="15845.297168">
                <text:p>15845.297168</text:p>
              </table:table-cell>
            </table:table-row>
            <table:table-row>
              <table:table-cell office:value-type="string">
                <text:p>15:50:36</text:p>
              </table:table-cell>
              <table:table-cell office:value-type="float" office:value="13743.991385">
                <text:p>13743.991385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12995.14806">
                <text:p>12995.14806</text:p>
              </table:table-cell>
            </table:table-row>
            <table:table-row>
              <table:table-cell office:value-type="string">
                <text:p>15:50:38</text:p>
              </table:table-cell>
              <table:table-cell office:value-type="float" office:value="22869.294825">
                <text:p>22869.294825</text:p>
              </table:table-cell>
            </table:table-row>
            <table:table-row>
              <table:table-cell office:value-type="string">
                <text:p>15:50:39</text:p>
              </table:table-cell>
              <table:table-cell office:value-type="float" office:value="11594.349851">
                <text:p>11594.349851</text:p>
              </table:table-cell>
            </table:table-row>
            <table:table-row>
              <table:table-cell office:value-type="string">
                <text:p>15:50:40</text:p>
              </table:table-cell>
              <table:table-cell office:value-type="float" office:value="11246.286021">
                <text:p>11246.286021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11264.454525">
                <text:p>11264.454525</text:p>
              </table:table-cell>
            </table:table-row>
            <table:table-row>
              <table:table-cell office:value-type="string">
                <text:p>15:50:42</text:p>
              </table:table-cell>
              <table:table-cell office:value-type="float" office:value="11599.786372">
                <text:p>11599.786372</text:p>
              </table:table-cell>
            </table:table-row>
            <table:table-row>
              <table:table-cell office:value-type="string">
                <text:p>15:50:43</text:p>
              </table:table-cell>
              <table:table-cell office:value-type="float" office:value="20617.905014">
                <text:p>20617.905014</text:p>
              </table:table-cell>
            </table:table-row>
            <table:table-row>
              <table:table-cell office:value-type="string">
                <text:p>15:50:44</text:p>
              </table:table-cell>
              <table:table-cell office:value-type="float" office:value="11540.943873">
                <text:p>11540.943873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11848.132064">
                <text:p>11848.132064</text:p>
              </table:table-cell>
            </table:table-row>
            <table:table-row>
              <table:table-cell office:value-type="string">
                <text:p>15:50:46</text:p>
              </table:table-cell>
              <table:table-cell office:value-type="float" office:value="15418.280278">
                <text:p>15418.280278</text:p>
              </table:table-cell>
            </table:table-row>
            <table:table-row>
              <table:table-cell office:value-type="string">
                <text:p>15:50:47</text:p>
              </table:table-cell>
              <table:table-cell office:value-type="float" office:value="11778.496341">
                <text:p>11778.496341</text:p>
              </table:table-cell>
            </table:table-row>
            <table:table-row>
              <table:table-cell office:value-type="string">
                <text:p>15:50:48</text:p>
              </table:table-cell>
              <table:table-cell office:value-type="float" office:value="11686.478992">
                <text:p>11686.478992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11217.160889">
                <text:p>11217.160889</text:p>
              </table:table-cell>
            </table:table-row>
            <table:table-row>
              <table:table-cell office:value-type="string">
                <text:p>15:50:50</text:p>
              </table:table-cell>
              <table:table-cell office:value-type="float" office:value="14737.21076">
                <text:p>14737.21076</text:p>
              </table:table-cell>
            </table:table-row>
            <table:table-row>
              <table:table-cell office:value-type="string">
                <text:p>15:50:51</text:p>
              </table:table-cell>
              <table:table-cell office:value-type="float" office:value="12662.70392">
                <text:p>12662.70392</text:p>
              </table:table-cell>
            </table:table-row>
            <table:table-row>
              <table:table-cell office:value-type="string">
                <text:p>15:50:52</text:p>
              </table:table-cell>
              <table:table-cell office:value-type="float" office:value="15688.673846">
                <text:p>15688.673846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15031.143925">
                <text:p>15031.143925</text:p>
              </table:table-cell>
            </table:table-row>
            <table:table-row>
              <table:table-cell office:value-type="string">
                <text:p>15:50:54</text:p>
              </table:table-cell>
              <table:table-cell office:value-type="float" office:value="11823.908409">
                <text:p>11823.908409</text:p>
              </table:table-cell>
            </table:table-row>
            <table:table-row>
              <table:table-cell office:value-type="string">
                <text:p>15:50:55</text:p>
              </table:table-cell>
              <table:table-cell office:value-type="float" office:value="12880.697711">
                <text:p>12880.697711</text:p>
              </table:table-cell>
            </table:table-row>
            <table:table-row>
              <table:table-cell office:value-type="string">
                <text:p>15:50:56</text:p>
              </table:table-cell>
              <table:table-cell office:value-type="float" office:value="11859.447113">
                <text:p>11859.447113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12703.468059">
                <text:p>12703.468059</text:p>
              </table:table-cell>
            </table:table-row>
            <table:table-row>
              <table:table-cell office:value-type="string">
                <text:p>15:50:58</text:p>
              </table:table-cell>
              <table:table-cell office:value-type="float" office:value="11642.893342">
                <text:p>11642.893342</text:p>
              </table:table-cell>
            </table:table-row>
            <table:table-row>
              <table:table-cell office:value-type="string">
                <text:p>15:50:59</text:p>
              </table:table-cell>
              <table:table-cell office:value-type="float" office:value="11948.803404">
                <text:p>11948.803404</text:p>
              </table:table-cell>
            </table:table-row>
            <table:table-row>
              <table:table-cell office:value-type="string">
                <text:p>15:51:00</text:p>
              </table:table-cell>
              <table:table-cell office:value-type="float" office:value="11757.772206">
                <text:p>11757.772206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11822.666998">
                <text:p>11822.666998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11801.932698">
                <text:p>11801.932698</text:p>
              </table:table-cell>
            </table:table-row>
            <table:table-row>
              <table:table-cell office:value-type="string">
                <text:p>15:51:03</text:p>
              </table:table-cell>
              <table:table-cell office:value-type="float" office:value="12024.817898">
                <text:p>12024.817898</text:p>
              </table:table-cell>
            </table:table-row>
            <table:table-row>
              <table:table-cell office:value-type="string">
                <text:p>15:51:04</text:p>
              </table:table-cell>
              <table:table-cell office:value-type="float" office:value="8649.490206">
                <text:p>8649.490206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4236.455787">
                <text:p>4236.455787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2209.101452">
                <text:p>2209.101452</text:p>
              </table:table-cell>
            </table:table-row>
            <table:table-row>
              <table:table-cell office:value-type="string">
                <text:p>15:51:07</text:p>
              </table:table-cell>
              <table:table-cell office:value-type="float" office:value="1080.297972">
                <text:p>1080.297972</text:p>
              </table:table-cell>
            </table:table-row>
            <table:table-row>
              <table:table-cell office:value-type="string">
                <text:p>15:51:08</text:p>
              </table:table-cell>
              <table:table-cell office:value-type="float" office:value="648.658673">
                <text:p>648.658673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309.364066">
                <text:p>309.364066</text:p>
              </table:table-cell>
            </table:table-row>
            <table:table-row>
              <table:table-cell office:value-type="string">
                <text:p>15:51:10</text:p>
              </table:table-cell>
              <table:table-cell office:value-type="float" office:value="148.629867">
                <text:p>148.629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5cm" chart:style-name="ch2">
          <text:p>wall clock</text:p>
        </chart:title>
        <chart:legend chart:legend-position="end" svg:x="14.001cm" svg:y="4.227cm" style:legend-expansion="high" chart:style-name="ch3"/>
        <chart:plot-area chart:style-name="ch4" table:cell-range-address="calvin10to400.B2:calvin10to400.B418 calvin10to400.D1:calvin10to400.D418" chart:data-source-has-labels="both" svg:x="0.32cm" svg:y="1.248cm" svg:width="13.361cm" svg:height="7.572cm">
          <chartooo:coordinate-region svg:x="1.363cm" svg:y="1.248cm" svg:width="12.318cm" svg:height="5.97cm"/>
          <chart:axis chart:dimension="x" chart:name="primary-x" chart:style-name="ch5" chartooo:axis-type="auto">
            <chartooo:date-scale/>
            <chart:categories table:cell-range-address="calvin10to400.B2:calvin10to400.B4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vin10to400.D2:calvin10to400.D418" chart:label-cell-address="calvin10to400.D1:calvin10to400.D1" chart:class="chart:bar">
            <chart:data-point chart:repeated="4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fertime</text:p>
                <draw:g>
                  <svg:desc>calvin10to400.D1:calvin10to4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4:15</text:p>
                <draw:g>
                  <svg:desc>calvin10to400.B2:calvin10to400.B418</svg:desc>
                </draw:g>
              </table:table-cell>
              <table:table-cell office:value-type="float" office:value="0.018895">
                <text:p>0.018895</text:p>
                <draw:g>
                  <svg:desc>calvin10to400.D2:calvin10to400.D418</svg:desc>
                </draw:g>
              </table:table-cell>
            </table:table-row>
            <table:table-row>
              <table:table-cell office:value-type="string">
                <text:p>15:44:16</text:p>
              </table:table-cell>
              <table:table-cell office:value-type="float" office:value="0.01705">
                <text:p>0.01705</text:p>
              </table:table-cell>
            </table:table-row>
            <table:table-row>
              <table:table-cell office:value-type="string">
                <text:p>15:44:17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15:44:18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15:44:19</text:p>
              </table:table-cell>
              <table:table-cell office:value-type="float" office:value="0.012883">
                <text:p>0.012883</text:p>
              </table:table-cell>
            </table:table-row>
            <table:table-row>
              <table:table-cell office:value-type="string">
                <text:p>15:44:20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15:44:21</text:p>
              </table:table-cell>
              <table:table-cell office:value-type="float" office:value="0.047961">
                <text:p>0.047961</text:p>
              </table:table-cell>
            </table:table-row>
            <table:table-row>
              <table:table-cell office:value-type="string">
                <text:p>15:44:22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>
                <text:p>15:44:23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15:44:24</text:p>
              </table:table-cell>
              <table:table-cell office:value-type="float" office:value="0.009399">
                <text:p>0.009399</text:p>
              </table:table-cell>
            </table:table-row>
            <table:table-row>
              <table:table-cell office:value-type="string">
                <text:p>15:44:25</text:p>
              </table:table-cell>
              <table:table-cell office:value-type="float" office:value="0.005597">
                <text:p>0.005597</text:p>
              </table:table-cell>
            </table:table-row>
            <table:table-row>
              <table:table-cell office:value-type="string">
                <text:p>15:44:26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15:44:27</text:p>
              </table:table-cell>
              <table:table-cell office:value-type="float" office:value="0.046849">
                <text:p>0.046849</text:p>
              </table:table-cell>
            </table:table-row>
            <table:table-row>
              <table:table-cell office:value-type="string">
                <text:p>15:44:28</text:p>
              </table:table-cell>
              <table:table-cell office:value-type="float" office:value="0.065511">
                <text:p>0.065511</text:p>
              </table:table-cell>
            </table:table-row>
            <table:table-row>
              <table:table-cell office:value-type="string">
                <text:p>15:44:29</text:p>
              </table:table-cell>
              <table:table-cell office:value-type="float" office:value="0.084178">
                <text:p>0.084178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0.01378">
                <text:p>0.01378</text:p>
              </table:table-cell>
            </table:table-row>
            <table:table-row>
              <table:table-cell office:value-type="string">
                <text:p>15:44:31</text:p>
              </table:table-cell>
              <table:table-cell office:value-type="float" office:value="0.005275">
                <text:p>0.005275</text:p>
              </table:table-cell>
            </table:table-row>
            <table:table-row>
              <table:table-cell office:value-type="string">
                <text:p>15:44:32</text:p>
              </table:table-cell>
              <table:table-cell office:value-type="float" office:value="0.031356">
                <text:p>0.031356</text:p>
              </table:table-cell>
            </table:table-row>
            <table:table-row>
              <table:table-cell office:value-type="string">
                <text:p>15:44:33</text:p>
              </table:table-cell>
              <table:table-cell office:value-type="float" office:value="0.002999">
                <text:p>0.002999</text:p>
              </table:table-cell>
            </table:table-row>
            <table:table-row>
              <table:table-cell office:value-type="string">
                <text:p>15:44:34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15:44:35</text:p>
              </table:table-cell>
              <table:table-cell office:value-type="float" office:value="0.06941">
                <text:p>0.06941</text:p>
              </table:table-cell>
            </table:table-row>
            <table:table-row>
              <table:table-cell office:value-type="string">
                <text:p>15:44:36</text:p>
              </table:table-cell>
              <table:table-cell office:value-type="float" office:value="0.018834">
                <text:p>0.018834</text:p>
              </table:table-cell>
            </table:table-row>
            <table:table-row>
              <table:table-cell office:value-type="string">
                <text:p>15:44:37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0.050122">
                <text:p>0.050122</text:p>
              </table:table-cell>
            </table:table-row>
            <table:table-row>
              <table:table-cell office:value-type="string">
                <text:p>15:44:39</text:p>
              </table:table-cell>
              <table:table-cell office:value-type="float" office:value="0.044717">
                <text:p>0.044717</text:p>
              </table:table-cell>
            </table:table-row>
            <table:table-row>
              <table:table-cell office:value-type="string">
                <text:p>15:44:40</text:p>
              </table:table-cell>
              <table:table-cell office:value-type="float" office:value="0.062642">
                <text:p>0.062642</text:p>
              </table:table-cell>
            </table:table-row>
            <table:table-row>
              <table:table-cell office:value-type="string">
                <text:p>15:44:41</text:p>
              </table:table-cell>
              <table:table-cell office:value-type="float" office:value="0.017307">
                <text:p>0.017307</text:p>
              </table:table-cell>
            </table:table-row>
            <table:table-row>
              <table:table-cell office:value-type="string">
                <text:p>15:44:42</text:p>
              </table:table-cell>
              <table:table-cell office:value-type="float" office:value="0.024096">
                <text:p>0.024096</text:p>
              </table:table-cell>
            </table:table-row>
            <table:table-row>
              <table:table-cell office:value-type="string">
                <text:p>15:44:43</text:p>
              </table:table-cell>
              <table:table-cell office:value-type="float" office:value="0.015754">
                <text:p>0.015754</text:p>
              </table:table-cell>
            </table:table-row>
            <table:table-row>
              <table:table-cell office:value-type="string">
                <text:p>15:44:44</text:p>
              </table:table-cell>
              <table:table-cell office:value-type="float" office:value="0.058214">
                <text:p>0.058214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.027991">
                <text:p>0.027991</text:p>
              </table:table-cell>
            </table:table-row>
            <table:table-row>
              <table:table-cell office:value-type="string">
                <text:p>15:44:46</text:p>
              </table:table-cell>
              <table:table-cell office:value-type="float" office:value="0.049563">
                <text:p>0.049563</text:p>
              </table:table-cell>
            </table:table-row>
            <table:table-row>
              <table:table-cell office:value-type="string">
                <text:p>15:44:47</text:p>
              </table:table-cell>
              <table:table-cell office:value-type="float" office:value="0.068889">
                <text:p>0.068889</text:p>
              </table:table-cell>
            </table:table-row>
            <table:table-row>
              <table:table-cell office:value-type="string">
                <text:p>15:44:48</text:p>
              </table:table-cell>
              <table:table-cell office:value-type="float" office:value="0.075884">
                <text:p>0.075884</text:p>
              </table:table-cell>
            </table:table-row>
            <table:table-row>
              <table:table-cell office:value-type="string">
                <text:p>15:44:49</text:p>
              </table:table-cell>
              <table:table-cell office:value-type="float" office:value="0.171887">
                <text:p>0.171887</text:p>
              </table:table-cell>
            </table:table-row>
            <table:table-row>
              <table:table-cell office:value-type="string">
                <text:p>15:44:50</text:p>
              </table:table-cell>
              <table:table-cell office:value-type="float" office:value="0.038017">
                <text:p>0.038017</text:p>
              </table:table-cell>
            </table:table-row>
            <table:table-row>
              <table:table-cell office:value-type="string">
                <text:p>15:44:51</text:p>
              </table:table-cell>
              <table:table-cell office:value-type="float" office:value="0.007665">
                <text:p>0.007665</text:p>
              </table:table-cell>
            </table:table-row>
            <table:table-row>
              <table:table-cell office:value-type="string">
                <text:p>15:44:52</text:p>
              </table:table-cell>
              <table:table-cell office:value-type="float" office:value="0.112773">
                <text:p>0.112773</text:p>
              </table:table-cell>
            </table:table-row>
            <table:table-row>
              <table:table-cell office:value-type="string">
                <text:p>15:44:53</text:p>
              </table:table-cell>
              <table:table-cell office:value-type="float" office:value="0.106513">
                <text:p>0.106513</text:p>
              </table:table-cell>
            </table:table-row>
            <table:table-row>
              <table:table-cell office:value-type="string">
                <text:p>15:44:54</text:p>
              </table:table-cell>
              <table:table-cell office:value-type="float" office:value="0.022534">
                <text:p>0.022534</text:p>
              </table:table-cell>
            </table:table-row>
            <table:table-row>
              <table:table-cell office:value-type="string">
                <text:p>15:44:55</text:p>
              </table:table-cell>
              <table:table-cell office:value-type="float" office:value="0.045876">
                <text:p>0.045876</text:p>
              </table:table-cell>
            </table:table-row>
            <table:table-row>
              <table:table-cell office:value-type="string">
                <text:p>15:44:56</text:p>
              </table:table-cell>
              <table:table-cell office:value-type="float" office:value="0.241323">
                <text:p>0.241323</text:p>
              </table:table-cell>
            </table:table-row>
            <table:table-row>
              <table:table-cell office:value-type="string">
                <text:p>15:44:57</text:p>
              </table:table-cell>
              <table:table-cell office:value-type="float" office:value="0.036024">
                <text:p>0.036024</text:p>
              </table:table-cell>
            </table:table-row>
            <table:table-row>
              <table:table-cell office:value-type="string">
                <text:p>15:44:58</text:p>
              </table:table-cell>
              <table:table-cell office:value-type="float" office:value="0.053691">
                <text:p>0.053691</text:p>
              </table:table-cell>
            </table:table-row>
            <table:table-row>
              <table:table-cell office:value-type="string">
                <text:p>15:44:59</text:p>
              </table:table-cell>
              <table:table-cell office:value-type="float" office:value="0.037336">
                <text:p>0.037336</text:p>
              </table:table-cell>
            </table:table-row>
            <table:table-row>
              <table:table-cell office:value-type="string">
                <text:p>15:45:00</text:p>
              </table:table-cell>
              <table:table-cell office:value-type="float" office:value="0.126742">
                <text:p>0.126742</text:p>
              </table:table-cell>
            </table:table-row>
            <table:table-row>
              <table:table-cell office:value-type="string">
                <text:p>15:45:01</text:p>
              </table:table-cell>
              <table:table-cell office:value-type="float" office:value="0.07876">
                <text:p>0.07876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0.033277">
                <text:p>0.033277</text:p>
              </table:table-cell>
            </table:table-row>
            <table:table-row>
              <table:table-cell office:value-type="string">
                <text:p>15:45:03</text:p>
              </table:table-cell>
              <table:table-cell office:value-type="float" office:value="0.606634">
                <text:p>0.606634</text:p>
              </table:table-cell>
            </table:table-row>
            <table:table-row>
              <table:table-cell office:value-type="string">
                <text:p>15:45:0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5:45:05</text:p>
              </table:table-cell>
              <table:table-cell office:value-type="float" office:value="0.182921">
                <text:p>0.182921</text:p>
              </table:table-cell>
            </table:table-row>
            <table:table-row>
              <table:table-cell office:value-type="string">
                <text:p>15:45:06</text:p>
              </table:table-cell>
              <table:table-cell office:value-type="float" office:value="0.173785">
                <text:p>0.173785</text:p>
              </table:table-cell>
            </table:table-row>
            <table:table-row>
              <table:table-cell office:value-type="string">
                <text:p>15:45:07</text:p>
              </table:table-cell>
              <table:table-cell office:value-type="float" office:value="0.169503">
                <text:p>0.169503</text:p>
              </table:table-cell>
            </table:table-row>
            <table:table-row>
              <table:table-cell office:value-type="string">
                <text:p>15:45:08</text:p>
              </table:table-cell>
              <table:table-cell office:value-type="float" office:value="0.035747">
                <text:p>0.035747</text:p>
              </table:table-cell>
            </table:table-row>
            <table:table-row>
              <table:table-cell office:value-type="string">
                <text:p>15:45:09</text:p>
              </table:table-cell>
              <table:table-cell office:value-type="float" office:value="0.105734">
                <text:p>0.105734</text:p>
              </table:table-cell>
            </table:table-row>
            <table:table-row>
              <table:table-cell office:value-type="string">
                <text:p>15:45:10</text:p>
              </table:table-cell>
              <table:table-cell office:value-type="float" office:value="0.054613">
                <text:p>0.054613</text:p>
              </table:table-cell>
            </table:table-row>
            <table:table-row>
              <table:table-cell office:value-type="string">
                <text:p>15:45:11</text:p>
              </table:table-cell>
              <table:table-cell office:value-type="float" office:value="0.564684">
                <text:p>0.564684</text:p>
              </table:table-cell>
            </table:table-row>
            <table:table-row>
              <table:table-cell office:value-type="string">
                <text:p>15:45:12</text:p>
              </table:table-cell>
              <table:table-cell office:value-type="float" office:value="0.052674">
                <text:p>0.052674</text:p>
              </table:table-cell>
            </table:table-row>
            <table:table-row>
              <table:table-cell office:value-type="string">
                <text:p>15:45:13</text:p>
              </table:table-cell>
              <table:table-cell office:value-type="float" office:value="0.301948">
                <text:p>0.301948</text:p>
              </table:table-cell>
            </table:table-row>
            <table:table-row>
              <table:table-cell office:value-type="string">
                <text:p>15:45:14</text:p>
              </table:table-cell>
              <table:table-cell office:value-type="float" office:value="0.059421">
                <text:p>0.059421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.349591">
                <text:p>0.349591</text:p>
              </table:table-cell>
            </table:table-row>
            <table:table-row>
              <table:table-cell office:value-type="string">
                <text:p>15:45:16</text:p>
              </table:table-cell>
              <table:table-cell office:value-type="float" office:value="0.568983">
                <text:p>0.568983</text:p>
              </table:table-cell>
            </table:table-row>
            <table:table-row>
              <table:table-cell office:value-type="string">
                <text:p>15:45:17</text:p>
              </table:table-cell>
              <table:table-cell office:value-type="float" office:value="0.158033">
                <text:p>0.158033</text:p>
              </table:table-cell>
            </table:table-row>
            <table:table-row>
              <table:table-cell office:value-type="string">
                <text:p>15:45:18</text:p>
              </table:table-cell>
              <table:table-cell office:value-type="float" office:value="0.051536">
                <text:p>0.051536</text:p>
              </table:table-cell>
            </table:table-row>
            <table:table-row>
              <table:table-cell office:value-type="string">
                <text:p>15:45:19</text:p>
              </table:table-cell>
              <table:table-cell office:value-type="float" office:value="0.077002">
                <text:p>0.077002</text:p>
              </table:table-cell>
            </table:table-row>
            <table:table-row>
              <table:table-cell office:value-type="string">
                <text:p>15:45:20</text:p>
              </table:table-cell>
              <table:table-cell office:value-type="float" office:value="0.077459">
                <text:p>0.077459</text:p>
              </table:table-cell>
            </table:table-row>
            <table:table-row>
              <table:table-cell office:value-type="string">
                <text:p>15:45:21</text:p>
              </table:table-cell>
              <table:table-cell office:value-type="float" office:value="0.188019">
                <text:p>0.188019</text:p>
              </table:table-cell>
            </table:table-row>
            <table:table-row>
              <table:table-cell office:value-type="string">
                <text:p>15:45:22</text:p>
              </table:table-cell>
              <table:table-cell office:value-type="float" office:value="0.19733">
                <text:p>0.19733</text:p>
              </table:table-cell>
            </table:table-row>
            <table:table-row>
              <table:table-cell office:value-type="string">
                <text:p>15:45:23</text:p>
              </table:table-cell>
              <table:table-cell office:value-type="float" office:value="0.165796">
                <text:p>0.165796</text:p>
              </table:table-cell>
            </table:table-row>
            <table:table-row>
              <table:table-cell office:value-type="string">
                <text:p>15:45:24</text:p>
              </table:table-cell>
              <table:table-cell office:value-type="float" office:value="0.175944">
                <text:p>0.175944</text:p>
              </table:table-cell>
            </table:table-row>
            <table:table-row>
              <table:table-cell office:value-type="string">
                <text:p>15:45:25</text:p>
              </table:table-cell>
              <table:table-cell office:value-type="float" office:value="0.102754">
                <text:p>0.102754</text:p>
              </table:table-cell>
            </table:table-row>
            <table:table-row>
              <table:table-cell office:value-type="string">
                <text:p>15:45:26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15:45:27</text:p>
              </table:table-cell>
              <table:table-cell office:value-type="float" office:value="0.185531">
                <text:p>0.185531</text:p>
              </table:table-cell>
            </table:table-row>
            <table:table-row>
              <table:table-cell office:value-type="string">
                <text:p>15:45:28</text:p>
              </table:table-cell>
              <table:table-cell office:value-type="float" office:value="0.15345">
                <text:p>0.15345</text:p>
              </table:table-cell>
            </table:table-row>
            <table:table-row>
              <table:table-cell office:value-type="string">
                <text:p>15:45:29</text:p>
              </table:table-cell>
              <table:table-cell office:value-type="float" office:value="0.491889">
                <text:p>0.491889</text:p>
              </table:table-cell>
            </table:table-row>
            <table:table-row>
              <table:table-cell office:value-type="string">
                <text:p>15:45:30</text:p>
              </table:table-cell>
              <table:table-cell office:value-type="float" office:value="0.104621">
                <text:p>0.104621</text:p>
              </table:table-cell>
            </table:table-row>
            <table:table-row>
              <table:table-cell office:value-type="string">
                <text:p>15:45:31</text:p>
              </table:table-cell>
              <table:table-cell office:value-type="float" office:value="0.210698">
                <text:p>0.210698</text:p>
              </table:table-cell>
            </table:table-row>
            <table:table-row>
              <table:table-cell office:value-type="string">
                <text:p>15:45:32</text:p>
              </table:table-cell>
              <table:table-cell office:value-type="float" office:value="0.036505">
                <text:p>0.036505</text:p>
              </table:table-cell>
            </table:table-row>
            <table:table-row>
              <table:table-cell office:value-type="string">
                <text:p>15:45:33</text:p>
              </table:table-cell>
              <table:table-cell office:value-type="float" office:value="0.110139">
                <text:p>0.110139</text:p>
              </table:table-cell>
            </table:table-row>
            <table:table-row>
              <table:table-cell office:value-type="string">
                <text:p>15:45:34</text:p>
              </table:table-cell>
              <table:table-cell office:value-type="float" office:value="0.510289">
                <text:p>0.510289</text:p>
              </table:table-cell>
            </table:table-row>
            <table:table-row>
              <table:table-cell office:value-type="string">
                <text:p>15:45:35</text:p>
              </table:table-cell>
              <table:table-cell office:value-type="float" office:value="0.242426">
                <text:p>0.242426</text:p>
              </table:table-cell>
            </table:table-row>
            <table:table-row>
              <table:table-cell office:value-type="string">
                <text:p>15:45:36</text:p>
              </table:table-cell>
              <table:table-cell office:value-type="float" office:value="0.131053">
                <text:p>0.131053</text:p>
              </table:table-cell>
            </table:table-row>
            <table:table-row>
              <table:table-cell office:value-type="string">
                <text:p>15:45:37</text:p>
              </table:table-cell>
              <table:table-cell office:value-type="float" office:value="0.137584">
                <text:p>0.137584</text:p>
              </table:table-cell>
            </table:table-row>
            <table:table-row>
              <table:table-cell office:value-type="string">
                <text:p>15:45:38</text:p>
              </table:table-cell>
              <table:table-cell office:value-type="float" office:value="0.04489">
                <text:p>0.04489</text:p>
              </table:table-cell>
            </table:table-row>
            <table:table-row>
              <table:table-cell office:value-type="string">
                <text:p>15:45:39</text:p>
              </table:table-cell>
              <table:table-cell office:value-type="float" office:value="0.176145">
                <text:p>0.176145</text:p>
              </table:table-cell>
            </table:table-row>
            <table:table-row>
              <table:table-cell office:value-type="string">
                <text:p>15:45:40</text:p>
              </table:table-cell>
              <table:table-cell office:value-type="float" office:value="0.042082">
                <text:p>0.042082</text:p>
              </table:table-cell>
            </table:table-row>
            <table:table-row>
              <table:table-cell office:value-type="string">
                <text:p>15:45:41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15:45:42</text:p>
              </table:table-cell>
              <table:table-cell office:value-type="float" office:value="0.215241">
                <text:p>0.215241</text:p>
              </table:table-cell>
            </table:table-row>
            <table:table-row>
              <table:table-cell office:value-type="string">
                <text:p>15:45:43</text:p>
              </table:table-cell>
              <table:table-cell office:value-type="float" office:value="0.323991">
                <text:p>0.323991</text:p>
              </table:table-cell>
            </table:table-row>
            <table:table-row>
              <table:table-cell office:value-type="string">
                <text:p>15:45:44</text:p>
              </table:table-cell>
              <table:table-cell office:value-type="float" office:value="0.237506">
                <text:p>0.237506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.163422">
                <text:p>0.163422</text:p>
              </table:table-cell>
            </table:table-row>
            <table:table-row>
              <table:table-cell office:value-type="string">
                <text:p>15:45:46</text:p>
              </table:table-cell>
              <table:table-cell office:value-type="float" office:value="0.360268">
                <text:p>0.360268</text:p>
              </table:table-cell>
            </table:table-row>
            <table:table-row>
              <table:table-cell office:value-type="string">
                <text:p>15:45:47</text:p>
              </table:table-cell>
              <table:table-cell office:value-type="float" office:value="0.200465">
                <text:p>0.200465</text:p>
              </table:table-cell>
            </table:table-row>
            <table:table-row>
              <table:table-cell office:value-type="string">
                <text:p>15:45:48</text:p>
              </table:table-cell>
              <table:table-cell office:value-type="float" office:value="0.274075">
                <text:p>0.274075</text:p>
              </table:table-cell>
            </table:table-row>
            <table:table-row>
              <table:table-cell office:value-type="string">
                <text:p>15:45:49</text:p>
              </table:table-cell>
              <table:table-cell office:value-type="float" office:value="0.144286">
                <text:p>0.144286</text:p>
              </table:table-cell>
            </table:table-row>
            <table:table-row>
              <table:table-cell office:value-type="string">
                <text:p>15:45:50</text:p>
              </table:table-cell>
              <table:table-cell office:value-type="float" office:value="0.186445">
                <text:p>0.186445</text:p>
              </table:table-cell>
            </table:table-row>
            <table:table-row>
              <table:table-cell office:value-type="string">
                <text:p>15:45:51</text:p>
              </table:table-cell>
              <table:table-cell office:value-type="float" office:value="0.125983">
                <text:p>0.125983</text:p>
              </table:table-cell>
            </table:table-row>
            <table:table-row>
              <table:table-cell office:value-type="string">
                <text:p>15:45:52</text:p>
              </table:table-cell>
              <table:table-cell office:value-type="float" office:value="0.060172">
                <text:p>0.060172</text:p>
              </table:table-cell>
            </table:table-row>
            <table:table-row>
              <table:table-cell office:value-type="string">
                <text:p>15:45:53</text:p>
              </table:table-cell>
              <table:table-cell office:value-type="float" office:value="0.098292">
                <text:p>0.098292</text:p>
              </table:table-cell>
            </table:table-row>
            <table:table-row>
              <table:table-cell office:value-type="string">
                <text:p>15:45:54</text:p>
              </table:table-cell>
              <table:table-cell office:value-type="float" office:value="0.290168">
                <text:p>0.290168</text:p>
              </table:table-cell>
            </table:table-row>
            <table:table-row>
              <table:table-cell office:value-type="string">
                <text:p>15:45:55</text:p>
              </table:table-cell>
              <table:table-cell office:value-type="float" office:value="0.103316">
                <text:p>0.103316</text:p>
              </table:table-cell>
            </table:table-row>
            <table:table-row>
              <table:table-cell office:value-type="string">
                <text:p>15:45:56</text:p>
              </table:table-cell>
              <table:table-cell office:value-type="float" office:value="0.153576">
                <text:p>0.153576</text:p>
              </table:table-cell>
            </table:table-row>
            <table:table-row>
              <table:table-cell office:value-type="string">
                <text:p>15:45:57</text:p>
              </table:table-cell>
              <table:table-cell office:value-type="float" office:value="0.195118">
                <text:p>0.195118</text:p>
              </table:table-cell>
            </table:table-row>
            <table:table-row>
              <table:table-cell office:value-type="string">
                <text:p>15:45:58</text:p>
              </table:table-cell>
              <table:table-cell office:value-type="float" office:value="0.054262">
                <text:p>0.054262</text:p>
              </table:table-cell>
            </table:table-row>
            <table:table-row>
              <table:table-cell office:value-type="string">
                <text:p>15:45:59</text:p>
              </table:table-cell>
              <table:table-cell office:value-type="float" office:value="0.19633">
                <text:p>0.19633</text:p>
              </table:table-cell>
            </table:table-row>
            <table:table-row>
              <table:table-cell office:value-type="string">
                <text:p>15:46:00</text:p>
              </table:table-cell>
              <table:table-cell office:value-type="float" office:value="0.710388">
                <text:p>0.710388</text:p>
              </table:table-cell>
            </table:table-row>
            <table:table-row>
              <table:table-cell office:value-type="string">
                <text:p>15:46:01</text:p>
              </table:table-cell>
              <table:table-cell office:value-type="float" office:value="0.279737">
                <text:p>0.279737</text:p>
              </table:table-cell>
            </table:table-row>
            <table:table-row>
              <table:table-cell office:value-type="string">
                <text:p>15:46:02</text:p>
              </table:table-cell>
              <table:table-cell office:value-type="float" office:value="0.180209">
                <text:p>0.180209</text:p>
              </table:table-cell>
            </table:table-row>
            <table:table-row>
              <table:table-cell office:value-type="string">
                <text:p>15:46:03</text:p>
              </table:table-cell>
              <table:table-cell office:value-type="float" office:value="1.460945">
                <text:p>1.460945</text:p>
              </table:table-cell>
            </table:table-row>
            <table:table-row>
              <table:table-cell office:value-type="string">
                <text:p>15:46:04</text:p>
              </table:table-cell>
              <table:table-cell office:value-type="float" office:value="0.530518">
                <text:p>0.530518</text:p>
              </table:table-cell>
            </table:table-row>
            <table:table-row>
              <table:table-cell office:value-type="string">
                <text:p>15:46:05</text:p>
              </table:table-cell>
              <table:table-cell office:value-type="float" office:value="0.063056">
                <text:p>0.063056</text:p>
              </table:table-cell>
            </table:table-row>
            <table:table-row>
              <table:table-cell office:value-type="string">
                <text:p>15:46:06</text:p>
              </table:table-cell>
              <table:table-cell office:value-type="float" office:value="0.092259">
                <text:p>0.092259</text:p>
              </table:table-cell>
            </table:table-row>
            <table:table-row>
              <table:table-cell office:value-type="string">
                <text:p>15:46:07</text:p>
              </table:table-cell>
              <table:table-cell office:value-type="float" office:value="0.130073">
                <text:p>0.130073</text:p>
              </table:table-cell>
            </table:table-row>
            <table:table-row>
              <table:table-cell office:value-type="string">
                <text:p>15:46:08</text:p>
              </table:table-cell>
              <table:table-cell office:value-type="float" office:value="0.238678">
                <text:p>0.238678</text:p>
              </table:table-cell>
            </table:table-row>
            <table:table-row>
              <table:table-cell office:value-type="string">
                <text:p>15:46:09</text:p>
              </table:table-cell>
              <table:table-cell office:value-type="float" office:value="0.143934">
                <text:p>0.143934</text:p>
              </table:table-cell>
            </table:table-row>
            <table:table-row>
              <table:table-cell office:value-type="string">
                <text:p>15:46:10</text:p>
              </table:table-cell>
              <table:table-cell office:value-type="float" office:value="0.050812">
                <text:p>0.050812</text:p>
              </table:table-cell>
            </table:table-row>
            <table:table-row>
              <table:table-cell office:value-type="string">
                <text:p>15:46:11</text:p>
              </table:table-cell>
              <table:table-cell office:value-type="float" office:value="0.114848">
                <text:p>0.114848</text:p>
              </table:table-cell>
            </table:table-row>
            <table:table-row>
              <table:table-cell office:value-type="string">
                <text:p>15:46:12</text:p>
              </table:table-cell>
              <table:table-cell office:value-type="float" office:value="0.313552">
                <text:p>0.313552</text:p>
              </table:table-cell>
            </table:table-row>
            <table:table-row>
              <table:table-cell office:value-type="string">
                <text:p>15:46:13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5:46:14</text:p>
              </table:table-cell>
              <table:table-cell office:value-type="float" office:value="0.109297">
                <text:p>0.109297</text:p>
              </table:table-cell>
            </table:table-row>
            <table:table-row>
              <table:table-cell office:value-type="string">
                <text:p>15:46:15</text:p>
              </table:table-cell>
              <table:table-cell office:value-type="float" office:value="0.188573">
                <text:p>0.188573</text:p>
              </table:table-cell>
            </table:table-row>
            <table:table-row>
              <table:table-cell office:value-type="string">
                <text:p>15:46:16</text:p>
              </table:table-cell>
              <table:table-cell office:value-type="float" office:value="0.232575">
                <text:p>0.232575</text:p>
              </table:table-cell>
            </table:table-row>
            <table:table-row>
              <table:table-cell office:value-type="string">
                <text:p>15:46:18</text:p>
              </table:table-cell>
              <table:table-cell office:value-type="float" office:value="0.270786">
                <text:p>0.270786</text:p>
              </table:table-cell>
            </table:table-row>
            <table:table-row>
              <table:table-cell office:value-type="string">
                <text:p>15:46:19</text:p>
              </table:table-cell>
              <table:table-cell office:value-type="float" office:value="0.378378">
                <text:p>0.378378</text:p>
              </table:table-cell>
            </table:table-row>
            <table:table-row>
              <table:table-cell office:value-type="string">
                <text:p>15:46:20</text:p>
              </table:table-cell>
              <table:table-cell office:value-type="float" office:value="0.638179">
                <text:p>0.638179</text:p>
              </table:table-cell>
            </table:table-row>
            <table:table-row>
              <table:table-cell office:value-type="string">
                <text:p>15:46:21</text:p>
              </table:table-cell>
              <table:table-cell office:value-type="float" office:value="0.149835">
                <text:p>0.149835</text:p>
              </table:table-cell>
            </table:table-row>
            <table:table-row>
              <table:table-cell office:value-type="string">
                <text:p>15:46:22</text:p>
              </table:table-cell>
              <table:table-cell office:value-type="float" office:value="0.499107">
                <text:p>0.499107</text:p>
              </table:table-cell>
            </table:table-row>
            <table:table-row>
              <table:table-cell office:value-type="string">
                <text:p>15:46:25</text:p>
              </table:table-cell>
              <table:table-cell office:value-type="float" office:value="0.254874">
                <text:p>0.254874</text:p>
              </table:table-cell>
            </table:table-row>
            <table:table-row>
              <table:table-cell office:value-type="string">
                <text:p>15:46:26</text:p>
              </table:table-cell>
              <table:table-cell office:value-type="float" office:value="0.332798">
                <text:p>0.332798</text:p>
              </table:table-cell>
            </table:table-row>
            <table:table-row>
              <table:table-cell office:value-type="string">
                <text:p>15:46:27</text:p>
              </table:table-cell>
              <table:table-cell office:value-type="float" office:value="0.143346">
                <text:p>0.143346</text:p>
              </table:table-cell>
            </table:table-row>
            <table:table-row>
              <table:table-cell office:value-type="string">
                <text:p>15:46:28</text:p>
              </table:table-cell>
              <table:table-cell office:value-type="float" office:value="0.736469">
                <text:p>0.736469</text:p>
              </table:table-cell>
            </table:table-row>
            <table:table-row>
              <table:table-cell office:value-type="string">
                <text:p>15:46:29</text:p>
              </table:table-cell>
              <table:table-cell office:value-type="float" office:value="1.281026">
                <text:p>1.281026</text:p>
              </table:table-cell>
            </table:table-row>
            <table:table-row>
              <table:table-cell office:value-type="string">
                <text:p>15:46:30</text:p>
              </table:table-cell>
              <table:table-cell office:value-type="float" office:value="0.230053">
                <text:p>0.230053</text:p>
              </table:table-cell>
            </table:table-row>
            <table:table-row>
              <table:table-cell office:value-type="string">
                <text:p>15:46:31</text:p>
              </table:table-cell>
              <table:table-cell office:value-type="float" office:value="0.532948">
                <text:p>0.532948</text:p>
              </table:table-cell>
            </table:table-row>
            <table:table-row>
              <table:table-cell office:value-type="string">
                <text:p>15:46:32</text:p>
              </table:table-cell>
              <table:table-cell office:value-type="float" office:value="1.229014">
                <text:p>1.229014</text:p>
              </table:table-cell>
            </table:table-row>
            <table:table-row>
              <table:table-cell office:value-type="string">
                <text:p>15:46:33</text:p>
              </table:table-cell>
              <table:table-cell office:value-type="float" office:value="1.399514">
                <text:p>1.399514</text:p>
              </table:table-cell>
            </table:table-row>
            <table:table-row>
              <table:table-cell office:value-type="string">
                <text:p>15:46:34</text:p>
              </table:table-cell>
              <table:table-cell office:value-type="float" office:value="0.915265">
                <text:p>0.915265</text:p>
              </table:table-cell>
            </table:table-row>
            <table:table-row>
              <table:table-cell office:value-type="string">
                <text:p>15:46:35</text:p>
              </table:table-cell>
              <table:table-cell office:value-type="float" office:value="0.206127">
                <text:p>0.206127</text:p>
              </table:table-cell>
            </table:table-row>
            <table:table-row>
              <table:table-cell office:value-type="string">
                <text:p>15:46:36</text:p>
              </table:table-cell>
              <table:table-cell office:value-type="float" office:value="0.768486">
                <text:p>0.768486</text:p>
              </table:table-cell>
            </table:table-row>
            <table:table-row>
              <table:table-cell office:value-type="string">
                <text:p>15:46:37</text:p>
              </table:table-cell>
              <table:table-cell office:value-type="float" office:value="2.047344">
                <text:p>2.047344</text:p>
              </table:table-cell>
            </table:table-row>
            <table:table-row>
              <table:table-cell office:value-type="string">
                <text:p>15:46:38</text:p>
              </table:table-cell>
              <table:table-cell office:value-type="float" office:value="3.263142">
                <text:p>3.263142</text:p>
              </table:table-cell>
            </table:table-row>
            <table:table-row>
              <table:table-cell office:value-type="string">
                <text:p>15:46:39</text:p>
              </table:table-cell>
              <table:table-cell office:value-type="float" office:value="3.158985">
                <text:p>3.158985</text:p>
              </table:table-cell>
            </table:table-row>
            <table:table-row>
              <table:table-cell office:value-type="string">
                <text:p>15:46:40</text:p>
              </table:table-cell>
              <table:table-cell office:value-type="float" office:value="1.573554">
                <text:p>1.573554</text:p>
              </table:table-cell>
            </table:table-row>
            <table:table-row>
              <table:table-cell office:value-type="string">
                <text:p>15:46:41</text:p>
              </table:table-cell>
              <table:table-cell office:value-type="float" office:value="0.296053">
                <text:p>0.296053</text:p>
              </table:table-cell>
            </table:table-row>
            <table:table-row>
              <table:table-cell office:value-type="string">
                <text:p>15:46:42</text:p>
              </table:table-cell>
              <table:table-cell office:value-type="float" office:value="0.991369">
                <text:p>0.991369</text:p>
              </table:table-cell>
            </table:table-row>
            <table:table-row>
              <table:table-cell office:value-type="string">
                <text:p>15:46:43</text:p>
              </table:table-cell>
              <table:table-cell office:value-type="float" office:value="2.316308">
                <text:p>2.316308</text:p>
              </table:table-cell>
            </table:table-row>
            <table:table-row>
              <table:table-cell office:value-type="string">
                <text:p>15:46:44</text:p>
              </table:table-cell>
              <table:table-cell office:value-type="float" office:value="1.695302">
                <text:p>1.695302</text:p>
              </table:table-cell>
            </table:table-row>
            <table:table-row>
              <table:table-cell office:value-type="string">
                <text:p>15:46:45</text:p>
              </table:table-cell>
              <table:table-cell office:value-type="float" office:value="0.34498">
                <text:p>0.34498</text:p>
              </table:table-cell>
            </table:table-row>
            <table:table-row>
              <table:table-cell office:value-type="string">
                <text:p>15:46:46</text:p>
              </table:table-cell>
              <table:table-cell office:value-type="float" office:value="0.985662">
                <text:p>0.985662</text:p>
              </table:table-cell>
            </table:table-row>
            <table:table-row>
              <table:table-cell office:value-type="string">
                <text:p>15:46:47</text:p>
              </table:table-cell>
              <table:table-cell office:value-type="float" office:value="1.20687">
                <text:p>1.20687</text:p>
              </table:table-cell>
            </table:table-row>
            <table:table-row>
              <table:table-cell office:value-type="string">
                <text:p>15:46:48</text:p>
              </table:table-cell>
              <table:table-cell office:value-type="float" office:value="0.93887">
                <text:p>0.93887</text:p>
              </table:table-cell>
            </table:table-row>
            <table:table-row>
              <table:table-cell office:value-type="string">
                <text:p>15:46:49</text:p>
              </table:table-cell>
              <table:table-cell office:value-type="float" office:value="0.67332">
                <text:p>0.67332</text:p>
              </table:table-cell>
            </table:table-row>
            <table:table-row>
              <table:table-cell office:value-type="string">
                <text:p>15:46:50</text:p>
              </table:table-cell>
              <table:table-cell office:value-type="float" office:value="0.613215">
                <text:p>0.613215</text:p>
              </table:table-cell>
            </table:table-row>
            <table:table-row>
              <table:table-cell office:value-type="string">
                <text:p>15:46:51</text:p>
              </table:table-cell>
              <table:table-cell office:value-type="float" office:value="0.465203">
                <text:p>0.465203</text:p>
              </table:table-cell>
            </table:table-row>
            <table:table-row>
              <table:table-cell office:value-type="string">
                <text:p>15:46:52</text:p>
              </table:table-cell>
              <table:table-cell office:value-type="float" office:value="0.855922">
                <text:p>0.855922</text:p>
              </table:table-cell>
            </table:table-row>
            <table:table-row>
              <table:table-cell office:value-type="string">
                <text:p>15:46:53</text:p>
              </table:table-cell>
              <table:table-cell office:value-type="float" office:value="0.528493">
                <text:p>0.528493</text:p>
              </table:table-cell>
            </table:table-row>
            <table:table-row>
              <table:table-cell office:value-type="string">
                <text:p>15:46:54</text:p>
              </table:table-cell>
              <table:table-cell office:value-type="float" office:value="0.260607">
                <text:p>0.260607</text:p>
              </table:table-cell>
            </table:table-row>
            <table:table-row>
              <table:table-cell office:value-type="string">
                <text:p>15:46:55</text:p>
              </table:table-cell>
              <table:table-cell office:value-type="float" office:value="1.199113">
                <text:p>1.199113</text:p>
              </table:table-cell>
            </table:table-row>
            <table:table-row>
              <table:table-cell office:value-type="string">
                <text:p>15:46:56</text:p>
              </table:table-cell>
              <table:table-cell office:value-type="float" office:value="1.082285">
                <text:p>1.082285</text:p>
              </table:table-cell>
            </table:table-row>
            <table:table-row>
              <table:table-cell office:value-type="string">
                <text:p>15:46:57</text:p>
              </table:table-cell>
              <table:table-cell office:value-type="float" office:value="0.443995">
                <text:p>0.443995</text:p>
              </table:table-cell>
            </table:table-row>
            <table:table-row>
              <table:table-cell office:value-type="string">
                <text:p>15:46:58</text:p>
              </table:table-cell>
              <table:table-cell office:value-type="float" office:value="1.006814">
                <text:p>1.006814</text:p>
              </table:table-cell>
            </table:table-row>
            <table:table-row>
              <table:table-cell office:value-type="string">
                <text:p>15:46:59</text:p>
              </table:table-cell>
              <table:table-cell office:value-type="float" office:value="0.295439">
                <text:p>0.295439</text:p>
              </table:table-cell>
            </table:table-row>
            <table:table-row>
              <table:table-cell office:value-type="string">
                <text:p>15:47:00</text:p>
              </table:table-cell>
              <table:table-cell office:value-type="float" office:value="0.568754">
                <text:p>0.568754</text:p>
              </table:table-cell>
            </table:table-row>
            <table:table-row>
              <table:table-cell office:value-type="string">
                <text:p>15:47:01</text:p>
              </table:table-cell>
              <table:table-cell office:value-type="float" office:value="1.181047">
                <text:p>1.181047</text:p>
              </table:table-cell>
            </table:table-row>
            <table:table-row>
              <table:table-cell office:value-type="string">
                <text:p>15:47:02</text:p>
              </table:table-cell>
              <table:table-cell office:value-type="float" office:value="0.749186">
                <text:p>0.749186</text:p>
              </table:table-cell>
            </table:table-row>
            <table:table-row>
              <table:table-cell office:value-type="string">
                <text:p>15:47:03</text:p>
              </table:table-cell>
              <table:table-cell office:value-type="float" office:value="0.505065">
                <text:p>0.505065</text:p>
              </table:table-cell>
            </table:table-row>
            <table:table-row>
              <table:table-cell office:value-type="string">
                <text:p>15:47:04</text:p>
              </table:table-cell>
              <table:table-cell office:value-type="float" office:value="0.324525">
                <text:p>0.324525</text:p>
              </table:table-cell>
            </table:table-row>
            <table:table-row>
              <table:table-cell office:value-type="string">
                <text:p>15:47:05</text:p>
              </table:table-cell>
              <table:table-cell office:value-type="float" office:value="3.373597">
                <text:p>3.373597</text:p>
              </table:table-cell>
            </table:table-row>
            <table:table-row>
              <table:table-cell office:value-type="string">
                <text:p>15:47:06</text:p>
              </table:table-cell>
              <table:table-cell office:value-type="float" office:value="4.505942">
                <text:p>4.505942</text:p>
              </table:table-cell>
            </table:table-row>
            <table:table-row>
              <table:table-cell office:value-type="string">
                <text:p>15:47:07</text:p>
              </table:table-cell>
              <table:table-cell office:value-type="float" office:value="2.727518">
                <text:p>2.727518</text:p>
              </table:table-cell>
            </table:table-row>
            <table:table-row>
              <table:table-cell office:value-type="string">
                <text:p>15:47:08</text:p>
              </table:table-cell>
              <table:table-cell office:value-type="float" office:value="1.861247">
                <text:p>1.861247</text:p>
              </table:table-cell>
            </table:table-row>
            <table:table-row>
              <table:table-cell office:value-type="string">
                <text:p>15:47:09</text:p>
              </table:table-cell>
              <table:table-cell office:value-type="float" office:value="0.63571">
                <text:p>0.63571</text:p>
              </table:table-cell>
            </table:table-row>
            <table:table-row>
              <table:table-cell office:value-type="string">
                <text:p>15:47:10</text:p>
              </table:table-cell>
              <table:table-cell office:value-type="float" office:value="0.652981">
                <text:p>0.652981</text:p>
              </table:table-cell>
            </table:table-row>
            <table:table-row>
              <table:table-cell office:value-type="string">
                <text:p>15:47:11</text:p>
              </table:table-cell>
              <table:table-cell office:value-type="float" office:value="0.169826">
                <text:p>0.169826</text:p>
              </table:table-cell>
            </table:table-row>
            <table:table-row>
              <table:table-cell office:value-type="string">
                <text:p>15:47:12</text:p>
              </table:table-cell>
              <table:table-cell office:value-type="float" office:value="0.248999">
                <text:p>0.248999</text:p>
              </table:table-cell>
            </table:table-row>
            <table:table-row>
              <table:table-cell office:value-type="string">
                <text:p>15:47:13</text:p>
              </table:table-cell>
              <table:table-cell office:value-type="float" office:value="2.235449">
                <text:p>2.235449</text:p>
              </table:table-cell>
            </table:table-row>
            <table:table-row>
              <table:table-cell office:value-type="string">
                <text:p>15:47:14</text:p>
              </table:table-cell>
              <table:table-cell office:value-type="float" office:value="0.251123">
                <text:p>0.251123</text:p>
              </table:table-cell>
            </table:table-row>
            <table:table-row>
              <table:table-cell office:value-type="string">
                <text:p>15:47:15</text:p>
              </table:table-cell>
              <table:table-cell office:value-type="float" office:value="0.298473">
                <text:p>0.298473</text:p>
              </table:table-cell>
            </table:table-row>
            <table:table-row>
              <table:table-cell office:value-type="string">
                <text:p>15:47:16</text:p>
              </table:table-cell>
              <table:table-cell office:value-type="float" office:value="0.387562">
                <text:p>0.387562</text:p>
              </table:table-cell>
            </table:table-row>
            <table:table-row>
              <table:table-cell office:value-type="string">
                <text:p>15:47:17</text:p>
              </table:table-cell>
              <table:table-cell office:value-type="float" office:value="0.081142">
                <text:p>0.081142</text:p>
              </table:table-cell>
            </table:table-row>
            <table:table-row>
              <table:table-cell office:value-type="string">
                <text:p>15:47:18</text:p>
              </table:table-cell>
              <table:table-cell office:value-type="float" office:value="1.927067">
                <text:p>1.927067</text:p>
              </table:table-cell>
            </table:table-row>
            <table:table-row>
              <table:table-cell office:value-type="string">
                <text:p>15:47:19</text:p>
              </table:table-cell>
              <table:table-cell office:value-type="float" office:value="0.391353">
                <text:p>0.391353</text:p>
              </table:table-cell>
            </table:table-row>
            <table:table-row>
              <table:table-cell office:value-type="string">
                <text:p>15:47:20</text:p>
              </table:table-cell>
              <table:table-cell office:value-type="float" office:value="0.259408">
                <text:p>0.259408</text:p>
              </table:table-cell>
            </table:table-row>
            <table:table-row>
              <table:table-cell office:value-type="string">
                <text:p>15:47:21</text:p>
              </table:table-cell>
              <table:table-cell office:value-type="float" office:value="0.414327">
                <text:p>0.414327</text:p>
              </table:table-cell>
            </table:table-row>
            <table:table-row>
              <table:table-cell office:value-type="string">
                <text:p>15:47:22</text:p>
              </table:table-cell>
              <table:table-cell office:value-type="float" office:value="0.196027">
                <text:p>0.196027</text:p>
              </table:table-cell>
            </table:table-row>
            <table:table-row>
              <table:table-cell office:value-type="string">
                <text:p>15:47:23</text:p>
              </table:table-cell>
              <table:table-cell office:value-type="float" office:value="0.17813">
                <text:p>0.17813</text:p>
              </table:table-cell>
            </table:table-row>
            <table:table-row>
              <table:table-cell office:value-type="string">
                <text:p>15:47:24</text:p>
              </table:table-cell>
              <table:table-cell office:value-type="float" office:value="0.87665">
                <text:p>0.87665</text:p>
              </table:table-cell>
            </table:table-row>
            <table:table-row>
              <table:table-cell office:value-type="string">
                <text:p>15:47:25</text:p>
              </table:table-cell>
              <table:table-cell office:value-type="float" office:value="1.1649">
                <text:p>1.1649</text:p>
              </table:table-cell>
            </table:table-row>
            <table:table-row>
              <table:table-cell office:value-type="string">
                <text:p>15:47:26</text:p>
              </table:table-cell>
              <table:table-cell office:value-type="float" office:value="0.423507">
                <text:p>0.423507</text:p>
              </table:table-cell>
            </table:table-row>
            <table:table-row>
              <table:table-cell office:value-type="string">
                <text:p>15:47:27</text:p>
              </table:table-cell>
              <table:table-cell office:value-type="float" office:value="0.166514">
                <text:p>0.166514</text:p>
              </table:table-cell>
            </table:table-row>
            <table:table-row>
              <table:table-cell office:value-type="string">
                <text:p>15:47:28</text:p>
              </table:table-cell>
              <table:table-cell office:value-type="float" office:value="0.536599">
                <text:p>0.536599</text:p>
              </table:table-cell>
            </table:table-row>
            <table:table-row>
              <table:table-cell office:value-type="string">
                <text:p>15:47:29</text:p>
              </table:table-cell>
              <table:table-cell office:value-type="float" office:value="0.286687">
                <text:p>0.286687</text:p>
              </table:table-cell>
            </table:table-row>
            <table:table-row>
              <table:table-cell office:value-type="string">
                <text:p>15:47:30</text:p>
              </table:table-cell>
              <table:table-cell office:value-type="float" office:value="1.006715">
                <text:p>1.006715</text:p>
              </table:table-cell>
            </table:table-row>
            <table:table-row>
              <table:table-cell office:value-type="string">
                <text:p>15:47:31</text:p>
              </table:table-cell>
              <table:table-cell office:value-type="float" office:value="2.375051">
                <text:p>2.375051</text:p>
              </table:table-cell>
            </table:table-row>
            <table:table-row>
              <table:table-cell office:value-type="string">
                <text:p>15:47:32</text:p>
              </table:table-cell>
              <table:table-cell office:value-type="float" office:value="3.357943">
                <text:p>3.357943</text:p>
              </table:table-cell>
            </table:table-row>
            <table:table-row>
              <table:table-cell office:value-type="string">
                <text:p>15:47:33</text:p>
              </table:table-cell>
              <table:table-cell office:value-type="float" office:value="1.727015">
                <text:p>1.727015</text:p>
              </table:table-cell>
            </table:table-row>
            <table:table-row>
              <table:table-cell office:value-type="string">
                <text:p>15:47:34</text:p>
              </table:table-cell>
              <table:table-cell office:value-type="float" office:value="0.840571">
                <text:p>0.840571</text:p>
              </table:table-cell>
            </table:table-row>
            <table:table-row>
              <table:table-cell office:value-type="string">
                <text:p>15:47:35</text:p>
              </table:table-cell>
              <table:table-cell office:value-type="float" office:value="1.793249">
                <text:p>1.793249</text:p>
              </table:table-cell>
            </table:table-row>
            <table:table-row>
              <table:table-cell office:value-type="string">
                <text:p>15:47:36</text:p>
              </table:table-cell>
              <table:table-cell office:value-type="float" office:value="4.163327">
                <text:p>4.163327</text:p>
              </table:table-cell>
            </table:table-row>
            <table:table-row>
              <table:table-cell office:value-type="string">
                <text:p>15:47:37</text:p>
              </table:table-cell>
              <table:table-cell office:value-type="float" office:value="7.297858">
                <text:p>7.297858</text:p>
              </table:table-cell>
            </table:table-row>
            <table:table-row>
              <table:table-cell office:value-type="string">
                <text:p>15:47:38</text:p>
              </table:table-cell>
              <table:table-cell office:value-type="float" office:value="4.760777">
                <text:p>4.760777</text:p>
              </table:table-cell>
            </table:table-row>
            <table:table-row>
              <table:table-cell office:value-type="string">
                <text:p>15:47:39</text:p>
              </table:table-cell>
              <table:table-cell office:value-type="float" office:value="7.084128">
                <text:p>7.084128</text:p>
              </table:table-cell>
            </table:table-row>
            <table:table-row>
              <table:table-cell office:value-type="string">
                <text:p>15:47:40</text:p>
              </table:table-cell>
              <table:table-cell office:value-type="float" office:value="7.915721">
                <text:p>7.915721</text:p>
              </table:table-cell>
            </table:table-row>
            <table:table-row>
              <table:table-cell office:value-type="string">
                <text:p>15:47:41</text:p>
              </table:table-cell>
              <table:table-cell office:value-type="float" office:value="0.882382">
                <text:p>0.882382</text:p>
              </table:table-cell>
            </table:table-row>
            <table:table-row>
              <table:table-cell office:value-type="string">
                <text:p>15:47:42</text:p>
              </table:table-cell>
              <table:table-cell office:value-type="float" office:value="3.299893">
                <text:p>3.299893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4.391922">
                <text:p>4.391922</text:p>
              </table:table-cell>
            </table:table-row>
            <table:table-row>
              <table:table-cell office:value-type="string">
                <text:p>15:47:44</text:p>
              </table:table-cell>
              <table:table-cell office:value-type="float" office:value="1.931105">
                <text:p>1.931105</text:p>
              </table:table-cell>
            </table:table-row>
            <table:table-row>
              <table:table-cell office:value-type="string">
                <text:p>15:47:45</text:p>
              </table:table-cell>
              <table:table-cell office:value-type="float" office:value="1.52016">
                <text:p>1.52016</text:p>
              </table:table-cell>
            </table:table-row>
            <table:table-row>
              <table:table-cell office:value-type="string">
                <text:p>15:47:46</text:p>
              </table:table-cell>
              <table:table-cell office:value-type="float" office:value="1.90503">
                <text:p>1.90503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1.1356">
                <text:p>1.1356</text:p>
              </table:table-cell>
            </table:table-row>
            <table:table-row>
              <table:table-cell office:value-type="string">
                <text:p>15:47:48</text:p>
              </table:table-cell>
              <table:table-cell office:value-type="float" office:value="2.475326">
                <text:p>2.475326</text:p>
              </table:table-cell>
            </table:table-row>
            <table:table-row>
              <table:table-cell office:value-type="string">
                <text:p>15:47:49</text:p>
              </table:table-cell>
              <table:table-cell office:value-type="float" office:value="4.274427">
                <text:p>4.274427</text:p>
              </table:table-cell>
            </table:table-row>
            <table:table-row>
              <table:table-cell office:value-type="string">
                <text:p>15:47:50</text:p>
              </table:table-cell>
              <table:table-cell office:value-type="float" office:value="3.889999">
                <text:p>3.889999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3.033579">
                <text:p>3.033579</text:p>
              </table:table-cell>
            </table:table-row>
            <table:table-row>
              <table:table-cell office:value-type="string">
                <text:p>15:47:52</text:p>
              </table:table-cell>
              <table:table-cell office:value-type="float" office:value="1.524136">
                <text:p>1.524136</text:p>
              </table:table-cell>
            </table:table-row>
            <table:table-row>
              <table:table-cell office:value-type="string">
                <text:p>15:47:53</text:p>
              </table:table-cell>
              <table:table-cell office:value-type="float" office:value="3.053281">
                <text:p>3.053281</text:p>
              </table:table-cell>
            </table:table-row>
            <table:table-row>
              <table:table-cell office:value-type="string">
                <text:p>15:47:54</text:p>
              </table:table-cell>
              <table:table-cell office:value-type="float" office:value="3.416045">
                <text:p>3.416045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5.214909">
                <text:p>5.214909</text:p>
              </table:table-cell>
            </table:table-row>
            <table:table-row>
              <table:table-cell office:value-type="string">
                <text:p>15:47:56</text:p>
              </table:table-cell>
              <table:table-cell office:value-type="float" office:value="11.362988">
                <text:p>11.362988</text:p>
              </table:table-cell>
            </table:table-row>
            <table:table-row>
              <table:table-cell office:value-type="string">
                <text:p>15:47:57</text:p>
              </table:table-cell>
              <table:table-cell office:value-type="float" office:value="1.207434">
                <text:p>1.207434</text:p>
              </table:table-cell>
            </table:table-row>
            <table:table-row>
              <table:table-cell office:value-type="string">
                <text:p>15:47:58</text:p>
              </table:table-cell>
              <table:table-cell office:value-type="float" office:value="5.777953">
                <text:p>5.777953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4.703447">
                <text:p>4.703447</text:p>
              </table:table-cell>
            </table:table-row>
            <table:table-row>
              <table:table-cell office:value-type="string">
                <text:p>15:48:00</text:p>
              </table:table-cell>
              <table:table-cell office:value-type="float" office:value="8.291253">
                <text:p>8.291253</text:p>
              </table:table-cell>
            </table:table-row>
            <table:table-row>
              <table:table-cell office:value-type="string">
                <text:p>15:48:01</text:p>
              </table:table-cell>
              <table:table-cell office:value-type="float" office:value="9.756325">
                <text:p>9.756325</text:p>
              </table:table-cell>
            </table:table-row>
            <table:table-row>
              <table:table-cell office:value-type="string">
                <text:p>15:48:02</text:p>
              </table:table-cell>
              <table:table-cell office:value-type="float" office:value="6.992747">
                <text:p>6.992747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7.567647">
                <text:p>7.567647</text:p>
              </table:table-cell>
            </table:table-row>
            <table:table-row>
              <table:table-cell office:value-type="string">
                <text:p>15:48:04</text:p>
              </table:table-cell>
              <table:table-cell office:value-type="float" office:value="8.298316">
                <text:p>8.298316</text:p>
              </table:table-cell>
            </table:table-row>
            <table:table-row>
              <table:table-cell office:value-type="string">
                <text:p>15:48:05</text:p>
              </table:table-cell>
              <table:table-cell office:value-type="float" office:value="15.12503">
                <text:p>15.12503</text:p>
              </table:table-cell>
            </table:table-row>
            <table:table-row>
              <table:table-cell office:value-type="string">
                <text:p>15:48:06</text:p>
              </table:table-cell>
              <table:table-cell office:value-type="float" office:value="6.007182">
                <text:p>6.007182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5.083048">
                <text:p>5.083048</text:p>
              </table:table-cell>
            </table:table-row>
            <table:table-row>
              <table:table-cell office:value-type="string">
                <text:p>15:48:08</text:p>
              </table:table-cell>
              <table:table-cell office:value-type="float" office:value="3.114945">
                <text:p>3.114945</text:p>
              </table:table-cell>
            </table:table-row>
            <table:table-row>
              <table:table-cell office:value-type="string">
                <text:p>15:48:09</text:p>
              </table:table-cell>
              <table:table-cell office:value-type="float" office:value="2.373126">
                <text:p>2.373126</text:p>
              </table:table-cell>
            </table:table-row>
            <table:table-row>
              <table:table-cell office:value-type="string">
                <text:p>15:48:10</text:p>
              </table:table-cell>
              <table:table-cell office:value-type="float" office:value="1.230705">
                <text:p>1.230705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2.9015">
                <text:p>2.9015</text:p>
              </table:table-cell>
            </table:table-row>
            <table:table-row>
              <table:table-cell office:value-type="string">
                <text:p>15:48:12</text:p>
              </table:table-cell>
              <table:table-cell office:value-type="float" office:value="3.507809">
                <text:p>3.507809</text:p>
              </table:table-cell>
            </table:table-row>
            <table:table-row>
              <table:table-cell office:value-type="string">
                <text:p>15:48:13</text:p>
              </table:table-cell>
              <table:table-cell office:value-type="float" office:value="1.242566">
                <text:p>1.242566</text:p>
              </table:table-cell>
            </table:table-row>
            <table:table-row>
              <table:table-cell office:value-type="string">
                <text:p>15:48:14</text:p>
              </table:table-cell>
              <table:table-cell office:value-type="float" office:value="1.796082">
                <text:p>1.796082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1.349624">
                <text:p>1.349624</text:p>
              </table:table-cell>
            </table:table-row>
            <table:table-row>
              <table:table-cell office:value-type="string">
                <text:p>15:48:16</text:p>
              </table:table-cell>
              <table:table-cell office:value-type="float" office:value="1.88018">
                <text:p>1.88018</text:p>
              </table:table-cell>
            </table:table-row>
            <table:table-row>
              <table:table-cell office:value-type="string">
                <text:p>15:48:17</text:p>
              </table:table-cell>
              <table:table-cell office:value-type="float" office:value="1.602952">
                <text:p>1.602952</text:p>
              </table:table-cell>
            </table:table-row>
            <table:table-row>
              <table:table-cell office:value-type="string">
                <text:p>15:48:18</text:p>
              </table:table-cell>
              <table:table-cell office:value-type="float" office:value="1.811847">
                <text:p>1.811847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1.112811">
                <text:p>1.112811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1.759689">
                <text:p>1.759689</text:p>
              </table:table-cell>
            </table:table-row>
            <table:table-row>
              <table:table-cell office:value-type="string">
                <text:p>15:48:21</text:p>
              </table:table-cell>
              <table:table-cell office:value-type="float" office:value="1.750626">
                <text:p>1.750626</text:p>
              </table:table-cell>
            </table:table-row>
            <table:table-row>
              <table:table-cell office:value-type="string">
                <text:p>15:48:22</text:p>
              </table:table-cell>
              <table:table-cell office:value-type="float" office:value="7.766123">
                <text:p>7.766123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1.998786">
                <text:p>1.998786</text:p>
              </table:table-cell>
            </table:table-row>
            <table:table-row>
              <table:table-cell office:value-type="string">
                <text:p>15:48:24</text:p>
              </table:table-cell>
              <table:table-cell office:value-type="float" office:value="4.366756">
                <text:p>4.366756</text:p>
              </table:table-cell>
            </table:table-row>
            <table:table-row>
              <table:table-cell office:value-type="string">
                <text:p>15:48:25</text:p>
              </table:table-cell>
              <table:table-cell office:value-type="float" office:value="5.005867">
                <text:p>5.005867</text:p>
              </table:table-cell>
            </table:table-row>
            <table:table-row>
              <table:table-cell office:value-type="string">
                <text:p>15:48:26</text:p>
              </table:table-cell>
              <table:table-cell office:value-type="float" office:value="3.668413">
                <text:p>3.668413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3.665449">
                <text:p>3.665449</text:p>
              </table:table-cell>
            </table:table-row>
            <table:table-row>
              <table:table-cell office:value-type="string">
                <text:p>15:48:28</text:p>
              </table:table-cell>
              <table:table-cell office:value-type="float" office:value="4.185394">
                <text:p>4.185394</text:p>
              </table:table-cell>
            </table:table-row>
            <table:table-row>
              <table:table-cell office:value-type="string">
                <text:p>15:48:29</text:p>
              </table:table-cell>
              <table:table-cell office:value-type="float" office:value="4.133702">
                <text:p>4.133702</text:p>
              </table:table-cell>
            </table:table-row>
            <table:table-row>
              <table:table-cell office:value-type="string">
                <text:p>15:48:30</text:p>
              </table:table-cell>
              <table:table-cell office:value-type="float" office:value="2.684745">
                <text:p>2.684745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3.105233">
                <text:p>3.105233</text:p>
              </table:table-cell>
            </table:table-row>
            <table:table-row>
              <table:table-cell office:value-type="string">
                <text:p>15:48:32</text:p>
              </table:table-cell>
              <table:table-cell office:value-type="float" office:value="5.2829">
                <text:p>5.2829</text:p>
              </table:table-cell>
            </table:table-row>
            <table:table-row>
              <table:table-cell office:value-type="string">
                <text:p>15:48:33</text:p>
              </table:table-cell>
              <table:table-cell office:value-type="float" office:value="6.824524">
                <text:p>6.824524</text:p>
              </table:table-cell>
            </table:table-row>
            <table:table-row>
              <table:table-cell office:value-type="string">
                <text:p>15:48:34</text:p>
              </table:table-cell>
              <table:table-cell office:value-type="float" office:value="9.381744">
                <text:p>9.381744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7.556597">
                <text:p>7.556597</text:p>
              </table:table-cell>
            </table:table-row>
            <table:table-row>
              <table:table-cell office:value-type="string">
                <text:p>15:48:36</text:p>
              </table:table-cell>
              <table:table-cell office:value-type="float" office:value="6.699374">
                <text:p>6.699374</text:p>
              </table:table-cell>
            </table:table-row>
            <table:table-row>
              <table:table-cell office:value-type="string">
                <text:p>15:48:37</text:p>
              </table:table-cell>
              <table:table-cell office:value-type="float" office:value="1.946544">
                <text:p>1.946544</text:p>
              </table:table-cell>
            </table:table-row>
            <table:table-row>
              <table:table-cell office:value-type="string">
                <text:p>15:48:38</text:p>
              </table:table-cell>
              <table:table-cell office:value-type="float" office:value="1.369392">
                <text:p>1.369392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3.591651">
                <text:p>3.591651</text:p>
              </table:table-cell>
            </table:table-row>
            <table:table-row>
              <table:table-cell office:value-type="string">
                <text:p>15:48:40</text:p>
              </table:table-cell>
              <table:table-cell office:value-type="float" office:value="7.379521">
                <text:p>7.379521</text:p>
              </table:table-cell>
            </table:table-row>
            <table:table-row>
              <table:table-cell office:value-type="string">
                <text:p>15:48:41</text:p>
              </table:table-cell>
              <table:table-cell office:value-type="float" office:value="13.607723">
                <text:p>13.607723</text:p>
              </table:table-cell>
            </table:table-row>
            <table:table-row>
              <table:table-cell office:value-type="string">
                <text:p>15:48:42</text:p>
              </table:table-cell>
              <table:table-cell office:value-type="float" office:value="6.602721">
                <text:p>6.602721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10.35335">
                <text:p>10.35335</text:p>
              </table:table-cell>
            </table:table-row>
            <table:table-row>
              <table:table-cell office:value-type="string">
                <text:p>15:48:44</text:p>
              </table:table-cell>
              <table:table-cell office:value-type="float" office:value="4.441497">
                <text:p>4.441497</text:p>
              </table:table-cell>
            </table:table-row>
            <table:table-row>
              <table:table-cell office:value-type="string">
                <text:p>15:48:45</text:p>
              </table:table-cell>
              <table:table-cell office:value-type="float" office:value="14.303986">
                <text:p>14.303986</text:p>
              </table:table-cell>
            </table:table-row>
            <table:table-row>
              <table:table-cell office:value-type="string">
                <text:p>15:48:46</text:p>
              </table:table-cell>
              <table:table-cell office:value-type="float" office:value="14.541659">
                <text:p>14.541659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11.720008">
                <text:p>11.720008</text:p>
              </table:table-cell>
            </table:table-row>
            <table:table-row>
              <table:table-cell office:value-type="string">
                <text:p>15:48:48</text:p>
              </table:table-cell>
              <table:table-cell office:value-type="float" office:value="8.839784">
                <text:p>8.839784</text:p>
              </table:table-cell>
            </table:table-row>
            <table:table-row>
              <table:table-cell office:value-type="string">
                <text:p>15:48:49</text:p>
              </table:table-cell>
              <table:table-cell office:value-type="float" office:value="21.261243">
                <text:p>21.261243</text:p>
              </table:table-cell>
            </table:table-row>
            <table:table-row>
              <table:table-cell office:value-type="string">
                <text:p>15:48:50</text:p>
              </table:table-cell>
              <table:table-cell office:value-type="float" office:value="22.974023">
                <text:p>22.974023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9.244769">
                <text:p>9.244769</text:p>
              </table:table-cell>
            </table:table-row>
            <table:table-row>
              <table:table-cell office:value-type="string">
                <text:p>15:48:52</text:p>
              </table:table-cell>
              <table:table-cell office:value-type="float" office:value="12.446547">
                <text:p>12.446547</text:p>
              </table:table-cell>
            </table:table-row>
            <table:table-row>
              <table:table-cell office:value-type="string">
                <text:p>15:48:53</text:p>
              </table:table-cell>
              <table:table-cell office:value-type="float" office:value="10.403221">
                <text:p>10.403221</text:p>
              </table:table-cell>
            </table:table-row>
            <table:table-row>
              <table:table-cell office:value-type="string">
                <text:p>15:48:54</text:p>
              </table:table-cell>
              <table:table-cell office:value-type="float" office:value="4.711778">
                <text:p>4.711778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7.374361">
                <text:p>7.374361</text:p>
              </table:table-cell>
            </table:table-row>
            <table:table-row>
              <table:table-cell office:value-type="string">
                <text:p>15:48:56</text:p>
              </table:table-cell>
              <table:table-cell office:value-type="float" office:value="7.274465">
                <text:p>7.274465</text:p>
              </table:table-cell>
            </table:table-row>
            <table:table-row>
              <table:table-cell office:value-type="string">
                <text:p>15:48:57</text:p>
              </table:table-cell>
              <table:table-cell office:value-type="float" office:value="3.429047">
                <text:p>3.429047</text:p>
              </table:table-cell>
            </table:table-row>
            <table:table-row>
              <table:table-cell office:value-type="string">
                <text:p>15:48:58</text:p>
              </table:table-cell>
              <table:table-cell office:value-type="float" office:value="0.876508">
                <text:p>0.876508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13.132857">
                <text:p>13.132857</text:p>
              </table:table-cell>
            </table:table-row>
            <table:table-row>
              <table:table-cell office:value-type="string">
                <text:p>15:49:00</text:p>
              </table:table-cell>
              <table:table-cell office:value-type="float" office:value="2.298973">
                <text:p>2.298973</text:p>
              </table:table-cell>
            </table:table-row>
            <table:table-row>
              <table:table-cell office:value-type="string">
                <text:p>15:49:01</text:p>
              </table:table-cell>
              <table:table-cell office:value-type="float" office:value="2.288346">
                <text:p>2.288346</text:p>
              </table:table-cell>
            </table:table-row>
            <table:table-row>
              <table:table-cell office:value-type="string">
                <text:p>15:49:02</text:p>
              </table:table-cell>
              <table:table-cell office:value-type="float" office:value="2.213753">
                <text:p>2.213753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14.891513">
                <text:p>14.891513</text:p>
              </table:table-cell>
            </table:table-row>
            <table:table-row>
              <table:table-cell office:value-type="string">
                <text:p>15:49:04</text:p>
              </table:table-cell>
              <table:table-cell office:value-type="float" office:value="2.57406">
                <text:p>2.57406</text:p>
              </table:table-cell>
            </table:table-row>
            <table:table-row>
              <table:table-cell office:value-type="string">
                <text:p>15:49:05</text:p>
              </table:table-cell>
              <table:table-cell office:value-type="float" office:value="8.462198">
                <text:p>8.462198</text:p>
              </table:table-cell>
            </table:table-row>
            <table:table-row>
              <table:table-cell office:value-type="string">
                <text:p>15:49:06</text:p>
              </table:table-cell>
              <table:table-cell office:value-type="float" office:value="14.238809">
                <text:p>14.238809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5.032249">
                <text:p>5.032249</text:p>
              </table:table-cell>
            </table:table-row>
            <table:table-row>
              <table:table-cell office:value-type="string">
                <text:p>15:49:08</text:p>
              </table:table-cell>
              <table:table-cell office:value-type="float" office:value="15.624125">
                <text:p>15.624125</text:p>
              </table:table-cell>
            </table:table-row>
            <table:table-row>
              <table:table-cell office:value-type="string">
                <text:p>15:49:09</text:p>
              </table:table-cell>
              <table:table-cell office:value-type="float" office:value="13.507612">
                <text:p>13.507612</text:p>
              </table:table-cell>
            </table:table-row>
            <table:table-row>
              <table:table-cell office:value-type="string">
                <text:p>15:49:10</text:p>
              </table:table-cell>
              <table:table-cell office:value-type="float" office:value="15.618019">
                <text:p>15.618019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19.419243">
                <text:p>19.419243</text:p>
              </table:table-cell>
            </table:table-row>
            <table:table-row>
              <table:table-cell office:value-type="string">
                <text:p>15:49:12</text:p>
              </table:table-cell>
              <table:table-cell office:value-type="float" office:value="7.409169">
                <text:p>7.409169</text:p>
              </table:table-cell>
            </table:table-row>
            <table:table-row>
              <table:table-cell office:value-type="string">
                <text:p>15:49:13</text:p>
              </table:table-cell>
              <table:table-cell office:value-type="float" office:value="8.371149">
                <text:p>8.371149</text:p>
              </table:table-cell>
            </table:table-row>
            <table:table-row>
              <table:table-cell office:value-type="string">
                <text:p>15:49:14</text:p>
              </table:table-cell>
              <table:table-cell office:value-type="float" office:value="37.148184">
                <text:p>37.148184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13.654343">
                <text:p>13.654343</text:p>
              </table:table-cell>
            </table:table-row>
            <table:table-row>
              <table:table-cell office:value-type="string">
                <text:p>15:49:16</text:p>
              </table:table-cell>
              <table:table-cell office:value-type="float" office:value="8.560016">
                <text:p>8.560016</text:p>
              </table:table-cell>
            </table:table-row>
            <table:table-row>
              <table:table-cell office:value-type="string">
                <text:p>15:49:17</text:p>
              </table:table-cell>
              <table:table-cell office:value-type="float" office:value="8.694127">
                <text:p>8.694127</text:p>
              </table:table-cell>
            </table:table-row>
            <table:table-row>
              <table:table-cell office:value-type="string">
                <text:p>15:49:18</text:p>
              </table:table-cell>
              <table:table-cell office:value-type="float" office:value="5.333813">
                <text:p>5.333813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8.658724">
                <text:p>8.658724</text:p>
              </table:table-cell>
            </table:table-row>
            <table:table-row>
              <table:table-cell office:value-type="string">
                <text:p>15:49:20</text:p>
              </table:table-cell>
              <table:table-cell office:value-type="float" office:value="4.121628">
                <text:p>4.121628</text:p>
              </table:table-cell>
            </table:table-row>
            <table:table-row>
              <table:table-cell office:value-type="string">
                <text:p>15:49:21</text:p>
              </table:table-cell>
              <table:table-cell office:value-type="float" office:value="7.625003">
                <text:p>7.625003</text:p>
              </table:table-cell>
            </table:table-row>
            <table:table-row>
              <table:table-cell office:value-type="string">
                <text:p>15:49:22</text:p>
              </table:table-cell>
              <table:table-cell office:value-type="float" office:value="19.692894">
                <text:p>19.692894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6.71613">
                <text:p>6.71613</text:p>
              </table:table-cell>
            </table:table-row>
            <table:table-row>
              <table:table-cell office:value-type="string">
                <text:p>15:49:24</text:p>
              </table:table-cell>
              <table:table-cell office:value-type="float" office:value="18.29543">
                <text:p>18.29543</text:p>
              </table:table-cell>
            </table:table-row>
            <table:table-row>
              <table:table-cell office:value-type="string">
                <text:p>15:49:25</text:p>
              </table:table-cell>
              <table:table-cell office:value-type="float" office:value="10.433665">
                <text:p>10.433665</text:p>
              </table:table-cell>
            </table:table-row>
            <table:table-row>
              <table:table-cell office:value-type="string">
                <text:p>15:49:26</text:p>
              </table:table-cell>
              <table:table-cell office:value-type="float" office:value="3.287562">
                <text:p>3.287562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3.53136">
                <text:p>3.53136</text:p>
              </table:table-cell>
            </table:table-row>
            <table:table-row>
              <table:table-cell office:value-type="string">
                <text:p>15:49:28</text:p>
              </table:table-cell>
              <table:table-cell office:value-type="float" office:value="7.249745">
                <text:p>7.249745</text:p>
              </table:table-cell>
            </table:table-row>
            <table:table-row>
              <table:table-cell office:value-type="string">
                <text:p>15:49:29</text:p>
              </table:table-cell>
              <table:table-cell office:value-type="float" office:value="9.178622">
                <text:p>9.178622</text:p>
              </table:table-cell>
            </table:table-row>
            <table:table-row>
              <table:table-cell office:value-type="string">
                <text:p>15:49:30</text:p>
              </table:table-cell>
              <table:table-cell office:value-type="float" office:value="3.308838">
                <text:p>3.308838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5.566066">
                <text:p>5.566066</text:p>
              </table:table-cell>
            </table:table-row>
            <table:table-row>
              <table:table-cell office:value-type="string">
                <text:p>15:49:32</text:p>
              </table:table-cell>
              <table:table-cell office:value-type="float" office:value="0.710848">
                <text:p>0.710848</text:p>
              </table:table-cell>
            </table:table-row>
            <table:table-row>
              <table:table-cell office:value-type="string">
                <text:p>15:49:33</text:p>
              </table:table-cell>
              <table:table-cell office:value-type="float" office:value="2.495428">
                <text:p>2.495428</text:p>
              </table:table-cell>
            </table:table-row>
            <table:table-row>
              <table:table-cell office:value-type="string">
                <text:p>15:49:34</text:p>
              </table:table-cell>
              <table:table-cell office:value-type="float" office:value="4.951253">
                <text:p>4.951253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7.04775">
                <text:p>7.04775</text:p>
              </table:table-cell>
            </table:table-row>
            <table:table-row>
              <table:table-cell office:value-type="string">
                <text:p>15:49:36</text:p>
              </table:table-cell>
              <table:table-cell office:value-type="float" office:value="18.020557">
                <text:p>18.020557</text:p>
              </table:table-cell>
            </table:table-row>
            <table:table-row>
              <table:table-cell office:value-type="string">
                <text:p>15:49:37</text:p>
              </table:table-cell>
              <table:table-cell office:value-type="float" office:value="5.53878">
                <text:p>5.53878</text:p>
              </table:table-cell>
            </table:table-row>
            <table:table-row>
              <table:table-cell office:value-type="string">
                <text:p>15:49:38</text:p>
              </table:table-cell>
              <table:table-cell office:value-type="float" office:value="13.825782">
                <text:p>13.825782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15.636284">
                <text:p>15.636284</text:p>
              </table:table-cell>
            </table:table-row>
            <table:table-row>
              <table:table-cell office:value-type="string">
                <text:p>15:49:40</text:p>
              </table:table-cell>
              <table:table-cell office:value-type="float" office:value="13.926946">
                <text:p>13.926946</text:p>
              </table:table-cell>
            </table:table-row>
            <table:table-row>
              <table:table-cell office:value-type="string">
                <text:p>15:49:41</text:p>
              </table:table-cell>
              <table:table-cell office:value-type="float" office:value="7.791234">
                <text:p>7.791234</text:p>
              </table:table-cell>
            </table:table-row>
            <table:table-row>
              <table:table-cell office:value-type="string">
                <text:p>15:49:42</text:p>
              </table:table-cell>
              <table:table-cell office:value-type="float" office:value="9.769357">
                <text:p>9.769357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6.284076">
                <text:p>6.284076</text:p>
              </table:table-cell>
            </table:table-row>
            <table:table-row>
              <table:table-cell office:value-type="string">
                <text:p>15:49:44</text:p>
              </table:table-cell>
              <table:table-cell office:value-type="float" office:value="10.266959">
                <text:p>10.266959</text:p>
              </table:table-cell>
            </table:table-row>
            <table:table-row>
              <table:table-cell office:value-type="string">
                <text:p>15:49:45</text:p>
              </table:table-cell>
              <table:table-cell office:value-type="float" office:value="11.39753">
                <text:p>11.39753</text:p>
              </table:table-cell>
            </table:table-row>
            <table:table-row>
              <table:table-cell office:value-type="string">
                <text:p>15:49:46</text:p>
              </table:table-cell>
              <table:table-cell office:value-type="float" office:value="7.393887">
                <text:p>7.393887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16.95806">
                <text:p>16.95806</text:p>
              </table:table-cell>
            </table:table-row>
            <table:table-row>
              <table:table-cell office:value-type="string">
                <text:p>15:49:48</text:p>
              </table:table-cell>
              <table:table-cell office:value-type="float" office:value="8.216895">
                <text:p>8.216895</text:p>
              </table:table-cell>
            </table:table-row>
            <table:table-row>
              <table:table-cell office:value-type="string">
                <text:p>15:49:49</text:p>
              </table:table-cell>
              <table:table-cell office:value-type="float" office:value="14.497381">
                <text:p>14.497381</text:p>
              </table:table-cell>
            </table:table-row>
            <table:table-row>
              <table:table-cell office:value-type="string">
                <text:p>15:49:50</text:p>
              </table:table-cell>
              <table:table-cell office:value-type="float" office:value="6.065769">
                <text:p>6.065769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4.807784">
                <text:p>4.807784</text:p>
              </table:table-cell>
            </table:table-row>
            <table:table-row>
              <table:table-cell office:value-type="string">
                <text:p>15:49:52</text:p>
              </table:table-cell>
              <table:table-cell office:value-type="float" office:value="5.672501">
                <text:p>5.672501</text:p>
              </table:table-cell>
            </table:table-row>
            <table:table-row>
              <table:table-cell office:value-type="string">
                <text:p>15:49:53</text:p>
              </table:table-cell>
              <table:table-cell office:value-type="float" office:value="4.154961">
                <text:p>4.154961</text:p>
              </table:table-cell>
            </table:table-row>
            <table:table-row>
              <table:table-cell office:value-type="string">
                <text:p>15:49:54</text:p>
              </table:table-cell>
              <table:table-cell office:value-type="float" office:value="6.841209">
                <text:p>6.841209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5.927424">
                <text:p>5.927424</text:p>
              </table:table-cell>
            </table:table-row>
            <table:table-row>
              <table:table-cell office:value-type="string">
                <text:p>15:49:56</text:p>
              </table:table-cell>
              <table:table-cell office:value-type="float" office:value="6.952926">
                <text:p>6.952926</text:p>
              </table:table-cell>
            </table:table-row>
            <table:table-row>
              <table:table-cell office:value-type="string">
                <text:p>15:49:57</text:p>
              </table:table-cell>
              <table:table-cell office:value-type="float" office:value="6.225748">
                <text:p>6.225748</text:p>
              </table:table-cell>
            </table:table-row>
            <table:table-row>
              <table:table-cell office:value-type="string">
                <text:p>15:49:58</text:p>
              </table:table-cell>
              <table:table-cell office:value-type="float" office:value="6.795317">
                <text:p>6.795317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21.032297">
                <text:p>21.032297</text:p>
              </table:table-cell>
            </table:table-row>
            <table:table-row>
              <table:table-cell office:value-type="string">
                <text:p>15:50:00</text:p>
              </table:table-cell>
              <table:table-cell office:value-type="float" office:value="18.223593">
                <text:p>18.223593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13.345367">
                <text:p>13.345367</text:p>
              </table:table-cell>
            </table:table-row>
            <table:table-row>
              <table:table-cell office:value-type="string">
                <text:p>15:50:02</text:p>
              </table:table-cell>
              <table:table-cell office:value-type="float" office:value="11.150691">
                <text:p>11.150691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9.282366">
                <text:p>9.282366</text:p>
              </table:table-cell>
            </table:table-row>
            <table:table-row>
              <table:table-cell office:value-type="string">
                <text:p>15:50:04</text:p>
              </table:table-cell>
              <table:table-cell office:value-type="float" office:value="18.050062">
                <text:p>18.050062</text:p>
              </table:table-cell>
            </table:table-row>
            <table:table-row>
              <table:table-cell office:value-type="string">
                <text:p>15:50:05</text:p>
              </table:table-cell>
              <table:table-cell office:value-type="float" office:value="13.121138">
                <text:p>13.121138</text:p>
              </table:table-cell>
            </table:table-row>
            <table:table-row>
              <table:table-cell office:value-type="string">
                <text:p>15:50:06</text:p>
              </table:table-cell>
              <table:table-cell office:value-type="float" office:value="5.652699">
                <text:p>5.652699</text:p>
              </table:table-cell>
            </table:table-row>
            <table:table-row>
              <table:table-cell office:value-type="string">
                <text:p>15:50:07</text:p>
              </table:table-cell>
              <table:table-cell office:value-type="float" office:value="11.744584">
                <text:p>11.744584</text:p>
              </table:table-cell>
            </table:table-row>
            <table:table-row>
              <table:table-cell office:value-type="string">
                <text:p>15:50:08</text:p>
              </table:table-cell>
              <table:table-cell office:value-type="float" office:value="19.983496">
                <text:p>19.983496</text:p>
              </table:table-cell>
            </table:table-row>
            <table:table-row>
              <table:table-cell office:value-type="string">
                <text:p>15:50:09</text:p>
              </table:table-cell>
              <table:table-cell office:value-type="float" office:value="0.677431">
                <text:p>0.677431</text:p>
              </table:table-cell>
            </table:table-row>
            <table:table-row>
              <table:table-cell office:value-type="string">
                <text:p>15:50:10</text:p>
              </table:table-cell>
              <table:table-cell office:value-type="float" office:value="13.269105">
                <text:p>13.269105</text:p>
              </table:table-cell>
            </table:table-row>
            <table:table-row>
              <table:table-cell office:value-type="string">
                <text:p>15:50:11</text:p>
              </table:table-cell>
              <table:table-cell office:value-type="float" office:value="9.261823">
                <text:p>9.261823</text:p>
              </table:table-cell>
            </table:table-row>
            <table:table-row>
              <table:table-cell office:value-type="string">
                <text:p>15:50:12</text:p>
              </table:table-cell>
              <table:table-cell office:value-type="float" office:value="1.109733">
                <text:p>1.109733</text:p>
              </table:table-cell>
            </table:table-row>
            <table:table-row>
              <table:table-cell office:value-type="string">
                <text:p>15:50:13</text:p>
              </table:table-cell>
              <table:table-cell office:value-type="float" office:value="2.796112">
                <text:p>2.796112</text:p>
              </table:table-cell>
            </table:table-row>
            <table:table-row>
              <table:table-cell office:value-type="string">
                <text:p>15:50:14</text:p>
              </table:table-cell>
              <table:table-cell office:value-type="float" office:value="10.660616">
                <text:p>10.660616</text:p>
              </table:table-cell>
            </table:table-row>
            <table:table-row>
              <table:table-cell office:value-type="string">
                <text:p>15:50:15</text:p>
              </table:table-cell>
              <table:table-cell office:value-type="float" office:value="5.424215">
                <text:p>5.424215</text:p>
              </table:table-cell>
            </table:table-row>
            <table:table-row>
              <table:table-cell office:value-type="string">
                <text:p>15:50:16</text:p>
              </table:table-cell>
              <table:table-cell office:value-type="float" office:value="4.960768">
                <text:p>4.960768</text:p>
              </table:table-cell>
            </table:table-row>
            <table:table-row>
              <table:table-cell office:value-type="string">
                <text:p>15:50:17</text:p>
              </table:table-cell>
              <table:table-cell office:value-type="float" office:value="9.370256">
                <text:p>9.370256</text:p>
              </table:table-cell>
            </table:table-row>
            <table:table-row>
              <table:table-cell office:value-type="string">
                <text:p>15:50:18</text:p>
              </table:table-cell>
              <table:table-cell office:value-type="float" office:value="8.942731">
                <text:p>8.942731</text:p>
              </table:table-cell>
            </table:table-row>
            <table:table-row>
              <table:table-cell office:value-type="string">
                <text:p>15:50:19</text:p>
              </table:table-cell>
              <table:table-cell office:value-type="float" office:value="4.207164">
                <text:p>4.207164</text:p>
              </table:table-cell>
            </table:table-row>
            <table:table-row>
              <table:table-cell office:value-type="string">
                <text:p>15:50:20</text:p>
              </table:table-cell>
              <table:table-cell office:value-type="float" office:value="5.912094">
                <text:p>5.912094</text:p>
              </table:table-cell>
            </table:table-row>
            <table:table-row>
              <table:table-cell office:value-type="string">
                <text:p>15:50:21</text:p>
              </table:table-cell>
              <table:table-cell office:value-type="float" office:value="1.834602">
                <text:p>1.834602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3.959631">
                <text:p>3.959631</text:p>
              </table:table-cell>
            </table:table-row>
            <table:table-row>
              <table:table-cell office:value-type="string">
                <text:p>15:50:23</text:p>
              </table:table-cell>
              <table:table-cell office:value-type="float" office:value="6.163327">
                <text:p>6.163327</text:p>
              </table:table-cell>
            </table:table-row>
            <table:table-row>
              <table:table-cell office:value-type="string">
                <text:p>15:50:24</text:p>
              </table:table-cell>
              <table:table-cell office:value-type="float" office:value="10.681274">
                <text:p>10.681274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3.764229">
                <text:p>3.764229</text:p>
              </table:table-cell>
            </table:table-row>
            <table:table-row>
              <table:table-cell office:value-type="string">
                <text:p>15:50:26</text:p>
              </table:table-cell>
              <table:table-cell office:value-type="float" office:value="2.741137">
                <text:p>2.741137</text:p>
              </table:table-cell>
            </table:table-row>
            <table:table-row>
              <table:table-cell office:value-type="string">
                <text:p>15:50:27</text:p>
              </table:table-cell>
              <table:table-cell office:value-type="float" office:value="0.61676">
                <text:p>0.61676</text:p>
              </table:table-cell>
            </table:table-row>
            <table:table-row>
              <table:table-cell office:value-type="string">
                <text:p>15:50:28</text:p>
              </table:table-cell>
              <table:table-cell office:value-type="float" office:value="2.49581">
                <text:p>2.49581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6.044311">
                <text:p>6.044311</text:p>
              </table:table-cell>
            </table:table-row>
            <table:table-row>
              <table:table-cell office:value-type="string">
                <text:p>15:50:30</text:p>
              </table:table-cell>
              <table:table-cell office:value-type="float" office:value="9.090708">
                <text:p>9.090708</text:p>
              </table:table-cell>
            </table:table-row>
            <table:table-row>
              <table:table-cell office:value-type="string">
                <text:p>15:50:31</text:p>
              </table:table-cell>
              <table:table-cell office:value-type="float" office:value="5.209048">
                <text:p>5.209048</text:p>
              </table:table-cell>
            </table:table-row>
            <table:table-row>
              <table:table-cell office:value-type="string">
                <text:p>15:50:32</text:p>
              </table:table-cell>
              <table:table-cell office:value-type="float" office:value="26.311541">
                <text:p>26.311541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4.917515">
                <text:p>4.917515</text:p>
              </table:table-cell>
            </table:table-row>
            <table:table-row>
              <table:table-cell office:value-type="string">
                <text:p>15:50:34</text:p>
              </table:table-cell>
              <table:table-cell office:value-type="float" office:value="1.079326">
                <text:p>1.079326</text:p>
              </table:table-cell>
            </table:table-row>
            <table:table-row>
              <table:table-cell office:value-type="string">
                <text:p>15:50:35</text:p>
              </table:table-cell>
              <table:table-cell office:value-type="float" office:value="7.33426">
                <text:p>7.33426</text:p>
              </table:table-cell>
            </table:table-row>
            <table:table-row>
              <table:table-cell office:value-type="string">
                <text:p>15:50:36</text:p>
              </table:table-cell>
              <table:table-cell office:value-type="float" office:value="6.019797">
                <text:p>6.019797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12.624824">
                <text:p>12.624824</text:p>
              </table:table-cell>
            </table:table-row>
            <table:table-row>
              <table:table-cell office:value-type="string">
                <text:p>15:50:38</text:p>
              </table:table-cell>
              <table:table-cell office:value-type="float" office:value="3.404989">
                <text:p>3.404989</text:p>
              </table:table-cell>
            </table:table-row>
            <table:table-row>
              <table:table-cell office:value-type="string">
                <text:p>15:50:39</text:p>
              </table:table-cell>
              <table:table-cell office:value-type="float" office:value="15.766442">
                <text:p>15.766442</text:p>
              </table:table-cell>
            </table:table-row>
            <table:table-row>
              <table:table-cell office:value-type="string">
                <text:p>15:50:40</text:p>
              </table:table-cell>
              <table:table-cell office:value-type="float" office:value="37.666929">
                <text:p>37.666929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15.86556">
                <text:p>15.86556</text:p>
              </table:table-cell>
            </table:table-row>
            <table:table-row>
              <table:table-cell office:value-type="string">
                <text:p>15:50:42</text:p>
              </table:table-cell>
              <table:table-cell office:value-type="float" office:value="0.796804">
                <text:p>0.796804</text:p>
              </table:table-cell>
            </table:table-row>
            <table:table-row>
              <table:table-cell office:value-type="string">
                <text:p>15:50:43</text:p>
              </table:table-cell>
              <table:table-cell office:value-type="float" office:value="10.21721">
                <text:p>10.21721</text:p>
              </table:table-cell>
            </table:table-row>
            <table:table-row>
              <table:table-cell office:value-type="string">
                <text:p>15:50:44</text:p>
              </table:table-cell>
              <table:table-cell office:value-type="float" office:value="0.980658">
                <text:p>0.980658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0.681362">
                <text:p>0.681362</text:p>
              </table:table-cell>
            </table:table-row>
            <table:table-row>
              <table:table-cell office:value-type="string">
                <text:p>15:50:46</text:p>
              </table:table-cell>
              <table:table-cell office:value-type="float" office:value="6.61707">
                <text:p>6.61707</text:p>
              </table:table-cell>
            </table:table-row>
            <table:table-row>
              <table:table-cell office:value-type="string">
                <text:p>15:50:47</text:p>
              </table:table-cell>
              <table:table-cell office:value-type="float" office:value="13.057755">
                <text:p>13.057755</text:p>
              </table:table-cell>
            </table:table-row>
            <table:table-row>
              <table:table-cell office:value-type="string">
                <text:p>15:50:48</text:p>
              </table:table-cell>
              <table:table-cell office:value-type="float" office:value="0.16301">
                <text:p>0.16301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8.844115">
                <text:p>8.844115</text:p>
              </table:table-cell>
            </table:table-row>
            <table:table-row>
              <table:table-cell office:value-type="string">
                <text:p>15:50:50</text:p>
              </table:table-cell>
              <table:table-cell office:value-type="float" office:value="1.073283">
                <text:p>1.073283</text:p>
              </table:table-cell>
            </table:table-row>
            <table:table-row>
              <table:table-cell office:value-type="string">
                <text:p>15:50:51</text:p>
              </table:table-cell>
              <table:table-cell office:value-type="float" office:value="1.257796">
                <text:p>1.257796</text:p>
              </table:table-cell>
            </table:table-row>
            <table:table-row>
              <table:table-cell office:value-type="string">
                <text:p>15:50:52</text:p>
              </table:table-cell>
              <table:table-cell office:value-type="float" office:value="4.628573">
                <text:p>4.628573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11.431712">
                <text:p>11.431712</text:p>
              </table:table-cell>
            </table:table-row>
            <table:table-row>
              <table:table-cell office:value-type="string">
                <text:p>15:50:54</text:p>
              </table:table-cell>
              <table:table-cell office:value-type="float" office:value="3.615038">
                <text:p>3.615038</text:p>
              </table:table-cell>
            </table:table-row>
            <table:table-row>
              <table:table-cell office:value-type="string">
                <text:p>15:50:55</text:p>
              </table:table-cell>
              <table:table-cell office:value-type="float" office:value="4.861904">
                <text:p>4.861904</text:p>
              </table:table-cell>
            </table:table-row>
            <table:table-row>
              <table:table-cell office:value-type="string">
                <text:p>15:50:56</text:p>
              </table:table-cell>
              <table:table-cell office:value-type="float" office:value="4.262661">
                <text:p>4.262661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8.692866">
                <text:p>8.692866</text:p>
              </table:table-cell>
            </table:table-row>
            <table:table-row>
              <table:table-cell office:value-type="string">
                <text:p>15:50:58</text:p>
              </table:table-cell>
              <table:table-cell office:value-type="float" office:value="1.026857">
                <text:p>1.026857</text:p>
              </table:table-cell>
            </table:table-row>
            <table:table-row>
              <table:table-cell office:value-type="string">
                <text:p>15:50:59</text:p>
              </table:table-cell>
              <table:table-cell office:value-type="float" office:value="13.675887">
                <text:p>13.675887</text:p>
              </table:table-cell>
            </table:table-row>
            <table:table-row>
              <table:table-cell office:value-type="string">
                <text:p>15:51:00</text:p>
              </table:table-cell>
              <table:table-cell office:value-type="float" office:value="1.480564">
                <text:p>1.480564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8.716991">
                <text:p>8.716991</text:p>
              </table:table-cell>
            </table:table-row>
            <table:table-row>
              <table:table-cell office:value-type="string">
                <text:p>15:51:02</text:p>
              </table:table-cell>
              <table:table-cell office:value-type="float" office:value="3.101994">
                <text:p>3.101994</text:p>
              </table:table-cell>
            </table:table-row>
            <table:table-row>
              <table:table-cell office:value-type="string">
                <text:p>15:51:03</text:p>
              </table:table-cell>
              <table:table-cell office:value-type="float" office:value="1.596534">
                <text:p>1.596534</text:p>
              </table:table-cell>
            </table:table-row>
            <table:table-row>
              <table:table-cell office:value-type="string">
                <text:p>15:51:04</text:p>
              </table:table-cell>
              <table:table-cell office:value-type="float" office:value="4.568734">
                <text:p>4.568734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1.309085">
                <text:p>1.309085</text:p>
              </table:table-cell>
            </table:table-row>
            <table:table-row>
              <table:table-cell office:value-type="string">
                <text:p>15:51:06</text:p>
              </table:table-cell>
              <table:table-cell office:value-type="float" office:value="0.388385">
                <text:p>0.388385</text:p>
              </table:table-cell>
            </table:table-row>
            <table:table-row>
              <table:table-cell office:value-type="string">
                <text:p>15:51:07</text:p>
              </table:table-cell>
              <table:table-cell office:value-type="float" office:value="0.34968">
                <text:p>0.34968</text:p>
              </table:table-cell>
            </table:table-row>
            <table:table-row>
              <table:table-cell office:value-type="string">
                <text:p>15:51:08</text:p>
              </table:table-cell>
              <table:table-cell office:value-type="float" office:value="0.238514">
                <text:p>0.238514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0.11433">
                <text:p>0.11433</text:p>
              </table:table-cell>
            </table:table-row>
            <table:table-row>
              <table:table-cell office:value-type="string">
                <text:p>15:51:10</text:p>
              </table:table-cell>
              <table:table-cell office:value-type="float" office:value="0.007559">
                <text:p>0.0075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5cm" chart:style-name="ch2">
          <text:p>wall clock</text:p>
        </chart:title>
        <chart:legend chart:legend-position="end" svg:x="-0.21cm" svg:y="0.534cm" style:legend-expansion="high" chart:style-name="ch3"/>
        <chart:plot-area chart:style-name="ch4" table:cell-range-address="calvin10to400.B2:calvin10to400.B418 calvin10to400.F1:calvin10to400.F418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calvin10to400.B2:calvin10to400.B4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vin10to400.F2:calvin10to400.F418" chart:label-cell-address="calvin10to400.F1:calvin10to400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alvin10to400.F1:calvin10to400.F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88cm" svg:y="0.315cm" chart:style-name="ch2">
          <text:p>detail</text:p>
        </chart:title>
        <chart:legend chart:legend-position="end" svg:x="14.001cm" svg:y="4.005cm" style:legend-expansion="high" chart:style-name="ch3"/>
        <chart:plot-area chart:style-name="ch4" table:cell-range-address="calvin10to400.G2:calvin10to400.G202 calvin10to400.C1:calvin10to400.D202" chart:data-source-has-labels="row" svg:x="0.32cm" svg:y="1.248cm" svg:width="13.361cm" svg:height="7.572cm">
          <chartooo:coordinate-region svg:x="0.941cm" svg:y="1.421cm" svg:width="12.274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alvin10to400.C2:calvin10to400.C202" chart:label-cell-address="calvin10to400.C1:calvin10to400.C1" chart:class="chart:scatter">
            <chart:domain table:cell-range-address="calvin10to400.G2:calvin10to400.G202"/>
            <chart:data-point chart:repeated="197"/>
          </chart:series>
          <chart:series chart:style-name="ch8" chart:values-cell-range-address="calvin10to400.D2:calvin10to400.D202" chart:label-cell-address="calvin10to400.D1:calvin10to400.D1" chart:class="chart:scatter">
            <chart:data-point chart:repeated="1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calvin10to400.C1:calvin10to400.C1</svg:desc>
                </draw:g>
              </table:table-cell>
              <table:table-cell office:value-type="string">
                <text:p>xfertime</text:p>
                <draw:g>
                  <svg:desc>calvin10to400.D1:calvin10to4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calvin10to400.G2:calvin10to400.G202</svg:desc>
                </draw:g>
              </table:table-cell>
              <table:table-cell office:value-type="float" office:value="0.004726">
                <text:p>0.004726</text:p>
                <draw:g>
                  <svg:desc>calvin10to400.C2:calvin10to400.C202</svg:desc>
                </draw:g>
              </table:table-cell>
              <table:table-cell office:value-type="float" office:value="0.018895">
                <text:p>0.018895</text:p>
                <draw:g>
                  <svg:desc>calvin10to400.D2:calvin10to400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07143">
                <text:p>0.007143</text:p>
              </table:table-cell>
              <table:table-cell office:value-type="float" office:value="0.01705">
                <text:p>0.0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05686">
                <text:p>0.005686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705">
                <text:p>0.00705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09134">
                <text:p>0.009134</text:p>
              </table:table-cell>
              <table:table-cell office:value-type="float" office:value="0.012883">
                <text:p>0.012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07376">
                <text:p>0.007376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6251">
                <text:p>0.006251</text:p>
              </table:table-cell>
              <table:table-cell office:value-type="float" office:value="0.047961">
                <text:p>0.047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05904">
                <text:p>0.005904</text:p>
              </table:table-cell>
              <table:table-cell office:value-type="float" office:value="0.006479">
                <text:p>0.006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6493">
                <text:p>0.006493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7264">
                <text:p>0.007264</text:p>
              </table:table-cell>
              <table:table-cell office:value-type="float" office:value="0.009399">
                <text:p>0.009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10516">
                <text:p>0.010516</text:p>
              </table:table-cell>
              <table:table-cell office:value-type="float" office:value="0.005597">
                <text:p>0.005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09564">
                <text:p>0.009564</text:p>
              </table:table-cell>
              <table:table-cell office:value-type="float" office:value="0.012994">
                <text:p>0.012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015237">
                <text:p>0.015237</text:p>
              </table:table-cell>
              <table:table-cell office:value-type="float" office:value="0.046849">
                <text:p>0.046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311124">
                <text:p>0.311124</text:p>
              </table:table-cell>
              <table:table-cell office:value-type="float" office:value="0.065511">
                <text:p>0.0655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46784">
                <text:p>0.46784</text:p>
              </table:table-cell>
              <table:table-cell office:value-type="float" office:value="0.084178">
                <text:p>0.084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247204">
                <text:p>0.247204</text:p>
              </table:table-cell>
              <table:table-cell office:value-type="float" office:value="0.01378">
                <text:p>0.01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115119">
                <text:p>0.115119</text:p>
              </table:table-cell>
              <table:table-cell office:value-type="float" office:value="0.005275">
                <text:p>0.005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125194">
                <text:p>0.125194</text:p>
              </table:table-cell>
              <table:table-cell office:value-type="float" office:value="0.031356">
                <text:p>0.03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06411">
                <text:p>0.106411</text:p>
              </table:table-cell>
              <table:table-cell office:value-type="float" office:value="0.002999">
                <text:p>0.00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85884">
                <text:p>0.085884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247658">
                <text:p>0.247658</text:p>
              </table:table-cell>
              <table:table-cell office:value-type="float" office:value="0.06941">
                <text:p>0.06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0.39784">
                <text:p>0.39784</text:p>
              </table:table-cell>
              <table:table-cell office:value-type="float" office:value="0.018834">
                <text:p>0.018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0.728809">
                <text:p>0.728809</text:p>
              </table:table-cell>
              <table:table-cell office:value-type="float" office:value="0.201749">
                <text:p>0.2017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226747">
                <text:p>0.226747</text:p>
              </table:table-cell>
              <table:table-cell office:value-type="float" office:value="0.050122">
                <text:p>0.050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239982">
                <text:p>0.239982</text:p>
              </table:table-cell>
              <table:table-cell office:value-type="float" office:value="0.044717">
                <text:p>0.0447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74377">
                <text:p>0.474377</text:p>
              </table:table-cell>
              <table:table-cell office:value-type="float" office:value="0.062642">
                <text:p>0.0626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208843">
                <text:p>0.208843</text:p>
              </table:table-cell>
              <table:table-cell office:value-type="float" office:value="0.017307">
                <text:p>0.017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51289">
                <text:p>0.151289</text:p>
              </table:table-cell>
              <table:table-cell office:value-type="float" office:value="0.024096">
                <text:p>0.024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55873">
                <text:p>0.055873</text:p>
              </table:table-cell>
              <table:table-cell office:value-type="float" office:value="0.015754">
                <text:p>0.01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9138">
                <text:p>0.199138</text:p>
              </table:table-cell>
              <table:table-cell office:value-type="float" office:value="0.058214">
                <text:p>0.058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.34869">
                <text:p>0.34869</text:p>
              </table:table-cell>
              <table:table-cell office:value-type="float" office:value="0.027991">
                <text:p>0.027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0.185672">
                <text:p>0.185672</text:p>
              </table:table-cell>
              <table:table-cell office:value-type="float" office:value="0.049563">
                <text:p>0.049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0.217114">
                <text:p>0.217114</text:p>
              </table:table-cell>
              <table:table-cell office:value-type="float" office:value="0.068889">
                <text:p>0.06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121951">
                <text:p>0.121951</text:p>
              </table:table-cell>
              <table:table-cell office:value-type="float" office:value="0.075884">
                <text:p>0.075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210936">
                <text:p>0.210936</text:p>
              </table:table-cell>
              <table:table-cell office:value-type="float" office:value="0.171887">
                <text:p>0.1718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187884">
                <text:p>0.187884</text:p>
              </table:table-cell>
              <table:table-cell office:value-type="float" office:value="0.038017">
                <text:p>0.038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.343695">
                <text:p>0.343695</text:p>
              </table:table-cell>
              <table:table-cell office:value-type="float" office:value="0.007665">
                <text:p>0.007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199947">
                <text:p>0.199947</text:p>
              </table:table-cell>
              <table:table-cell office:value-type="float" office:value="0.112773">
                <text:p>0.112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57726">
                <text:p>0.257726</text:p>
              </table:table-cell>
              <table:table-cell office:value-type="float" office:value="0.106513">
                <text:p>0.106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8761">
                <text:p>0.158761</text:p>
              </table:table-cell>
              <table:table-cell office:value-type="float" office:value="0.022534">
                <text:p>0.022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191956">
                <text:p>0.191956</text:p>
              </table:table-cell>
              <table:table-cell office:value-type="float" office:value="0.045876">
                <text:p>0.045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.317001">
                <text:p>0.317001</text:p>
              </table:table-cell>
              <table:table-cell office:value-type="float" office:value="0.241323">
                <text:p>0.241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178937">
                <text:p>0.178937</text:p>
              </table:table-cell>
              <table:table-cell office:value-type="float" office:value="0.036024">
                <text:p>0.036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166477">
                <text:p>0.166477</text:p>
              </table:table-cell>
              <table:table-cell office:value-type="float" office:value="0.053691">
                <text:p>0.053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195941">
                <text:p>0.195941</text:p>
              </table:table-cell>
              <table:table-cell office:value-type="float" office:value="0.037336">
                <text:p>0.037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249946">
                <text:p>0.249946</text:p>
              </table:table-cell>
              <table:table-cell office:value-type="float" office:value="0.126742">
                <text:p>0.126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238886">
                <text:p>0.238886</text:p>
              </table:table-cell>
              <table:table-cell office:value-type="float" office:value="0.07876">
                <text:p>0.078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40646">
                <text:p>0.140646</text:p>
              </table:table-cell>
              <table:table-cell office:value-type="float" office:value="0.033277">
                <text:p>0.033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16534">
                <text:p>0.716534</text:p>
              </table:table-cell>
              <table:table-cell office:value-type="float" office:value="0.606634">
                <text:p>0.6066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4475">
                <text:p>0.14447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472845">
                <text:p>0.472845</text:p>
              </table:table-cell>
              <table:table-cell office:value-type="float" office:value="0.182921">
                <text:p>0.182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0.525558">
                <text:p>0.525558</text:p>
              </table:table-cell>
              <table:table-cell office:value-type="float" office:value="0.173785">
                <text:p>0.173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0.467535">
                <text:p>0.467535</text:p>
              </table:table-cell>
              <table:table-cell office:value-type="float" office:value="0.169503">
                <text:p>0.169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177054">
                <text:p>0.177054</text:p>
              </table:table-cell>
              <table:table-cell office:value-type="float" office:value="0.035747">
                <text:p>0.035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371424">
                <text:p>0.371424</text:p>
              </table:table-cell>
              <table:table-cell office:value-type="float" office:value="0.105734">
                <text:p>0.105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196013">
                <text:p>0.196013</text:p>
              </table:table-cell>
              <table:table-cell office:value-type="float" office:value="0.054613">
                <text:p>0.054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.299743">
                <text:p>1.299743</text:p>
              </table:table-cell>
              <table:table-cell office:value-type="float" office:value="0.564684">
                <text:p>0.564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24562">
                <text:p>0.24562</text:p>
              </table:table-cell>
              <table:table-cell office:value-type="float" office:value="0.052674">
                <text:p>0.0526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7283">
                <text:p>0.617283</text:p>
              </table:table-cell>
              <table:table-cell office:value-type="float" office:value="0.301948">
                <text:p>0.301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9478">
                <text:p>0.19478</text:p>
              </table:table-cell>
              <table:table-cell office:value-type="float" office:value="0.059421">
                <text:p>0.0594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0.829994">
                <text:p>0.829994</text:p>
              </table:table-cell>
              <table:table-cell office:value-type="float" office:value="0.349591">
                <text:p>0.349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.094125">
                <text:p>1.094125</text:p>
              </table:table-cell>
              <table:table-cell office:value-type="float" office:value="0.568983">
                <text:p>0.568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1.575679">
                <text:p>1.575679</text:p>
              </table:table-cell>
              <table:table-cell office:value-type="float" office:value="0.158033">
                <text:p>0.1580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520674">
                <text:p>0.520674</text:p>
              </table:table-cell>
              <table:table-cell office:value-type="float" office:value="0.051536">
                <text:p>0.051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491826">
                <text:p>0.491826</text:p>
              </table:table-cell>
              <table:table-cell office:value-type="float" office:value="0.077002">
                <text:p>0.077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0.295242">
                <text:p>0.295242</text:p>
              </table:table-cell>
              <table:table-cell office:value-type="float" office:value="0.077459">
                <text:p>0.077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0.663247">
                <text:p>0.663247</text:p>
              </table:table-cell>
              <table:table-cell office:value-type="float" office:value="0.188019">
                <text:p>0.188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82477">
                <text:p>0.82477</text:p>
              </table:table-cell>
              <table:table-cell office:value-type="float" office:value="0.19733">
                <text:p>0.197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01675">
                <text:p>0.501675</text:p>
              </table:table-cell>
              <table:table-cell office:value-type="float" office:value="0.165796">
                <text:p>0.165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99834">
                <text:p>0.399834</text:p>
              </table:table-cell>
              <table:table-cell office:value-type="float" office:value="0.175944">
                <text:p>0.1759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0.428139">
                <text:p>0.428139</text:p>
              </table:table-cell>
              <table:table-cell office:value-type="float" office:value="0.102754">
                <text:p>0.1027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0.752246">
                <text:p>0.752246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0.530153">
                <text:p>0.530153</text:p>
              </table:table-cell>
              <table:table-cell office:value-type="float" office:value="0.185531">
                <text:p>0.185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340434">
                <text:p>0.340434</text:p>
              </table:table-cell>
              <table:table-cell office:value-type="float" office:value="0.15345">
                <text:p>0.15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0.95829">
                <text:p>0.95829</text:p>
              </table:table-cell>
              <table:table-cell office:value-type="float" office:value="0.491889">
                <text:p>0.491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0.468002">
                <text:p>0.468002</text:p>
              </table:table-cell>
              <table:table-cell office:value-type="float" office:value="0.104621">
                <text:p>0.104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.544431">
                <text:p>0.544431</text:p>
              </table:table-cell>
              <table:table-cell office:value-type="float" office:value="0.210698">
                <text:p>0.2106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31509">
                <text:p>0.31509</text:p>
              </table:table-cell>
              <table:table-cell office:value-type="float" office:value="0.036505">
                <text:p>0.0365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350891">
                <text:p>0.350891</text:p>
              </table:table-cell>
              <table:table-cell office:value-type="float" office:value="0.110139">
                <text:p>0.110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839661">
                <text:p>0.839661</text:p>
              </table:table-cell>
              <table:table-cell office:value-type="float" office:value="0.510289">
                <text:p>0.5102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.181075">
                <text:p>1.181075</text:p>
              </table:table-cell>
              <table:table-cell office:value-type="float" office:value="0.242426">
                <text:p>0.2424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0.466955">
                <text:p>0.466955</text:p>
              </table:table-cell>
              <table:table-cell office:value-type="float" office:value="0.131053">
                <text:p>0.131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0.326104">
                <text:p>0.326104</text:p>
              </table:table-cell>
              <table:table-cell office:value-type="float" office:value="0.137584">
                <text:p>0.1375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210691">
                <text:p>0.210691</text:p>
              </table:table-cell>
              <table:table-cell office:value-type="float" office:value="0.04489">
                <text:p>0.04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377301">
                <text:p>0.377301</text:p>
              </table:table-cell>
              <table:table-cell office:value-type="float" office:value="0.176145">
                <text:p>0.176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0.210135">
                <text:p>0.210135</text:p>
              </table:table-cell>
              <table:table-cell office:value-type="float" office:value="0.042082">
                <text:p>0.042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367323">
                <text:p>0.367323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445172">
                <text:p>0.445172</text:p>
              </table:table-cell>
              <table:table-cell office:value-type="float" office:value="0.215241">
                <text:p>0.215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65636">
                <text:p>1.465636</text:p>
              </table:table-cell>
              <table:table-cell office:value-type="float" office:value="0.323991">
                <text:p>0.323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020344">
                <text:p>1.020344</text:p>
              </table:table-cell>
              <table:table-cell office:value-type="float" office:value="0.237506">
                <text:p>0.237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1.304503">
                <text:p>1.304503</text:p>
              </table:table-cell>
              <table:table-cell office:value-type="float" office:value="0.163422">
                <text:p>0.1634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.327635">
                <text:p>1.327635</text:p>
              </table:table-cell>
              <table:table-cell office:value-type="float" office:value="0.360268">
                <text:p>0.360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0.441826">
                <text:p>0.441826</text:p>
              </table:table-cell>
              <table:table-cell office:value-type="float" office:value="0.200465">
                <text:p>0.200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.175364">
                <text:p>1.175364</text:p>
              </table:table-cell>
              <table:table-cell office:value-type="float" office:value="0.274075">
                <text:p>0.2740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694424">
                <text:p>0.694424</text:p>
              </table:table-cell>
              <table:table-cell office:value-type="float" office:value="0.144286">
                <text:p>0.144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0.594491">
                <text:p>0.594491</text:p>
              </table:table-cell>
              <table:table-cell office:value-type="float" office:value="0.186445">
                <text:p>0.186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.49019">
                <text:p>0.49019</text:p>
              </table:table-cell>
              <table:table-cell office:value-type="float" office:value="0.125983">
                <text:p>0.1259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366539">
                <text:p>0.366539</text:p>
              </table:table-cell>
              <table:table-cell office:value-type="float" office:value="0.060172">
                <text:p>0.060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56106">
                <text:p>0.356106</text:p>
              </table:table-cell>
              <table:table-cell office:value-type="float" office:value="0.098292">
                <text:p>0.0982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77216">
                <text:p>0.577216</text:p>
              </table:table-cell>
              <table:table-cell office:value-type="float" office:value="0.290168">
                <text:p>0.290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459478">
                <text:p>0.459478</text:p>
              </table:table-cell>
              <table:table-cell office:value-type="float" office:value="0.103316">
                <text:p>0.1033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0.512773">
                <text:p>0.512773</text:p>
              </table:table-cell>
              <table:table-cell office:value-type="float" office:value="0.153576">
                <text:p>0.153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1.165659">
                <text:p>1.165659</text:p>
              </table:table-cell>
              <table:table-cell office:value-type="float" office:value="0.195118">
                <text:p>0.1951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533565">
                <text:p>0.533565</text:p>
              </table:table-cell>
              <table:table-cell office:value-type="float" office:value="0.054262">
                <text:p>0.054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707893">
                <text:p>0.707893</text:p>
              </table:table-cell>
              <table:table-cell office:value-type="float" office:value="0.19633">
                <text:p>0.196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.632911">
                <text:p>1.632911</text:p>
              </table:table-cell>
              <table:table-cell office:value-type="float" office:value="0.710388">
                <text:p>0.710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0.916346">
                <text:p>0.916346</text:p>
              </table:table-cell>
              <table:table-cell office:value-type="float" office:value="0.279737">
                <text:p>0.2797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819919">
                <text:p>0.819919</text:p>
              </table:table-cell>
              <table:table-cell office:value-type="float" office:value="0.180209">
                <text:p>0.180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143959">
                <text:p>2.143959</text:p>
              </table:table-cell>
              <table:table-cell office:value-type="float" office:value="1.460945">
                <text:p>1.4609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30945">
                <text:p>1.30945</text:p>
              </table:table-cell>
              <table:table-cell office:value-type="float" office:value="0.530518">
                <text:p>0.530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0.625295">
                <text:p>0.625295</text:p>
              </table:table-cell>
              <table:table-cell office:value-type="float" office:value="0.063056">
                <text:p>0.0630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0.513856">
                <text:p>0.513856</text:p>
              </table:table-cell>
              <table:table-cell office:value-type="float" office:value="0.092259">
                <text:p>0.0922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0.579098">
                <text:p>0.579098</text:p>
              </table:table-cell>
              <table:table-cell office:value-type="float" office:value="0.130073">
                <text:p>0.130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67152">
                <text:p>0.67152</text:p>
              </table:table-cell>
              <table:table-cell office:value-type="float" office:value="0.238678">
                <text:p>0.2386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467337">
                <text:p>0.467337</text:p>
              </table:table-cell>
              <table:table-cell office:value-type="float" office:value="0.143934">
                <text:p>0.1439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0.468821">
                <text:p>0.468821</text:p>
              </table:table-cell>
              <table:table-cell office:value-type="float" office:value="0.050812">
                <text:p>0.0508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0.553758">
                <text:p>0.553758</text:p>
              </table:table-cell>
              <table:table-cell office:value-type="float" office:value="0.114848">
                <text:p>0.1148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147569">
                <text:p>1.147569</text:p>
              </table:table-cell>
              <table:table-cell office:value-type="float" office:value="0.313552">
                <text:p>0.313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74243">
                <text:p>1.074243</text:p>
              </table:table-cell>
              <table:table-cell office:value-type="float" office:value="0.17542">
                <text:p>0.175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6401">
                <text:p>0.396401</text:p>
              </table:table-cell>
              <table:table-cell office:value-type="float" office:value="0.109297">
                <text:p>0.109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548985">
                <text:p>0.548985</text:p>
              </table:table-cell>
              <table:table-cell office:value-type="float" office:value="0.188573">
                <text:p>0.188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0.850097">
                <text:p>0.850097</text:p>
              </table:table-cell>
              <table:table-cell office:value-type="float" office:value="0.232575">
                <text:p>0.2325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.106883">
                <text:p>1.106883</text:p>
              </table:table-cell>
              <table:table-cell office:value-type="float" office:value="0.270786">
                <text:p>0.2707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.090028">
                <text:p>1.090028</text:p>
              </table:table-cell>
              <table:table-cell office:value-type="float" office:value="0.378378">
                <text:p>0.3783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2.195226">
                <text:p>2.195226</text:p>
              </table:table-cell>
              <table:table-cell office:value-type="float" office:value="0.638179">
                <text:p>0.6381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.513783">
                <text:p>0.513783</text:p>
              </table:table-cell>
              <table:table-cell office:value-type="float" office:value="0.149835">
                <text:p>0.1498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.847147">
                <text:p>1.847147</text:p>
              </table:table-cell>
              <table:table-cell office:value-type="float" office:value="0.499107">
                <text:p>0.4991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0.844106">
                <text:p>10.844106</text:p>
              </table:table-cell>
              <table:table-cell office:value-type="float" office:value="0.254874">
                <text:p>0.2548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1.464678">
                <text:p>1.464678</text:p>
              </table:table-cell>
              <table:table-cell office:value-type="float" office:value="0.332798">
                <text:p>0.332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0.565507">
                <text:p>0.565507</text:p>
              </table:table-cell>
              <table:table-cell office:value-type="float" office:value="0.143346">
                <text:p>0.143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9">
                <text:p>139</text:p>
              </table:table-cell>
              <table:table-cell office:value-type="float" office:value="3.064005">
                <text:p>3.064005</text:p>
              </table:table-cell>
              <table:table-cell office:value-type="float" office:value="0.736469">
                <text:p>0.73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9">
                <text:p>139</text:p>
              </table:table-cell>
              <table:table-cell office:value-type="float" office:value="3.190094">
                <text:p>3.190094</text:p>
              </table:table-cell>
              <table:table-cell office:value-type="float" office:value="1.281026">
                <text:p>1.2810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0.519897">
                <text:p>0.519897</text:p>
              </table:table-cell>
              <table:table-cell office:value-type="float" office:value="0.230053">
                <text:p>0.230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">
                <text:p>139</text:p>
              </table:table-cell>
              <table:table-cell office:value-type="float" office:value="1.560952">
                <text:p>1.560952</text:p>
              </table:table-cell>
              <table:table-cell office:value-type="float" office:value="0.532948">
                <text:p>0.5329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9.567195">
                <text:p>9.567195</text:p>
              </table:table-cell>
              <table:table-cell office:value-type="float" office:value="1.229014">
                <text:p>1.229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7.149447">
                <text:p>7.149447</text:p>
              </table:table-cell>
              <table:table-cell office:value-type="float" office:value="1.399514">
                <text:p>1.3995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.450819">
                <text:p>1.450819</text:p>
              </table:table-cell>
              <table:table-cell office:value-type="float" office:value="0.915265">
                <text:p>0.915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2">
                <text:p>142</text:p>
              </table:table-cell>
              <table:table-cell office:value-type="float" office:value="0.952097">
                <text:p>0.952097</text:p>
              </table:table-cell>
              <table:table-cell office:value-type="float" office:value="0.206127">
                <text:p>0.2061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2.563833">
                <text:p>2.563833</text:p>
              </table:table-cell>
              <table:table-cell office:value-type="float" office:value="0.768486">
                <text:p>0.7684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4.743265">
                <text:p>4.743265</text:p>
              </table:table-cell>
              <table:table-cell office:value-type="float" office:value="2.047344">
                <text:p>2.047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9">
                <text:p>149</text:p>
              </table:table-cell>
              <table:table-cell office:value-type="float" office:value="11.991677">
                <text:p>11.991677</text:p>
              </table:table-cell>
              <table:table-cell office:value-type="float" office:value="3.263142">
                <text:p>3.263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40.442083">
                <text:p>40.442083</text:p>
              </table:table-cell>
              <table:table-cell office:value-type="float" office:value="3.158985">
                <text:p>3.1589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9">
                <text:p>149</text:p>
              </table:table-cell>
              <table:table-cell office:value-type="float" office:value="12.191842">
                <text:p>12.191842</text:p>
              </table:table-cell>
              <table:table-cell office:value-type="float" office:value="1.573554">
                <text:p>1.573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0.990534">
                <text:p>0.990534</text:p>
              </table:table-cell>
              <table:table-cell office:value-type="float" office:value="0.296053">
                <text:p>0.296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5.200008">
                <text:p>5.200008</text:p>
              </table:table-cell>
              <table:table-cell office:value-type="float" office:value="0.991369">
                <text:p>0.991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11.169414">
                <text:p>11.169414</text:p>
              </table:table-cell>
              <table:table-cell office:value-type="float" office:value="2.316308">
                <text:p>2.316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3.571048">
                <text:p>13.571048</text:p>
              </table:table-cell>
              <table:table-cell office:value-type="float" office:value="1.695302">
                <text:p>1.695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.688984">
                <text:p>1.688984</text:p>
              </table:table-cell>
              <table:table-cell office:value-type="float" office:value="0.34498">
                <text:p>0.34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4.282536">
                <text:p>4.282536</text:p>
              </table:table-cell>
              <table:table-cell office:value-type="float" office:value="0.985662">
                <text:p>0.9856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">
                <text:p>159</text:p>
              </table:table-cell>
              <table:table-cell office:value-type="float" office:value="7.973007">
                <text:p>7.973007</text:p>
              </table:table-cell>
              <table:table-cell office:value-type="float" office:value="1.20687">
                <text:p>1.20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9">
                <text:p>159</text:p>
              </table:table-cell>
              <table:table-cell office:value-type="float" office:value="4.409565">
                <text:p>4.409565</text:p>
              </table:table-cell>
              <table:table-cell office:value-type="float" office:value="0.93887">
                <text:p>0.938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3.791003">
                <text:p>3.791003</text:p>
              </table:table-cell>
              <table:table-cell office:value-type="float" office:value="0.67332">
                <text:p>0.673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9">
                <text:p>159</text:p>
              </table:table-cell>
              <table:table-cell office:value-type="float" office:value="1.850405">
                <text:p>1.850405</text:p>
              </table:table-cell>
              <table:table-cell office:value-type="float" office:value="0.613215">
                <text:p>0.6132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0.966305">
                <text:p>0.966305</text:p>
              </table:table-cell>
              <table:table-cell office:value-type="float" office:value="0.465203">
                <text:p>0.4652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9">
                <text:p>159</text:p>
              </table:table-cell>
              <table:table-cell office:value-type="float" office:value="1.693884">
                <text:p>1.693884</text:p>
              </table:table-cell>
              <table:table-cell office:value-type="float" office:value="0.855922">
                <text:p>0.8559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3.325663">
                <text:p>3.325663</text:p>
              </table:table-cell>
              <table:table-cell office:value-type="float" office:value="0.528493">
                <text:p>0.5284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">
                <text:p>159</text:p>
              </table:table-cell>
              <table:table-cell office:value-type="float" office:value="0.943049">
                <text:p>0.943049</text:p>
              </table:table-cell>
              <table:table-cell office:value-type="float" office:value="0.260607">
                <text:p>0.2606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6">
                <text:p>166</text:p>
              </table:table-cell>
              <table:table-cell office:value-type="float" office:value="2.621176">
                <text:p>2.621176</text:p>
              </table:table-cell>
              <table:table-cell office:value-type="float" office:value="1.199113">
                <text:p>1.199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">
                <text:p>169</text:p>
              </table:table-cell>
              <table:table-cell office:value-type="float" office:value="5.929177">
                <text:p>5.929177</text:p>
              </table:table-cell>
              <table:table-cell office:value-type="float" office:value="1.082285">
                <text:p>1.0822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">
                <text:p>169</text:p>
              </table:table-cell>
              <table:table-cell office:value-type="float" office:value="1.54827">
                <text:p>1.54827</text:p>
              </table:table-cell>
              <table:table-cell office:value-type="float" office:value="0.443995">
                <text:p>0.4439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">
                <text:p>169</text:p>
              </table:table-cell>
              <table:table-cell office:value-type="float" office:value="3.209058">
                <text:p>3.209058</text:p>
              </table:table-cell>
              <table:table-cell office:value-type="float" office:value="1.006814">
                <text:p>1.0068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9">
                <text:p>169</text:p>
              </table:table-cell>
              <table:table-cell office:value-type="float" office:value="0.839225">
                <text:p>0.839225</text:p>
              </table:table-cell>
              <table:table-cell office:value-type="float" office:value="0.295439">
                <text:p>0.2954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2.025113">
                <text:p>2.025113</text:p>
              </table:table-cell>
              <table:table-cell office:value-type="float" office:value="0.568754">
                <text:p>0.5687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">
                <text:p>169</text:p>
              </table:table-cell>
              <table:table-cell office:value-type="float" office:value="10.49748">
                <text:p>10.49748</text:p>
              </table:table-cell>
              <table:table-cell office:value-type="float" office:value="1.181047">
                <text:p>1.181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">
                <text:p>169</text:p>
              </table:table-cell>
              <table:table-cell office:value-type="float" office:value="2.641919">
                <text:p>2.641919</text:p>
              </table:table-cell>
              <table:table-cell office:value-type="float" office:value="0.749186">
                <text:p>0.7491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2.607214">
                <text:p>2.607214</text:p>
              </table:table-cell>
              <table:table-cell office:value-type="float" office:value="0.505065">
                <text:p>0.5050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">
                <text:p>169</text:p>
              </table:table-cell>
              <table:table-cell office:value-type="float" office:value="0.663276">
                <text:p>0.663276</text:p>
              </table:table-cell>
              <table:table-cell office:value-type="float" office:value="0.324525">
                <text:p>0.324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0.833287">
                <text:p>10.833287</text:p>
              </table:table-cell>
              <table:table-cell office:value-type="float" office:value="3.373597">
                <text:p>3.3735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97.223414">
                <text:p>97.223414</text:p>
              </table:table-cell>
              <table:table-cell office:value-type="float" office:value="4.505942">
                <text:p>4.5059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65.872302">
                <text:p>65.872302</text:p>
              </table:table-cell>
              <table:table-cell office:value-type="float" office:value="2.727518">
                <text:p>2.727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9">
                <text:p>179</text:p>
              </table:table-cell>
              <table:table-cell office:value-type="float" office:value="25.97723">
                <text:p>25.97723</text:p>
              </table:table-cell>
              <table:table-cell office:value-type="float" office:value="1.861247">
                <text:p>1.8612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5.885529">
                <text:p>5.885529</text:p>
              </table:table-cell>
              <table:table-cell office:value-type="float" office:value="0.63571">
                <text:p>0.635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3.362169">
                <text:p>3.362169</text:p>
              </table:table-cell>
              <table:table-cell office:value-type="float" office:value="0.652981">
                <text:p>0.6529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9">
                <text:p>179</text:p>
              </table:table-cell>
              <table:table-cell office:value-type="float" office:value="0.560847">
                <text:p>0.560847</text:p>
              </table:table-cell>
              <table:table-cell office:value-type="float" office:value="0.169826">
                <text:p>0.169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0.70512">
                <text:p>0.70512</text:p>
              </table:table-cell>
              <table:table-cell office:value-type="float" office:value="0.248999">
                <text:p>0.248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9.964198">
                <text:p>9.964198</text:p>
              </table:table-cell>
              <table:table-cell office:value-type="float" office:value="2.235449">
                <text:p>2.2354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9">
                <text:p>179</text:p>
              </table:table-cell>
              <table:table-cell office:value-type="float" office:value="0.573483">
                <text:p>0.573483</text:p>
              </table:table-cell>
              <table:table-cell office:value-type="float" office:value="0.251123">
                <text:p>0.2511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1.226631">
                <text:p>1.226631</text:p>
              </table:table-cell>
              <table:table-cell office:value-type="float" office:value="0.298473">
                <text:p>0.2984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2.862037">
                <text:p>2.862037</text:p>
              </table:table-cell>
              <table:table-cell office:value-type="float" office:value="0.387562">
                <text:p>0.3875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0.274625">
                <text:p>0.274625</text:p>
              </table:table-cell>
              <table:table-cell office:value-type="float" office:value="0.081142">
                <text:p>0.081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9">
                <text:p>189</text:p>
              </table:table-cell>
              <table:table-cell office:value-type="float" office:value="18.932743">
                <text:p>18.932743</text:p>
              </table:table-cell>
              <table:table-cell office:value-type="float" office:value="1.927067">
                <text:p>1.927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9">
                <text:p>189</text:p>
              </table:table-cell>
              <table:table-cell office:value-type="float" office:value="2.020831">
                <text:p>2.020831</text:p>
              </table:table-cell>
              <table:table-cell office:value-type="float" office:value="0.391353">
                <text:p>0.3913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.143138">
                <text:p>1.143138</text:p>
              </table:table-cell>
              <table:table-cell office:value-type="float" office:value="0.259408">
                <text:p>0.259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.497851">
                <text:p>1.497851</text:p>
              </table:table-cell>
              <table:table-cell office:value-type="float" office:value="0.414327">
                <text:p>0.414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0.994419">
                <text:p>0.994419</text:p>
              </table:table-cell>
              <table:table-cell office:value-type="float" office:value="0.196027">
                <text:p>0.1960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0.552885">
                <text:p>0.552885</text:p>
              </table:table-cell>
              <table:table-cell office:value-type="float" office:value="0.17813">
                <text:p>0.178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4.570442">
                <text:p>4.570442</text:p>
              </table:table-cell>
              <table:table-cell office:value-type="float" office:value="0.87665">
                <text:p>0.876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7">
                <text:p>197</text:p>
              </table:table-cell>
              <table:table-cell office:value-type="float" office:value="3.254277">
                <text:p>3.254277</text:p>
              </table:table-cell>
              <table:table-cell office:value-type="float" office:value="1.1649">
                <text:p>1.16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2.23745">
                <text:p>2.23745</text:p>
              </table:table-cell>
              <table:table-cell office:value-type="float" office:value="0.423507">
                <text:p>0.423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1.069229">
                <text:p>1.069229</text:p>
              </table:table-cell>
              <table:table-cell office:value-type="float" office:value="0.166514">
                <text:p>0.166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1.702408">
                <text:p>1.702408</text:p>
              </table:table-cell>
              <table:table-cell office:value-type="float" office:value="0.536599">
                <text:p>0.5365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1.373739">
                <text:p>1.373739</text:p>
              </table:table-cell>
              <table:table-cell office:value-type="float" office:value="0.286687">
                <text:p>0.2866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  <table:table-cell office:value-type="float" office:value="2.658051">
                <text:p>2.658051</text:p>
              </table:table-cell>
              <table:table-cell office:value-type="float" office:value="1.006715">
                <text:p>1.0067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25.163021">
                <text:p>25.163021</text:p>
              </table:table-cell>
              <table:table-cell office:value-type="float" office:value="2.375051">
                <text:p>2.3750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14.299748">
                <text:p>14.299748</text:p>
              </table:table-cell>
              <table:table-cell office:value-type="float" office:value="3.357943">
                <text:p>3.3579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29.469871">
                <text:p>29.469871</text:p>
              </table:table-cell>
              <table:table-cell office:value-type="float" office:value="1.727015">
                <text:p>1.7270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">
                <text:p>199</text:p>
              </table:table-cell>
              <table:table-cell office:value-type="float" office:value="4.905379">
                <text:p>4.905379</text:p>
              </table:table-cell>
              <table:table-cell office:value-type="float" office:value="0.840571">
                <text:p>0.840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5cm" chart:style-name="ch2">
          <text:p>Calvin -- Detail at lower loads</text:p>
        </chart:title>
        <chart:plot-area chart:style-name="ch3" table:cell-range-address="calvin10to400.G2:calvin10to400.H130 calvin10to400.H1:calvin10to400.H1" chart:data-source-has-labels="row" svg:x="1.279cm" svg:y="1.248cm" svg:width="14.401cm" svg:height="6.643cm">
          <chartooo:coordinate-region svg:x="2.006cm" svg:y="1.421cm" svg:width="13.395cm" svg:height="5.876cm"/>
          <chart:axis chart:dimension="x" chart:name="primary-x" chart:style-name="ch4">
            <chart:title svg:x="6.768cm" svg:y="8.071cm" chart:style-name="ch5">
              <text:p>Load, Request/Second</text:p>
            </chart:title>
          </chart:axis>
          <chart:axis chart:dimension="y" chart:name="primary-y" chart:style-name="ch4">
            <chart:title svg:x="0.451cm" svg:y="6.478cm" chart:style-name="ch6">
              <text:p>Response Time, Seconds</text:p>
            </chart:title>
            <chart:grid chart:style-name="ch7" chart:class="major"/>
          </chart:axis>
          <chart:series chart:style-name="ch8" chart:values-cell-range-address="calvin10to400.H2:calvin10to400.H130" chart:label-cell-address="calvin10to400.H1:calvin10to400.H1" chart:class="chart:scatter">
            <chart:domain table:cell-range-address="calvin10to400.G2:calvin10to400.G130"/>
            <chart:regression-curve chart:style-name="ch9"/>
            <chart:data-point chart:repeated="1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</text:p>
                <draw:g>
                  <svg:desc>calvin10to400.H1:calvin10to400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calvin10to400.G2:calvin10to400.G130</svg:desc>
                </draw:g>
              </table:table-cell>
              <table:table-cell office:value-type="float" office:value="0.023621">
                <text:p>0.023621</text:p>
                <draw:g>
                  <svg:desc>calvin10to400.H2:calvin10to400.H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24193">
                <text:p>0.024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010157">
                <text:p>0.01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13736">
                <text:p>0.013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22017">
                <text:p>0.022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044457">
                <text:p>0.0444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54212">
                <text:p>0.054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12383">
                <text:p>0.012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4066">
                <text:p>0.014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6663">
                <text:p>0.016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16113">
                <text:p>0.016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0.022558">
                <text:p>0.022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062086">
                <text:p>0.062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376635">
                <text:p>0.376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.552018">
                <text:p>0.552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260984">
                <text:p>0.260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120394">
                <text:p>0.120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15655">
                <text:p>0.15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0941">
                <text:p>0.10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0243">
                <text:p>0.090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317068">
                <text:p>0.3170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0.416674">
                <text:p>0.416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0.930558">
                <text:p>0.930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276869">
                <text:p>0.276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0.284699">
                <text:p>0.284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537019">
                <text:p>0.537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0.22615">
                <text:p>0.22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175385">
                <text:p>0.175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71627">
                <text:p>0.071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57352">
                <text:p>0.257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0.376681">
                <text:p>0.376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0.235235">
                <text:p>0.235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0.286003">
                <text:p>0.286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197835">
                <text:p>0.197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0.382823">
                <text:p>0.382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225901">
                <text:p>0.22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0.35136">
                <text:p>0.35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31272">
                <text:p>0.31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64239">
                <text:p>0.3642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81295">
                <text:p>0.181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0.237832">
                <text:p>0.237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.558324">
                <text:p>0.558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214961">
                <text:p>0.2149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220168">
                <text:p>0.220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233277">
                <text:p>0.2332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376688">
                <text:p>0.376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317646">
                <text:p>0.3176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173923">
                <text:p>0.1739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23168">
                <text:p>1.323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73475">
                <text:p>0.173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0.655766">
                <text:p>0.655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0.699343">
                <text:p>0.699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0.637038">
                <text:p>0.6370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212801">
                <text:p>0.2128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0.477158">
                <text:p>0.4771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250626">
                <text:p>0.250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.864427">
                <text:p>1.8644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298294">
                <text:p>0.298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19231">
                <text:p>0.919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4201">
                <text:p>0.254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1.179585">
                <text:p>1.179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.663108">
                <text:p>1.6631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1.733712">
                <text:p>1.733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57221">
                <text:p>0.572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0.568828">
                <text:p>0.568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0.372701">
                <text:p>0.3727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0.851266">
                <text:p>0.8512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1.0221">
                <text:p>1.0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67471">
                <text:p>0.667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75778">
                <text:p>0.575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0.530893">
                <text:p>0.530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.001646">
                <text:p>1.001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0.715684">
                <text:p>0.715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3884">
                <text:p>0.4938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1.450179">
                <text:p>1.450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0.572623">
                <text:p>0.572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0.755129">
                <text:p>0.7551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351595">
                <text:p>0.351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6103">
                <text:p>0.461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995">
                <text:p>1.34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1.423501">
                <text:p>1.4235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0.598008">
                <text:p>0.5980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0.463688">
                <text:p>0.463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255581">
                <text:p>0.255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0.553446">
                <text:p>0.5534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0.252217">
                <text:p>0.2522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0.516836">
                <text:p>0.516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660413">
                <text:p>0.660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789627">
                <text:p>1.789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25785">
                <text:p>1.257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1.467925">
                <text:p>1.4679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.687903">
                <text:p>1.6879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0.642291">
                <text:p>0.6422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.449439">
                <text:p>1.449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0.83871">
                <text:p>0.83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0.780936">
                <text:p>0.780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0.616173">
                <text:p>0.6161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426711">
                <text:p>0.4267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54398">
                <text:p>0.454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867384">
                <text:p>0.867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5">
                <text:p>105</text:p>
              </table:table-cell>
              <table:table-cell office:value-type="float" office:value="0.562794">
                <text:p>0.5627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0.666349">
                <text:p>0.6663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1.360777">
                <text:p>1.3607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587827">
                <text:p>0.5878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0.904223">
                <text:p>0.904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2.343299">
                <text:p>2.3432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.196083">
                <text:p>1.1960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.000128">
                <text:p>1.000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604904">
                <text:p>3.6049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.839968">
                <text:p>1.8399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0.688351">
                <text:p>0.688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  <table:table-cell office:value-type="float" office:value="0.606115">
                <text:p>0.6061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0.709171">
                <text:p>0.709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910198">
                <text:p>0.9101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0.611271">
                <text:p>0.611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0.519633">
                <text:p>0.5196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0.668606">
                <text:p>0.6686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.461121">
                <text:p>1.4611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249663">
                <text:p>1.249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05698">
                <text:p>0.5056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0.737558">
                <text:p>0.7375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1.082672">
                <text:p>1.082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9">
                <text:p>129</text:p>
              </table:table-cell>
              <table:table-cell office:value-type="float" office:value="1.377669">
                <text:p>1.377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.468406">
                <text:p>1.4684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2.833405">
                <text:p>2.8334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0.663618">
                <text:p>0.6636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2.346254">
                <text:p>2.3462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